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float" office:value="-548" calcext:value-type="float">
            <text:p>-548</text:p>
          </table:table-cell>
          <table:table-cell office:value-type="float" office:value="683" calcext:value-type="float">
            <text:p>683</text:p>
          </table:table-cell>
          <table:table-cell office:value-type="float" office:value="16760" calcext:value-type="float">
            <text:p>167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782" calcext:value-type="float">
            <text:p>16782</text:p>
          </table:table-cell>
          <table:table-cell table:formula="of:=(([.F1]-16000)/(40000-16000))+1" office:value-type="float" office:value="1.03258333333333" calcext:value-type="float">
            <text:p>1.032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734" calcext:value-type="float">
            <text:p>734</text:p>
          </table:table-cell>
          <table:table-cell office:value-type="float" office:value="16476" calcext:value-type="float">
            <text:p>164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500" calcext:value-type="float">
            <text:p>16500</text:p>
          </table:table-cell>
          <table:table-cell table:formula="of:=(([.F2]-16000)/(40000-16000))+1" office:value-type="float" office:value="1.02083333333333" calcext:value-type="float">
            <text:p>1.020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748" calcext:value-type="float">
            <text:p>748</text:p>
          </table:table-cell>
          <table:table-cell office:value-type="float" office:value="16463" calcext:value-type="float">
            <text:p>16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486" calcext:value-type="float">
            <text:p>16486</text:p>
          </table:table-cell>
          <table:table-cell table:formula="of:=(([.F3]-16000)/(40000-16000))+1" office:value-type="float" office:value="1.02025" calcext:value-type="float">
            <text:p>1.0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662" calcext:value-type="float">
            <text:p>662</text:p>
          </table:table-cell>
          <table:table-cell office:value-type="float" office:value="16354" calcext:value-type="float">
            <text:p>163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375" calcext:value-type="float">
            <text:p>16375</text:p>
          </table:table-cell>
          <table:table-cell table:formula="of:=(([.F4]-16000)/(40000-16000))+1" office:value-type="float" office:value="1.015625" calcext:value-type="float">
            <text:p>1.01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657" calcext:value-type="float">
            <text:p>657</text:p>
          </table:table-cell>
          <table:table-cell office:value-type="float" office:value="16509" calcext:value-type="float">
            <text:p>165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529" calcext:value-type="float">
            <text:p>16529</text:p>
          </table:table-cell>
          <table:table-cell table:formula="of:=(([.F5]-16000)/(40000-16000))+1" office:value-type="float" office:value="1.02204166666667" calcext:value-type="float">
            <text:p>1.022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680" calcext:value-type="float">
            <text:p>680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45" calcext:value-type="float">
            <text:p>16445</text:p>
          </table:table-cell>
          <table:table-cell table:formula="of:=(([.F6]-16000)/(40000-16000))+1" office:value-type="float" office:value="1.01854166666667" calcext:value-type="float">
            <text:p>1.018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679" calcext:value-type="float">
            <text:p>679</text:p>
          </table:table-cell>
          <table:table-cell office:value-type="float" office:value="16475" calcext:value-type="float">
            <text:p>164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494" calcext:value-type="float">
            <text:p>16494</text:p>
          </table:table-cell>
          <table:table-cell table:formula="of:=(([.F7]-16000)/(40000-16000))+1" office:value-type="float" office:value="1.02058333333333" calcext:value-type="float">
            <text:p>1.020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2" calcext:value-type="float">
            <text:p>-532</text:p>
          </table:table-cell>
          <table:table-cell office:value-type="float" office:value="709" calcext:value-type="float">
            <text:p>709</text:p>
          </table:table-cell>
          <table:table-cell office:value-type="float" office:value="16532" calcext:value-type="float">
            <text:p>165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555" calcext:value-type="float">
            <text:p>16555</text:p>
          </table:table-cell>
          <table:table-cell table:formula="of:=(([.F8]-16000)/(40000-16000))+1" office:value-type="float" office:value="1.023125" calcext:value-type="float">
            <text:p>1.02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07" calcext:value-type="float">
            <text:p>-607</text:p>
          </table:table-cell>
          <table:table-cell office:value-type="float" office:value="675" calcext:value-type="float">
            <text:p>675</text:p>
          </table:table-cell>
          <table:table-cell office:value-type="float" office:value="16428" calcext:value-type="float">
            <text:p>164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453" calcext:value-type="float">
            <text:p>16453</text:p>
          </table:table-cell>
          <table:table-cell table:formula="of:=(([.F9]-16000)/(40000-16000))+1" office:value-type="float" office:value="1.018875" calcext:value-type="float">
            <text:p>1.018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  <table:table-cell office:value-type="float" office:value="658" calcext:value-type="float">
            <text:p>658</text:p>
          </table:table-cell>
          <table:table-cell office:value-type="float" office:value="16514" calcext:value-type="float">
            <text:p>165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533" calcext:value-type="float">
            <text:p>16533</text:p>
          </table:table-cell>
          <table:table-cell table:formula="of:=(([.F10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2" calcext:value-type="float">
            <text:p>-532</text:p>
          </table:table-cell>
          <table:table-cell office:value-type="float" office:value="698" calcext:value-type="float">
            <text:p>698</text:p>
          </table:table-cell>
          <table:table-cell office:value-type="float" office:value="16420" calcext:value-type="float">
            <text:p>164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443" calcext:value-type="float">
            <text:p>16443</text:p>
          </table:table-cell>
          <table:table-cell table:formula="of:=(([.F11]-16000)/(40000-16000))+1" office:value-type="float" office:value="1.01845833333333" calcext:value-type="float">
            <text:p>1.018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645" calcext:value-type="float">
            <text:p>645</text:p>
          </table:table-cell>
          <table:table-cell office:value-type="float" office:value="16394" calcext:value-type="float">
            <text:p>163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413" calcext:value-type="float">
            <text:p>16413</text:p>
          </table:table-cell>
          <table:table-cell table:formula="of:=(([.F12]-16000)/(40000-16000))+1" office:value-type="float" office:value="1.01720833333333" calcext:value-type="float">
            <text:p>1.017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683" calcext:value-type="float">
            <text:p>683</text:p>
          </table:table-cell>
          <table:table-cell office:value-type="float" office:value="16332" calcext:value-type="float">
            <text:p>163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355" calcext:value-type="float">
            <text:p>16355</text:p>
          </table:table-cell>
          <table:table-cell table:formula="of:=(([.F13]-16000)/(40000-16000))+1" office:value-type="float" office:value="1.01479166666667" calcext:value-type="float">
            <text:p>1.014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83" calcext:value-type="float">
            <text:p>683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535" calcext:value-type="float">
            <text:p>16535</text:p>
          </table:table-cell>
          <table:table-cell table:formula="of:=(([.F14]-16000)/(40000-16000))+1" office:value-type="float" office:value="1.02229166666667" calcext:value-type="float">
            <text:p>1.022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715" calcext:value-type="float">
            <text:p>715</text:p>
          </table:table-cell>
          <table:table-cell office:value-type="float" office:value="16532" calcext:value-type="float">
            <text:p>165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554" calcext:value-type="float">
            <text:p>16554</text:p>
          </table:table-cell>
          <table:table-cell table:formula="of:=(([.F15]-16000)/(40000-16000))+1" office:value-type="float" office:value="1.02308333333333" calcext:value-type="float">
            <text:p>1.023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4" calcext:value-type="float">
            <text:p>-434</text:p>
          </table:table-cell>
          <table:table-cell office:value-type="float" office:value="648" calcext:value-type="float">
            <text:p>648</text:p>
          </table:table-cell>
          <table:table-cell office:value-type="float" office:value="16542" calcext:value-type="float">
            <text:p>165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560" calcext:value-type="float">
            <text:p>16560</text:p>
          </table:table-cell>
          <table:table-cell table:formula="of:=(([.F16]-16000)/(40000-16000))+1" office:value-type="float" office:value="1.02333333333333" calcext:value-type="float">
            <text:p>1.02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675" calcext:value-type="float">
            <text:p>675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521" calcext:value-type="float">
            <text:p>16521</text:p>
          </table:table-cell>
          <table:table-cell table:formula="of:=(([.F17]-16000)/(40000-16000))+1" office:value-type="float" office:value="1.02170833333333" calcext:value-type="float">
            <text:p>1.021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764" calcext:value-type="float">
            <text:p>764</text:p>
          </table:table-cell>
          <table:table-cell office:value-type="float" office:value="16507" calcext:value-type="float">
            <text:p>165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530" calcext:value-type="float">
            <text:p>16530</text:p>
          </table:table-cell>
          <table:table-cell table:formula="of:=(([.F18]-16000)/(40000-16000))+1" office:value-type="float" office:value="1.02208333333333" calcext:value-type="float">
            <text:p>1.022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709" calcext:value-type="float">
            <text:p>709</text:p>
          </table:table-cell>
          <table:table-cell office:value-type="float" office:value="16589" calcext:value-type="float">
            <text:p>165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611" calcext:value-type="float">
            <text:p>16611</text:p>
          </table:table-cell>
          <table:table-cell table:formula="of:=(([.F19]-16000)/(40000-16000))+1" office:value-type="float" office:value="1.02545833333333" calcext:value-type="float">
            <text:p>1.025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712" calcext:value-type="float">
            <text:p>712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545" calcext:value-type="float">
            <text:p>16545</text:p>
          </table:table-cell>
          <table:table-cell table:formula="of:=(([.F20]-16000)/(40000-16000))+1" office:value-type="float" office:value="1.02270833333333" calcext:value-type="float">
            <text:p>1.022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5" calcext:value-type="float">
            <text:p>-565</text:p>
          </table:table-cell>
          <table:table-cell office:value-type="float" office:value="652" calcext:value-type="float">
            <text:p>652</text:p>
          </table:table-cell>
          <table:table-cell office:value-type="float" office:value="16442" calcext:value-type="float">
            <text:p>164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464" calcext:value-type="float">
            <text:p>16464</text:p>
          </table:table-cell>
          <table:table-cell table:formula="of:=(([.F21]-16000)/(40000-16000))+1" office:value-type="float" office:value="1.01933333333333" calcext:value-type="float">
            <text:p>1.019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611" calcext:value-type="float">
            <text:p>611</text:p>
          </table:table-cell>
          <table:table-cell office:value-type="float" office:value="16427" calcext:value-type="float">
            <text:p>164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444" calcext:value-type="float">
            <text:p>16444</text:p>
          </table:table-cell>
          <table:table-cell table:formula="of:=(([.F22]-16000)/(40000-16000))+1" office:value-type="float" office:value="1.0185" calcext:value-type="float">
            <text:p>1.01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731" calcext:value-type="float">
            <text:p>731</text:p>
          </table:table-cell>
          <table:table-cell office:value-type="float" office:value="16804" calcext:value-type="float">
            <text:p>168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826" calcext:value-type="float">
            <text:p>16826</text:p>
          </table:table-cell>
          <table:table-cell table:formula="of:=(([.F23]-16000)/(40000-16000))+1" office:value-type="float" office:value="1.03441666666667" calcext:value-type="float">
            <text:p>1.034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664" calcext:value-type="float">
            <text:p>664</text:p>
          </table:table-cell>
          <table:table-cell office:value-type="float" office:value="16553" calcext:value-type="float">
            <text:p>165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73" calcext:value-type="float">
            <text:p>16573</text:p>
          </table:table-cell>
          <table:table-cell table:formula="of:=(([.F24]-16000)/(40000-16000))+1" office:value-type="float" office:value="1.023875" calcext:value-type="float">
            <text:p>1.023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660" calcext:value-type="float">
            <text:p>660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539" calcext:value-type="float">
            <text:p>16539</text:p>
          </table:table-cell>
          <table:table-cell table:formula="of:=(([.F25]-16000)/(40000-16000))+1" office:value-type="float" office:value="1.02245833333333" calcext:value-type="float">
            <text:p>1.022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637" calcext:value-type="float">
            <text:p>637</text:p>
          </table:table-cell>
          <table:table-cell office:value-type="float" office:value="16451" calcext:value-type="float">
            <text:p>164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470" calcext:value-type="float">
            <text:p>16470</text:p>
          </table:table-cell>
          <table:table-cell table:formula="of:=(([.F26]-16000)/(40000-16000))+1" office:value-type="float" office:value="1.01958333333333" calcext:value-type="float">
            <text:p>1.019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568" calcext:value-type="float">
            <text:p>568</text:p>
          </table:table-cell>
          <table:table-cell office:value-type="float" office:value="16424" calcext:value-type="float">
            <text:p>164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441" calcext:value-type="float">
            <text:p>16441</text:p>
          </table:table-cell>
          <table:table-cell table:formula="of:=(([.F27]-16000)/(40000-16000))+1" office:value-type="float" office:value="1.018375" calcext:value-type="float">
            <text:p>1.018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718" calcext:value-type="float">
            <text:p>718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523" calcext:value-type="float">
            <text:p>16523</text:p>
          </table:table-cell>
          <table:table-cell table:formula="of:=(([.F28]-16000)/(40000-16000))+1" office:value-type="float" office:value="1.02179166666667" calcext:value-type="float">
            <text:p>1.021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8" calcext:value-type="float">
            <text:p>-518</text:p>
          </table:table-cell>
          <table:table-cell office:value-type="float" office:value="648" calcext:value-type="float">
            <text:p>648</text:p>
          </table:table-cell>
          <table:table-cell office:value-type="float" office:value="16460" calcext:value-type="float">
            <text:p>1646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80" calcext:value-type="float">
            <text:p>16480</text:p>
          </table:table-cell>
          <table:table-cell table:formula="of:=(([.F29]-16000)/(40000-16000))+1"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616" calcext:value-type="float">
            <text:p>616</text:p>
          </table:table-cell>
          <table:table-cell office:value-type="float" office:value="16449" calcext:value-type="float">
            <text:p>164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67" calcext:value-type="float">
            <text:p>16467</text:p>
          </table:table-cell>
          <table:table-cell table:formula="of:=(([.F30]-16000)/(40000-16000))+1" office:value-type="float" office:value="1.01945833333333" calcext:value-type="float">
            <text:p>1.019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651" calcext:value-type="float">
            <text:p>651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579" calcext:value-type="float">
            <text:p>16579</text:p>
          </table:table-cell>
          <table:table-cell table:formula="of:=(([.F31]-16000)/(40000-16000))+1" office:value-type="float" office:value="1.024125" calcext:value-type="float">
            <text:p>1.02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676" calcext:value-type="float">
            <text:p>676</text:p>
          </table:table-cell>
          <table:table-cell office:value-type="float" office:value="16466" calcext:value-type="float">
            <text:p>164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486" calcext:value-type="float">
            <text:p>16486</text:p>
          </table:table-cell>
          <table:table-cell table:formula="of:=(([.F32]-16000)/(40000-16000))+1" office:value-type="float" office:value="1.02025" calcext:value-type="float">
            <text:p>1.0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669" calcext:value-type="float">
            <text:p>669</text:p>
          </table:table-cell>
          <table:table-cell office:value-type="float" office:value="16508" calcext:value-type="float">
            <text:p>165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528" calcext:value-type="float">
            <text:p>16528</text:p>
          </table:table-cell>
          <table:table-cell table:formula="of:=(([.F33]-16000)/(40000-16000))+1"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632" calcext:value-type="float">
            <text:p>632</text:p>
          </table:table-cell>
          <table:table-cell office:value-type="float" office:value="16451" calcext:value-type="float">
            <text:p>164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469" calcext:value-type="float">
            <text:p>16469</text:p>
          </table:table-cell>
          <table:table-cell table:formula="of:=(([.F34]-16000)/(40000-16000))+1" office:value-type="float" office:value="1.01954166666667" calcext:value-type="float">
            <text:p>1.019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9" calcext:value-type="float">
            <text:p>-429</text:p>
          </table:table-cell>
          <table:table-cell office:value-type="float" office:value="651" calcext:value-type="float">
            <text:p>651</text:p>
          </table:table-cell>
          <table:table-cell office:value-type="float" office:value="16531" calcext:value-type="float">
            <text:p>165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549" calcext:value-type="float">
            <text:p>16549</text:p>
          </table:table-cell>
          <table:table-cell table:formula="of:=(([.F35]-16000)/(40000-16000))+1" office:value-type="float" office:value="1.022875" calcext:value-type="float">
            <text:p>1.02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739" calcext:value-type="float">
            <text:p>739</text:p>
          </table:table-cell>
          <table:table-cell office:value-type="float" office:value="16446" calcext:value-type="float">
            <text:p>164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469" calcext:value-type="float">
            <text:p>16469</text:p>
          </table:table-cell>
          <table:table-cell table:formula="of:=(([.F36]-16000)/(40000-16000))+1" office:value-type="float" office:value="1.01954166666667" calcext:value-type="float">
            <text:p>1.019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621" calcext:value-type="float">
            <text:p>621</text:p>
          </table:table-cell>
          <table:table-cell office:value-type="float" office:value="16406" calcext:value-type="float">
            <text:p>164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424" calcext:value-type="float">
            <text:p>16424</text:p>
          </table:table-cell>
          <table:table-cell table:formula="of:=(([.F37]-16000)/(40000-16000))+1" office:value-type="float" office:value="1.01766666666667" calcext:value-type="float">
            <text:p>1.017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669" calcext:value-type="float">
            <text:p>669</text:p>
          </table:table-cell>
          <table:table-cell office:value-type="float" office:value="16457" calcext:value-type="float">
            <text:p>164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476" calcext:value-type="float">
            <text:p>16476</text:p>
          </table:table-cell>
          <table:table-cell table:formula="of:=(([.F38]-16000)/(40000-16000))+1" office:value-type="float" office:value="1.01983333333333" calcext:value-type="float">
            <text:p>1.019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672" calcext:value-type="float">
            <text:p>672</text:p>
          </table:table-cell>
          <table:table-cell office:value-type="float" office:value="16461" calcext:value-type="float">
            <text:p>1646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481" calcext:value-type="float">
            <text:p>16481</text:p>
          </table:table-cell>
          <table:table-cell table:formula="of:=(([.F39]-16000)/(40000-16000))+1" office:value-type="float" office:value="1.02004166666667" calcext:value-type="float">
            <text:p>1.020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612" calcext:value-type="float">
            <text:p>612</text:p>
          </table:table-cell>
          <table:table-cell office:value-type="float" office:value="16616" calcext:value-type="float">
            <text:p>166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634" calcext:value-type="float">
            <text:p>16634</text:p>
          </table:table-cell>
          <table:table-cell table:formula="of:=(([.F40]-16000)/(40000-16000))+1" office:value-type="float" office:value="1.02641666666667" calcext:value-type="float">
            <text:p>1.026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642" calcext:value-type="float">
            <text:p>642</text:p>
          </table:table-cell>
          <table:table-cell office:value-type="float" office:value="16441" calcext:value-type="float">
            <text:p>164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461" calcext:value-type="float">
            <text:p>16461</text:p>
          </table:table-cell>
          <table:table-cell table:formula="of:=(([.F41]-16000)/(40000-16000))+1" office:value-type="float" office:value="1.01920833333333" calcext:value-type="float">
            <text:p>1.019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4" calcext:value-type="float">
            <text:p>-434</text:p>
          </table:table-cell>
          <table:table-cell office:value-type="float" office:value="702" calcext:value-type="float">
            <text:p>702</text:p>
          </table:table-cell>
          <table:table-cell office:value-type="float" office:value="16606" calcext:value-type="float">
            <text:p>166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626" calcext:value-type="float">
            <text:p>16626</text:p>
          </table:table-cell>
          <table:table-cell table:formula="of:=(([.F42]-16000)/(40000-16000))+1" office:value-type="float" office:value="1.02608333333333" calcext:value-type="float">
            <text:p>1.026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657" calcext:value-type="float">
            <text:p>657</text:p>
          </table:table-cell>
          <table:table-cell office:value-type="float" office:value="16453" calcext:value-type="float">
            <text:p>164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473" calcext:value-type="float">
            <text:p>16473</text:p>
          </table:table-cell>
          <table:table-cell table:formula="of:=(([.F43]-16000)/(40000-16000))+1" office:value-type="float" office:value="1.01970833333333" calcext:value-type="float">
            <text:p>1.019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51" calcext:value-type="float">
            <text:p>-751</text:p>
          </table:table-cell>
          <table:table-cell office:value-type="float" office:value="647" calcext:value-type="float">
            <text:p>647</text:p>
          </table:table-cell>
          <table:table-cell office:value-type="float" office:value="16477" calcext:value-type="float">
            <text:p>164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506" calcext:value-type="float">
            <text:p>16506</text:p>
          </table:table-cell>
          <table:table-cell table:formula="of:=(([.F44]-16000)/(40000-16000))+1" office:value-type="float" office:value="1.02108333333333" calcext:value-type="float">
            <text:p>1.021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668" calcext:value-type="float">
            <text:p>668</text:p>
          </table:table-cell>
          <table:table-cell office:value-type="float" office:value="16470" calcext:value-type="float">
            <text:p>164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491" calcext:value-type="float">
            <text:p>16491</text:p>
          </table:table-cell>
          <table:table-cell table:formula="of:=(([.F45]-16000)/(40000-16000))+1" office:value-type="float" office:value="1.02045833333333" calcext:value-type="float">
            <text:p>1.020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701" calcext:value-type="float">
            <text:p>701</text:p>
          </table:table-cell>
          <table:table-cell office:value-type="float" office:value="16452" calcext:value-type="float">
            <text:p>164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473" calcext:value-type="float">
            <text:p>16473</text:p>
          </table:table-cell>
          <table:table-cell table:formula="of:=(([.F46]-16000)/(40000-16000))+1" office:value-type="float" office:value="1.01970833333333" calcext:value-type="float">
            <text:p>1.019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680" calcext:value-type="float">
            <text:p>680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475" calcext:value-type="float">
            <text:p>16475</text:p>
          </table:table-cell>
          <table:table-cell table:formula="of:=(([.F47]-16000)/(40000-16000))+1" office:value-type="float" office:value="1.01979166666667" calcext:value-type="float">
            <text:p>1.019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5" calcext:value-type="float">
            <text:p>-545</text:p>
          </table:table-cell>
          <table:table-cell office:value-type="float" office:value="660" calcext:value-type="float">
            <text:p>660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542" calcext:value-type="float">
            <text:p>16542</text:p>
          </table:table-cell>
          <table:table-cell table:formula="of:=(([.F48]-16000)/(40000-16000))+1" office:value-type="float" office:value="1.02258333333333" calcext:value-type="float">
            <text:p>1.022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661" calcext:value-type="float">
            <text:p>661</text:p>
          </table:table-cell>
          <table:table-cell office:value-type="float" office:value="16465" calcext:value-type="float">
            <text:p>164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486" calcext:value-type="float">
            <text:p>16486</text:p>
          </table:table-cell>
          <table:table-cell table:formula="of:=(([.F49]-16000)/(40000-16000))+1" office:value-type="float" office:value="1.02025" calcext:value-type="float">
            <text:p>1.0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692" calcext:value-type="float">
            <text:p>692</text:p>
          </table:table-cell>
          <table:table-cell office:value-type="float" office:value="16556" calcext:value-type="float">
            <text:p>165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576" calcext:value-type="float">
            <text:p>16576</text:p>
          </table:table-cell>
          <table:table-cell table:formula="of:=(([.F50]-16000)/(40000-16000))+1" office:value-type="float" office:value="1.024" calcext:value-type="float">
            <text:p>1.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2" calcext:value-type="float">
            <text:p>-562</text:p>
          </table:table-cell>
          <table:table-cell office:value-type="float" office:value="690" calcext:value-type="float">
            <text:p>690</text:p>
          </table:table-cell>
          <table:table-cell office:value-type="float" office:value="16559" calcext:value-type="float">
            <text:p>165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582" calcext:value-type="float">
            <text:p>16582</text:p>
          </table:table-cell>
          <table:table-cell table:formula="of:=(([.F51]-16000)/(40000-16000))+1" office:value-type="float" office:value="1.02425" calcext:value-type="float">
            <text:p>1.0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6" calcext:value-type="float">
            <text:p>-416</text:p>
          </table:table-cell>
          <table:table-cell office:value-type="float" office:value="689" calcext:value-type="float">
            <text:p>689</text:p>
          </table:table-cell>
          <table:table-cell office:value-type="float" office:value="16437" calcext:value-type="float">
            <text:p>164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456" calcext:value-type="float">
            <text:p>16456</text:p>
          </table:table-cell>
          <table:table-cell table:formula="of:=(([.F52]-16000)/(40000-16000))+1" office:value-type="float" office:value="1.019" calcext:value-type="float">
            <text:p>1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9" calcext:value-type="float">
            <text:p>-429</text:p>
          </table:table-cell>
          <table:table-cell office:value-type="float" office:value="718" calcext:value-type="float">
            <text:p>718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499" calcext:value-type="float">
            <text:p>16499</text:p>
          </table:table-cell>
          <table:table-cell table:formula="of:=(([.F53]-16000)/(40000-16000))+1" office:value-type="float" office:value="1.02079166666667" calcext:value-type="float">
            <text:p>1.020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7" calcext:value-type="float">
            <text:p>-407</text:p>
          </table:table-cell>
          <table:table-cell office:value-type="float" office:value="644" calcext:value-type="float">
            <text:p>644</text:p>
          </table:table-cell>
          <table:table-cell office:value-type="float" office:value="16666" calcext:value-type="float">
            <text:p>1666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683" calcext:value-type="float">
            <text:p>16683</text:p>
          </table:table-cell>
          <table:table-cell table:formula="of:=(([.F54]-16000)/(40000-16000))+1" office:value-type="float" office:value="1.02845833333333" calcext:value-type="float">
            <text:p>1.028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730" calcext:value-type="float">
            <text:p>730</text:p>
          </table:table-cell>
          <table:table-cell office:value-type="float" office:value="16395" calcext:value-type="float">
            <text:p>163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419" calcext:value-type="float">
            <text:p>16419</text:p>
          </table:table-cell>
          <table:table-cell table:formula="of:=(([.F55]-16000)/(40000-16000))+1" office:value-type="float" office:value="1.01745833333333" calcext:value-type="float">
            <text:p>1.017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3" calcext:value-type="float">
            <text:p>-513</text:p>
          </table:table-cell>
          <table:table-cell office:value-type="float" office:value="592" calcext:value-type="float">
            <text:p>592</text:p>
          </table:table-cell>
          <table:table-cell office:value-type="float" office:value="16526" calcext:value-type="float">
            <text:p>165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544" calcext:value-type="float">
            <text:p>16544</text:p>
          </table:table-cell>
          <table:table-cell table:formula="of:=(([.F56]-16000)/(40000-16000))+1" office:value-type="float" office:value="1.02266666666667" calcext:value-type="float">
            <text:p>1.022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696" calcext:value-type="float">
            <text:p>696</text:p>
          </table:table-cell>
          <table:table-cell office:value-type="float" office:value="16497" calcext:value-type="float">
            <text:p>164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519" calcext:value-type="float">
            <text:p>16519</text:p>
          </table:table-cell>
          <table:table-cell table:formula="of:=(([.F57]-16000)/(40000-16000))+1" office:value-type="float" office:value="1.021625" calcext:value-type="float">
            <text:p>1.02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650" calcext:value-type="float">
            <text:p>650</text:p>
          </table:table-cell>
          <table:table-cell office:value-type="float" office:value="16521" calcext:value-type="float">
            <text:p>1652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540" calcext:value-type="float">
            <text:p>16540</text:p>
          </table:table-cell>
          <table:table-cell table:formula="of:=(([.F58]-16000)/(40000-16000))+1" office:value-type="float" office:value="1.0225" calcext:value-type="float">
            <text:p>1.0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652" calcext:value-type="float">
            <text:p>652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496" calcext:value-type="float">
            <text:p>16496</text:p>
          </table:table-cell>
          <table:table-cell table:formula="of:=(([.F59]-16000)/(40000-16000))+1" office:value-type="float" office:value="1.02066666666667" calcext:value-type="float">
            <text:p>1.020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688" calcext:value-type="float">
            <text:p>688</text:p>
          </table:table-cell>
          <table:table-cell office:value-type="float" office:value="16472" calcext:value-type="float">
            <text:p>164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494" calcext:value-type="float">
            <text:p>16494</text:p>
          </table:table-cell>
          <table:table-cell table:formula="of:=(([.F60]-16000)/(40000-16000))+1" office:value-type="float" office:value="1.02058333333333" calcext:value-type="float">
            <text:p>1.020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630" calcext:value-type="float">
            <text:p>630</text:p>
          </table:table-cell>
          <table:table-cell office:value-type="float" office:value="16436" calcext:value-type="float">
            <text:p>164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455" calcext:value-type="float">
            <text:p>16455</text:p>
          </table:table-cell>
          <table:table-cell table:formula="of:=(([.F61]-16000)/(40000-16000))+1" office:value-type="float" office:value="1.01895833333333" calcext:value-type="float">
            <text:p>1.018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675" calcext:value-type="float">
            <text:p>675</text:p>
          </table:table-cell>
          <table:table-cell office:value-type="float" office:value="16497" calcext:value-type="float">
            <text:p>1649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516" calcext:value-type="float">
            <text:p>16516</text:p>
          </table:table-cell>
          <table:table-cell table:formula="of:=(([.F62]-16000)/(40000-16000))+1" office:value-type="float" office:value="1.0215" calcext:value-type="float">
            <text:p>1.0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7" calcext:value-type="float">
            <text:p>-567</text:p>
          </table:table-cell>
          <table:table-cell office:value-type="float" office:value="741" calcext:value-type="float">
            <text:p>741</text:p>
          </table:table-cell>
          <table:table-cell office:value-type="float" office:value="16493" calcext:value-type="float">
            <text:p>1649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519" calcext:value-type="float">
            <text:p>16519</text:p>
          </table:table-cell>
          <table:table-cell table:formula="of:=(([.F63]-16000)/(40000-16000))+1" office:value-type="float" office:value="1.021625" calcext:value-type="float">
            <text:p>1.02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777" calcext:value-type="float">
            <text:p>777</text:p>
          </table:table-cell>
          <table:table-cell office:value-type="float" office:value="16533" calcext:value-type="float">
            <text:p>165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557" calcext:value-type="float">
            <text:p>16557</text:p>
          </table:table-cell>
          <table:table-cell table:formula="of:=(([.F64]-16000)/(40000-16000))+1" office:value-type="float" office:value="1.02320833333333" calcext:value-type="float">
            <text:p>1.023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692" calcext:value-type="float">
            <text:p>692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478" calcext:value-type="float">
            <text:p>16478</text:p>
          </table:table-cell>
          <table:table-cell table:formula="of:=(([.F65]-16000)/(40000-16000))+1" office:value-type="float" office:value="1.01991666666667" calcext:value-type="float">
            <text:p>1.019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660" calcext:value-type="float">
            <text:p>660</text:p>
          </table:table-cell>
          <table:table-cell office:value-type="float" office:value="16417" calcext:value-type="float">
            <text:p>1641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435" calcext:value-type="float">
            <text:p>16435</text:p>
          </table:table-cell>
          <table:table-cell table:formula="of:=(([.F66]-16000)/(40000-16000))+1" office:value-type="float" office:value="1.018125" calcext:value-type="float">
            <text:p>1.01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1" calcext:value-type="float">
            <text:p>-461</text:p>
          </table:table-cell>
          <table:table-cell office:value-type="float" office:value="698" calcext:value-type="float">
            <text:p>698</text:p>
          </table:table-cell>
          <table:table-cell office:value-type="float" office:value="16486" calcext:value-type="float">
            <text:p>164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507" calcext:value-type="float">
            <text:p>16507</text:p>
          </table:table-cell>
          <table:table-cell table:formula="of:=(([.F67]-16000)/(40000-16000))+1" office:value-type="float" office:value="1.021125" calcext:value-type="float">
            <text:p>1.021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715" calcext:value-type="float">
            <text:p>715</text:p>
          </table:table-cell>
          <table:table-cell office:value-type="float" office:value="16513" calcext:value-type="float">
            <text:p>165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6534" calcext:value-type="float">
            <text:p>16534</text:p>
          </table:table-cell>
          <table:table-cell table:formula="of:=(([.F68]-16000)/(40000-16000))+1" office:value-type="float" office:value="1.02225" calcext:value-type="float">
            <text:p>1.02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  <table:table-cell office:value-type="float" office:value="671" calcext:value-type="float">
            <text:p>671</text:p>
          </table:table-cell>
          <table:table-cell office:value-type="float" office:value="16446" calcext:value-type="float">
            <text:p>164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6468" calcext:value-type="float">
            <text:p>16468</text:p>
          </table:table-cell>
          <table:table-cell table:formula="of:=(([.F69]-16000)/(40000-16000))+1" office:value-type="float" office:value="1.0195" calcext:value-type="float">
            <text:p>1.0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613" calcext:value-type="float">
            <text:p>613</text:p>
          </table:table-cell>
          <table:table-cell office:value-type="float" office:value="16676" calcext:value-type="float">
            <text:p>166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695" calcext:value-type="float">
            <text:p>16695</text:p>
          </table:table-cell>
          <table:table-cell table:formula="of:=(([.F70]-16000)/(40000-16000))+1" office:value-type="float" office:value="1.02895833333333" calcext:value-type="float">
            <text:p>1.028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685" calcext:value-type="float">
            <text:p>685</text:p>
          </table:table-cell>
          <table:table-cell office:value-type="float" office:value="16482" calcext:value-type="float">
            <text:p>164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501" calcext:value-type="float">
            <text:p>16501</text:p>
          </table:table-cell>
          <table:table-cell table:formula="of:=(([.F71]-16000)/(40000-16000))+1" office:value-type="float" office:value="1.020875" calcext:value-type="float">
            <text:p>1.020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627" calcext:value-type="float">
            <text:p>627</text:p>
          </table:table-cell>
          <table:table-cell office:value-type="float" office:value="16457" calcext:value-type="float">
            <text:p>1645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475" calcext:value-type="float">
            <text:p>16475</text:p>
          </table:table-cell>
          <table:table-cell table:formula="of:=(([.F72]-16000)/(40000-16000))+1" office:value-type="float" office:value="1.01979166666667" calcext:value-type="float">
            <text:p>1.019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710" calcext:value-type="float">
            <text:p>710</text:p>
          </table:table-cell>
          <table:table-cell office:value-type="float" office:value="16531" calcext:value-type="float">
            <text:p>1653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552" calcext:value-type="float">
            <text:p>16552</text:p>
          </table:table-cell>
          <table:table-cell table:formula="of:=(([.F73]-16000)/(40000-16000))+1" office:value-type="float" office:value="1.023" calcext:value-type="float">
            <text:p>1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7" calcext:value-type="float">
            <text:p>-557</text:p>
          </table:table-cell>
          <table:table-cell office:value-type="float" office:value="692" calcext:value-type="float">
            <text:p>692</text:p>
          </table:table-cell>
          <table:table-cell office:value-type="float" office:value="16531" calcext:value-type="float">
            <text:p>165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554" calcext:value-type="float">
            <text:p>16554</text:p>
          </table:table-cell>
          <table:table-cell table:formula="of:=(([.F74]-16000)/(40000-16000))+1" office:value-type="float" office:value="1.02308333333333" calcext:value-type="float">
            <text:p>1.023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642" calcext:value-type="float">
            <text:p>642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580" calcext:value-type="float">
            <text:p>16580</text:p>
          </table:table-cell>
          <table:table-cell table:formula="of:=(([.F75]-16000)/(40000-16000))+1" office:value-type="float" office:value="1.02416666666667" calcext:value-type="float">
            <text:p>1.024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89" calcext:value-type="float">
            <text:p>-389</text:p>
          </table:table-cell>
          <table:table-cell office:value-type="float" office:value="629" calcext:value-type="float">
            <text:p>629</text:p>
          </table:table-cell>
          <table:table-cell office:value-type="float" office:value="16756" calcext:value-type="float">
            <text:p>167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772" calcext:value-type="float">
            <text:p>16772</text:p>
          </table:table-cell>
          <table:table-cell table:formula="of:=(([.F76]-16000)/(40000-16000))+1" office:value-type="float" office:value="1.03216666666667" calcext:value-type="float">
            <text:p>1.032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670" calcext:value-type="float">
            <text:p>670</text:p>
          </table:table-cell>
          <table:table-cell office:value-type="float" office:value="16502" calcext:value-type="float">
            <text:p>165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520" calcext:value-type="float">
            <text:p>16520</text:p>
          </table:table-cell>
          <table:table-cell table:formula="of:=(([.F77]-16000)/(40000-16000))+1" office:value-type="float" office:value="1.02166666666667" calcext:value-type="float">
            <text:p>1.021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628" calcext:value-type="float">
            <text:p>628</text:p>
          </table:table-cell>
          <table:table-cell office:value-type="float" office:value="16517" calcext:value-type="float">
            <text:p>165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6536" calcext:value-type="float">
            <text:p>16536</text:p>
          </table:table-cell>
          <table:table-cell table:formula="of:=(([.F78]-16000)/(40000-16000))+1" office:value-type="float" office:value="1.02233333333333" calcext:value-type="float">
            <text:p>1.022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  <table:table-cell office:value-type="float" office:value="674" calcext:value-type="float">
            <text:p>674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535" calcext:value-type="float">
            <text:p>16535</text:p>
          </table:table-cell>
          <table:table-cell table:formula="of:=(([.F79]-16000)/(40000-16000))+1" office:value-type="float" office:value="1.02229166666667" calcext:value-type="float">
            <text:p>1.022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707" calcext:value-type="float">
            <text:p>707</text:p>
          </table:table-cell>
          <table:table-cell office:value-type="float" office:value="16580" calcext:value-type="float">
            <text:p>1658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601" calcext:value-type="float">
            <text:p>16601</text:p>
          </table:table-cell>
          <table:table-cell table:formula="of:=(([.F80]-16000)/(40000-16000))+1" office:value-type="float" office:value="1.02504166666667" calcext:value-type="float">
            <text:p>1.025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669" calcext:value-type="float">
            <text:p>669</text:p>
          </table:table-cell>
          <table:table-cell office:value-type="float" office:value="16567" calcext:value-type="float">
            <text:p>165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586" calcext:value-type="float">
            <text:p>16586</text:p>
          </table:table-cell>
          <table:table-cell table:formula="of:=(([.F81]-16000)/(40000-16000))+1" office:value-type="float" office:value="1.02441666666667" calcext:value-type="float">
            <text:p>1.024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9" calcext:value-type="float">
            <text:p>-509</text:p>
          </table:table-cell>
          <table:table-cell office:value-type="float" office:value="733" calcext:value-type="float">
            <text:p>733</text:p>
          </table:table-cell>
          <table:table-cell office:value-type="float" office:value="16534" calcext:value-type="float">
            <text:p>165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558" calcext:value-type="float">
            <text:p>16558</text:p>
          </table:table-cell>
          <table:table-cell table:formula="of:=(([.F82]-16000)/(40000-16000))+1" office:value-type="float" office:value="1.02325" calcext:value-type="float">
            <text:p>1.0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698" calcext:value-type="float">
            <text:p>698</text:p>
          </table:table-cell>
          <table:table-cell office:value-type="float" office:value="16496" calcext:value-type="float">
            <text:p>164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518" calcext:value-type="float">
            <text:p>16518</text:p>
          </table:table-cell>
          <table:table-cell table:formula="of:=(([.F83]-16000)/(40000-16000))+1" office:value-type="float" office:value="1.02158333333333" calcext:value-type="float">
            <text:p>1.021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1" calcext:value-type="float">
            <text:p>-421</text:p>
          </table:table-cell>
          <table:table-cell office:value-type="float" office:value="687" calcext:value-type="float">
            <text:p>687</text:p>
          </table:table-cell>
          <table:table-cell office:value-type="float" office:value="16674" calcext:value-type="float">
            <text:p>166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93" calcext:value-type="float">
            <text:p>16693</text:p>
          </table:table-cell>
          <table:table-cell table:formula="of:=(([.F84]-16000)/(40000-16000))+1" office:value-type="float" office:value="1.028875" calcext:value-type="float">
            <text:p>1.028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755" calcext:value-type="float">
            <text:p>755</text:p>
          </table:table-cell>
          <table:table-cell office:value-type="float" office:value="16532" calcext:value-type="float">
            <text:p>165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556" calcext:value-type="float">
            <text:p>16556</text:p>
          </table:table-cell>
          <table:table-cell table:formula="of:=(([.F85]-16000)/(40000-16000))+1" office:value-type="float" office:value="1.02316666666667" calcext:value-type="float">
            <text:p>1.02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688" calcext:value-type="float">
            <text:p>688</text:p>
          </table:table-cell>
          <table:table-cell office:value-type="float" office:value="16538" calcext:value-type="float">
            <text:p>1653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559" calcext:value-type="float">
            <text:p>16559</text:p>
          </table:table-cell>
          <table:table-cell table:formula="of:=(([.F86]-16000)/(40000-16000))+1" office:value-type="float" office:value="1.02329166666667" calcext:value-type="float">
            <text:p>1.023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652" calcext:value-type="float">
            <text:p>652</text:p>
          </table:table-cell>
          <table:table-cell office:value-type="float" office:value="16473" calcext:value-type="float">
            <text:p>164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492" calcext:value-type="float">
            <text:p>16492</text:p>
          </table:table-cell>
          <table:table-cell table:formula="of:=(([.F87]-16000)/(40000-16000))+1" office:value-type="float" office:value="1.0205" calcext:value-type="float">
            <text:p>1.0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6" calcext:value-type="float">
            <text:p>-426</text:p>
          </table:table-cell>
          <table:table-cell office:value-type="float" office:value="713" calcext:value-type="float">
            <text:p>713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524" calcext:value-type="float">
            <text:p>16524</text:p>
          </table:table-cell>
          <table:table-cell table:formula="of:=(([.F88]-16000)/(40000-16000))+1" office:value-type="float" office:value="1.02183333333333" calcext:value-type="float">
            <text:p>1.021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5" calcext:value-type="float">
            <text:p>-485</text:p>
          </table:table-cell>
          <table:table-cell office:value-type="float" office:value="711" calcext:value-type="float">
            <text:p>711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513" calcext:value-type="float">
            <text:p>16513</text:p>
          </table:table-cell>
          <table:table-cell table:formula="of:=(([.F89]-16000)/(40000-16000))+1" office:value-type="float" office:value="1.021375" calcext:value-type="float">
            <text:p>1.02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661" calcext:value-type="float">
            <text:p>661</text:p>
          </table:table-cell>
          <table:table-cell office:value-type="float" office:value="16495" calcext:value-type="float">
            <text:p>1649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515" calcext:value-type="float">
            <text:p>16515</text:p>
          </table:table-cell>
          <table:table-cell table:formula="of:=(([.F90]-16000)/(40000-16000))+1" office:value-type="float" office:value="1.02145833333333" calcext:value-type="float">
            <text:p>1.021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706" calcext:value-type="float">
            <text:p>706</text:p>
          </table:table-cell>
          <table:table-cell office:value-type="float" office:value="16459" calcext:value-type="float">
            <text:p>164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482" calcext:value-type="float">
            <text:p>16482</text:p>
          </table:table-cell>
          <table:table-cell table:formula="of:=(([.F91]-16000)/(40000-16000))+1" office:value-type="float" office:value="1.02008333333333" calcext:value-type="float">
            <text:p>1.020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662" calcext:value-type="float">
            <text:p>662</text:p>
          </table:table-cell>
          <table:table-cell office:value-type="float" office:value="16490" calcext:value-type="float">
            <text:p>1649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511" calcext:value-type="float">
            <text:p>16511</text:p>
          </table:table-cell>
          <table:table-cell table:formula="of:=(([.F92]-16000)/(40000-16000))+1" office:value-type="float" office:value="1.02129166666667" calcext:value-type="float">
            <text:p>1.021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2" calcext:value-type="float">
            <text:p>-452</text:p>
          </table:table-cell>
          <table:table-cell office:value-type="float" office:value="741" calcext:value-type="float">
            <text:p>741</text:p>
          </table:table-cell>
          <table:table-cell office:value-type="float" office:value="16584" calcext:value-type="float">
            <text:p>1658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606" calcext:value-type="float">
            <text:p>16606</text:p>
          </table:table-cell>
          <table:table-cell table:formula="of:=(([.F93]-16000)/(40000-16000))+1" office:value-type="float" office:value="1.02525" calcext:value-type="float">
            <text:p>1.02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1" calcext:value-type="float">
            <text:p>-541</text:p>
          </table:table-cell>
          <table:table-cell office:value-type="float" office:value="654" calcext:value-type="float">
            <text:p>654</text:p>
          </table:table-cell>
          <table:table-cell office:value-type="float" office:value="16441" calcext:value-type="float">
            <text:p>164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462" calcext:value-type="float">
            <text:p>16462</text:p>
          </table:table-cell>
          <table:table-cell table:formula="of:=(([.F94]-16000)/(40000-16000))+1" office:value-type="float" office:value="1.01925" calcext:value-type="float">
            <text:p>1.01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689" calcext:value-type="float">
            <text:p>689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512" calcext:value-type="float">
            <text:p>16512</text:p>
          </table:table-cell>
          <table:table-cell table:formula="of:=(([.F95]-16000)/(40000-16000))+1" office:value-type="float" office:value="1.02133333333333" calcext:value-type="float">
            <text:p>1.021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685" calcext:value-type="float">
            <text:p>685</text:p>
          </table:table-cell>
          <table:table-cell office:value-type="float" office:value="16555" calcext:value-type="float">
            <text:p>165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575" calcext:value-type="float">
            <text:p>16575</text:p>
          </table:table-cell>
          <table:table-cell table:formula="of:=(([.F96]-16000)/(40000-16000))+1" office:value-type="float" office:value="1.02395833333333" calcext:value-type="float">
            <text:p>1.023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634" calcext:value-type="float">
            <text:p>634</text:p>
          </table:table-cell>
          <table:table-cell office:value-type="float" office:value="16531" calcext:value-type="float">
            <text:p>1653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548" calcext:value-type="float">
            <text:p>16548</text:p>
          </table:table-cell>
          <table:table-cell table:formula="of:=(([.F97]-16000)/(40000-16000))+1" office:value-type="float" office:value="1.02283333333333" calcext:value-type="float">
            <text:p>1.022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693" calcext:value-type="float">
            <text:p>693</text:p>
          </table:table-cell>
          <table:table-cell office:value-type="float" office:value="16571" calcext:value-type="float">
            <text:p>1657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593" calcext:value-type="float">
            <text:p>16593</text:p>
          </table:table-cell>
          <table:table-cell table:formula="of:=(([.F98]-16000)/(40000-16000))+1" office:value-type="float" office:value="1.02470833333333" calcext:value-type="float">
            <text:p>1.024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1" calcext:value-type="float">
            <text:p>-451</text:p>
          </table:table-cell>
          <table:table-cell office:value-type="float" office:value="675" calcext:value-type="float">
            <text:p>675</text:p>
          </table:table-cell>
          <table:table-cell office:value-type="float" office:value="16532" calcext:value-type="float">
            <text:p>165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551" calcext:value-type="float">
            <text:p>16551</text:p>
          </table:table-cell>
          <table:table-cell table:formula="of:=(([.F99]-16000)/(40000-16000))+1" office:value-type="float" office:value="1.02295833333333" calcext:value-type="float">
            <text:p>1.022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750" calcext:value-type="float">
            <text:p>750</text:p>
          </table:table-cell>
          <table:table-cell office:value-type="float" office:value="16555" calcext:value-type="float">
            <text:p>165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578" calcext:value-type="float">
            <text:p>16578</text:p>
          </table:table-cell>
          <table:table-cell table:formula="of:=(([.F100]-16000)/(40000-16000))+1" office:value-type="float" office:value="1.02408333333333" calcext:value-type="float">
            <text:p>1.024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8" calcext:value-type="float">
            <text:p>-518</text:p>
          </table:table-cell>
          <table:table-cell office:value-type="float" office:value="723" calcext:value-type="float">
            <text:p>723</text:p>
          </table:table-cell>
          <table:table-cell office:value-type="float" office:value="16507" calcext:value-type="float">
            <text:p>165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530" calcext:value-type="float">
            <text:p>16530</text:p>
          </table:table-cell>
          <table:table-cell table:formula="of:=(([.F101]-16000)/(40000-16000))+1" office:value-type="float" office:value="1.02208333333333" calcext:value-type="float">
            <text:p>1.022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0" calcext:value-type="float">
            <text:p>-550</text:p>
          </table:table-cell>
          <table:table-cell office:value-type="float" office:value="702" calcext:value-type="float">
            <text:p>702</text:p>
          </table:table-cell>
          <table:table-cell office:value-type="float" office:value="16523" calcext:value-type="float">
            <text:p>165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547" calcext:value-type="float">
            <text:p>16547</text:p>
          </table:table-cell>
          <table:table-cell table:formula="of:=(([.F102]-16000)/(40000-16000))+1" office:value-type="float" office:value="1.02279166666667" calcext:value-type="float">
            <text:p>1.022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36" calcext:value-type="float">
            <text:p>636</text:p>
          </table:table-cell>
          <table:table-cell office:value-type="float" office:value="16516" calcext:value-type="float">
            <text:p>165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535" calcext:value-type="float">
            <text:p>16535</text:p>
          </table:table-cell>
          <table:table-cell table:formula="of:=(([.F103]-16000)/(40000-16000))+1" office:value-type="float" office:value="1.02229166666667" calcext:value-type="float">
            <text:p>1.022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8" calcext:value-type="float">
            <text:p>-508</text:p>
          </table:table-cell>
          <table:table-cell office:value-type="float" office:value="656" calcext:value-type="float">
            <text:p>656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524" calcext:value-type="float">
            <text:p>16524</text:p>
          </table:table-cell>
          <table:table-cell table:formula="of:=(([.F104]-16000)/(40000-16000))+1" office:value-type="float" office:value="1.02183333333333" calcext:value-type="float">
            <text:p>1.021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75" calcext:value-type="float">
            <text:p>-675</text:p>
          </table:table-cell>
          <table:table-cell office:value-type="float" office:value="663" calcext:value-type="float">
            <text:p>663</text:p>
          </table:table-cell>
          <table:table-cell office:value-type="float" office:value="16590" calcext:value-type="float">
            <text:p>1659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616" calcext:value-type="float">
            <text:p>16616</text:p>
          </table:table-cell>
          <table:table-cell table:formula="of:=(([.F105]-16000)/(40000-16000))+1" office:value-type="float" office:value="1.02566666666667" calcext:value-type="float">
            <text:p>1.025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659" calcext:value-type="float">
            <text:p>659</text:p>
          </table:table-cell>
          <table:table-cell office:value-type="float" office:value="16590" calcext:value-type="float">
            <text:p>1659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608" calcext:value-type="float">
            <text:p>16608</text:p>
          </table:table-cell>
          <table:table-cell table:formula="of:=(([.F106]-16000)/(40000-16000))+1" office:value-type="float" office:value="1.02533333333333" calcext:value-type="float">
            <text:p>1.025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5" calcext:value-type="float">
            <text:p>-415</text:p>
          </table:table-cell>
          <table:table-cell office:value-type="float" office:value="646" calcext:value-type="float">
            <text:p>646</text:p>
          </table:table-cell>
          <table:table-cell office:value-type="float" office:value="16501" calcext:value-type="float">
            <text:p>165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6518" calcext:value-type="float">
            <text:p>16518</text:p>
          </table:table-cell>
          <table:table-cell table:formula="of:=(([.F107]-16000)/(40000-16000))+1" office:value-type="float" office:value="1.02158333333333" calcext:value-type="float">
            <text:p>1.021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661" calcext:value-type="float">
            <text:p>661</text:p>
          </table:table-cell>
          <table:table-cell office:value-type="float" office:value="16474" calcext:value-type="float">
            <text:p>1647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6493" calcext:value-type="float">
            <text:p>16493</text:p>
          </table:table-cell>
          <table:table-cell table:formula="of:=(([.F108]-16000)/(40000-16000))+1" office:value-type="float" office:value="1.02054166666667" calcext:value-type="float">
            <text:p>1.020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float" office:value="738" calcext:value-type="float">
            <text:p>738</text:p>
          </table:table-cell>
          <table:table-cell office:value-type="float" office:value="16480" calcext:value-type="float">
            <text:p>1648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6498" calcext:value-type="float">
            <text:p>16498</text:p>
          </table:table-cell>
          <table:table-cell table:formula="of:=(([.F109]-16000)/(40000-16000))+1" office:value-type="float" office:value="1.02075" calcext:value-type="float">
            <text:p>1.02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705" calcext:value-type="float">
            <text:p>705</text:p>
          </table:table-cell>
          <table:table-cell office:value-type="float" office:value="16413" calcext:value-type="float">
            <text:p>164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6434" calcext:value-type="float">
            <text:p>16434</text:p>
          </table:table-cell>
          <table:table-cell table:formula="of:=(([.F110]-16000)/(40000-16000))+1" office:value-type="float" office:value="1.01808333333333" calcext:value-type="float">
            <text:p>1.018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1" calcext:value-type="float">
            <text:p>-421</text:p>
          </table:table-cell>
          <table:table-cell office:value-type="float" office:value="680" calcext:value-type="float">
            <text:p>680</text:p>
          </table:table-cell>
          <table:table-cell office:value-type="float" office:value="16426" calcext:value-type="float">
            <text:p>164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445" calcext:value-type="float">
            <text:p>16445</text:p>
          </table:table-cell>
          <table:table-cell table:formula="of:=(([.F111]-16000)/(40000-16000))+1" office:value-type="float" office:value="1.01854166666667" calcext:value-type="float">
            <text:p>1.018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2" calcext:value-type="float">
            <text:p>-452</text:p>
          </table:table-cell>
          <table:table-cell office:value-type="float" office:value="688" calcext:value-type="float">
            <text:p>688</text:p>
          </table:table-cell>
          <table:table-cell office:value-type="float" office:value="16487" calcext:value-type="float">
            <text:p>16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6507" calcext:value-type="float">
            <text:p>16507</text:p>
          </table:table-cell>
          <table:table-cell table:formula="of:=(([.F112]-16000)/(40000-16000))+1" office:value-type="float" office:value="1.021125" calcext:value-type="float">
            <text:p>1.021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671" calcext:value-type="float">
            <text:p>671</text:p>
          </table:table-cell>
          <table:table-cell office:value-type="float" office:value="16548" calcext:value-type="float">
            <text:p>165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6568" calcext:value-type="float">
            <text:p>16568</text:p>
          </table:table-cell>
          <table:table-cell table:formula="of:=(([.F113]-16000)/(40000-16000))+1" office:value-type="float" office:value="1.02366666666667" calcext:value-type="float">
            <text:p>1.023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607" calcext:value-type="float">
            <text:p>607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6520" calcext:value-type="float">
            <text:p>16520</text:p>
          </table:table-cell>
          <table:table-cell table:formula="of:=(([.F114]-16000)/(40000-16000))+1" office:value-type="float" office:value="1.02166666666667" calcext:value-type="float">
            <text:p>1.021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718" calcext:value-type="float">
            <text:p>718</text:p>
          </table:table-cell>
          <table:table-cell office:value-type="float" office:value="16469" calcext:value-type="float">
            <text:p>1646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490" calcext:value-type="float">
            <text:p>16490</text:p>
          </table:table-cell>
          <table:table-cell table:formula="of:=(([.F115]-16000)/(40000-16000))+1" office:value-type="float" office:value="1.02041666666667" calcext:value-type="float">
            <text:p>1.020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643" calcext:value-type="float">
            <text:p>643</text:p>
          </table:table-cell>
          <table:table-cell office:value-type="float" office:value="16409" calcext:value-type="float">
            <text:p>164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428" calcext:value-type="float">
            <text:p>16428</text:p>
          </table:table-cell>
          <table:table-cell table:formula="of:=(([.F116]-16000)/(40000-16000))+1" office:value-type="float" office:value="1.01783333333333" calcext:value-type="float">
            <text:p>1.017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71" calcext:value-type="float">
            <text:p>-571</text:p>
          </table:table-cell>
          <table:table-cell office:value-type="float" office:value="691" calcext:value-type="float">
            <text:p>691</text:p>
          </table:table-cell>
          <table:table-cell office:value-type="float" office:value="16565" calcext:value-type="float">
            <text:p>1656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589" calcext:value-type="float">
            <text:p>16589</text:p>
          </table:table-cell>
          <table:table-cell table:formula="of:=(([.F117]-16000)/(40000-16000))+1" office:value-type="float" office:value="1.02454166666667" calcext:value-type="float">
            <text:p>1.024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675" calcext:value-type="float">
            <text:p>675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580" calcext:value-type="float">
            <text:p>16580</text:p>
          </table:table-cell>
          <table:table-cell table:formula="of:=(([.F118]-16000)/(40000-16000))+1" office:value-type="float" office:value="1.02416666666667" calcext:value-type="float">
            <text:p>1.024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699" calcext:value-type="float">
            <text:p>699</text:p>
          </table:table-cell>
          <table:table-cell office:value-type="float" office:value="16538" calcext:value-type="float">
            <text:p>1653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558" calcext:value-type="float">
            <text:p>16558</text:p>
          </table:table-cell>
          <table:table-cell table:formula="of:=(([.F119]-16000)/(40000-16000))+1" office:value-type="float" office:value="1.02325" calcext:value-type="float">
            <text:p>1.0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645" calcext:value-type="float">
            <text:p>645</text:p>
          </table:table-cell>
          <table:table-cell office:value-type="float" office:value="16449" calcext:value-type="float">
            <text:p>1644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6469" calcext:value-type="float">
            <text:p>16469</text:p>
          </table:table-cell>
          <table:table-cell table:formula="of:=(([.F120]-16000)/(40000-16000))+1" office:value-type="float" office:value="1.01954166666667" calcext:value-type="float">
            <text:p>1.019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1" calcext:value-type="float">
            <text:p>-521</text:p>
          </table:table-cell>
          <table:table-cell office:value-type="float" office:value="681" calcext:value-type="float">
            <text:p>681</text:p>
          </table:table-cell>
          <table:table-cell office:value-type="float" office:value="16566" calcext:value-type="float">
            <text:p>1656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588" calcext:value-type="float">
            <text:p>16588</text:p>
          </table:table-cell>
          <table:table-cell table:formula="of:=(([.F121]-16000)/(40000-16000))+1" office:value-type="float" office:value="1.0245" calcext:value-type="float">
            <text:p>1.0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692" calcext:value-type="float">
            <text:p>692</text:p>
          </table:table-cell>
          <table:table-cell office:value-type="float" office:value="16559" calcext:value-type="float">
            <text:p>1655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579" calcext:value-type="float">
            <text:p>16579</text:p>
          </table:table-cell>
          <table:table-cell table:formula="of:=(([.F122]-16000)/(40000-16000))+1" office:value-type="float" office:value="1.024125" calcext:value-type="float">
            <text:p>1.02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712" calcext:value-type="float">
            <text:p>712</text:p>
          </table:table-cell>
          <table:table-cell office:value-type="float" office:value="16608" calcext:value-type="float">
            <text:p>166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6629" calcext:value-type="float">
            <text:p>16629</text:p>
          </table:table-cell>
          <table:table-cell table:formula="of:=(([.F123]-16000)/(40000-16000))+1" office:value-type="float" office:value="1.02620833333333" calcext:value-type="float">
            <text:p>1.026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4" calcext:value-type="float">
            <text:p>-514</text:p>
          </table:table-cell>
          <table:table-cell office:value-type="float" office:value="718" calcext:value-type="float">
            <text:p>718</text:p>
          </table:table-cell>
          <table:table-cell office:value-type="float" office:value="16547" calcext:value-type="float">
            <text:p>1654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6570" calcext:value-type="float">
            <text:p>16570</text:p>
          </table:table-cell>
          <table:table-cell table:formula="of:=(([.F124]-16000)/(40000-16000))+1" office:value-type="float" office:value="1.02375" calcext:value-type="float">
            <text:p>1.0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661" calcext:value-type="float">
            <text:p>661</text:p>
          </table:table-cell>
          <table:table-cell office:value-type="float" office:value="16424" calcext:value-type="float">
            <text:p>164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443" calcext:value-type="float">
            <text:p>16443</text:p>
          </table:table-cell>
          <table:table-cell table:formula="of:=(([.F125]-16000)/(40000-16000))+1" office:value-type="float" office:value="1.01845833333333" calcext:value-type="float">
            <text:p>1.018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706" calcext:value-type="float">
            <text:p>706</text:p>
          </table:table-cell>
          <table:table-cell office:value-type="float" office:value="16492" calcext:value-type="float">
            <text:p>164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513" calcext:value-type="float">
            <text:p>16513</text:p>
          </table:table-cell>
          <table:table-cell table:formula="of:=(([.F126]-16000)/(40000-16000))+1" office:value-type="float" office:value="1.021375" calcext:value-type="float">
            <text:p>1.02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9" calcext:value-type="float">
            <text:p>-509</text:p>
          </table:table-cell>
          <table:table-cell office:value-type="float" office:value="676" calcext:value-type="float">
            <text:p>676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502" calcext:value-type="float">
            <text:p>16502</text:p>
          </table:table-cell>
          <table:table-cell table:formula="of:=(([.F127]-16000)/(40000-16000))+1" office:value-type="float" office:value="1.02091666666667" calcext:value-type="float">
            <text:p>1.020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9" calcext:value-type="float">
            <text:p>-489</text:p>
          </table:table-cell>
          <table:table-cell office:value-type="float" office:value="647" calcext:value-type="float">
            <text:p>647</text:p>
          </table:table-cell>
          <table:table-cell office:value-type="float" office:value="16454" calcext:value-type="float">
            <text:p>1645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6473" calcext:value-type="float">
            <text:p>16473</text:p>
          </table:table-cell>
          <table:table-cell table:formula="of:=(([.F128]-16000)/(40000-16000))+1" office:value-type="float" office:value="1.01970833333333" calcext:value-type="float">
            <text:p>1.019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677" calcext:value-type="float">
            <text:p>677</text:p>
          </table:table-cell>
          <table:table-cell office:value-type="float" office:value="16386" calcext:value-type="float">
            <text:p>1638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6407" calcext:value-type="float">
            <text:p>16407</text:p>
          </table:table-cell>
          <table:table-cell table:formula="of:=(([.F129]-16000)/(40000-16000))+1" office:value-type="float" office:value="1.01695833333333" calcext:value-type="float">
            <text:p>1.016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7" calcext:value-type="float">
            <text:p>-407</text:p>
          </table:table-cell>
          <table:table-cell office:value-type="float" office:value="731" calcext:value-type="float">
            <text:p>731</text:p>
          </table:table-cell>
          <table:table-cell office:value-type="float" office:value="16558" calcext:value-type="float">
            <text:p>165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579" calcext:value-type="float">
            <text:p>16579</text:p>
          </table:table-cell>
          <table:table-cell table:formula="of:=(([.F130]-16000)/(40000-16000))+1" office:value-type="float" office:value="1.024125" calcext:value-type="float">
            <text:p>1.02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19" calcext:value-type="float">
            <text:p>619</text:p>
          </table:table-cell>
          <table:table-cell office:value-type="float" office:value="16475" calcext:value-type="float">
            <text:p>1647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493" calcext:value-type="float">
            <text:p>16493</text:p>
          </table:table-cell>
          <table:table-cell table:formula="of:=(([.F131]-16000)/(40000-16000))+1" office:value-type="float" office:value="1.02054166666667" calcext:value-type="float">
            <text:p>1.020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614" calcext:value-type="float">
            <text:p>614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718" calcext:value-type="float">
            <text:p>16718</text:p>
          </table:table-cell>
          <table:table-cell table:formula="of:=(([.F132]-16000)/(40000-16000))+1" office:value-type="float" office:value="1.02991666666667" calcext:value-type="float">
            <text:p>1.029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656" calcext:value-type="float">
            <text:p>656</text:p>
          </table:table-cell>
          <table:table-cell office:value-type="float" office:value="16577" calcext:value-type="float">
            <text:p>1657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6597" calcext:value-type="float">
            <text:p>16597</text:p>
          </table:table-cell>
          <table:table-cell table:formula="of:=(([.F133]-16000)/(40000-16000))+1" office:value-type="float" office:value="1.024875" calcext:value-type="float">
            <text:p>1.02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648" calcext:value-type="float">
            <text:p>648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512" calcext:value-type="float">
            <text:p>16512</text:p>
          </table:table-cell>
          <table:table-cell table:formula="of:=(([.F134]-16000)/(40000-16000))+1" office:value-type="float" office:value="1.02133333333333" calcext:value-type="float">
            <text:p>1.021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  <table:table-cell office:value-type="float" office:value="652" calcext:value-type="float">
            <text:p>652</text:p>
          </table:table-cell>
          <table:table-cell office:value-type="float" office:value="16489" calcext:value-type="float">
            <text:p>1648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6509" calcext:value-type="float">
            <text:p>16509</text:p>
          </table:table-cell>
          <table:table-cell table:formula="of:=(([.F135]-16000)/(40000-16000))+1" office:value-type="float" office:value="1.02120833333333" calcext:value-type="float">
            <text:p>1.021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691" calcext:value-type="float">
            <text:p>691</text:p>
          </table:table-cell>
          <table:table-cell office:value-type="float" office:value="16287" calcext:value-type="float">
            <text:p>1628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307" calcext:value-type="float">
            <text:p>16307</text:p>
          </table:table-cell>
          <table:table-cell table:formula="of:=(([.F136]-16000)/(40000-16000))+1" office:value-type="float" office:value="1.01279166666667" calcext:value-type="float">
            <text:p>1.012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5" calcext:value-type="float">
            <text:p>-555</text:p>
          </table:table-cell>
          <table:table-cell office:value-type="float" office:value="724" calcext:value-type="float">
            <text:p>724</text:p>
          </table:table-cell>
          <table:table-cell office:value-type="float" office:value="16543" calcext:value-type="float">
            <text:p>1654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6568" calcext:value-type="float">
            <text:p>16568</text:p>
          </table:table-cell>
          <table:table-cell table:formula="of:=(([.F137]-16000)/(40000-16000))+1" office:value-type="float" office:value="1.02366666666667" calcext:value-type="float">
            <text:p>1.023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716" calcext:value-type="float">
            <text:p>716</text:p>
          </table:table-cell>
          <table:table-cell office:value-type="float" office:value="16437" calcext:value-type="float">
            <text:p>164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6459" calcext:value-type="float">
            <text:p>16459</text:p>
          </table:table-cell>
          <table:table-cell table:formula="of:=(([.F138]-16000)/(40000-16000))+1" office:value-type="float" office:value="1.019125" calcext:value-type="float">
            <text:p>1.019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1" calcext:value-type="float">
            <text:p>-531</text:p>
          </table:table-cell>
          <table:table-cell office:value-type="float" office:value="703" calcext:value-type="float">
            <text:p>703</text:p>
          </table:table-cell>
          <table:table-cell office:value-type="float" office:value="16510" calcext:value-type="float">
            <text:p>1651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533" calcext:value-type="float">
            <text:p>16533</text:p>
          </table:table-cell>
          <table:table-cell table:formula="of:=(([.F139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744" calcext:value-type="float">
            <text:p>744</text:p>
          </table:table-cell>
          <table:table-cell office:value-type="float" office:value="16506" calcext:value-type="float">
            <text:p>1650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531" calcext:value-type="float">
            <text:p>16531</text:p>
          </table:table-cell>
          <table:table-cell table:formula="of:=(([.F140]-16000)/(40000-16000))+1" office:value-type="float" office:value="1.022125" calcext:value-type="float">
            <text:p>1.022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3" calcext:value-type="float">
            <text:p>-533</text:p>
          </table:table-cell>
          <table:table-cell office:value-type="float" office:value="644" calcext:value-type="float">
            <text:p>644</text:p>
          </table:table-cell>
          <table:table-cell office:value-type="float" office:value="16462" calcext:value-type="float">
            <text:p>1646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6483" calcext:value-type="float">
            <text:p>16483</text:p>
          </table:table-cell>
          <table:table-cell table:formula="of:=(([.F141]-16000)/(40000-16000))+1" office:value-type="float" office:value="1.020125" calcext:value-type="float">
            <text:p>1.02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  <table:table-cell office:value-type="float" office:value="659" calcext:value-type="float">
            <text:p>659</text:p>
          </table:table-cell>
          <table:table-cell office:value-type="float" office:value="16464" calcext:value-type="float">
            <text:p>1646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483" calcext:value-type="float">
            <text:p>16483</text:p>
          </table:table-cell>
          <table:table-cell table:formula="of:=(([.F142]-16000)/(40000-16000))+1" office:value-type="float" office:value="1.020125" calcext:value-type="float">
            <text:p>1.02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0" calcext:value-type="float">
            <text:p>-430</text:p>
          </table:table-cell>
          <table:table-cell office:value-type="float" office:value="748" calcext:value-type="float">
            <text:p>748</text:p>
          </table:table-cell>
          <table:table-cell office:value-type="float" office:value="16659" calcext:value-type="float">
            <text:p>1665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6681" calcext:value-type="float">
            <text:p>16681</text:p>
          </table:table-cell>
          <table:table-cell table:formula="of:=(([.F143]-16000)/(40000-16000))+1" office:value-type="float" office:value="1.028375" calcext:value-type="float">
            <text:p>1.028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35" calcext:value-type="float">
            <text:p>635</text:p>
          </table:table-cell>
          <table:table-cell office:value-type="float" office:value="16632" calcext:value-type="float">
            <text:p>16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6650" calcext:value-type="float">
            <text:p>16650</text:p>
          </table:table-cell>
          <table:table-cell table:formula="of:=(([.F144]-16000)/(40000-16000))+1" office:value-type="float" office:value="1.02708333333333" calcext:value-type="float">
            <text:p>1.027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2" calcext:value-type="float">
            <text:p>-552</text:p>
          </table:table-cell>
          <table:table-cell office:value-type="float" office:value="665" calcext:value-type="float">
            <text:p>665</text:p>
          </table:table-cell>
          <table:table-cell office:value-type="float" office:value="16539" calcext:value-type="float">
            <text:p>165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561" calcext:value-type="float">
            <text:p>16561</text:p>
          </table:table-cell>
          <table:table-cell table:formula="of:=(([.F145]-16000)/(40000-16000))+1" office:value-type="float" office:value="1.023375" calcext:value-type="float">
            <text:p>1.02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681" calcext:value-type="float">
            <text:p>681</text:p>
          </table:table-cell>
          <table:table-cell office:value-type="float" office:value="16499" calcext:value-type="float">
            <text:p>1649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6520" calcext:value-type="float">
            <text:p>16520</text:p>
          </table:table-cell>
          <table:table-cell table:formula="of:=(([.F146]-16000)/(40000-16000))+1" office:value-type="float" office:value="1.02166666666667" calcext:value-type="float">
            <text:p>1.021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692" calcext:value-type="float">
            <text:p>692</text:p>
          </table:table-cell>
          <table:table-cell office:value-type="float" office:value="16475" calcext:value-type="float">
            <text:p>164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6496" calcext:value-type="float">
            <text:p>16496</text:p>
          </table:table-cell>
          <table:table-cell table:formula="of:=(([.F147]-16000)/(40000-16000))+1" office:value-type="float" office:value="1.02066666666667" calcext:value-type="float">
            <text:p>1.020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669" calcext:value-type="float">
            <text:p>669</text:p>
          </table:table-cell>
          <table:table-cell office:value-type="float" office:value="16496" calcext:value-type="float">
            <text:p>1649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516" calcext:value-type="float">
            <text:p>16516</text:p>
          </table:table-cell>
          <table:table-cell table:formula="of:=(([.F148]-16000)/(40000-16000))+1" office:value-type="float" office:value="1.0215" calcext:value-type="float">
            <text:p>1.0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647" calcext:value-type="float">
            <text:p>647</text:p>
          </table:table-cell>
          <table:table-cell office:value-type="float" office:value="16488" calcext:value-type="float">
            <text:p>1648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508" calcext:value-type="float">
            <text:p>16508</text:p>
          </table:table-cell>
          <table:table-cell table:formula="of:=(([.F149]-16000)/(40000-16000))+1" office:value-type="float" office:value="1.02116666666667" calcext:value-type="float">
            <text:p>1.021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649" calcext:value-type="float">
            <text:p>649</text:p>
          </table:table-cell>
          <table:table-cell office:value-type="float" office:value="16523" calcext:value-type="float">
            <text:p>1652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542" calcext:value-type="float">
            <text:p>16542</text:p>
          </table:table-cell>
          <table:table-cell table:formula="of:=(([.F150]-16000)/(40000-16000))+1" office:value-type="float" office:value="1.02258333333333" calcext:value-type="float">
            <text:p>1.022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95" calcext:value-type="float">
            <text:p>-395</text:p>
          </table:table-cell>
          <table:table-cell office:value-type="float" office:value="683" calcext:value-type="float">
            <text:p>683</text:p>
          </table:table-cell>
          <table:table-cell office:value-type="float" office:value="16496" calcext:value-type="float">
            <text:p>1649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514" calcext:value-type="float">
            <text:p>16514</text:p>
          </table:table-cell>
          <table:table-cell table:formula="of:=(([.F151]-16000)/(40000-16000))+1" office:value-type="float" office:value="1.02141666666667" calcext:value-type="float">
            <text:p>1.021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714" calcext:value-type="float">
            <text:p>714</text:p>
          </table:table-cell>
          <table:table-cell office:value-type="float" office:value="16513" calcext:value-type="float">
            <text:p>165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533" calcext:value-type="float">
            <text:p>16533</text:p>
          </table:table-cell>
          <table:table-cell table:formula="of:=(([.F152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699" calcext:value-type="float">
            <text:p>699</text:p>
          </table:table-cell>
          <table:table-cell office:value-type="float" office:value="16441" calcext:value-type="float">
            <text:p>164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6464" calcext:value-type="float">
            <text:p>16464</text:p>
          </table:table-cell>
          <table:table-cell table:formula="of:=(([.F153]-16000)/(40000-16000))+1" office:value-type="float" office:value="1.01933333333333" calcext:value-type="float">
            <text:p>1.019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667" calcext:value-type="float">
            <text:p>667</text:p>
          </table:table-cell>
          <table:table-cell office:value-type="float" office:value="16339" calcext:value-type="float">
            <text:p>1633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6358" calcext:value-type="float">
            <text:p>16358</text:p>
          </table:table-cell>
          <table:table-cell table:formula="of:=(([.F154]-16000)/(40000-16000))+1" office:value-type="float" office:value="1.01491666666667" calcext:value-type="float">
            <text:p>1.014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2" calcext:value-type="float">
            <text:p>-462</text:p>
          </table:table-cell>
          <table:table-cell office:value-type="float" office:value="602" calcext:value-type="float">
            <text:p>602</text:p>
          </table:table-cell>
          <table:table-cell office:value-type="float" office:value="16618" calcext:value-type="float">
            <text:p>1661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6635" calcext:value-type="float">
            <text:p>16635</text:p>
          </table:table-cell>
          <table:table-cell table:formula="of:=(([.F155]-16000)/(40000-16000))+1" office:value-type="float" office:value="1.02645833333333" calcext:value-type="float">
            <text:p>1.026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782" calcext:value-type="float">
            <text:p>782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6528" calcext:value-type="float">
            <text:p>16528</text:p>
          </table:table-cell>
          <table:table-cell table:formula="of:=(([.F156]-16000)/(40000-16000))+1"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694" calcext:value-type="float">
            <text:p>694</text:p>
          </table:table-cell>
          <table:table-cell office:value-type="float" office:value="16514" calcext:value-type="float">
            <text:p>165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6536" calcext:value-type="float">
            <text:p>16536</text:p>
          </table:table-cell>
          <table:table-cell table:formula="of:=(([.F157]-16000)/(40000-16000))+1" office:value-type="float" office:value="1.02233333333333" calcext:value-type="float">
            <text:p>1.022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720" calcext:value-type="float">
            <text:p>720</text:p>
          </table:table-cell>
          <table:table-cell office:value-type="float" office:value="16488" calcext:value-type="float">
            <text:p>164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6509" calcext:value-type="float">
            <text:p>16509</text:p>
          </table:table-cell>
          <table:table-cell table:formula="of:=(([.F158]-16000)/(40000-16000))+1" office:value-type="float" office:value="1.02120833333333" calcext:value-type="float">
            <text:p>1.021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03" calcext:value-type="float">
            <text:p>-603</text:p>
          </table:table-cell>
          <table:table-cell office:value-type="float" office:value="661" calcext:value-type="float">
            <text:p>661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6480" calcext:value-type="float">
            <text:p>16480</text:p>
          </table:table-cell>
          <table:table-cell table:formula="of:=(([.F159]-16000)/(40000-16000))+1"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605" calcext:value-type="float">
            <text:p>605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6496" calcext:value-type="float">
            <text:p>16496</text:p>
          </table:table-cell>
          <table:table-cell table:formula="of:=(([.F160]-16000)/(40000-16000))+1" office:value-type="float" office:value="1.02066666666667" calcext:value-type="float">
            <text:p>1.020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740" calcext:value-type="float">
            <text:p>740</text:p>
          </table:table-cell>
          <table:table-cell office:value-type="float" office:value="16687" calcext:value-type="float">
            <text:p>16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6710" calcext:value-type="float">
            <text:p>16710</text:p>
          </table:table-cell>
          <table:table-cell table:formula="of:=(([.F161]-16000)/(40000-16000))+1" office:value-type="float" office:value="1.02958333333333" calcext:value-type="float">
            <text:p>1.029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675" calcext:value-type="float">
            <text:p>675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534" calcext:value-type="float">
            <text:p>16534</text:p>
          </table:table-cell>
          <table:table-cell table:formula="of:=(([.F162]-16000)/(40000-16000))+1" office:value-type="float" office:value="1.02225" calcext:value-type="float">
            <text:p>1.02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3" calcext:value-type="float">
            <text:p>-493</text:p>
          </table:table-cell>
          <table:table-cell office:value-type="float" office:value="656" calcext:value-type="float">
            <text:p>656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6545" calcext:value-type="float">
            <text:p>16545</text:p>
          </table:table-cell>
          <table:table-cell table:formula="of:=(([.F163]-16000)/(40000-16000))+1" office:value-type="float" office:value="1.02270833333333" calcext:value-type="float">
            <text:p>1.022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714" calcext:value-type="float">
            <text:p>714</text:p>
          </table:table-cell>
          <table:table-cell office:value-type="float" office:value="16545" calcext:value-type="float">
            <text:p>1654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6568" calcext:value-type="float">
            <text:p>16568</text:p>
          </table:table-cell>
          <table:table-cell table:formula="of:=(([.F164]-16000)/(40000-16000))+1" office:value-type="float" office:value="1.02366666666667" calcext:value-type="float">
            <text:p>1.023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3" calcext:value-type="float">
            <text:p>-513</text:p>
          </table:table-cell>
          <table:table-cell office:value-type="float" office:value="721" calcext:value-type="float">
            <text:p>721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501" calcext:value-type="float">
            <text:p>16501</text:p>
          </table:table-cell>
          <table:table-cell table:formula="of:=(([.F165]-16000)/(40000-16000))+1" office:value-type="float" office:value="1.020875" calcext:value-type="float">
            <text:p>1.020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2" calcext:value-type="float">
            <text:p>-462</text:p>
          </table:table-cell>
          <table:table-cell office:value-type="float" office:value="736" calcext:value-type="float">
            <text:p>736</text:p>
          </table:table-cell>
          <table:table-cell office:value-type="float" office:value="16592" calcext:value-type="float">
            <text:p>1659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614" calcext:value-type="float">
            <text:p>16614</text:p>
          </table:table-cell>
          <table:table-cell table:formula="of:=(([.F166]-16000)/(40000-16000))+1" office:value-type="float" office:value="1.02558333333333" calcext:value-type="float">
            <text:p>1.025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656" calcext:value-type="float">
            <text:p>656</text:p>
          </table:table-cell>
          <table:table-cell office:value-type="float" office:value="16467" calcext:value-type="float">
            <text:p>1646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485" calcext:value-type="float">
            <text:p>16485</text:p>
          </table:table-cell>
          <table:table-cell table:formula="of:=(([.F167]-16000)/(40000-16000))+1" office:value-type="float" office:value="1.02020833333333" calcext:value-type="float">
            <text:p>1.020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682" calcext:value-type="float">
            <text:p>682</text:p>
          </table:table-cell>
          <table:table-cell office:value-type="float" office:value="16511" calcext:value-type="float">
            <text:p>1651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532" calcext:value-type="float">
            <text:p>16532</text:p>
          </table:table-cell>
          <table:table-cell table:formula="of:=(([.F168]-16000)/(40000-16000))+1" office:value-type="float" office:value="1.02216666666667" calcext:value-type="float">
            <text:p>1.022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766" calcext:value-type="float">
            <text:p>766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550" calcext:value-type="float">
            <text:p>16550</text:p>
          </table:table-cell>
          <table:table-cell table:formula="of:=(([.F169]-16000)/(40000-16000))+1" office:value-type="float" office:value="1.02291666666667" calcext:value-type="float">
            <text:p>1.022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724" calcext:value-type="float">
            <text:p>724</text:p>
          </table:table-cell>
          <table:table-cell office:value-type="float" office:value="16473" calcext:value-type="float">
            <text:p>1647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496" calcext:value-type="float">
            <text:p>16496</text:p>
          </table:table-cell>
          <table:table-cell table:formula="of:=(([.F170]-16000)/(40000-16000))+1" office:value-type="float" office:value="1.02066666666667" calcext:value-type="float">
            <text:p>1.020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633" calcext:value-type="float">
            <text:p>633</text:p>
          </table:table-cell>
          <table:table-cell office:value-type="float" office:value="16445" calcext:value-type="float">
            <text:p>164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6462" calcext:value-type="float">
            <text:p>16462</text:p>
          </table:table-cell>
          <table:table-cell table:formula="of:=(([.F171]-16000)/(40000-16000))+1" office:value-type="float" office:value="1.01925" calcext:value-type="float">
            <text:p>1.01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712" calcext:value-type="float">
            <text:p>712</text:p>
          </table:table-cell>
          <table:table-cell office:value-type="float" office:value="16546" calcext:value-type="float">
            <text:p>165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6568" calcext:value-type="float">
            <text:p>16568</text:p>
          </table:table-cell>
          <table:table-cell table:formula="of:=(([.F172]-16000)/(40000-16000))+1" office:value-type="float" office:value="1.02366666666667" calcext:value-type="float">
            <text:p>1.023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667" calcext:value-type="float">
            <text:p>667</text:p>
          </table:table-cell>
          <table:table-cell office:value-type="float" office:value="16612" calcext:value-type="float">
            <text:p>1661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6631" calcext:value-type="float">
            <text:p>16631</text:p>
          </table:table-cell>
          <table:table-cell table:formula="of:=(([.F173]-16000)/(40000-16000))+1" office:value-type="float" office:value="1.02629166666667" calcext:value-type="float">
            <text:p>1.026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33" calcext:value-type="float">
            <text:p>-733</text:p>
          </table:table-cell>
          <table:table-cell office:value-type="float" office:value="677" calcext:value-type="float">
            <text:p>677</text:p>
          </table:table-cell>
          <table:table-cell office:value-type="float" office:value="16455" calcext:value-type="float">
            <text:p>1645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6485" calcext:value-type="float">
            <text:p>16485</text:p>
          </table:table-cell>
          <table:table-cell table:formula="of:=(([.F174]-16000)/(40000-16000))+1" office:value-type="float" office:value="1.02020833333333" calcext:value-type="float">
            <text:p>1.020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2" calcext:value-type="float">
            <text:p>-402</text:p>
          </table:table-cell>
          <table:table-cell office:value-type="float" office:value="720" calcext:value-type="float">
            <text:p>720</text:p>
          </table:table-cell>
          <table:table-cell office:value-type="float" office:value="16484" calcext:value-type="float">
            <text:p>1648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6504" calcext:value-type="float">
            <text:p>16504</text:p>
          </table:table-cell>
          <table:table-cell table:formula="of:=(([.F175]-16000)/(40000-16000))+1" office:value-type="float" office:value="1.021" calcext:value-type="float">
            <text:p>1.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681" calcext:value-type="float">
            <text:p>681</text:p>
          </table:table-cell>
          <table:table-cell office:value-type="float" office:value="16614" calcext:value-type="float">
            <text:p>1661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6634" calcext:value-type="float">
            <text:p>16634</text:p>
          </table:table-cell>
          <table:table-cell table:formula="of:=(([.F176]-16000)/(40000-16000))+1" office:value-type="float" office:value="1.02641666666667" calcext:value-type="float">
            <text:p>1.026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99" calcext:value-type="float">
            <text:p>-399</text:p>
          </table:table-cell>
          <table:table-cell office:value-type="float" office:value="739" calcext:value-type="float">
            <text:p>739</text:p>
          </table:table-cell>
          <table:table-cell office:value-type="float" office:value="16433" calcext:value-type="float">
            <text:p>1643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6454" calcext:value-type="float">
            <text:p>16454</text:p>
          </table:table-cell>
          <table:table-cell table:formula="of:=(([.F177]-16000)/(40000-16000))+1" office:value-type="float" office:value="1.01891666666667" calcext:value-type="float">
            <text:p>1.018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718" calcext:value-type="float">
            <text:p>718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6393" calcext:value-type="float">
            <text:p>16393</text:p>
          </table:table-cell>
          <table:table-cell table:formula="of:=(([.F178]-16000)/(40000-16000))+1" office:value-type="float" office:value="1.016375" calcext:value-type="float">
            <text:p>1.016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672" calcext:value-type="float">
            <text:p>672</text:p>
          </table:table-cell>
          <table:table-cell office:value-type="float" office:value="16476" calcext:value-type="float">
            <text:p>1647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496" calcext:value-type="float">
            <text:p>16496</text:p>
          </table:table-cell>
          <table:table-cell table:formula="of:=(([.F179]-16000)/(40000-16000))+1" office:value-type="float" office:value="1.02066666666667" calcext:value-type="float">
            <text:p>1.020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683" calcext:value-type="float">
            <text:p>683</text:p>
          </table:table-cell>
          <table:table-cell office:value-type="float" office:value="16486" calcext:value-type="float">
            <text:p>1648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506" calcext:value-type="float">
            <text:p>16506</text:p>
          </table:table-cell>
          <table:table-cell table:formula="of:=(([.F180]-16000)/(40000-16000))+1" office:value-type="float" office:value="1.02108333333333" calcext:value-type="float">
            <text:p>1.021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49" calcext:value-type="float">
            <text:p>649</text:p>
          </table:table-cell>
          <table:table-cell office:value-type="float" office:value="16527" calcext:value-type="float">
            <text:p>165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547" calcext:value-type="float">
            <text:p>16547</text:p>
          </table:table-cell>
          <table:table-cell table:formula="of:=(([.F181]-16000)/(40000-16000))+1" office:value-type="float" office:value="1.02279166666667" calcext:value-type="float">
            <text:p>1.022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700" calcext:value-type="float">
            <text:p>700</text:p>
          </table:table-cell>
          <table:table-cell office:value-type="float" office:value="16578" calcext:value-type="float">
            <text:p>165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598" calcext:value-type="float">
            <text:p>16598</text:p>
          </table:table-cell>
          <table:table-cell table:formula="of:=(([.F182]-16000)/(40000-16000))+1" office:value-type="float" office:value="1.02491666666667" calcext:value-type="float">
            <text:p>1.024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711" calcext:value-type="float">
            <text:p>711</text:p>
          </table:table-cell>
          <table:table-cell office:value-type="float" office:value="16512" calcext:value-type="float">
            <text:p>1651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535" calcext:value-type="float">
            <text:p>16535</text:p>
          </table:table-cell>
          <table:table-cell table:formula="of:=(([.F183]-16000)/(40000-16000))+1" office:value-type="float" office:value="1.02229166666667" calcext:value-type="float">
            <text:p>1.022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4" calcext:value-type="float">
            <text:p>-454</text:p>
          </table:table-cell>
          <table:table-cell office:value-type="float" office:value="622" calcext:value-type="float">
            <text:p>622</text:p>
          </table:table-cell>
          <table:table-cell office:value-type="float" office:value="16441" calcext:value-type="float">
            <text:p>1644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459" calcext:value-type="float">
            <text:p>16459</text:p>
          </table:table-cell>
          <table:table-cell table:formula="of:=(([.F184]-16000)/(40000-16000))+1" office:value-type="float" office:value="1.019125" calcext:value-type="float">
            <text:p>1.019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5" calcext:value-type="float">
            <text:p>-545</text:p>
          </table:table-cell>
          <table:table-cell office:value-type="float" office:value="696" calcext:value-type="float">
            <text:p>696</text:p>
          </table:table-cell>
          <table:table-cell office:value-type="float" office:value="16471" calcext:value-type="float">
            <text:p>1647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494" calcext:value-type="float">
            <text:p>16494</text:p>
          </table:table-cell>
          <table:table-cell table:formula="of:=(([.F185]-16000)/(40000-16000))+1" office:value-type="float" office:value="1.02058333333333" calcext:value-type="float">
            <text:p>1.020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1" calcext:value-type="float">
            <text:p>-541</text:p>
          </table:table-cell>
          <table:table-cell office:value-type="float" office:value="656" calcext:value-type="float">
            <text:p>656</text:p>
          </table:table-cell>
          <table:table-cell office:value-type="float" office:value="16618" calcext:value-type="float">
            <text:p>1661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639" calcext:value-type="float">
            <text:p>16639</text:p>
          </table:table-cell>
          <table:table-cell table:formula="of:=(([.F186]-16000)/(40000-16000))+1" office:value-type="float" office:value="1.026625" calcext:value-type="float">
            <text:p>1.026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689" calcext:value-type="float">
            <text:p>689</text:p>
          </table:table-cell>
          <table:table-cell office:value-type="float" office:value="16364" calcext:value-type="float">
            <text:p>1636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6386" calcext:value-type="float">
            <text:p>16386</text:p>
          </table:table-cell>
          <table:table-cell table:formula="of:=(([.F187]-16000)/(40000-16000))+1" office:value-type="float" office:value="1.01608333333333" calcext:value-type="float">
            <text:p>1.016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695" calcext:value-type="float">
            <text:p>695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6521" calcext:value-type="float">
            <text:p>16521</text:p>
          </table:table-cell>
          <table:table-cell table:formula="of:=(([.F188]-16000)/(40000-16000))+1" office:value-type="float" office:value="1.02170833333333" calcext:value-type="float">
            <text:p>1.021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664" calcext:value-type="float">
            <text:p>664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515" calcext:value-type="float">
            <text:p>16515</text:p>
          </table:table-cell>
          <table:table-cell table:formula="of:=(([.F189]-16000)/(40000-16000))+1" office:value-type="float" office:value="1.02145833333333" calcext:value-type="float">
            <text:p>1.021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696" calcext:value-type="float">
            <text:p>696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499" calcext:value-type="float">
            <text:p>16499</text:p>
          </table:table-cell>
          <table:table-cell table:formula="of:=(([.F190]-16000)/(40000-16000))+1" office:value-type="float" office:value="1.02079166666667" calcext:value-type="float">
            <text:p>1.020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698" calcext:value-type="float">
            <text:p>698</text:p>
          </table:table-cell>
          <table:table-cell office:value-type="float" office:value="16414" calcext:value-type="float">
            <text:p>1641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6435" calcext:value-type="float">
            <text:p>16435</text:p>
          </table:table-cell>
          <table:table-cell table:formula="of:=(([.F191]-16000)/(40000-16000))+1" office:value-type="float" office:value="1.018125" calcext:value-type="float">
            <text:p>1.01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83" calcext:value-type="float">
            <text:p>-583</text:p>
          </table:table-cell>
          <table:table-cell office:value-type="float" office:value="666" calcext:value-type="float">
            <text:p>666</text:p>
          </table:table-cell>
          <table:table-cell office:value-type="float" office:value="16471" calcext:value-type="float">
            <text:p>1647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494" calcext:value-type="float">
            <text:p>16494</text:p>
          </table:table-cell>
          <table:table-cell table:formula="of:=(([.F192]-16000)/(40000-16000))+1" office:value-type="float" office:value="1.02058333333333" calcext:value-type="float">
            <text:p>1.020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8" calcext:value-type="float">
            <text:p>-438</text:p>
          </table:table-cell>
          <table:table-cell office:value-type="float" office:value="730" calcext:value-type="float">
            <text:p>730</text:p>
          </table:table-cell>
          <table:table-cell office:value-type="float" office:value="16502" calcext:value-type="float">
            <text:p>1650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523" calcext:value-type="float">
            <text:p>16523</text:p>
          </table:table-cell>
          <table:table-cell table:formula="of:=(([.F193]-16000)/(40000-16000))+1" office:value-type="float" office:value="1.02179166666667" calcext:value-type="float">
            <text:p>1.021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85" calcext:value-type="float">
            <text:p>-385</text:p>
          </table:table-cell>
          <table:table-cell office:value-type="float" office:value="734" calcext:value-type="float">
            <text:p>734</text:p>
          </table:table-cell>
          <table:table-cell office:value-type="float" office:value="16612" calcext:value-type="float">
            <text:p>16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632" calcext:value-type="float">
            <text:p>16632</text:p>
          </table:table-cell>
          <table:table-cell table:formula="of:=(([.F194]-16000)/(40000-16000))+1" office:value-type="float" office:value="1.02633333333333" calcext:value-type="float">
            <text:p>1.026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652" calcext:value-type="float">
            <text:p>652</text:p>
          </table:table-cell>
          <table:table-cell office:value-type="float" office:value="16507" calcext:value-type="float">
            <text:p>1650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528" calcext:value-type="float">
            <text:p>16528</text:p>
          </table:table-cell>
          <table:table-cell table:formula="of:=(([.F195]-16000)/(40000-16000))+1"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660" calcext:value-type="float">
            <text:p>660</text:p>
          </table:table-cell>
          <table:table-cell office:value-type="float" office:value="16530" calcext:value-type="float">
            <text:p>1653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550" calcext:value-type="float">
            <text:p>16550</text:p>
          </table:table-cell>
          <table:table-cell table:formula="of:=(([.F196]-16000)/(40000-16000))+1" office:value-type="float" office:value="1.02291666666667" calcext:value-type="float">
            <text:p>1.022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603" calcext:value-type="float">
            <text:p>603</text:p>
          </table:table-cell>
          <table:table-cell office:value-type="float" office:value="16433" calcext:value-type="float">
            <text:p>1643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6452" calcext:value-type="float">
            <text:p>16452</text:p>
          </table:table-cell>
          <table:table-cell table:formula="of:=(([.F197]-16000)/(40000-16000))+1" office:value-type="float" office:value="1.01883333333333" calcext:value-type="float">
            <text:p>1.018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7" calcext:value-type="float">
            <text:p>-407</text:p>
          </table:table-cell>
          <table:table-cell office:value-type="float" office:value="724" calcext:value-type="float">
            <text:p>724</text:p>
          </table:table-cell>
          <table:table-cell office:value-type="float" office:value="16459" calcext:value-type="float">
            <text:p>1645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6479" calcext:value-type="float">
            <text:p>16479</text:p>
          </table:table-cell>
          <table:table-cell table:formula="of:=(([.F198]-16000)/(40000-16000))+1" office:value-type="float" office:value="1.01995833333333" calcext:value-type="float">
            <text:p>1.019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5" calcext:value-type="float">
            <text:p>-405</text:p>
          </table:table-cell>
          <table:table-cell office:value-type="float" office:value="620" calcext:value-type="float">
            <text:p>620</text:p>
          </table:table-cell>
          <table:table-cell office:value-type="float" office:value="16438" calcext:value-type="float">
            <text:p>164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6454" calcext:value-type="float">
            <text:p>16454</text:p>
          </table:table-cell>
          <table:table-cell table:formula="of:=(([.F199]-16000)/(40000-16000))+1" office:value-type="float" office:value="1.01891666666667" calcext:value-type="float">
            <text:p>1.018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690" calcext:value-type="float">
            <text:p>690</text:p>
          </table:table-cell>
          <table:table-cell office:value-type="float" office:value="16586" calcext:value-type="float">
            <text:p>1658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6607" calcext:value-type="float">
            <text:p>16607</text:p>
          </table:table-cell>
          <table:table-cell table:formula="of:=(([.F200]-16000)/(40000-16000))+1" office:value-type="float" office:value="1.02529166666667" calcext:value-type="float">
            <text:p>1.025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695" calcext:value-type="float">
            <text:p>695</text:p>
          </table:table-cell>
          <table:table-cell office:value-type="float" office:value="16517" calcext:value-type="float">
            <text:p>1651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538" calcext:value-type="float">
            <text:p>16538</text:p>
          </table:table-cell>
          <table:table-cell table:formula="of:=(([.F201]-16000)/(40000-16000))+1" office:value-type="float" office:value="1.02241666666667" calcext:value-type="float">
            <text:p>1.022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682" calcext:value-type="float">
            <text:p>682</text:p>
          </table:table-cell>
          <table:table-cell office:value-type="float" office:value="16647" calcext:value-type="float">
            <text:p>166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668" calcext:value-type="float">
            <text:p>16668</text:p>
          </table:table-cell>
          <table:table-cell table:formula="of:=(([.F202]-16000)/(40000-16000))+1" office:value-type="float" office:value="1.02783333333333" calcext:value-type="float">
            <text:p>1.027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  <table:table-cell office:value-type="float" office:value="675" calcext:value-type="float">
            <text:p>675</text:p>
          </table:table-cell>
          <table:table-cell office:value-type="float" office:value="16553" calcext:value-type="float">
            <text:p>1655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6571" calcext:value-type="float">
            <text:p>16571</text:p>
          </table:table-cell>
          <table:table-cell table:formula="of:=(([.F203]-16000)/(40000-16000))+1" office:value-type="float" office:value="1.02379166666667" calcext:value-type="float">
            <text:p>1.023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7" calcext:value-type="float">
            <text:p>-447</text:p>
          </table:table-cell>
          <table:table-cell office:value-type="float" office:value="663" calcext:value-type="float">
            <text:p>663</text:p>
          </table:table-cell>
          <table:table-cell office:value-type="float" office:value="16393" calcext:value-type="float">
            <text:p>1639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6412" calcext:value-type="float">
            <text:p>16412</text:p>
          </table:table-cell>
          <table:table-cell table:formula="of:=(([.F204]-16000)/(40000-16000))+1" office:value-type="float" office:value="1.01716666666667" calcext:value-type="float">
            <text:p>1.017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8" calcext:value-type="float">
            <text:p>-518</text:p>
          </table:table-cell>
          <table:table-cell office:value-type="float" office:value="742" calcext:value-type="float">
            <text:p>742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528" calcext:value-type="float">
            <text:p>16528</text:p>
          </table:table-cell>
          <table:table-cell table:formula="of:=(([.F205]-16000)/(40000-16000))+1"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2" calcext:value-type="float">
            <text:p>-462</text:p>
          </table:table-cell>
          <table:table-cell office:value-type="float" office:value="703" calcext:value-type="float">
            <text:p>703</text:p>
          </table:table-cell>
          <table:table-cell office:value-type="float" office:value="16557" calcext:value-type="float">
            <text:p>1655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578" calcext:value-type="float">
            <text:p>16578</text:p>
          </table:table-cell>
          <table:table-cell table:formula="of:=(([.F206]-16000)/(40000-16000))+1" office:value-type="float" office:value="1.02408333333333" calcext:value-type="float">
            <text:p>1.024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666" calcext:value-type="float">
            <text:p>666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541" calcext:value-type="float">
            <text:p>16541</text:p>
          </table:table-cell>
          <table:table-cell table:formula="of:=(([.F207]-16000)/(40000-16000))+1" office:value-type="float" office:value="1.02254166666667" calcext:value-type="float">
            <text:p>1.022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71" calcext:value-type="float">
            <text:p>-571</text:p>
          </table:table-cell>
          <table:table-cell office:value-type="float" office:value="681" calcext:value-type="float">
            <text:p>681</text:p>
          </table:table-cell>
          <table:table-cell office:value-type="float" office:value="16537" calcext:value-type="float">
            <text:p>1653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560" calcext:value-type="float">
            <text:p>16560</text:p>
          </table:table-cell>
          <table:table-cell table:formula="of:=(([.F208]-16000)/(40000-16000))+1" office:value-type="float" office:value="1.02333333333333" calcext:value-type="float">
            <text:p>1.02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677" calcext:value-type="float">
            <text:p>677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6512" calcext:value-type="float">
            <text:p>16512</text:p>
          </table:table-cell>
          <table:table-cell table:formula="of:=(([.F209]-16000)/(40000-16000))+1" office:value-type="float" office:value="1.02133333333333" calcext:value-type="float">
            <text:p>1.021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691" calcext:value-type="float">
            <text:p>691</text:p>
          </table:table-cell>
          <table:table-cell office:value-type="float" office:value="16452" calcext:value-type="float">
            <text:p>1645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472" calcext:value-type="float">
            <text:p>16472</text:p>
          </table:table-cell>
          <table:table-cell table:formula="of:=(([.F210]-16000)/(40000-16000))+1" office:value-type="float" office:value="1.01966666666667" calcext:value-type="float">
            <text:p>1.019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735" calcext:value-type="float">
            <text:p>735</text:p>
          </table:table-cell>
          <table:table-cell office:value-type="float" office:value="16465" calcext:value-type="float">
            <text:p>1646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488" calcext:value-type="float">
            <text:p>16488</text:p>
          </table:table-cell>
          <table:table-cell table:formula="of:=(([.F211]-16000)/(40000-16000))+1" office:value-type="float" office:value="1.02033333333333" calcext:value-type="float">
            <text:p>1.020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755" calcext:value-type="float">
            <text:p>755</text:p>
          </table:table-cell>
          <table:table-cell office:value-type="float" office:value="16602" calcext:value-type="float">
            <text:p>1660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6625" calcext:value-type="float">
            <text:p>16625</text:p>
          </table:table-cell>
          <table:table-cell table:formula="of:=(([.F212]-16000)/(40000-16000))+1" office:value-type="float" office:value="1.02604166666667" calcext:value-type="float">
            <text:p>1.026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678" calcext:value-type="float">
            <text:p>678</text:p>
          </table:table-cell>
          <table:table-cell office:value-type="float" office:value="16542" calcext:value-type="float">
            <text:p>1654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6561" calcext:value-type="float">
            <text:p>16561</text:p>
          </table:table-cell>
          <table:table-cell table:formula="of:=(([.F213]-16000)/(40000-16000))+1" office:value-type="float" office:value="1.023375" calcext:value-type="float">
            <text:p>1.02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5" calcext:value-type="float">
            <text:p>-455</text:p>
          </table:table-cell>
          <table:table-cell office:value-type="float" office:value="650" calcext:value-type="float">
            <text:p>650</text:p>
          </table:table-cell>
          <table:table-cell office:value-type="float" office:value="16590" calcext:value-type="float">
            <text:p>1659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6608" calcext:value-type="float">
            <text:p>16608</text:p>
          </table:table-cell>
          <table:table-cell table:formula="of:=(([.F214]-16000)/(40000-16000))+1" office:value-type="float" office:value="1.02533333333333" calcext:value-type="float">
            <text:p>1.025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28" calcext:value-type="float">
            <text:p>628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6519" calcext:value-type="float">
            <text:p>16519</text:p>
          </table:table-cell>
          <table:table-cell table:formula="of:=(([.F215]-16000)/(40000-16000))+1" office:value-type="float" office:value="1.021625" calcext:value-type="float">
            <text:p>1.02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661" calcext:value-type="float">
            <text:p>661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6534" calcext:value-type="float">
            <text:p>16534</text:p>
          </table:table-cell>
          <table:table-cell table:formula="of:=(([.F216]-16000)/(40000-16000))+1" office:value-type="float" office:value="1.02225" calcext:value-type="float">
            <text:p>1.02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742" calcext:value-type="float">
            <text:p>742</text:p>
          </table:table-cell>
          <table:table-cell office:value-type="float" office:value="16693" calcext:value-type="float">
            <text:p>1669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6715" calcext:value-type="float">
            <text:p>16715</text:p>
          </table:table-cell>
          <table:table-cell table:formula="of:=(([.F217]-16000)/(40000-16000))+1" office:value-type="float" office:value="1.02979166666667" calcext:value-type="float">
            <text:p>1.029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5" calcext:value-type="float">
            <text:p>-445</text:p>
          </table:table-cell>
          <table:table-cell office:value-type="float" office:value="698" calcext:value-type="float">
            <text:p>698</text:p>
          </table:table-cell>
          <table:table-cell office:value-type="float" office:value="16509" calcext:value-type="float">
            <text:p>1650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529" calcext:value-type="float">
            <text:p>16529</text:p>
          </table:table-cell>
          <table:table-cell table:formula="of:=(([.F218]-16000)/(40000-16000))+1" office:value-type="float" office:value="1.02204166666667" calcext:value-type="float">
            <text:p>1.022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647" calcext:value-type="float">
            <text:p>647</text:p>
          </table:table-cell>
          <table:table-cell office:value-type="float" office:value="16439" calcext:value-type="float">
            <text:p>1643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458" calcext:value-type="float">
            <text:p>16458</text:p>
          </table:table-cell>
          <table:table-cell table:formula="of:=(([.F219]-16000)/(40000-16000))+1" office:value-type="float" office:value="1.01908333333333" calcext:value-type="float">
            <text:p>1.019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3" calcext:value-type="float">
            <text:p>-453</text:p>
          </table:table-cell>
          <table:table-cell office:value-type="float" office:value="692" calcext:value-type="float">
            <text:p>692</text:p>
          </table:table-cell>
          <table:table-cell office:value-type="float" office:value="16419" calcext:value-type="float">
            <text:p>1641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6439" calcext:value-type="float">
            <text:p>16439</text:p>
          </table:table-cell>
          <table:table-cell table:formula="of:=(([.F220]-16000)/(40000-16000))+1" office:value-type="float" office:value="1.01829166666667" calcext:value-type="float">
            <text:p>1.018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739" calcext:value-type="float">
            <text:p>739</text:p>
          </table:table-cell>
          <table:table-cell office:value-type="float" office:value="16501" calcext:value-type="float">
            <text:p>1650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6525" calcext:value-type="float">
            <text:p>16525</text:p>
          </table:table-cell>
          <table:table-cell table:formula="of:=(([.F221]-16000)/(40000-16000))+1" office:value-type="float" office:value="1.021875" calcext:value-type="float">
            <text:p>1.02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6" calcext:value-type="float">
            <text:p>-406</text:p>
          </table:table-cell>
          <table:table-cell office:value-type="float" office:value="701" calcext:value-type="float">
            <text:p>701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569" calcext:value-type="float">
            <text:p>16569</text:p>
          </table:table-cell>
          <table:table-cell table:formula="of:=(([.F222]-16000)/(40000-16000))+1" office:value-type="float" office:value="1.02370833333333" calcext:value-type="float">
            <text:p>1.023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79" calcext:value-type="float">
            <text:p>-379</text:p>
          </table:table-cell>
          <table:table-cell office:value-type="float" office:value="677" calcext:value-type="float">
            <text:p>677</text:p>
          </table:table-cell>
          <table:table-cell office:value-type="float" office:value="16590" calcext:value-type="float">
            <text:p>1659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608" calcext:value-type="float">
            <text:p>16608</text:p>
          </table:table-cell>
          <table:table-cell table:formula="of:=(([.F223]-16000)/(40000-16000))+1" office:value-type="float" office:value="1.02533333333333" calcext:value-type="float">
            <text:p>1.025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3" calcext:value-type="float">
            <text:p>-533</text:p>
          </table:table-cell>
          <table:table-cell office:value-type="float" office:value="703" calcext:value-type="float">
            <text:p>703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6548" calcext:value-type="float">
            <text:p>16548</text:p>
          </table:table-cell>
          <table:table-cell table:formula="of:=(([.F224]-16000)/(40000-16000))+1" office:value-type="float" office:value="1.02283333333333" calcext:value-type="float">
            <text:p>1.022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698" calcext:value-type="float">
            <text:p>698</text:p>
          </table:table-cell>
          <table:table-cell office:value-type="float" office:value="16652" calcext:value-type="float">
            <text:p>1665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6674" calcext:value-type="float">
            <text:p>16674</text:p>
          </table:table-cell>
          <table:table-cell table:formula="of:=(([.F225]-16000)/(40000-16000))+1" office:value-type="float" office:value="1.02808333333333" calcext:value-type="float">
            <text:p>1.028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715" calcext:value-type="float">
            <text:p>715</text:p>
          </table:table-cell>
          <table:table-cell office:value-type="float" office:value="16548" calcext:value-type="float">
            <text:p>1654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571" calcext:value-type="float">
            <text:p>16571</text:p>
          </table:table-cell>
          <table:table-cell table:formula="of:=(([.F226]-16000)/(40000-16000))+1" office:value-type="float" office:value="1.02379166666667" calcext:value-type="float">
            <text:p>1.023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82" calcext:value-type="float">
            <text:p>-382</text:p>
          </table:table-cell>
          <table:table-cell office:value-type="float" office:value="665" calcext:value-type="float">
            <text:p>665</text:p>
          </table:table-cell>
          <table:table-cell office:value-type="float" office:value="16214" calcext:value-type="float">
            <text:p>1621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6232" calcext:value-type="float">
            <text:p>16232</text:p>
          </table:table-cell>
          <table:table-cell table:formula="of:=(([.F227]-16000)/(40000-16000))+1" office:value-type="float" office:value="1.00966666666667" calcext:value-type="float">
            <text:p>1.009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702" calcext:value-type="float">
            <text:p>702</text:p>
          </table:table-cell>
          <table:table-cell office:value-type="float" office:value="16587" calcext:value-type="float">
            <text:p>1658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6609" calcext:value-type="float">
            <text:p>16609</text:p>
          </table:table-cell>
          <table:table-cell table:formula="of:=(([.F228]-16000)/(40000-16000))+1" office:value-type="float" office:value="1.025375" calcext:value-type="float">
            <text:p>1.025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706" calcext:value-type="float">
            <text:p>706</text:p>
          </table:table-cell>
          <table:table-cell office:value-type="float" office:value="16547" calcext:value-type="float">
            <text:p>1654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570" calcext:value-type="float">
            <text:p>16570</text:p>
          </table:table-cell>
          <table:table-cell table:formula="of:=(([.F229]-16000)/(40000-16000))+1" office:value-type="float" office:value="1.02375" calcext:value-type="float">
            <text:p>1.0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673" calcext:value-type="float">
            <text:p>673</text:p>
          </table:table-cell>
          <table:table-cell office:value-type="float" office:value="16419" calcext:value-type="float">
            <text:p>1641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439" calcext:value-type="float">
            <text:p>16439</text:p>
          </table:table-cell>
          <table:table-cell table:formula="of:=(([.F230]-16000)/(40000-16000))+1" office:value-type="float" office:value="1.01829166666667" calcext:value-type="float">
            <text:p>1.018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8" calcext:value-type="float">
            <text:p>-438</text:p>
          </table:table-cell>
          <table:table-cell office:value-type="float" office:value="673" calcext:value-type="float">
            <text:p>673</text:p>
          </table:table-cell>
          <table:table-cell office:value-type="float" office:value="16658" calcext:value-type="float">
            <text:p>166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677" calcext:value-type="float">
            <text:p>16677</text:p>
          </table:table-cell>
          <table:table-cell table:formula="of:=(([.F231]-16000)/(40000-16000))+1" office:value-type="float" office:value="1.02820833333333" calcext:value-type="float">
            <text:p>1.028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31" calcext:value-type="float">
            <text:p>-731</text:p>
          </table:table-cell>
          <table:table-cell office:value-type="float" office:value="710" calcext:value-type="float">
            <text:p>710</text:p>
          </table:table-cell>
          <table:table-cell office:value-type="float" office:value="16432" calcext:value-type="float">
            <text:p>164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463" calcext:value-type="float">
            <text:p>16463</text:p>
          </table:table-cell>
          <table:table-cell table:formula="of:=(([.F232]-16000)/(40000-16000))+1" office:value-type="float" office:value="1.01929166666667" calcext:value-type="float">
            <text:p>1.019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723" calcext:value-type="float">
            <text:p>723</text:p>
          </table:table-cell>
          <table:table-cell office:value-type="float" office:value="16538" calcext:value-type="float">
            <text:p>1653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58" calcext:value-type="float">
            <text:p>16558</text:p>
          </table:table-cell>
          <table:table-cell table:formula="of:=(([.F233]-16000)/(40000-16000))+1" office:value-type="float" office:value="1.02325" calcext:value-type="float">
            <text:p>1.0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700" calcext:value-type="float">
            <text:p>700</text:p>
          </table:table-cell>
          <table:table-cell office:value-type="float" office:value="16462" calcext:value-type="float">
            <text:p>1646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484" calcext:value-type="float">
            <text:p>16484</text:p>
          </table:table-cell>
          <table:table-cell table:formula="of:=(([.F234]-16000)/(40000-16000))+1" office:value-type="float" office:value="1.02016666666667" calcext:value-type="float">
            <text:p>1.020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1" calcext:value-type="float">
            <text:p>-541</text:p>
          </table:table-cell>
          <table:table-cell office:value-type="float" office:value="710" calcext:value-type="float">
            <text:p>710</text:p>
          </table:table-cell>
          <table:table-cell office:value-type="float" office:value="16611" calcext:value-type="float">
            <text:p>1661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634" calcext:value-type="float">
            <text:p>16634</text:p>
          </table:table-cell>
          <table:table-cell table:formula="of:=(([.F235]-16000)/(40000-16000))+1" office:value-type="float" office:value="1.02641666666667" calcext:value-type="float">
            <text:p>1.026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  <table:table-cell office:value-type="float" office:value="690" calcext:value-type="float">
            <text:p>690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541" calcext:value-type="float">
            <text:p>16541</text:p>
          </table:table-cell>
          <table:table-cell table:formula="of:=(([.F236]-16000)/(40000-16000))+1" office:value-type="float" office:value="1.02254166666667" calcext:value-type="float">
            <text:p>1.022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9" calcext:value-type="float">
            <text:p>-409</text:p>
          </table:table-cell>
          <table:table-cell office:value-type="float" office:value="703" calcext:value-type="float">
            <text:p>703</text:p>
          </table:table-cell>
          <table:table-cell office:value-type="float" office:value="16471" calcext:value-type="float">
            <text:p>164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491" calcext:value-type="float">
            <text:p>16491</text:p>
          </table:table-cell>
          <table:table-cell table:formula="of:=(([.F237]-16000)/(40000-16000))+1" office:value-type="float" office:value="1.02045833333333" calcext:value-type="float">
            <text:p>1.020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704" calcext:value-type="float">
            <text:p>704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515" calcext:value-type="float">
            <text:p>16515</text:p>
          </table:table-cell>
          <table:table-cell table:formula="of:=(([.F238]-16000)/(40000-16000))+1" office:value-type="float" office:value="1.02145833333333" calcext:value-type="float">
            <text:p>1.021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683" calcext:value-type="float">
            <text:p>683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6597" calcext:value-type="float">
            <text:p>16597</text:p>
          </table:table-cell>
          <table:table-cell table:formula="of:=(([.F239]-16000)/(40000-16000))+1" office:value-type="float" office:value="1.024875" calcext:value-type="float">
            <text:p>1.02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5" calcext:value-type="float">
            <text:p>-485</text:p>
          </table:table-cell>
          <table:table-cell office:value-type="float" office:value="630" calcext:value-type="float">
            <text:p>630</text:p>
          </table:table-cell>
          <table:table-cell office:value-type="float" office:value="16497" calcext:value-type="float">
            <text:p>1649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6516" calcext:value-type="float">
            <text:p>16516</text:p>
          </table:table-cell>
          <table:table-cell table:formula="of:=(([.F240]-16000)/(40000-16000))+1" office:value-type="float" office:value="1.0215" calcext:value-type="float">
            <text:p>1.0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64" calcext:value-type="float">
            <text:p>664</text:p>
          </table:table-cell>
          <table:table-cell office:value-type="float" office:value="16417" calcext:value-type="float">
            <text:p>1641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437" calcext:value-type="float">
            <text:p>16437</text:p>
          </table:table-cell>
          <table:table-cell table:formula="of:=(([.F241]-16000)/(40000-16000))+1" office:value-type="float" office:value="1.01820833333333" calcext:value-type="float">
            <text:p>1.018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5" calcext:value-type="float">
            <text:p>-535</text:p>
          </table:table-cell>
          <table:table-cell office:value-type="float" office:value="711" calcext:value-type="float">
            <text:p>711</text:p>
          </table:table-cell>
          <table:table-cell office:value-type="float" office:value="16557" calcext:value-type="float">
            <text:p>1655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580" calcext:value-type="float">
            <text:p>16580</text:p>
          </table:table-cell>
          <table:table-cell table:formula="of:=(([.F242]-16000)/(40000-16000))+1" office:value-type="float" office:value="1.02416666666667" calcext:value-type="float">
            <text:p>1.024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 office:value-type="float" office:value="711" calcext:value-type="float">
            <text:p>711</text:p>
          </table:table-cell>
          <table:table-cell office:value-type="float" office:value="16566" calcext:value-type="float">
            <text:p>165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588" calcext:value-type="float">
            <text:p>16588</text:p>
          </table:table-cell>
          <table:table-cell table:formula="of:=(([.F243]-16000)/(40000-16000))+1" office:value-type="float" office:value="1.0245" calcext:value-type="float">
            <text:p>1.0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7" calcext:value-type="float">
            <text:p>-487</text:p>
          </table:table-cell>
          <table:table-cell office:value-type="float" office:value="663" calcext:value-type="float">
            <text:p>663</text:p>
          </table:table-cell>
          <table:table-cell office:value-type="float" office:value="16726" calcext:value-type="float">
            <text:p>1672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746" calcext:value-type="float">
            <text:p>16746</text:p>
          </table:table-cell>
          <table:table-cell table:formula="of:=(([.F244]-16000)/(40000-16000))+1" office:value-type="float" office:value="1.03108333333333" calcext:value-type="float">
            <text:p>1.031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606" calcext:value-type="float">
            <text:p>606</text:p>
          </table:table-cell>
          <table:table-cell office:value-type="float" office:value="16539" calcext:value-type="float">
            <text:p>1653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556" calcext:value-type="float">
            <text:p>16556</text:p>
          </table:table-cell>
          <table:table-cell table:formula="of:=(([.F245]-16000)/(40000-16000))+1" office:value-type="float" office:value="1.02316666666667" calcext:value-type="float">
            <text:p>1.02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646" calcext:value-type="float">
            <text:p>646</text:p>
          </table:table-cell>
          <table:table-cell office:value-type="float" office:value="16637" calcext:value-type="float">
            <text:p>1663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655" calcext:value-type="float">
            <text:p>16655</text:p>
          </table:table-cell>
          <table:table-cell table:formula="of:=(([.F246]-16000)/(40000-16000))+1" office:value-type="float" office:value="1.02729166666667" calcext:value-type="float">
            <text:p>1.027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2" calcext:value-type="float">
            <text:p>-422</text:p>
          </table:table-cell>
          <table:table-cell office:value-type="float" office:value="676" calcext:value-type="float">
            <text:p>676</text:p>
          </table:table-cell>
          <table:table-cell office:value-type="float" office:value="16469" calcext:value-type="float">
            <text:p>1646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488" calcext:value-type="float">
            <text:p>16488</text:p>
          </table:table-cell>
          <table:table-cell table:formula="of:=(([.F247]-16000)/(40000-16000))+1" office:value-type="float" office:value="1.02033333333333" calcext:value-type="float">
            <text:p>1.020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656" calcext:value-type="float">
            <text:p>656</text:p>
          </table:table-cell>
          <table:table-cell office:value-type="float" office:value="16518" calcext:value-type="float">
            <text:p>1651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538" calcext:value-type="float">
            <text:p>16538</text:p>
          </table:table-cell>
          <table:table-cell table:formula="of:=(([.F248]-16000)/(40000-16000))+1" office:value-type="float" office:value="1.02241666666667" calcext:value-type="float">
            <text:p>1.022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1" calcext:value-type="float">
            <text:p>-541</text:p>
          </table:table-cell>
          <table:table-cell office:value-type="float" office:value="611" calcext:value-type="float">
            <text:p>611</text:p>
          </table:table-cell>
          <table:table-cell office:value-type="float" office:value="16569" calcext:value-type="float">
            <text:p>1656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89" calcext:value-type="float">
            <text:p>16589</text:p>
          </table:table-cell>
          <table:table-cell table:formula="of:=(([.F249]-16000)/(40000-16000))+1" office:value-type="float" office:value="1.02454166666667" calcext:value-type="float">
            <text:p>1.024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692" calcext:value-type="float">
            <text:p>692</text:p>
          </table:table-cell>
          <table:table-cell office:value-type="float" office:value="16508" calcext:value-type="float">
            <text:p>1650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29" calcext:value-type="float">
            <text:p>16529</text:p>
          </table:table-cell>
          <table:table-cell table:formula="of:=(([.F250]-16000)/(40000-16000))+1" office:value-type="float" office:value="1.02204166666667" calcext:value-type="float">
            <text:p>1.022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685" calcext:value-type="float">
            <text:p>685</text:p>
          </table:table-cell>
          <table:table-cell office:value-type="float" office:value="16419" calcext:value-type="float">
            <text:p>1641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6440" calcext:value-type="float">
            <text:p>16440</text:p>
          </table:table-cell>
          <table:table-cell table:formula="of:=(([.F251]-16000)/(40000-16000))+1" office:value-type="float" office:value="1.01833333333333" calcext:value-type="float">
            <text:p>1.018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2" calcext:value-type="float">
            <text:p>-442</text:p>
          </table:table-cell>
          <table:table-cell office:value-type="float" office:value="712" calcext:value-type="float">
            <text:p>712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477" calcext:value-type="float">
            <text:p>16477</text:p>
          </table:table-cell>
          <table:table-cell table:formula="of:=(([.F252]-16000)/(40000-16000))+1" office:value-type="float" office:value="1.019875" calcext:value-type="float">
            <text:p>1.019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632" calcext:value-type="float">
            <text:p>632</text:p>
          </table:table-cell>
          <table:table-cell office:value-type="float" office:value="16541" calcext:value-type="float">
            <text:p>1654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558" calcext:value-type="float">
            <text:p>16558</text:p>
          </table:table-cell>
          <table:table-cell table:formula="of:=(([.F253]-16000)/(40000-16000))+1" office:value-type="float" office:value="1.02325" calcext:value-type="float">
            <text:p>1.0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667" calcext:value-type="float">
            <text:p>667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513" calcext:value-type="float">
            <text:p>16513</text:p>
          </table:table-cell>
          <table:table-cell table:formula="of:=(([.F254]-16000)/(40000-16000))+1" office:value-type="float" office:value="1.021375" calcext:value-type="float">
            <text:p>1.02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  <table:table-cell office:value-type="float" office:value="667" calcext:value-type="float">
            <text:p>667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576" calcext:value-type="float">
            <text:p>16576</text:p>
          </table:table-cell>
          <table:table-cell table:formula="of:=(([.F255]-16000)/(40000-16000))+1" office:value-type="float" office:value="1.024" calcext:value-type="float">
            <text:p>1.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629" calcext:value-type="float">
            <text:p>629</text:p>
          </table:table-cell>
          <table:table-cell office:value-type="float" office:value="16546" calcext:value-type="float">
            <text:p>1654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565" calcext:value-type="float">
            <text:p>16565</text:p>
          </table:table-cell>
          <table:table-cell table:formula="of:=(([.F256]-16000)/(40000-16000))+1" office:value-type="float" office:value="1.02354166666667" calcext:value-type="float">
            <text:p>1.023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0" calcext:value-type="float">
            <text:p>-460</text:p>
          </table:table-cell>
          <table:table-cell office:value-type="float" office:value="628" calcext:value-type="float">
            <text:p>628</text:p>
          </table:table-cell>
          <table:table-cell office:value-type="float" office:value="16510" calcext:value-type="float">
            <text:p>165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528" calcext:value-type="float">
            <text:p>16528</text:p>
          </table:table-cell>
          <table:table-cell table:formula="of:=(([.F257]-16000)/(40000-16000))+1"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" calcext:value-type="float">
            <text:p>-486</text:p>
          </table:table-cell>
          <table:table-cell office:value-type="float" office:value="728" calcext:value-type="float">
            <text:p>728</text:p>
          </table:table-cell>
          <table:table-cell office:value-type="float" office:value="16493" calcext:value-type="float">
            <text:p>1649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516" calcext:value-type="float">
            <text:p>16516</text:p>
          </table:table-cell>
          <table:table-cell table:formula="of:=(([.F258]-16000)/(40000-16000))+1" office:value-type="float" office:value="1.0215" calcext:value-type="float">
            <text:p>1.0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755" calcext:value-type="float">
            <text:p>755</text:p>
          </table:table-cell>
          <table:table-cell office:value-type="float" office:value="16439" calcext:value-type="float">
            <text:p>1643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462" calcext:value-type="float">
            <text:p>16462</text:p>
          </table:table-cell>
          <table:table-cell table:formula="of:=(([.F259]-16000)/(40000-16000))+1" office:value-type="float" office:value="1.01925" calcext:value-type="float">
            <text:p>1.01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5" calcext:value-type="float">
            <text:p>-485</text:p>
          </table:table-cell>
          <table:table-cell office:value-type="float" office:value="668" calcext:value-type="float">
            <text:p>668</text:p>
          </table:table-cell>
          <table:table-cell office:value-type="float" office:value="16546" calcext:value-type="float">
            <text:p>1654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566" calcext:value-type="float">
            <text:p>16566</text:p>
          </table:table-cell>
          <table:table-cell table:formula="of:=(([.F260]-16000)/(40000-16000))+1" office:value-type="float" office:value="1.02358333333333" calcext:value-type="float">
            <text:p>1.023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671" calcext:value-type="float">
            <text:p>671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469" calcext:value-type="float">
            <text:p>16469</text:p>
          </table:table-cell>
          <table:table-cell table:formula="of:=(([.F261]-16000)/(40000-16000))+1" office:value-type="float" office:value="1.01954166666667" calcext:value-type="float">
            <text:p>1.019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86" calcext:value-type="float">
            <text:p>-686</text:p>
          </table:table-cell>
          <table:table-cell office:value-type="float" office:value="682" calcext:value-type="float">
            <text:p>682</text:p>
          </table:table-cell>
          <table:table-cell office:value-type="float" office:value="16571" calcext:value-type="float">
            <text:p>1657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599" calcext:value-type="float">
            <text:p>16599</text:p>
          </table:table-cell>
          <table:table-cell table:formula="of:=(([.F262]-16000)/(40000-16000))+1" office:value-type="float" office:value="1.02495833333333" calcext:value-type="float">
            <text:p>1.024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706" calcext:value-type="float">
            <text:p>706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500" calcext:value-type="float">
            <text:p>16500</text:p>
          </table:table-cell>
          <table:table-cell table:formula="of:=(([.F263]-16000)/(40000-16000))+1" office:value-type="float" office:value="1.02083333333333" calcext:value-type="float">
            <text:p>1.020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7" calcext:value-type="float">
            <text:p>-467</text:p>
          </table:table-cell>
          <table:table-cell office:value-type="float" office:value="660" calcext:value-type="float">
            <text:p>660</text:p>
          </table:table-cell>
          <table:table-cell office:value-type="float" office:value="16444" calcext:value-type="float">
            <text:p>1644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463" calcext:value-type="float">
            <text:p>16463</text:p>
          </table:table-cell>
          <table:table-cell table:formula="of:=(([.F264]-16000)/(40000-16000))+1" office:value-type="float" office:value="1.01929166666667" calcext:value-type="float">
            <text:p>1.019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46" calcext:value-type="float">
            <text:p>646</text:p>
          </table:table-cell>
          <table:table-cell office:value-type="float" office:value="16453" calcext:value-type="float">
            <text:p>1645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472" calcext:value-type="float">
            <text:p>16472</text:p>
          </table:table-cell>
          <table:table-cell table:formula="of:=(([.F265]-16000)/(40000-16000))+1" office:value-type="float" office:value="1.01966666666667" calcext:value-type="float">
            <text:p>1.019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1" calcext:value-type="float">
            <text:p>-501</text:p>
          </table:table-cell>
          <table:table-cell office:value-type="float" office:value="704" calcext:value-type="float">
            <text:p>704</text:p>
          </table:table-cell>
          <table:table-cell office:value-type="float" office:value="16487" calcext:value-type="float">
            <text:p>1648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509" calcext:value-type="float">
            <text:p>16509</text:p>
          </table:table-cell>
          <table:table-cell table:formula="of:=(([.F266]-16000)/(40000-16000))+1" office:value-type="float" office:value="1.02120833333333" calcext:value-type="float">
            <text:p>1.021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651" calcext:value-type="float">
            <text:p>651</text:p>
          </table:table-cell>
          <table:table-cell office:value-type="float" office:value="16506" calcext:value-type="float">
            <text:p>1650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526" calcext:value-type="float">
            <text:p>16526</text:p>
          </table:table-cell>
          <table:table-cell table:formula="of:=(([.F267]-16000)/(40000-16000))+1" office:value-type="float" office:value="1.02191666666667" calcext:value-type="float">
            <text:p>1.021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658" calcext:value-type="float">
            <text:p>658</text:p>
          </table:table-cell>
          <table:table-cell office:value-type="float" office:value="16536" calcext:value-type="float">
            <text:p>1653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554" calcext:value-type="float">
            <text:p>16554</text:p>
          </table:table-cell>
          <table:table-cell table:formula="of:=(([.F268]-16000)/(40000-16000))+1" office:value-type="float" office:value="1.02308333333333" calcext:value-type="float">
            <text:p>1.023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656" calcext:value-type="float">
            <text:p>656</text:p>
          </table:table-cell>
          <table:table-cell office:value-type="float" office:value="16490" calcext:value-type="float">
            <text:p>1649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510" calcext:value-type="float">
            <text:p>16510</text:p>
          </table:table-cell>
          <table:table-cell table:formula="of:=(([.F269]-16000)/(40000-16000))+1" office:value-type="float" office:value="1.02125" calcext:value-type="float">
            <text:p>1.02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681" calcext:value-type="float">
            <text:p>681</text:p>
          </table:table-cell>
          <table:table-cell office:value-type="float" office:value="16534" calcext:value-type="float">
            <text:p>1653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556" calcext:value-type="float">
            <text:p>16556</text:p>
          </table:table-cell>
          <table:table-cell table:formula="of:=(([.F270]-16000)/(40000-16000))+1" office:value-type="float" office:value="1.02316666666667" calcext:value-type="float">
            <text:p>1.02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691" calcext:value-type="float">
            <text:p>691</text:p>
          </table:table-cell>
          <table:table-cell office:value-type="float" office:value="16440" calcext:value-type="float">
            <text:p>1644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462" calcext:value-type="float">
            <text:p>16462</text:p>
          </table:table-cell>
          <table:table-cell table:formula="of:=(([.F271]-16000)/(40000-16000))+1" office:value-type="float" office:value="1.01925" calcext:value-type="float">
            <text:p>1.01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2" calcext:value-type="float">
            <text:p>-552</text:p>
          </table:table-cell>
          <table:table-cell office:value-type="float" office:value="716" calcext:value-type="float">
            <text:p>716</text:p>
          </table:table-cell>
          <table:table-cell office:value-type="float" office:value="16508" calcext:value-type="float">
            <text:p>1650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32" calcext:value-type="float">
            <text:p>16532</text:p>
          </table:table-cell>
          <table:table-cell table:formula="of:=(([.F272]-16000)/(40000-16000))+1" office:value-type="float" office:value="1.02216666666667" calcext:value-type="float">
            <text:p>1.022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9" calcext:value-type="float">
            <text:p>-509</text:p>
          </table:table-cell>
          <table:table-cell office:value-type="float" office:value="686" calcext:value-type="float">
            <text:p>686</text:p>
          </table:table-cell>
          <table:table-cell office:value-type="float" office:value="16636" calcext:value-type="float">
            <text:p>1663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657" calcext:value-type="float">
            <text:p>16657</text:p>
          </table:table-cell>
          <table:table-cell table:formula="of:=(([.F273]-16000)/(40000-16000))+1" office:value-type="float" office:value="1.027375" calcext:value-type="float">
            <text:p>1.027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725" calcext:value-type="float">
            <text:p>725</text:p>
          </table:table-cell>
          <table:table-cell office:value-type="float" office:value="16546" calcext:value-type="float">
            <text:p>1654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68" calcext:value-type="float">
            <text:p>16568</text:p>
          </table:table-cell>
          <table:table-cell table:formula="of:=(([.F274]-16000)/(40000-16000))+1" office:value-type="float" office:value="1.02366666666667" calcext:value-type="float">
            <text:p>1.023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634" calcext:value-type="float">
            <text:p>634</text:p>
          </table:table-cell>
          <table:table-cell office:value-type="float" office:value="16563" calcext:value-type="float">
            <text:p>1656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82" calcext:value-type="float">
            <text:p>16582</text:p>
          </table:table-cell>
          <table:table-cell table:formula="of:=(([.F275]-16000)/(40000-16000))+1" office:value-type="float" office:value="1.02425" calcext:value-type="float">
            <text:p>1.0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72" calcext:value-type="float">
            <text:p>672</text:p>
          </table:table-cell>
          <table:table-cell office:value-type="float" office:value="16435" calcext:value-type="float">
            <text:p>1643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456" calcext:value-type="float">
            <text:p>16456</text:p>
          </table:table-cell>
          <table:table-cell table:formula="of:=(([.F276]-16000)/(40000-16000))+1" office:value-type="float" office:value="1.019" calcext:value-type="float">
            <text:p>1.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714" calcext:value-type="float">
            <text:p>714</text:p>
          </table:table-cell>
          <table:table-cell office:value-type="float" office:value="16510" calcext:value-type="float">
            <text:p>1651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531" calcext:value-type="float">
            <text:p>16531</text:p>
          </table:table-cell>
          <table:table-cell table:formula="of:=(([.F277]-16000)/(40000-16000))+1" office:value-type="float" office:value="1.022125" calcext:value-type="float">
            <text:p>1.022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721" calcext:value-type="float">
            <text:p>721</text:p>
          </table:table-cell>
          <table:table-cell office:value-type="float" office:value="16532" calcext:value-type="float">
            <text:p>1653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555" calcext:value-type="float">
            <text:p>16555</text:p>
          </table:table-cell>
          <table:table-cell table:formula="of:=(([.F278]-16000)/(40000-16000))+1" office:value-type="float" office:value="1.023125" calcext:value-type="float">
            <text:p>1.02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666" calcext:value-type="float">
            <text:p>666</text:p>
          </table:table-cell>
          <table:table-cell office:value-type="float" office:value="16552" calcext:value-type="float">
            <text:p>1655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573" calcext:value-type="float">
            <text:p>16573</text:p>
          </table:table-cell>
          <table:table-cell table:formula="of:=(([.F279]-16000)/(40000-16000))+1" office:value-type="float" office:value="1.023875" calcext:value-type="float">
            <text:p>1.023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690" calcext:value-type="float">
            <text:p>690</text:p>
          </table:table-cell>
          <table:table-cell office:value-type="float" office:value="16516" calcext:value-type="float">
            <text:p>1651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35" calcext:value-type="float">
            <text:p>16535</text:p>
          </table:table-cell>
          <table:table-cell table:formula="of:=(([.F280]-16000)/(40000-16000))+1" office:value-type="float" office:value="1.02229166666667" calcext:value-type="float">
            <text:p>1.022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58" calcext:value-type="float">
            <text:p>658</text:p>
          </table:table-cell>
          <table:table-cell office:value-type="float" office:value="16513" calcext:value-type="float">
            <text:p>1651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33" calcext:value-type="float">
            <text:p>16533</text:p>
          </table:table-cell>
          <table:table-cell table:formula="of:=(([.F281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712" calcext:value-type="float">
            <text:p>712</text:p>
          </table:table-cell>
          <table:table-cell office:value-type="float" office:value="16528" calcext:value-type="float">
            <text:p>1652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550" calcext:value-type="float">
            <text:p>16550</text:p>
          </table:table-cell>
          <table:table-cell table:formula="of:=(([.F282]-16000)/(40000-16000))+1" office:value-type="float" office:value="1.02291666666667" calcext:value-type="float">
            <text:p>1.022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3" calcext:value-type="float">
            <text:p>-533</text:p>
          </table:table-cell>
          <table:table-cell office:value-type="float" office:value="763" calcext:value-type="float">
            <text:p>763</text:p>
          </table:table-cell>
          <table:table-cell office:value-type="float" office:value="16479" calcext:value-type="float">
            <text:p>1647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505" calcext:value-type="float">
            <text:p>16505</text:p>
          </table:table-cell>
          <table:table-cell table:formula="of:=(([.F283]-16000)/(40000-16000))+1" office:value-type="float" office:value="1.02104166666667" calcext:value-type="float">
            <text:p>1.021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659" calcext:value-type="float">
            <text:p>659</text:p>
          </table:table-cell>
          <table:table-cell office:value-type="float" office:value="16432" calcext:value-type="float">
            <text:p>1643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450" calcext:value-type="float">
            <text:p>16450</text:p>
          </table:table-cell>
          <table:table-cell table:formula="of:=(([.F284]-16000)/(40000-16000))+1" office:value-type="float" office:value="1.01875" calcext:value-type="float">
            <text:p>1.0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81" calcext:value-type="float">
            <text:p>681</text:p>
          </table:table-cell>
          <table:table-cell office:value-type="float" office:value="16587" calcext:value-type="float">
            <text:p>1658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607" calcext:value-type="float">
            <text:p>16607</text:p>
          </table:table-cell>
          <table:table-cell table:formula="of:=(([.F285]-16000)/(40000-16000))+1" office:value-type="float" office:value="1.02529166666667" calcext:value-type="float">
            <text:p>1.025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625" calcext:value-type="float">
            <text:p>625</text:p>
          </table:table-cell>
          <table:table-cell office:value-type="float" office:value="16445" calcext:value-type="float">
            <text:p>1644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6463" calcext:value-type="float">
            <text:p>16463</text:p>
          </table:table-cell>
          <table:table-cell table:formula="of:=(([.F286]-16000)/(40000-16000))+1" office:value-type="float" office:value="1.01929166666667" calcext:value-type="float">
            <text:p>1.019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7" calcext:value-type="float">
            <text:p>-517</text:p>
          </table:table-cell>
          <table:table-cell office:value-type="float" office:value="710" calcext:value-type="float">
            <text:p>710</text:p>
          </table:table-cell>
          <table:table-cell office:value-type="float" office:value="16535" calcext:value-type="float">
            <text:p>1653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6558" calcext:value-type="float">
            <text:p>16558</text:p>
          </table:table-cell>
          <table:table-cell table:formula="of:=(([.F287]-16000)/(40000-16000))+1" office:value-type="float" office:value="1.02325" calcext:value-type="float">
            <text:p>1.0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7" calcext:value-type="float">
            <text:p>-417</text:p>
          </table:table-cell>
          <table:table-cell office:value-type="float" office:value="693" calcext:value-type="float">
            <text:p>693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569" calcext:value-type="float">
            <text:p>16569</text:p>
          </table:table-cell>
          <table:table-cell table:formula="of:=(([.F288]-16000)/(40000-16000))+1" office:value-type="float" office:value="1.02370833333333" calcext:value-type="float">
            <text:p>1.023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734" calcext:value-type="float">
            <text:p>734</text:p>
          </table:table-cell>
          <table:table-cell office:value-type="float" office:value="16501" calcext:value-type="float">
            <text:p>1650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523" calcext:value-type="float">
            <text:p>16523</text:p>
          </table:table-cell>
          <table:table-cell table:formula="of:=(([.F289]-16000)/(40000-16000))+1" office:value-type="float" office:value="1.02179166666667" calcext:value-type="float">
            <text:p>1.021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749" calcext:value-type="float">
            <text:p>749</text:p>
          </table:table-cell>
          <table:table-cell office:value-type="float" office:value="16488" calcext:value-type="float">
            <text:p>1648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6511" calcext:value-type="float">
            <text:p>16511</text:p>
          </table:table-cell>
          <table:table-cell table:formula="of:=(([.F290]-16000)/(40000-16000))+1" office:value-type="float" office:value="1.02129166666667" calcext:value-type="float">
            <text:p>1.021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  <table:table-cell office:value-type="float" office:value="650" calcext:value-type="float">
            <text:p>650</text:p>
          </table:table-cell>
          <table:table-cell office:value-type="float" office:value="16455" calcext:value-type="float">
            <text:p>1645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6473" calcext:value-type="float">
            <text:p>16473</text:p>
          </table:table-cell>
          <table:table-cell table:formula="of:=(([.F291]-16000)/(40000-16000))+1" office:value-type="float" office:value="1.01970833333333" calcext:value-type="float">
            <text:p>1.019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  <table:table-cell office:value-type="float" office:value="696" calcext:value-type="float">
            <text:p>696</text:p>
          </table:table-cell>
          <table:table-cell office:value-type="float" office:value="16426" calcext:value-type="float">
            <text:p>1642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6448" calcext:value-type="float">
            <text:p>16448</text:p>
          </table:table-cell>
          <table:table-cell table:formula="of:=(([.F292]-16000)/(40000-16000))+1" office:value-type="float" office:value="1.01866666666667" calcext:value-type="float">
            <text:p>1.018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642" calcext:value-type="float">
            <text:p>642</text:p>
          </table:table-cell>
          <table:table-cell office:value-type="float" office:value="16529" calcext:value-type="float">
            <text:p>1652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6548" calcext:value-type="float">
            <text:p>16548</text:p>
          </table:table-cell>
          <table:table-cell table:formula="of:=(([.F293]-16000)/(40000-16000))+1" office:value-type="float" office:value="1.02283333333333" calcext:value-type="float">
            <text:p>1.022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9" calcext:value-type="float">
            <text:p>-479</text:p>
          </table:table-cell>
          <table:table-cell office:value-type="float" office:value="726" calcext:value-type="float">
            <text:p>726</text:p>
          </table:table-cell>
          <table:table-cell office:value-type="float" office:value="16470" calcext:value-type="float">
            <text:p>1647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492" calcext:value-type="float">
            <text:p>16492</text:p>
          </table:table-cell>
          <table:table-cell table:formula="of:=(([.F294]-16000)/(40000-16000))+1" office:value-type="float" office:value="1.0205" calcext:value-type="float">
            <text:p>1.0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724" calcext:value-type="float">
            <text:p>724</text:p>
          </table:table-cell>
          <table:table-cell office:value-type="float" office:value="16507" calcext:value-type="float">
            <text:p>1650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529" calcext:value-type="float">
            <text:p>16529</text:p>
          </table:table-cell>
          <table:table-cell table:formula="of:=(([.F295]-16000)/(40000-16000))+1" office:value-type="float" office:value="1.02204166666667" calcext:value-type="float">
            <text:p>1.022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5" calcext:value-type="float">
            <text:p>-565</text:p>
          </table:table-cell>
          <table:table-cell office:value-type="float" office:value="772" calcext:value-type="float">
            <text:p>772</text:p>
          </table:table-cell>
          <table:table-cell office:value-type="float" office:value="16579" calcext:value-type="float">
            <text:p>1657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6606" calcext:value-type="float">
            <text:p>16606</text:p>
          </table:table-cell>
          <table:table-cell table:formula="of:=(([.F296]-16000)/(40000-16000))+1" office:value-type="float" office:value="1.02525" calcext:value-type="float">
            <text:p>1.02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42" calcext:value-type="float">
            <text:p>642</text:p>
          </table:table-cell>
          <table:table-cell office:value-type="float" office:value="16445" calcext:value-type="float">
            <text:p>1644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6464" calcext:value-type="float">
            <text:p>16464</text:p>
          </table:table-cell>
          <table:table-cell table:formula="of:=(([.F297]-16000)/(40000-16000))+1" office:value-type="float" office:value="1.01933333333333" calcext:value-type="float">
            <text:p>1.019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3" calcext:value-type="float">
            <text:p>-453</text:p>
          </table:table-cell>
          <table:table-cell office:value-type="float" office:value="669" calcext:value-type="float">
            <text:p>669</text:p>
          </table:table-cell>
          <table:table-cell office:value-type="float" office:value="16413" calcext:value-type="float">
            <text:p>1641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6432" calcext:value-type="float">
            <text:p>16432</text:p>
          </table:table-cell>
          <table:table-cell table:formula="of:=(([.F298]-16000)/(40000-16000))+1" office:value-type="float" office:value="1.018" calcext:value-type="float">
            <text:p>1.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  <table:table-cell office:value-type="float" office:value="649" calcext:value-type="float">
            <text:p>649</text:p>
          </table:table-cell>
          <table:table-cell office:value-type="float" office:value="16510" calcext:value-type="float">
            <text:p>1651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6527" calcext:value-type="float">
            <text:p>16527</text:p>
          </table:table-cell>
          <table:table-cell table:formula="of:=(([.F299]-16000)/(40000-16000))+1" office:value-type="float" office:value="1.02195833333333" calcext:value-type="float">
            <text:p>1.021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676" calcext:value-type="float">
            <text:p>676</text:p>
          </table:table-cell>
          <table:table-cell office:value-type="float" office:value="16514" calcext:value-type="float">
            <text:p>1651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6536" calcext:value-type="float">
            <text:p>16536</text:p>
          </table:table-cell>
          <table:table-cell table:formula="of:=(([.F300]-16000)/(40000-16000))+1" office:value-type="float" office:value="1.02233333333333" calcext:value-type="float">
            <text:p>1.022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35" calcext:value-type="float">
            <text:p>635</text:p>
          </table:table-cell>
          <table:table-cell office:value-type="float" office:value="16473" calcext:value-type="float">
            <text:p>1647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492" calcext:value-type="float">
            <text:p>16492</text:p>
          </table:table-cell>
          <table:table-cell table:formula="of:=(([.F301]-16000)/(40000-16000))+1" office:value-type="float" office:value="1.0205" calcext:value-type="float">
            <text:p>1.0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9" calcext:value-type="float">
            <text:p>-419</text:p>
          </table:table-cell>
          <table:table-cell office:value-type="float" office:value="719" calcext:value-type="float">
            <text:p>719</text:p>
          </table:table-cell>
          <table:table-cell office:value-type="float" office:value="16485" calcext:value-type="float">
            <text:p>1648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505" calcext:value-type="float">
            <text:p>16505</text:p>
          </table:table-cell>
          <table:table-cell table:formula="of:=(([.F302]-16000)/(40000-16000))+1" office:value-type="float" office:value="1.02104166666667" calcext:value-type="float">
            <text:p>1.021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664" calcext:value-type="float">
            <text:p>664</text:p>
          </table:table-cell>
          <table:table-cell office:value-type="float" office:value="16513" calcext:value-type="float">
            <text:p>1651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6532" calcext:value-type="float">
            <text:p>16532</text:p>
          </table:table-cell>
          <table:table-cell table:formula="of:=(([.F303]-16000)/(40000-16000))+1" office:value-type="float" office:value="1.02216666666667" calcext:value-type="float">
            <text:p>1.022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 office:value-type="float" office:value="661" calcext:value-type="float">
            <text:p>661</text:p>
          </table:table-cell>
          <table:table-cell office:value-type="float" office:value="16505" calcext:value-type="float">
            <text:p>1650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6526" calcext:value-type="float">
            <text:p>16526</text:p>
          </table:table-cell>
          <table:table-cell table:formula="of:=(([.F304]-16000)/(40000-16000))+1" office:value-type="float" office:value="1.02191666666667" calcext:value-type="float">
            <text:p>1.021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6" calcext:value-type="float">
            <text:p>-536</text:p>
          </table:table-cell>
          <table:table-cell office:value-type="float" office:value="653" calcext:value-type="float">
            <text:p>653</text:p>
          </table:table-cell>
          <table:table-cell office:value-type="float" office:value="16528" calcext:value-type="float">
            <text:p>1652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549" calcext:value-type="float">
            <text:p>16549</text:p>
          </table:table-cell>
          <table:table-cell table:formula="of:=(([.F305]-16000)/(40000-16000))+1" office:value-type="float" office:value="1.022875" calcext:value-type="float">
            <text:p>1.02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  <table:table-cell office:value-type="float" office:value="659" calcext:value-type="float">
            <text:p>659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524" calcext:value-type="float">
            <text:p>16524</text:p>
          </table:table-cell>
          <table:table-cell table:formula="of:=(([.F306]-16000)/(40000-16000))+1" office:value-type="float" office:value="1.02183333333333" calcext:value-type="float">
            <text:p>1.021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9" calcext:value-type="float">
            <text:p>-469</text:p>
          </table:table-cell>
          <table:table-cell office:value-type="float" office:value="662" calcext:value-type="float">
            <text:p>662</text:p>
          </table:table-cell>
          <table:table-cell office:value-type="float" office:value="16442" calcext:value-type="float">
            <text:p>164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462" calcext:value-type="float">
            <text:p>16462</text:p>
          </table:table-cell>
          <table:table-cell table:formula="of:=(([.F307]-16000)/(40000-16000))+1" office:value-type="float" office:value="1.01925" calcext:value-type="float">
            <text:p>1.01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 office:value-type="float" office:value="719" calcext:value-type="float">
            <text:p>719</text:p>
          </table:table-cell>
          <table:table-cell office:value-type="float" office:value="16587" calcext:value-type="float">
            <text:p>165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610" calcext:value-type="float">
            <text:p>16610</text:p>
          </table:table-cell>
          <table:table-cell table:formula="of:=(([.F308]-16000)/(40000-16000))+1" office:value-type="float" office:value="1.02541666666667" calcext:value-type="float">
            <text:p>1.025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  <table:table-cell office:value-type="float" office:value="666" calcext:value-type="float">
            <text:p>666</text:p>
          </table:table-cell>
          <table:table-cell office:value-type="float" office:value="16489" calcext:value-type="float">
            <text:p>164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6509" calcext:value-type="float">
            <text:p>16509</text:p>
          </table:table-cell>
          <table:table-cell table:formula="of:=(([.F309]-16000)/(40000-16000))+1" office:value-type="float" office:value="1.02120833333333" calcext:value-type="float">
            <text:p>1.021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8" calcext:value-type="float">
            <text:p>-438</text:p>
          </table:table-cell>
          <table:table-cell office:value-type="float" office:value="702" calcext:value-type="float">
            <text:p>702</text:p>
          </table:table-cell>
          <table:table-cell office:value-type="float" office:value="16451" calcext:value-type="float">
            <text:p>1645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6471" calcext:value-type="float">
            <text:p>16471</text:p>
          </table:table-cell>
          <table:table-cell table:formula="of:=(([.F310]-16000)/(40000-16000))+1" office:value-type="float" office:value="1.019625" calcext:value-type="float">
            <text:p>1.019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695" calcext:value-type="float">
            <text:p>695</text:p>
          </table:table-cell>
          <table:table-cell office:value-type="float" office:value="16546" calcext:value-type="float">
            <text:p>1654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6567" calcext:value-type="float">
            <text:p>16567</text:p>
          </table:table-cell>
          <table:table-cell table:formula="of:=(([.F311]-16000)/(40000-16000))+1" office:value-type="float" office:value="1.023625" calcext:value-type="float">
            <text:p>1.023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638" calcext:value-type="float">
            <text:p>638</text:p>
          </table:table-cell>
          <table:table-cell office:value-type="float" office:value="16489" calcext:value-type="float">
            <text:p>1648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508" calcext:value-type="float">
            <text:p>16508</text:p>
          </table:table-cell>
          <table:table-cell table:formula="of:=(([.F312]-16000)/(40000-16000))+1" office:value-type="float" office:value="1.02116666666667" calcext:value-type="float">
            <text:p>1.021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 office:value-type="float" office:value="622" calcext:value-type="float">
            <text:p>622</text:p>
          </table:table-cell>
          <table:table-cell office:value-type="float" office:value="16538" calcext:value-type="float">
            <text:p>1653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556" calcext:value-type="float">
            <text:p>16556</text:p>
          </table:table-cell>
          <table:table-cell table:formula="of:=(([.F313]-16000)/(40000-16000))+1" office:value-type="float" office:value="1.02316666666667" calcext:value-type="float">
            <text:p>1.02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  <table:table-cell office:value-type="float" office:value="692" calcext:value-type="float">
            <text:p>692</text:p>
          </table:table-cell>
          <table:table-cell office:value-type="float" office:value="16526" calcext:value-type="float">
            <text:p>1652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6549" calcext:value-type="float">
            <text:p>16549</text:p>
          </table:table-cell>
          <table:table-cell table:formula="of:=(([.F314]-16000)/(40000-16000))+1" office:value-type="float" office:value="1.022875" calcext:value-type="float">
            <text:p>1.02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628" calcext:value-type="float">
            <text:p>628</text:p>
          </table:table-cell>
          <table:table-cell office:value-type="float" office:value="16483" calcext:value-type="float">
            <text:p>164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6502" calcext:value-type="float">
            <text:p>16502</text:p>
          </table:table-cell>
          <table:table-cell table:formula="of:=(([.F315]-16000)/(40000-16000))+1" office:value-type="float" office:value="1.02091666666667" calcext:value-type="float">
            <text:p>1.020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0" calcext:value-type="float">
            <text:p>-520</text:p>
          </table:table-cell>
          <table:table-cell office:value-type="float" office:value="666" calcext:value-type="float">
            <text:p>666</text:p>
          </table:table-cell>
          <table:table-cell office:value-type="float" office:value="16462" calcext:value-type="float">
            <text:p>1646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483" calcext:value-type="float">
            <text:p>16483</text:p>
          </table:table-cell>
          <table:table-cell table:formula="of:=(([.F316]-16000)/(40000-16000))+1" office:value-type="float" office:value="1.020125" calcext:value-type="float">
            <text:p>1.02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8" calcext:value-type="float">
            <text:p>-448</text:p>
          </table:table-cell>
          <table:table-cell office:value-type="float" office:value="629" calcext:value-type="float">
            <text:p>629</text:p>
          </table:table-cell>
          <table:table-cell office:value-type="float" office:value="16513" calcext:value-type="float">
            <text:p>1651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531" calcext:value-type="float">
            <text:p>16531</text:p>
          </table:table-cell>
          <table:table-cell table:formula="of:=(([.F317]-16000)/(40000-16000))+1" office:value-type="float" office:value="1.022125" calcext:value-type="float">
            <text:p>1.022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8" calcext:value-type="float">
            <text:p>-508</text:p>
          </table:table-cell>
          <table:table-cell office:value-type="float" office:value="663" calcext:value-type="float">
            <text:p>663</text:p>
          </table:table-cell>
          <table:table-cell office:value-type="float" office:value="16477" calcext:value-type="float">
            <text:p>1647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6498" calcext:value-type="float">
            <text:p>16498</text:p>
          </table:table-cell>
          <table:table-cell table:formula="of:=(([.F318]-16000)/(40000-16000))+1" office:value-type="float" office:value="1.02075" calcext:value-type="float">
            <text:p>1.02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4" calcext:value-type="float">
            <text:p>-474</text:p>
          </table:table-cell>
          <table:table-cell office:value-type="float" office:value="686" calcext:value-type="float">
            <text:p>686</text:p>
          </table:table-cell>
          <table:table-cell office:value-type="float" office:value="16535" calcext:value-type="float">
            <text:p>1653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6556" calcext:value-type="float">
            <text:p>16556</text:p>
          </table:table-cell>
          <table:table-cell table:formula="of:=(([.F319]-16000)/(40000-16000))+1" office:value-type="float" office:value="1.02316666666667" calcext:value-type="float">
            <text:p>1.023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14" calcext:value-type="float">
            <text:p>-614</text:p>
          </table:table-cell>
          <table:table-cell office:value-type="float" office:value="661" calcext:value-type="float">
            <text:p>661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480" calcext:value-type="float">
            <text:p>16480</text:p>
          </table:table-cell>
          <table:table-cell table:formula="of:=(([.F320]-16000)/(40000-16000))+1"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90" calcext:value-type="float">
            <text:p>690</text:p>
          </table:table-cell>
          <table:table-cell office:value-type="float" office:value="16502" calcext:value-type="float">
            <text:p>16502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522" calcext:value-type="float">
            <text:p>16522</text:p>
          </table:table-cell>
          <table:table-cell table:formula="of:=(([.F321]-16000)/(40000-16000))+1" office:value-type="float" office:value="1.02175" calcext:value-type="float">
            <text:p>1.02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7" calcext:value-type="float">
            <text:p>-507</text:p>
          </table:table-cell>
          <table:table-cell office:value-type="float" office:value="683" calcext:value-type="float">
            <text:p>683</text:p>
          </table:table-cell>
          <table:table-cell office:value-type="float" office:value="16557" calcext:value-type="float">
            <text:p>1655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6578" calcext:value-type="float">
            <text:p>16578</text:p>
          </table:table-cell>
          <table:table-cell table:formula="of:=(([.F322]-16000)/(40000-16000))+1" office:value-type="float" office:value="1.02408333333333" calcext:value-type="float">
            <text:p>1.024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629" calcext:value-type="float">
            <text:p>629</text:p>
          </table:table-cell>
          <table:table-cell office:value-type="float" office:value="16597" calcext:value-type="float">
            <text:p>1659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6617" calcext:value-type="float">
            <text:p>16617</text:p>
          </table:table-cell>
          <table:table-cell table:formula="of:=(([.F323]-16000)/(40000-16000))+1" office:value-type="float" office:value="1.02570833333333" calcext:value-type="float">
            <text:p>1.025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  <table:table-cell office:value-type="float" office:value="629" calcext:value-type="float">
            <text:p>629</text:p>
          </table:table-cell>
          <table:table-cell office:value-type="float" office:value="16386" calcext:value-type="float">
            <text:p>1638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406" calcext:value-type="float">
            <text:p>16406</text:p>
          </table:table-cell>
          <table:table-cell table:formula="of:=(([.F324]-16000)/(40000-16000))+1" office:value-type="float" office:value="1.01691666666667" calcext:value-type="float">
            <text:p>1.016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3" calcext:value-type="float">
            <text:p>-423</text:p>
          </table:table-cell>
          <table:table-cell office:value-type="float" office:value="633" calcext:value-type="float">
            <text:p>633</text:p>
          </table:table-cell>
          <table:table-cell office:value-type="float" office:value="16621" calcext:value-type="float">
            <text:p>1662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638" calcext:value-type="float">
            <text:p>16638</text:p>
          </table:table-cell>
          <table:table-cell table:formula="of:=(([.F325]-16000)/(40000-16000))+1" office:value-type="float" office:value="1.02658333333333" calcext:value-type="float">
            <text:p>1.026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0" calcext:value-type="float">
            <text:p>-490</text:p>
          </table:table-cell>
          <table:table-cell office:value-type="float" office:value="723" calcext:value-type="float">
            <text:p>723</text:p>
          </table:table-cell>
          <table:table-cell office:value-type="float" office:value="16573" calcext:value-type="float">
            <text:p>1657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595" calcext:value-type="float">
            <text:p>16595</text:p>
          </table:table-cell>
          <table:table-cell table:formula="of:=(([.F326]-16000)/(40000-16000))+1" office:value-type="float" office:value="1.02479166666667" calcext:value-type="float">
            <text:p>1.024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  <table:table-cell office:value-type="float" office:value="674" calcext:value-type="float">
            <text:p>674</text:p>
          </table:table-cell>
          <table:table-cell office:value-type="float" office:value="16435" calcext:value-type="float">
            <text:p>1643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457" calcext:value-type="float">
            <text:p>16457</text:p>
          </table:table-cell>
          <table:table-cell table:formula="of:=(([.F327]-16000)/(40000-16000))+1" office:value-type="float" office:value="1.01904166666667" calcext:value-type="float">
            <text:p>1.019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676" calcext:value-type="float">
            <text:p>676</text:p>
          </table:table-cell>
          <table:table-cell office:value-type="float" office:value="16464" calcext:value-type="float">
            <text:p>1646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483" calcext:value-type="float">
            <text:p>16483</text:p>
          </table:table-cell>
          <table:table-cell table:formula="of:=(([.F328]-16000)/(40000-16000))+1" office:value-type="float" office:value="1.020125" calcext:value-type="float">
            <text:p>1.02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654" calcext:value-type="float">
            <text:p>654</text:p>
          </table:table-cell>
          <table:table-cell office:value-type="float" office:value="16528" calcext:value-type="float">
            <text:p>1652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547" calcext:value-type="float">
            <text:p>16547</text:p>
          </table:table-cell>
          <table:table-cell table:formula="of:=(([.F329]-16000)/(40000-16000))+1" office:value-type="float" office:value="1.02279166666667" calcext:value-type="float">
            <text:p>1.022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633" calcext:value-type="float">
            <text:p>633</text:p>
          </table:table-cell>
          <table:table-cell office:value-type="float" office:value="16547" calcext:value-type="float">
            <text:p>1654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566" calcext:value-type="float">
            <text:p>16566</text:p>
          </table:table-cell>
          <table:table-cell table:formula="of:=(([.F330]-16000)/(40000-16000))+1" office:value-type="float" office:value="1.02358333333333" calcext:value-type="float">
            <text:p>1.023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  <table:table-cell office:value-type="float" office:value="671" calcext:value-type="float">
            <text:p>671</text:p>
          </table:table-cell>
          <table:table-cell office:value-type="float" office:value="16418" calcext:value-type="float">
            <text:p>164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438" calcext:value-type="float">
            <text:p>16438</text:p>
          </table:table-cell>
          <table:table-cell table:formula="of:=(([.F331]-16000)/(40000-16000))+1" office:value-type="float" office:value="1.01825" calcext:value-type="float">
            <text:p>1.018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9" calcext:value-type="float">
            <text:p>-549</text:p>
          </table:table-cell>
          <table:table-cell office:value-type="float" office:value="632" calcext:value-type="float">
            <text:p>632</text:p>
          </table:table-cell>
          <table:table-cell office:value-type="float" office:value="16468" calcext:value-type="float">
            <text:p>164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489" calcext:value-type="float">
            <text:p>16489</text:p>
          </table:table-cell>
          <table:table-cell table:formula="of:=(([.F332]-16000)/(40000-16000))+1" office:value-type="float" office:value="1.020375" calcext:value-type="float">
            <text:p>1.020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7" calcext:value-type="float">
            <text:p>-507</text:p>
          </table:table-cell>
          <table:table-cell office:value-type="float" office:value="681" calcext:value-type="float">
            <text:p>681</text:p>
          </table:table-cell>
          <table:table-cell office:value-type="float" office:value="16464" calcext:value-type="float">
            <text:p>1646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485" calcext:value-type="float">
            <text:p>16485</text:p>
          </table:table-cell>
          <table:table-cell table:formula="of:=(([.F333]-16000)/(40000-16000))+1" office:value-type="float" office:value="1.02020833333333" calcext:value-type="float">
            <text:p>1.020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 office:value-type="float" office:value="727" calcext:value-type="float">
            <text:p>727</text:p>
          </table:table-cell>
          <table:table-cell office:value-type="float" office:value="16654" calcext:value-type="float">
            <text:p>1665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677" calcext:value-type="float">
            <text:p>16677</text:p>
          </table:table-cell>
          <table:table-cell table:formula="of:=(([.F334]-16000)/(40000-16000))+1" office:value-type="float" office:value="1.02820833333333" calcext:value-type="float">
            <text:p>1.028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708" calcext:value-type="float">
            <text:p>708</text:p>
          </table:table-cell>
          <table:table-cell office:value-type="float" office:value="16676" calcext:value-type="float">
            <text:p>1667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6696" calcext:value-type="float">
            <text:p>16696</text:p>
          </table:table-cell>
          <table:table-cell table:formula="of:=(([.F335]-16000)/(40000-16000))+1" office:value-type="float" office:value="1.029" calcext:value-type="float">
            <text:p>1.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 office:value-type="float" office:value="647" calcext:value-type="float">
            <text:p>647</text:p>
          </table:table-cell>
          <table:table-cell office:value-type="float" office:value="16432" calcext:value-type="float">
            <text:p>1643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6451" calcext:value-type="float">
            <text:p>16451</text:p>
          </table:table-cell>
          <table:table-cell table:formula="of:=(([.F336]-16000)/(40000-16000))+1" office:value-type="float" office:value="1.01879166666667" calcext:value-type="float">
            <text:p>1.018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3" calcext:value-type="float">
            <text:p>-493</text:p>
          </table:table-cell>
          <table:table-cell office:value-type="float" office:value="600" calcext:value-type="float">
            <text:p>600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388" calcext:value-type="float">
            <text:p>16388</text:p>
          </table:table-cell>
          <table:table-cell table:formula="of:=(([.F337]-16000)/(40000-16000))+1" office:value-type="float" office:value="1.01616666666667" calcext:value-type="float">
            <text:p>1.016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5" calcext:value-type="float">
            <text:p>-475</text:p>
          </table:table-cell>
          <table:table-cell office:value-type="float" office:value="672" calcext:value-type="float">
            <text:p>672</text:p>
          </table:table-cell>
          <table:table-cell office:value-type="float" office:value="16528" calcext:value-type="float">
            <text:p>1652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6548" calcext:value-type="float">
            <text:p>16548</text:p>
          </table:table-cell>
          <table:table-cell table:formula="of:=(([.F338]-16000)/(40000-16000))+1" office:value-type="float" office:value="1.02283333333333" calcext:value-type="float">
            <text:p>1.022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37" calcext:value-type="float">
            <text:p>-637</text:p>
          </table:table-cell>
          <table:table-cell office:value-type="float" office:value="690" calcext:value-type="float">
            <text:p>690</text:p>
          </table:table-cell>
          <table:table-cell office:value-type="float" office:value="16552" calcext:value-type="float">
            <text:p>1655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578" calcext:value-type="float">
            <text:p>16578</text:p>
          </table:table-cell>
          <table:table-cell table:formula="of:=(([.F339]-16000)/(40000-16000))+1" office:value-type="float" office:value="1.02408333333333" calcext:value-type="float">
            <text:p>1.024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  <table:table-cell office:value-type="float" office:value="664" calcext:value-type="float">
            <text:p>664</text:p>
          </table:table-cell>
          <table:table-cell office:value-type="float" office:value="16512" calcext:value-type="float">
            <text:p>16512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6533" calcext:value-type="float">
            <text:p>16533</text:p>
          </table:table-cell>
          <table:table-cell table:formula="of:=(([.F340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  <table:table-cell office:value-type="float" office:value="708" calcext:value-type="float">
            <text:p>708</text:p>
          </table:table-cell>
          <table:table-cell office:value-type="float" office:value="16440" calcext:value-type="float">
            <text:p>1644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6462" calcext:value-type="float">
            <text:p>16462</text:p>
          </table:table-cell>
          <table:table-cell table:formula="of:=(([.F341]-16000)/(40000-16000))+1" office:value-type="float" office:value="1.01925" calcext:value-type="float">
            <text:p>1.01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4" calcext:value-type="float">
            <text:p>-424</text:p>
          </table:table-cell>
          <table:table-cell office:value-type="float" office:value="653" calcext:value-type="float">
            <text:p>653</text:p>
          </table:table-cell>
          <table:table-cell office:value-type="float" office:value="16616" calcext:value-type="float">
            <text:p>1661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634" calcext:value-type="float">
            <text:p>16634</text:p>
          </table:table-cell>
          <table:table-cell table:formula="of:=(([.F342]-16000)/(40000-16000))+1" office:value-type="float" office:value="1.02641666666667" calcext:value-type="float">
            <text:p>1.026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1" calcext:value-type="float">
            <text:p>-551</text:p>
          </table:table-cell>
          <table:table-cell office:value-type="float" office:value="638" calcext:value-type="float">
            <text:p>638</text:p>
          </table:table-cell>
          <table:table-cell office:value-type="float" office:value="16579" calcext:value-type="float">
            <text:p>1657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600" calcext:value-type="float">
            <text:p>16600</text:p>
          </table:table-cell>
          <table:table-cell table:formula="of:=(([.F343]-16000)/(40000-16000))+1" office:value-type="float" office:value="1.025" calcext:value-type="float">
            <text:p>1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1" calcext:value-type="float">
            <text:p>-511</text:p>
          </table:table-cell>
          <table:table-cell office:value-type="float" office:value="730" calcext:value-type="float">
            <text:p>730</text:p>
          </table:table-cell>
          <table:table-cell office:value-type="float" office:value="16523" calcext:value-type="float">
            <text:p>1652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547" calcext:value-type="float">
            <text:p>16547</text:p>
          </table:table-cell>
          <table:table-cell table:formula="of:=(([.F344]-16000)/(40000-16000))+1" office:value-type="float" office:value="1.02279166666667" calcext:value-type="float">
            <text:p>1.022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2" calcext:value-type="float">
            <text:p>-452</text:p>
          </table:table-cell>
          <table:table-cell office:value-type="float" office:value="629" calcext:value-type="float">
            <text:p>629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6533" calcext:value-type="float">
            <text:p>16533</text:p>
          </table:table-cell>
          <table:table-cell table:formula="of:=(([.F345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  <table:table-cell office:value-type="float" office:value="703" calcext:value-type="float">
            <text:p>703</text:p>
          </table:table-cell>
          <table:table-cell office:value-type="float" office:value="16431" calcext:value-type="float">
            <text:p>1643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6451" calcext:value-type="float">
            <text:p>16451</text:p>
          </table:table-cell>
          <table:table-cell table:formula="of:=(([.F346]-16000)/(40000-16000))+1" office:value-type="float" office:value="1.01879166666667" calcext:value-type="float">
            <text:p>1.018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  <table:table-cell office:value-type="float" office:value="683" calcext:value-type="float">
            <text:p>683</text:p>
          </table:table-cell>
          <table:table-cell office:value-type="float" office:value="16488" calcext:value-type="float">
            <text:p>1648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6509" calcext:value-type="float">
            <text:p>16509</text:p>
          </table:table-cell>
          <table:table-cell table:formula="of:=(([.F347]-16000)/(40000-16000))+1" office:value-type="float" office:value="1.02120833333333" calcext:value-type="float">
            <text:p>1.021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18" calcext:value-type="float">
            <text:p>-718</text:p>
          </table:table-cell>
          <table:table-cell office:value-type="float" office:value="696" calcext:value-type="float">
            <text:p>696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6555" calcext:value-type="float">
            <text:p>16555</text:p>
          </table:table-cell>
          <table:table-cell table:formula="of:=(([.F348]-16000)/(40000-16000))+1" office:value-type="float" office:value="1.023125" calcext:value-type="float">
            <text:p>1.02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5" calcext:value-type="float">
            <text:p>-405</text:p>
          </table:table-cell>
          <table:table-cell office:value-type="float" office:value="611" calcext:value-type="float">
            <text:p>611</text:p>
          </table:table-cell>
          <table:table-cell office:value-type="float" office:value="16619" calcext:value-type="float">
            <text:p>16619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635" calcext:value-type="float">
            <text:p>16635</text:p>
          </table:table-cell>
          <table:table-cell table:formula="of:=(([.F349]-16000)/(40000-16000))+1" office:value-type="float" office:value="1.02645833333333" calcext:value-type="float">
            <text:p>1.026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655" calcext:value-type="float">
            <text:p>655</text:p>
          </table:table-cell>
          <table:table-cell office:value-type="float" office:value="16466" calcext:value-type="float">
            <text:p>1646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487" calcext:value-type="float">
            <text:p>16487</text:p>
          </table:table-cell>
          <table:table-cell table:formula="of:=(([.F350]-16000)/(40000-16000))+1" office:value-type="float" office:value="1.02029166666667" calcext:value-type="float">
            <text:p>1.020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 office:value-type="float" office:value="677" calcext:value-type="float">
            <text:p>677</text:p>
          </table:table-cell>
          <table:table-cell office:value-type="float" office:value="16523" calcext:value-type="float">
            <text:p>1652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543" calcext:value-type="float">
            <text:p>16543</text:p>
          </table:table-cell>
          <table:table-cell table:formula="of:=(([.F351]-16000)/(40000-16000))+1" office:value-type="float" office:value="1.022625" calcext:value-type="float">
            <text:p>1.02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90" calcext:value-type="float">
            <text:p>-590</text:p>
          </table:table-cell>
          <table:table-cell office:value-type="float" office:value="681" calcext:value-type="float">
            <text:p>681</text:p>
          </table:table-cell>
          <table:table-cell office:value-type="float" office:value="16377" calcext:value-type="float">
            <text:p>1637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401" calcext:value-type="float">
            <text:p>16401</text:p>
          </table:table-cell>
          <table:table-cell table:formula="of:=(([.F352]-16000)/(40000-16000))+1" office:value-type="float" office:value="1.01670833333333" calcext:value-type="float">
            <text:p>1.016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7" calcext:value-type="float">
            <text:p>-427</text:p>
          </table:table-cell>
          <table:table-cell office:value-type="float" office:value="596" calcext:value-type="float">
            <text:p>596</text:p>
          </table:table-cell>
          <table:table-cell office:value-type="float" office:value="16518" calcext:value-type="float">
            <text:p>1651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6534" calcext:value-type="float">
            <text:p>16534</text:p>
          </table:table-cell>
          <table:table-cell table:formula="of:=(([.F353]-16000)/(40000-16000))+1" office:value-type="float" office:value="1.02225" calcext:value-type="float">
            <text:p>1.02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 office:value-type="float" office:value="637" calcext:value-type="float">
            <text:p>637</text:p>
          </table:table-cell>
          <table:table-cell office:value-type="float" office:value="16605" calcext:value-type="float">
            <text:p>1660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6623" calcext:value-type="float">
            <text:p>16623</text:p>
          </table:table-cell>
          <table:table-cell table:formula="of:=(([.F354]-16000)/(40000-16000))+1" office:value-type="float" office:value="1.02595833333333" calcext:value-type="float">
            <text:p>1.025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9" calcext:value-type="float">
            <text:p>-569</text:p>
          </table:table-cell>
          <table:table-cell office:value-type="float" office:value="630" calcext:value-type="float">
            <text:p>630</text:p>
          </table:table-cell>
          <table:table-cell office:value-type="float" office:value="16485" calcext:value-type="float">
            <text:p>1648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6506" calcext:value-type="float">
            <text:p>16506</text:p>
          </table:table-cell>
          <table:table-cell table:formula="of:=(([.F355]-16000)/(40000-16000))+1" office:value-type="float" office:value="1.02108333333333" calcext:value-type="float">
            <text:p>1.021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  <table:table-cell office:value-type="float" office:value="701" calcext:value-type="float">
            <text:p>701</text:p>
          </table:table-cell>
          <table:table-cell office:value-type="float" office:value="16737" calcext:value-type="float">
            <text:p>1673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6758" calcext:value-type="float">
            <text:p>16758</text:p>
          </table:table-cell>
          <table:table-cell table:formula="of:=(([.F356]-16000)/(40000-16000))+1" office:value-type="float" office:value="1.03158333333333" calcext:value-type="float">
            <text:p>1.031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72" calcext:value-type="float">
            <text:p>672</text:p>
          </table:table-cell>
          <table:table-cell office:value-type="float" office:value="16573" calcext:value-type="float">
            <text:p>1657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6593" calcext:value-type="float">
            <text:p>16593</text:p>
          </table:table-cell>
          <table:table-cell table:formula="of:=(([.F357]-16000)/(40000-16000))+1" office:value-type="float" office:value="1.02470833333333" calcext:value-type="float">
            <text:p>1.024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9" calcext:value-type="float">
            <text:p>-529</text:p>
          </table:table-cell>
          <table:table-cell office:value-type="float" office:value="707" calcext:value-type="float">
            <text:p>707</text:p>
          </table:table-cell>
          <table:table-cell office:value-type="float" office:value="16599" calcext:value-type="float">
            <text:p>1659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6622" calcext:value-type="float">
            <text:p>16622</text:p>
          </table:table-cell>
          <table:table-cell table:formula="of:=(([.F358]-16000)/(40000-16000))+1" office:value-type="float" office:value="1.02591666666667" calcext:value-type="float">
            <text:p>1.025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3" calcext:value-type="float">
            <text:p>-493</text:p>
          </table:table-cell>
          <table:table-cell office:value-type="float" office:value="634" calcext:value-type="float">
            <text:p>634</text:p>
          </table:table-cell>
          <table:table-cell office:value-type="float" office:value="16548" calcext:value-type="float">
            <text:p>1654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6567" calcext:value-type="float">
            <text:p>16567</text:p>
          </table:table-cell>
          <table:table-cell table:formula="of:=(([.F359]-16000)/(40000-16000))+1" office:value-type="float" office:value="1.023625" calcext:value-type="float">
            <text:p>1.023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56" calcext:value-type="float">
            <text:p>656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6514" calcext:value-type="float">
            <text:p>16514</text:p>
          </table:table-cell>
          <table:table-cell table:formula="of:=(([.F360]-16000)/(40000-16000))+1" office:value-type="float" office:value="1.02141666666667" calcext:value-type="float">
            <text:p>1.021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7" calcext:value-type="float">
            <text:p>-497</text:p>
          </table:table-cell>
          <table:table-cell office:value-type="float" office:value="753" calcext:value-type="float">
            <text:p>753</text:p>
          </table:table-cell>
          <table:table-cell office:value-type="float" office:value="16451" calcext:value-type="float">
            <text:p>1645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6475" calcext:value-type="float">
            <text:p>16475</text:p>
          </table:table-cell>
          <table:table-cell table:formula="of:=(([.F361]-16000)/(40000-16000))+1" office:value-type="float" office:value="1.01979166666667" calcext:value-type="float">
            <text:p>1.019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676" calcext:value-type="float">
            <text:p>676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6502" calcext:value-type="float">
            <text:p>16502</text:p>
          </table:table-cell>
          <table:table-cell table:formula="of:=(([.F362]-16000)/(40000-16000))+1" office:value-type="float" office:value="1.02091666666667" calcext:value-type="float">
            <text:p>1.020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678" calcext:value-type="float">
            <text:p>678</text:p>
          </table:table-cell>
          <table:table-cell office:value-type="float" office:value="16653" calcext:value-type="float">
            <text:p>1665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673" calcext:value-type="float">
            <text:p>16673</text:p>
          </table:table-cell>
          <table:table-cell table:formula="of:=(([.F363]-16000)/(40000-16000))+1" office:value-type="float" office:value="1.02804166666667" calcext:value-type="float">
            <text:p>1.028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9" calcext:value-type="float">
            <text:p>-439</text:p>
          </table:table-cell>
          <table:table-cell office:value-type="float" office:value="709" calcext:value-type="float">
            <text:p>709</text:p>
          </table:table-cell>
          <table:table-cell office:value-type="float" office:value="16534" calcext:value-type="float">
            <text:p>1653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555" calcext:value-type="float">
            <text:p>16555</text:p>
          </table:table-cell>
          <table:table-cell table:formula="of:=(([.F364]-16000)/(40000-16000))+1" office:value-type="float" office:value="1.023125" calcext:value-type="float">
            <text:p>1.02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5" calcext:value-type="float">
            <text:p>-445</text:p>
          </table:table-cell>
          <table:table-cell office:value-type="float" office:value="688" calcext:value-type="float">
            <text:p>688</text:p>
          </table:table-cell>
          <table:table-cell office:value-type="float" office:value="16485" calcext:value-type="float">
            <text:p>1648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6505" calcext:value-type="float">
            <text:p>16505</text:p>
          </table:table-cell>
          <table:table-cell table:formula="of:=(([.F365]-16000)/(40000-16000))+1" office:value-type="float" office:value="1.02104166666667" calcext:value-type="float">
            <text:p>1.021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670" calcext:value-type="float">
            <text:p>670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6512" calcext:value-type="float">
            <text:p>16512</text:p>
          </table:table-cell>
          <table:table-cell table:formula="of:=(([.F366]-16000)/(40000-16000))+1" office:value-type="float" office:value="1.02133333333333" calcext:value-type="float">
            <text:p>1.021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716" calcext:value-type="float">
            <text:p>716</text:p>
          </table:table-cell>
          <table:table-cell office:value-type="float" office:value="16614" calcext:value-type="float">
            <text:p>1661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6638" calcext:value-type="float">
            <text:p>16638</text:p>
          </table:table-cell>
          <table:table-cell table:formula="of:=(([.F367]-16000)/(40000-16000))+1" office:value-type="float" office:value="1.02658333333333" calcext:value-type="float">
            <text:p>1.026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99" calcext:value-type="float">
            <text:p>-399</text:p>
          </table:table-cell>
          <table:table-cell office:value-type="float" office:value="697" calcext:value-type="float">
            <text:p>697</text:p>
          </table:table-cell>
          <table:table-cell office:value-type="float" office:value="16590" calcext:value-type="float">
            <text:p>1659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6609" calcext:value-type="float">
            <text:p>16609</text:p>
          </table:table-cell>
          <table:table-cell table:formula="of:=(([.F368]-16000)/(40000-16000))+1" office:value-type="float" office:value="1.025375" calcext:value-type="float">
            <text:p>1.025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588" calcext:value-type="float">
            <text:p>588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6537" calcext:value-type="float">
            <text:p>16537</text:p>
          </table:table-cell>
          <table:table-cell table:formula="of:=(([.F369]-16000)/(40000-16000))+1" office:value-type="float" office:value="1.022375" calcext:value-type="float">
            <text:p>1.02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40" calcext:value-type="float">
            <text:p>640</text:p>
          </table:table-cell>
          <table:table-cell office:value-type="float" office:value="16446" calcext:value-type="float">
            <text:p>1644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6465" calcext:value-type="float">
            <text:p>16465</text:p>
          </table:table-cell>
          <table:table-cell table:formula="of:=(([.F370]-16000)/(40000-16000))+1" office:value-type="float" office:value="1.019375" calcext:value-type="float">
            <text:p>1.01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5" calcext:value-type="float">
            <text:p>-485</text:p>
          </table:table-cell>
          <table:table-cell office:value-type="float" office:value="759" calcext:value-type="float">
            <text:p>759</text:p>
          </table:table-cell>
          <table:table-cell office:value-type="float" office:value="16502" calcext:value-type="float">
            <text:p>1650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6526" calcext:value-type="float">
            <text:p>16526</text:p>
          </table:table-cell>
          <table:table-cell table:formula="of:=(([.F371]-16000)/(40000-16000))+1" office:value-type="float" office:value="1.02191666666667" calcext:value-type="float">
            <text:p>1.021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9" calcext:value-type="float">
            <text:p>-529</text:p>
          </table:table-cell>
          <table:table-cell office:value-type="float" office:value="749" calcext:value-type="float">
            <text:p>749</text:p>
          </table:table-cell>
          <table:table-cell office:value-type="float" office:value="16488" calcext:value-type="float">
            <text:p>16488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6513" calcext:value-type="float">
            <text:p>16513</text:p>
          </table:table-cell>
          <table:table-cell table:formula="of:=(([.F372]-16000)/(40000-16000))+1" office:value-type="float" office:value="1.021375" calcext:value-type="float">
            <text:p>1.02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641" calcext:value-type="float">
            <text:p>641</text:p>
          </table:table-cell>
          <table:table-cell office:value-type="float" office:value="16546" calcext:value-type="float">
            <text:p>1654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6565" calcext:value-type="float">
            <text:p>16565</text:p>
          </table:table-cell>
          <table:table-cell table:formula="of:=(([.F373]-16000)/(40000-16000))+1" office:value-type="float" office:value="1.02354166666667" calcext:value-type="float">
            <text:p>1.023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89" calcext:value-type="float">
            <text:p>689</text:p>
          </table:table-cell>
          <table:table-cell office:value-type="float" office:value="16670" calcext:value-type="float">
            <text:p>1667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6691" calcext:value-type="float">
            <text:p>16691</text:p>
          </table:table-cell>
          <table:table-cell table:formula="of:=(([.F374]-16000)/(40000-16000))+1" office:value-type="float" office:value="1.02879166666667" calcext:value-type="float">
            <text:p>1.028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11" calcext:value-type="float">
            <text:p>-411</text:p>
          </table:table-cell>
          <table:table-cell office:value-type="float" office:value="596" calcext:value-type="float">
            <text:p>596</text:p>
          </table:table-cell>
          <table:table-cell office:value-type="float" office:value="16431" calcext:value-type="float">
            <text:p>1643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6446" calcext:value-type="float">
            <text:p>16446</text:p>
          </table:table-cell>
          <table:table-cell table:formula="of:=(([.F375]-16000)/(40000-16000))+1" office:value-type="float" office:value="1.01858333333333" calcext:value-type="float">
            <text:p>1.018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3" calcext:value-type="float">
            <text:p>-433</text:p>
          </table:table-cell>
          <table:table-cell office:value-type="float" office:value="690" calcext:value-type="float">
            <text:p>690</text:p>
          </table:table-cell>
          <table:table-cell office:value-type="float" office:value="16586" calcext:value-type="float">
            <text:p>1658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6605" calcext:value-type="float">
            <text:p>16605</text:p>
          </table:table-cell>
          <table:table-cell table:formula="of:=(([.F376]-16000)/(40000-16000))+1" office:value-type="float" office:value="1.02520833333333" calcext:value-type="float">
            <text:p>1.025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681" calcext:value-type="float">
            <text:p>681</text:p>
          </table:table-cell>
          <table:table-cell office:value-type="float" office:value="16446" calcext:value-type="float">
            <text:p>1644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6468" calcext:value-type="float">
            <text:p>16468</text:p>
          </table:table-cell>
          <table:table-cell table:formula="of:=(([.F377]-16000)/(40000-16000))+1" office:value-type="float" office:value="1.0195" calcext:value-type="float">
            <text:p>1.0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687" calcext:value-type="float">
            <text:p>687</text:p>
          </table:table-cell>
          <table:table-cell office:value-type="float" office:value="16410" calcext:value-type="float">
            <text:p>1641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6431" calcext:value-type="float">
            <text:p>16431</text:p>
          </table:table-cell>
          <table:table-cell table:formula="of:=(([.F378]-16000)/(40000-16000))+1" office:value-type="float" office:value="1.01795833333333" calcext:value-type="float">
            <text:p>1.017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55" calcext:value-type="float">
            <text:p>655</text:p>
          </table:table-cell>
          <table:table-cell office:value-type="float" office:value="16573" calcext:value-type="float">
            <text:p>1657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6592" calcext:value-type="float">
            <text:p>16592</text:p>
          </table:table-cell>
          <table:table-cell table:formula="of:=(([.F379]-16000)/(40000-16000))+1" office:value-type="float" office:value="1.02466666666667" calcext:value-type="float">
            <text:p>1.024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78" calcext:value-type="float">
            <text:p>678</text:p>
          </table:table-cell>
          <table:table-cell office:value-type="float" office:value="16556" calcext:value-type="float">
            <text:p>1655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6576" calcext:value-type="float">
            <text:p>16576</text:p>
          </table:table-cell>
          <table:table-cell table:formula="of:=(([.F380]-16000)/(40000-16000))+1" office:value-type="float" office:value="1.024" calcext:value-type="float">
            <text:p>1.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82" calcext:value-type="float">
            <text:p>682</text:p>
          </table:table-cell>
          <table:table-cell office:value-type="float" office:value="16634" calcext:value-type="float">
            <text:p>166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654" calcext:value-type="float">
            <text:p>16654</text:p>
          </table:table-cell>
          <table:table-cell table:formula="of:=(([.F381]-16000)/(40000-16000))+1" office:value-type="float" office:value="1.02725" calcext:value-type="float">
            <text:p>1.027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06" calcext:value-type="float">
            <text:p>-406</text:p>
          </table:table-cell>
          <table:table-cell office:value-type="float" office:value="619" calcext:value-type="float">
            <text:p>619</text:p>
          </table:table-cell>
          <table:table-cell office:value-type="float" office:value="16498" calcext:value-type="float">
            <text:p>1649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514" calcext:value-type="float">
            <text:p>16514</text:p>
          </table:table-cell>
          <table:table-cell table:formula="of:=(([.F382]-16000)/(40000-16000))+1" office:value-type="float" office:value="1.02141666666667" calcext:value-type="float">
            <text:p>1.021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5" calcext:value-type="float">
            <text:p>-505</text:p>
          </table:table-cell>
          <table:table-cell office:value-type="float" office:value="703" calcext:value-type="float">
            <text:p>703</text:p>
          </table:table-cell>
          <table:table-cell office:value-type="float" office:value="16495" calcext:value-type="float">
            <text:p>1649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6517" calcext:value-type="float">
            <text:p>16517</text:p>
          </table:table-cell>
          <table:table-cell table:formula="of:=(([.F383]-16000)/(40000-16000))+1" office:value-type="float" office:value="1.02154166666667" calcext:value-type="float">
            <text:p>1.021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8" calcext:value-type="float">
            <text:p>-548</text:p>
          </table:table-cell>
          <table:table-cell office:value-type="float" office:value="653" calcext:value-type="float">
            <text:p>653</text:p>
          </table:table-cell>
          <table:table-cell office:value-type="float" office:value="16514" calcext:value-type="float">
            <text:p>1651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6535" calcext:value-type="float">
            <text:p>16535</text:p>
          </table:table-cell>
          <table:table-cell table:formula="of:=(([.F384]-16000)/(40000-16000))+1" office:value-type="float" office:value="1.02229166666667" calcext:value-type="float">
            <text:p>1.022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0" calcext:value-type="float">
            <text:p>-470</text:p>
          </table:table-cell>
          <table:table-cell office:value-type="float" office:value="664" calcext:value-type="float">
            <text:p>664</text:p>
          </table:table-cell>
          <table:table-cell office:value-type="float" office:value="16426" calcext:value-type="float">
            <text:p>1642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6446" calcext:value-type="float">
            <text:p>16446</text:p>
          </table:table-cell>
          <table:table-cell table:formula="of:=(([.F385]-16000)/(40000-16000))+1" office:value-type="float" office:value="1.01858333333333" calcext:value-type="float">
            <text:p>1.018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 office:value-type="float" office:value="657" calcext:value-type="float">
            <text:p>657</text:p>
          </table:table-cell>
          <table:table-cell office:value-type="float" office:value="16517" calcext:value-type="float">
            <text:p>1651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6537" calcext:value-type="float">
            <text:p>16537</text:p>
          </table:table-cell>
          <table:table-cell table:formula="of:=(([.F386]-16000)/(40000-16000))+1" office:value-type="float" office:value="1.022375" calcext:value-type="float">
            <text:p>1.02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  <table:table-cell office:value-type="float" office:value="683" calcext:value-type="float">
            <text:p>683</text:p>
          </table:table-cell>
          <table:table-cell office:value-type="float" office:value="16456" calcext:value-type="float">
            <text:p>1645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478" calcext:value-type="float">
            <text:p>16478</text:p>
          </table:table-cell>
          <table:table-cell table:formula="of:=(([.F387]-16000)/(40000-16000))+1" office:value-type="float" office:value="1.01991666666667" calcext:value-type="float">
            <text:p>1.019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  <table:table-cell office:value-type="float" office:value="766" calcext:value-type="float">
            <text:p>766</text:p>
          </table:table-cell>
          <table:table-cell office:value-type="float" office:value="16509" calcext:value-type="float">
            <text:p>16509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533" calcext:value-type="float">
            <text:p>16533</text:p>
          </table:table-cell>
          <table:table-cell table:formula="of:=(([.F388]-16000)/(40000-16000))+1" office:value-type="float" office:value="1.02220833333333" calcext:value-type="float">
            <text:p>1.02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90" calcext:value-type="float">
            <text:p>690</text:p>
          </table:table-cell>
          <table:table-cell office:value-type="float" office:value="16504" calcext:value-type="float">
            <text:p>1650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6525" calcext:value-type="float">
            <text:p>16525</text:p>
          </table:table-cell>
          <table:table-cell table:formula="of:=(([.F389]-16000)/(40000-16000))+1" office:value-type="float" office:value="1.021875" calcext:value-type="float">
            <text:p>1.02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 office:value-type="float" office:value="677" calcext:value-type="float">
            <text:p>677</text:p>
          </table:table-cell>
          <table:table-cell office:value-type="float" office:value="16506" calcext:value-type="float">
            <text:p>1650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6528" calcext:value-type="float">
            <text:p>16528</text:p>
          </table:table-cell>
          <table:table-cell table:formula="of:=(([.F390]-16000)/(40000-16000))+1"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  <table:table-cell office:value-type="float" office:value="622" calcext:value-type="float">
            <text:p>622</text:p>
          </table:table-cell>
          <table:table-cell office:value-type="float" office:value="16473" calcext:value-type="float">
            <text:p>1647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6492" calcext:value-type="float">
            <text:p>16492</text:p>
          </table:table-cell>
          <table:table-cell table:formula="of:=(([.F391]-16000)/(40000-16000))+1" office:value-type="float" office:value="1.0205" calcext:value-type="float">
            <text:p>1.0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  <table:table-cell office:value-type="float" office:value="692" calcext:value-type="float">
            <text:p>692</text:p>
          </table:table-cell>
          <table:table-cell office:value-type="float" office:value="16563" calcext:value-type="float">
            <text:p>1656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6586" calcext:value-type="float">
            <text:p>16586</text:p>
          </table:table-cell>
          <table:table-cell table:formula="of:=(([.F392]-16000)/(40000-16000))+1" office:value-type="float" office:value="1.02441666666667" calcext:value-type="float">
            <text:p>1.024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86" calcext:value-type="float">
            <text:p>-386</text:p>
          </table:table-cell>
          <table:table-cell office:value-type="float" office:value="675" calcext:value-type="float">
            <text:p>675</text:p>
          </table:table-cell>
          <table:table-cell office:value-type="float" office:value="16592" calcext:value-type="float">
            <text:p>1659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6610" calcext:value-type="float">
            <text:p>16610</text:p>
          </table:table-cell>
          <table:table-cell table:formula="of:=(([.F393]-16000)/(40000-16000))+1" office:value-type="float" office:value="1.02541666666667" calcext:value-type="float">
            <text:p>1.025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9" calcext:value-type="float">
            <text:p>-539</text:p>
          </table:table-cell>
          <table:table-cell office:value-type="float" office:value="661" calcext:value-type="float">
            <text:p>661</text:p>
          </table:table-cell>
          <table:table-cell office:value-type="float" office:value="16477" calcext:value-type="float">
            <text:p>1647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6499" calcext:value-type="float">
            <text:p>16499</text:p>
          </table:table-cell>
          <table:table-cell table:formula="of:=(([.F394]-16000)/(40000-16000))+1" office:value-type="float" office:value="1.02079166666667" calcext:value-type="float">
            <text:p>1.020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5" calcext:value-type="float">
            <text:p>-435</text:p>
          </table:table-cell>
          <table:table-cell office:value-type="float" office:value="683" calcext:value-type="float">
            <text:p>683</text:p>
          </table:table-cell>
          <table:table-cell office:value-type="float" office:value="16452" calcext:value-type="float">
            <text:p>1645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6471" calcext:value-type="float">
            <text:p>16471</text:p>
          </table:table-cell>
          <table:table-cell table:formula="of:=(([.F395]-16000)/(40000-16000))+1" office:value-type="float" office:value="1.019625" calcext:value-type="float">
            <text:p>1.019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  <table:table-cell office:value-type="float" office:value="696" calcext:value-type="float">
            <text:p>696</text:p>
          </table:table-cell>
          <table:table-cell office:value-type="float" office:value="16417" calcext:value-type="float">
            <text:p>16417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6439" calcext:value-type="float">
            <text:p>16439</text:p>
          </table:table-cell>
          <table:table-cell table:formula="of:=(([.F396]-16000)/(40000-16000))+1" office:value-type="float" office:value="1.01829166666667" calcext:value-type="float">
            <text:p>1.018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1" calcext:value-type="float">
            <text:p>-481</text:p>
          </table:table-cell>
          <table:table-cell office:value-type="float" office:value="670" calcext:value-type="float">
            <text:p>670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6445" calcext:value-type="float">
            <text:p>16445</text:p>
          </table:table-cell>
          <table:table-cell table:formula="of:=(([.F397]-16000)/(40000-16000))+1" office:value-type="float" office:value="1.01854166666667" calcext:value-type="float">
            <text:p>1.0185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1" calcext:value-type="float">
            <text:p>-461</text:p>
          </table:table-cell>
          <table:table-cell office:value-type="float" office:value="588" calcext:value-type="float">
            <text:p>588</text:p>
          </table:table-cell>
          <table:table-cell office:value-type="float" office:value="16466" calcext:value-type="float">
            <text:p>1646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6482" calcext:value-type="float">
            <text:p>16482</text:p>
          </table:table-cell>
          <table:table-cell table:formula="of:=(([.F398]-16000)/(40000-16000))+1" office:value-type="float" office:value="1.02008333333333" calcext:value-type="float">
            <text:p>1.020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55" calcext:value-type="float">
            <text:p>-555</text:p>
          </table:table-cell>
          <table:table-cell office:value-type="float" office:value="629" calcext:value-type="float">
            <text:p>629</text:p>
          </table:table-cell>
          <table:table-cell office:value-type="float" office:value="16569" calcext:value-type="float">
            <text:p>16569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6590" calcext:value-type="float">
            <text:p>16590</text:p>
          </table:table-cell>
          <table:table-cell table:formula="of:=(([.F399]-16000)/(40000-16000))+1" office:value-type="float" office:value="1.02458333333333" calcext:value-type="float">
            <text:p>1.0245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13" calcext:value-type="float">
            <text:p>-513</text:p>
          </table:table-cell>
          <table:table-cell office:value-type="float" office:value="709" calcext:value-type="float">
            <text:p>709</text:p>
          </table:table-cell>
          <table:table-cell office:value-type="float" office:value="16429" calcext:value-type="float">
            <text:p>164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452" calcext:value-type="float">
            <text:p>16452</text:p>
          </table:table-cell>
          <table:table-cell table:formula="of:=(([.F400]-16000)/(40000-16000))+1" office:value-type="float" office:value="1.01883333333333" calcext:value-type="float">
            <text:p>1.018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 office:value-type="float" office:value="622" calcext:value-type="float">
            <text:p>622</text:p>
          </table:table-cell>
          <table:table-cell office:value-type="float" office:value="16497" calcext:value-type="float">
            <text:p>164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515" calcext:value-type="float">
            <text:p>16515</text:p>
          </table:table-cell>
          <table:table-cell table:formula="of:=(([.F401]-16000)/(40000-16000))+1" office:value-type="float" office:value="1.02145833333333" calcext:value-type="float">
            <text:p>1.021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698" calcext:value-type="float">
            <text:p>698</text:p>
          </table:table-cell>
          <table:table-cell office:value-type="float" office:value="16435" calcext:value-type="float">
            <text:p>1643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457" calcext:value-type="float">
            <text:p>16457</text:p>
          </table:table-cell>
          <table:table-cell table:formula="of:=(([.F402]-16000)/(40000-16000))+1" office:value-type="float" office:value="1.01904166666667" calcext:value-type="float">
            <text:p>1.019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3" calcext:value-type="float">
            <text:p>-493</text:p>
          </table:table-cell>
          <table:table-cell office:value-type="float" office:value="677" calcext:value-type="float">
            <text:p>677</text:p>
          </table:table-cell>
          <table:table-cell office:value-type="float" office:value="16466" calcext:value-type="float">
            <text:p>1646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487" calcext:value-type="float">
            <text:p>16487</text:p>
          </table:table-cell>
          <table:table-cell table:formula="of:=(([.F403]-16000)/(40000-16000))+1" office:value-type="float" office:value="1.02029166666667" calcext:value-type="float">
            <text:p>1.020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 office:value-type="float" office:value="675" calcext:value-type="float">
            <text:p>675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6512" calcext:value-type="float">
            <text:p>16512</text:p>
          </table:table-cell>
          <table:table-cell table:formula="of:=(([.F404]-16000)/(40000-16000))+1" office:value-type="float" office:value="1.02133333333333" calcext:value-type="float">
            <text:p>1.021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35" calcext:value-type="float">
            <text:p>-535</text:p>
          </table:table-cell>
          <table:table-cell office:value-type="float" office:value="663" calcext:value-type="float">
            <text:p>663</text:p>
          </table:table-cell>
          <table:table-cell office:value-type="float" office:value="16502" calcext:value-type="float">
            <text:p>1650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6523" calcext:value-type="float">
            <text:p>16523</text:p>
          </table:table-cell>
          <table:table-cell table:formula="of:=(([.F405]-16000)/(40000-16000))+1" office:value-type="float" office:value="1.02179166666667" calcext:value-type="float">
            <text:p>1.021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 office:value-type="float" office:value="681" calcext:value-type="float">
            <text:p>681</text:p>
          </table:table-cell>
          <table:table-cell office:value-type="float" office:value="16488" calcext:value-type="float">
            <text:p>16488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6508" calcext:value-type="float">
            <text:p>16508</text:p>
          </table:table-cell>
          <table:table-cell table:formula="of:=(([.F406]-16000)/(40000-16000))+1" office:value-type="float" office:value="1.02116666666667" calcext:value-type="float">
            <text:p>1.021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98" calcext:value-type="float">
            <text:p>-498</text:p>
          </table:table-cell>
          <table:table-cell office:value-type="float" office:value="750" calcext:value-type="float">
            <text:p>750</text:p>
          </table:table-cell>
          <table:table-cell office:value-type="float" office:value="16484" calcext:value-type="float">
            <text:p>1648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6508" calcext:value-type="float">
            <text:p>16508</text:p>
          </table:table-cell>
          <table:table-cell table:formula="of:=(([.F407]-16000)/(40000-16000))+1" office:value-type="float" office:value="1.02116666666667" calcext:value-type="float">
            <text:p>1.021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47" calcext:value-type="float">
            <text:p>-447</text:p>
          </table:table-cell>
          <table:table-cell office:value-type="float" office:value="687" calcext:value-type="float">
            <text:p>687</text:p>
          </table:table-cell>
          <table:table-cell office:value-type="float" office:value="16417" calcext:value-type="float">
            <text:p>16417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6437" calcext:value-type="float">
            <text:p>16437</text:p>
          </table:table-cell>
          <table:table-cell table:formula="of:=(([.F408]-16000)/(40000-16000))+1" office:value-type="float" office:value="1.01820833333333" calcext:value-type="float">
            <text:p>1.018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69" calcext:value-type="float">
            <text:p>-369</text:p>
          </table:table-cell>
          <table:table-cell office:value-type="float" office:value="644" calcext:value-type="float">
            <text:p>644</text:p>
          </table:table-cell>
          <table:table-cell office:value-type="float" office:value="16531" calcext:value-type="float">
            <text:p>1653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6547" calcext:value-type="float">
            <text:p>16547</text:p>
          </table:table-cell>
          <table:table-cell table:formula="of:=(([.F409]-16000)/(40000-16000))+1" office:value-type="float" office:value="1.02279166666667" calcext:value-type="float">
            <text:p>1.022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50" calcext:value-type="float">
            <text:p>-1150</text:p>
          </table:table-cell>
          <table:table-cell office:value-type="float" office:value="259" calcext:value-type="float">
            <text:p>259</text:p>
          </table:table-cell>
          <table:table-cell office:value-type="float" office:value="15932" calcext:value-type="float">
            <text:p>159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975" calcext:value-type="float">
            <text:p>15975</text:p>
          </table:table-cell>
          <table:table-cell table:formula="of:=(([.F410]-16000)/(40000-16000))+1" office:value-type="float" office:value="0.998958333333333" calcext:value-type="float">
            <text:p>0.998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38" calcext:value-type="float">
            <text:p>-1138</text:p>
          </table:table-cell>
          <table:table-cell office:value-type="float" office:value="258" calcext:value-type="float">
            <text:p>258</text:p>
          </table:table-cell>
          <table:table-cell office:value-type="float" office:value="15968" calcext:value-type="float">
            <text:p>159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010" calcext:value-type="float">
            <text:p>16010</text:p>
          </table:table-cell>
          <table:table-cell table:formula="of:=(([.F411]-16000)/(40000-16000))+1" office:value-type="float" office:value="1.00041666666667" calcext:value-type="float">
            <text:p>1.000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13" calcext:value-type="float">
            <text:p>-1213</text:p>
          </table:table-cell>
          <table:table-cell office:value-type="float" office:value="267" calcext:value-type="float">
            <text:p>267</text:p>
          </table:table-cell>
          <table:table-cell office:value-type="float" office:value="16001" calcext:value-type="float">
            <text:p>160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049" calcext:value-type="float">
            <text:p>16049</text:p>
          </table:table-cell>
          <table:table-cell table:formula="of:=(([.F412]-16000)/(40000-16000))+1" office:value-type="float" office:value="1.00204166666667" calcext:value-type="float">
            <text:p>1.002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49" calcext:value-type="float">
            <text:p>-1149</text:p>
          </table:table-cell>
          <table:table-cell office:value-type="float" office:value="277" calcext:value-type="float">
            <text:p>277</text:p>
          </table:table-cell>
          <table:table-cell office:value-type="float" office:value="15936" calcext:value-type="float">
            <text:p>159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979" calcext:value-type="float">
            <text:p>15979</text:p>
          </table:table-cell>
          <table:table-cell table:formula="of:=(([.F413]-16000)/(40000-16000))+1" office:value-type="float" office:value="0.999125" calcext:value-type="float">
            <text:p>0.999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14" calcext:value-type="float">
            <text:p>-1214</text:p>
          </table:table-cell>
          <table:table-cell office:value-type="float" office:value="264" calcext:value-type="float">
            <text:p>264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102" calcext:value-type="float">
            <text:p>16102</text:p>
          </table:table-cell>
          <table:table-cell table:formula="of:=(([.F414]-16000)/(40000-16000))+1" office:value-type="float" office:value="1.00425" calcext:value-type="float">
            <text:p>1.00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69" calcext:value-type="float">
            <text:p>-1169</text:p>
          </table:table-cell>
          <table:table-cell office:value-type="float" office:value="279" calcext:value-type="float">
            <text:p>279</text:p>
          </table:table-cell>
          <table:table-cell office:value-type="float" office:value="16019" calcext:value-type="float">
            <text:p>1601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064" calcext:value-type="float">
            <text:p>16064</text:p>
          </table:table-cell>
          <table:table-cell table:formula="of:=(([.F415]-16000)/(40000-16000))+1" office:value-type="float" office:value="1.00266666666667" calcext:value-type="float">
            <text:p>1.002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78" calcext:value-type="float">
            <text:p>-1178</text:p>
          </table:table-cell>
          <table:table-cell office:value-type="float" office:value="266" calcext:value-type="float">
            <text:p>266</text:p>
          </table:table-cell>
          <table:table-cell office:value-type="float" office:value="16064" calcext:value-type="float">
            <text:p>160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6109" calcext:value-type="float">
            <text:p>16109</text:p>
          </table:table-cell>
          <table:table-cell table:formula="of:=(([.F416]-16000)/(40000-16000))+1" office:value-type="float" office:value="1.00454166666667" calcext:value-type="float">
            <text:p>1.004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06" calcext:value-type="float">
            <text:p>-1206</text:p>
          </table:table-cell>
          <table:table-cell office:value-type="float" office:value="257" calcext:value-type="float">
            <text:p>257</text:p>
          </table:table-cell>
          <table:table-cell office:value-type="float" office:value="16004" calcext:value-type="float">
            <text:p>160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051" calcext:value-type="float">
            <text:p>16051</text:p>
          </table:table-cell>
          <table:table-cell table:formula="of:=(([.F417]-16000)/(40000-16000))+1" office:value-type="float" office:value="1.002125" calcext:value-type="float">
            <text:p>1.002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58" calcext:value-type="float">
            <text:p>-1158</text:p>
          </table:table-cell>
          <table:table-cell office:value-type="float" office:value="259" calcext:value-type="float">
            <text:p>259</text:p>
          </table:table-cell>
          <table:table-cell office:value-type="float" office:value="16008" calcext:value-type="float">
            <text:p>16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051" calcext:value-type="float">
            <text:p>16051</text:p>
          </table:table-cell>
          <table:table-cell table:formula="of:=(([.F418]-16000)/(40000-16000))+1" office:value-type="float" office:value="1.002125" calcext:value-type="float">
            <text:p>1.002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74" calcext:value-type="float">
            <text:p>-1174</text:p>
          </table:table-cell>
          <table:table-cell office:value-type="float" office:value="492" calcext:value-type="float">
            <text:p>492</text:p>
          </table:table-cell>
          <table:table-cell office:value-type="float" office:value="15978" calcext:value-type="float">
            <text:p>1597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028" calcext:value-type="float">
            <text:p>16028</text:p>
          </table:table-cell>
          <table:table-cell table:formula="of:=(([.F419]-16000)/(40000-16000))+1" office:value-type="float" office:value="1.00116666666667" calcext:value-type="float">
            <text:p>1.001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5" calcext:value-type="float">
            <text:p>-1225</text:p>
          </table:table-cell>
          <table:table-cell office:value-type="float" office:value="263" calcext:value-type="float">
            <text:p>263</text:p>
          </table:table-cell>
          <table:table-cell office:value-type="float" office:value="15992" calcext:value-type="float">
            <text:p>1599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041" calcext:value-type="float">
            <text:p>16041</text:p>
          </table:table-cell>
          <table:table-cell table:formula="of:=(([.F420]-16000)/(40000-16000))+1" office:value-type="float" office:value="1.00170833333333" calcext:value-type="float">
            <text:p>1.001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2" calcext:value-type="float">
            <text:p>-1222</text:p>
          </table:table-cell>
          <table:table-cell office:value-type="float" office:value="262" calcext:value-type="float">
            <text:p>262</text:p>
          </table:table-cell>
          <table:table-cell office:value-type="float" office:value="16068" calcext:value-type="float">
            <text:p>1606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116" calcext:value-type="float">
            <text:p>16116</text:p>
          </table:table-cell>
          <table:table-cell table:formula="of:=(([.F421]-16000)/(40000-16000))+1" office:value-type="float" office:value="1.00483333333333" calcext:value-type="float">
            <text:p>1.004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47" calcext:value-type="float">
            <text:p>-1147</text:p>
          </table:table-cell>
          <table:table-cell office:value-type="float" office:value="455" calcext:value-type="float">
            <text:p>455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6119" calcext:value-type="float">
            <text:p>16119</text:p>
          </table:table-cell>
          <table:table-cell table:formula="of:=(([.F422]-16000)/(40000-16000))+1" office:value-type="float" office:value="1.00495833333333" calcext:value-type="float">
            <text:p>1.004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94" calcext:value-type="float">
            <text:p>-1194</text:p>
          </table:table-cell>
          <table:table-cell office:value-type="float" office:value="265" calcext:value-type="float">
            <text:p>265</text:p>
          </table:table-cell>
          <table:table-cell office:value-type="float" office:value="15997" calcext:value-type="float">
            <text:p>159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043" calcext:value-type="float">
            <text:p>16043</text:p>
          </table:table-cell>
          <table:table-cell table:formula="of:=(([.F423]-16000)/(40000-16000))+1" office:value-type="float" office:value="1.00179166666667" calcext:value-type="float">
            <text:p>1.001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4" calcext:value-type="float">
            <text:p>-1224</text:p>
          </table:table-cell>
          <table:table-cell office:value-type="float" office:value="266" calcext:value-type="float">
            <text:p>266</text:p>
          </table:table-cell>
          <table:table-cell office:value-type="float" office:value="15996" calcext:value-type="float">
            <text:p>1599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044" calcext:value-type="float">
            <text:p>16044</text:p>
          </table:table-cell>
          <table:table-cell table:formula="of:=(([.F424]-16000)/(40000-16000))+1" office:value-type="float" office:value="1.00183333333333" calcext:value-type="float">
            <text:p>1.001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258" calcext:value-type="float">
            <text:p>258</text:p>
          </table:table-cell>
          <table:table-cell office:value-type="float" office:value="16010" calcext:value-type="float">
            <text:p>1601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6056" calcext:value-type="float">
            <text:p>16056</text:p>
          </table:table-cell>
          <table:table-cell table:formula="of:=(([.F425]-16000)/(40000-16000))+1" office:value-type="float" office:value="1.00233333333333" calcext:value-type="float">
            <text:p>1.002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30" calcext:value-type="float">
            <text:p>-1230</text:p>
          </table:table-cell>
          <table:table-cell office:value-type="float" office:value="326" calcext:value-type="float">
            <text:p>326</text:p>
          </table:table-cell>
          <table:table-cell office:value-type="float" office:value="15993" calcext:value-type="float">
            <text:p>159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043" calcext:value-type="float">
            <text:p>16043</text:p>
          </table:table-cell>
          <table:table-cell table:formula="of:=(([.F426]-16000)/(40000-16000))+1" office:value-type="float" office:value="1.00179166666667" calcext:value-type="float">
            <text:p>1.001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6" calcext:value-type="float">
            <text:p>-1226</text:p>
          </table:table-cell>
          <table:table-cell office:value-type="float" office:value="258" calcext:value-type="float">
            <text:p>258</text:p>
          </table:table-cell>
          <table:table-cell office:value-type="float" office:value="16008" calcext:value-type="float">
            <text:p>1600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6056" calcext:value-type="float">
            <text:p>16056</text:p>
          </table:table-cell>
          <table:table-cell table:formula="of:=(([.F427]-16000)/(40000-16000))+1" office:value-type="float" office:value="1.00233333333333" calcext:value-type="float">
            <text:p>1.002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7" calcext:value-type="float">
            <text:p>-1227</text:p>
          </table:table-cell>
          <table:table-cell office:value-type="float" office:value="277" calcext:value-type="float">
            <text:p>277</text:p>
          </table:table-cell>
          <table:table-cell office:value-type="float" office:value="15988" calcext:value-type="float">
            <text:p>15988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037" calcext:value-type="float">
            <text:p>16037</text:p>
          </table:table-cell>
          <table:table-cell table:formula="of:=(([.F428]-16000)/(40000-16000))+1" office:value-type="float" office:value="1.00154166666667" calcext:value-type="float">
            <text:p>1.001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63" calcext:value-type="float">
            <text:p>-1163</text:p>
          </table:table-cell>
          <table:table-cell office:value-type="float" office:value="288" calcext:value-type="float">
            <text:p>288</text:p>
          </table:table-cell>
          <table:table-cell office:value-type="float" office:value="15986" calcext:value-type="float">
            <text:p>1598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6030" calcext:value-type="float">
            <text:p>16030</text:p>
          </table:table-cell>
          <table:table-cell table:formula="of:=(([.F429]-16000)/(40000-16000))+1" office:value-type="float" office:value="1.00125" calcext:value-type="float">
            <text:p>1.00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34" calcext:value-type="float">
            <text:p>-1234</text:p>
          </table:table-cell>
          <table:table-cell office:value-type="float" office:value="258" calcext:value-type="float">
            <text:p>258</text:p>
          </table:table-cell>
          <table:table-cell office:value-type="float" office:value="15917" calcext:value-type="float">
            <text:p>15917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5966" calcext:value-type="float">
            <text:p>15966</text:p>
          </table:table-cell>
          <table:table-cell table:formula="of:=(([.F430]-16000)/(40000-16000))+1" office:value-type="float" office:value="0.998583333333333" calcext:value-type="float">
            <text:p>0.998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39" calcext:value-type="float">
            <text:p>-1239</text:p>
          </table:table-cell>
          <table:table-cell office:value-type="float" office:value="270" calcext:value-type="float">
            <text:p>270</text:p>
          </table:table-cell>
          <table:table-cell office:value-type="float" office:value="16030" calcext:value-type="float">
            <text:p>1603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6080" calcext:value-type="float">
            <text:p>16080</text:p>
          </table:table-cell>
          <table:table-cell table:formula="of:=(([.F431]-16000)/(40000-16000))+1" office:value-type="float" office:value="1.00333333333333" calcext:value-type="float">
            <text:p>1.00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05" calcext:value-type="float">
            <text:p>-1505</text:p>
          </table:table-cell>
          <table:table-cell office:value-type="float" office:value="-147" calcext:value-type="float">
            <text:p>-147</text:p>
          </table:table-cell>
          <table:table-cell office:value-type="float" office:value="15579" calcext:value-type="float">
            <text:p>15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652" calcext:value-type="float">
            <text:p>15652</text:p>
          </table:table-cell>
          <table:table-cell table:formula="of:=(([.F432]-16000)/(40000-16000))+1" office:value-type="float" office:value="0.9855" calcext:value-type="float">
            <text:p>0.98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5" calcext:value-type="float">
            <text:p>-1445</text:p>
          </table:table-cell>
          <table:table-cell office:value-type="float" office:value="-177" calcext:value-type="float">
            <text:p>-177</text:p>
          </table:table-cell>
          <table:table-cell office:value-type="float" office:value="15614" calcext:value-type="float">
            <text:p>156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681" calcext:value-type="float">
            <text:p>15681</text:p>
          </table:table-cell>
          <table:table-cell table:formula="of:=(([.F433]-16000)/(40000-16000))+1" office:value-type="float" office:value="0.986708333333333" calcext:value-type="float">
            <text:p>0.98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7" calcext:value-type="float">
            <text:p>-1457</text:p>
          </table:table-cell>
          <table:table-cell office:value-type="float" office:value="-189" calcext:value-type="float">
            <text:p>-189</text:p>
          </table:table-cell>
          <table:table-cell office:value-type="float" office:value="15605" calcext:value-type="float">
            <text:p>156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674" calcext:value-type="float">
            <text:p>15674</text:p>
          </table:table-cell>
          <table:table-cell table:formula="of:=(([.F434]-16000)/(40000-16000))+1" office:value-type="float" office:value="0.986416666666667" calcext:value-type="float">
            <text:p>0.98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172" calcext:value-type="float">
            <text:p>-172</text:p>
          </table:table-cell>
          <table:table-cell office:value-type="float" office:value="15579" calcext:value-type="float">
            <text:p>15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647" calcext:value-type="float">
            <text:p>15647</text:p>
          </table:table-cell>
          <table:table-cell table:formula="of:=(([.F435]-16000)/(40000-16000))+1" office:value-type="float" office:value="0.985291666666667" calcext:value-type="float">
            <text:p>0.985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  <table:table-cell office:value-type="float" office:value="-163" calcext:value-type="float">
            <text:p>-163</text:p>
          </table:table-cell>
          <table:table-cell office:value-type="float" office:value="15557" calcext:value-type="float">
            <text:p>155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631" calcext:value-type="float">
            <text:p>15631</text:p>
          </table:table-cell>
          <table:table-cell table:formula="of:=(([.F436]-16000)/(40000-16000))+1" office:value-type="float" office:value="0.984625" calcext:value-type="float">
            <text:p>0.984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5" calcext:value-type="float">
            <text:p>-1525</text:p>
          </table:table-cell>
          <table:table-cell office:value-type="float" office:value="-183" calcext:value-type="float">
            <text:p>-183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665" calcext:value-type="float">
            <text:p>15665</text:p>
          </table:table-cell>
          <table:table-cell table:formula="of:=(([.F437]-16000)/(40000-16000))+1" office:value-type="float" office:value="0.986041666666667" calcext:value-type="float">
            <text:p>0.986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-185" calcext:value-type="float">
            <text:p>-185</text:p>
          </table:table-cell>
          <table:table-cell office:value-type="float" office:value="15624" calcext:value-type="float">
            <text:p>156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695" calcext:value-type="float">
            <text:p>15695</text:p>
          </table:table-cell>
          <table:table-cell table:formula="of:=(([.F438]-16000)/(40000-16000))+1" office:value-type="float" office:value="0.987291666666667" calcext:value-type="float">
            <text:p>0.98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7" calcext:value-type="float">
            <text:p>-1477</text:p>
          </table:table-cell>
          <table:table-cell office:value-type="float" office:value="-219" calcext:value-type="float">
            <text:p>-219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675" calcext:value-type="float">
            <text:p>15675</text:p>
          </table:table-cell>
          <table:table-cell table:formula="of:=(([.F439]-16000)/(40000-16000))+1" office:value-type="float" office:value="0.986458333333333" calcext:value-type="float">
            <text:p>0.98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  <table:table-cell office:value-type="float" office:value="-174" calcext:value-type="float">
            <text:p>-174</text:p>
          </table:table-cell>
          <table:table-cell office:value-type="float" office:value="15576" calcext:value-type="float">
            <text:p>155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650" calcext:value-type="float">
            <text:p>15650</text:p>
          </table:table-cell>
          <table:table-cell table:formula="of:=(([.F440]-16000)/(40000-16000))+1" office:value-type="float" office:value="0.985416666666667" calcext:value-type="float">
            <text:p>0.985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1" calcext:value-type="float">
            <text:p>-1541</text:p>
          </table:table-cell>
          <table:table-cell office:value-type="float" office:value="-166" calcext:value-type="float">
            <text:p>-166</text:p>
          </table:table-cell>
          <table:table-cell office:value-type="float" office:value="15565" calcext:value-type="float">
            <text:p>155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641" calcext:value-type="float">
            <text:p>15641</text:p>
          </table:table-cell>
          <table:table-cell table:formula="of:=(([.F441]-16000)/(40000-16000))+1" office:value-type="float" office:value="0.985041666666667" calcext:value-type="float">
            <text:p>0.985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28" calcext:value-type="float">
            <text:p>-1328</text:p>
          </table:table-cell>
          <table:table-cell office:value-type="float" office:value="-138" calcext:value-type="float">
            <text:p>-138</text:p>
          </table:table-cell>
          <table:table-cell office:value-type="float" office:value="15640" calcext:value-type="float">
            <text:p>156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696" calcext:value-type="float">
            <text:p>15696</text:p>
          </table:table-cell>
          <table:table-cell table:formula="of:=(([.F442]-16000)/(40000-16000))+1" office:value-type="float" office:value="0.987333333333333" calcext:value-type="float">
            <text:p>0.987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67" calcext:value-type="float">
            <text:p>-1567</text:p>
          </table:table-cell>
          <table:table-cell office:value-type="float" office:value="-195" calcext:value-type="float">
            <text:p>-195</text:p>
          </table:table-cell>
          <table:table-cell office:value-type="float" office:value="15650" calcext:value-type="float">
            <text:p>156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729" calcext:value-type="float">
            <text:p>15729</text:p>
          </table:table-cell>
          <table:table-cell table:formula="of:=(([.F443]-16000)/(40000-16000))+1" office:value-type="float" office:value="0.988708333333333" calcext:value-type="float">
            <text:p>0.988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1" calcext:value-type="float">
            <text:p>-1461</text:p>
          </table:table-cell>
          <table:table-cell office:value-type="float" office:value="-237" calcext:value-type="float">
            <text:p>-237</text:p>
          </table:table-cell>
          <table:table-cell office:value-type="float" office:value="15608" calcext:value-type="float">
            <text:p>156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78" calcext:value-type="float">
            <text:p>15678</text:p>
          </table:table-cell>
          <table:table-cell table:formula="of:=(([.F444]-16000)/(40000-16000))+1" office:value-type="float" office:value="0.986583333333333" calcext:value-type="float">
            <text:p>0.986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1" calcext:value-type="float">
            <text:p>-1491</text:p>
          </table:table-cell>
          <table:table-cell office:value-type="float" office:value="-205" calcext:value-type="float">
            <text:p>-205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96" calcext:value-type="float">
            <text:p>15596</text:p>
          </table:table-cell>
          <table:table-cell table:formula="of:=(([.F445]-16000)/(40000-16000))+1" office:value-type="float" office:value="0.983166666666667" calcext:value-type="float">
            <text:p>0.983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189" calcext:value-type="float">
            <text:p>-189</text:p>
          </table:table-cell>
          <table:table-cell office:value-type="float" office:value="15542" calcext:value-type="float">
            <text:p>155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610" calcext:value-type="float">
            <text:p>15610</text:p>
          </table:table-cell>
          <table:table-cell table:formula="of:=(([.F446]-16000)/(40000-16000))+1" office:value-type="float" office:value="0.98375" calcext:value-type="float">
            <text:p>0.98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7" calcext:value-type="float">
            <text:p>-1457</text:p>
          </table:table-cell>
          <table:table-cell office:value-type="float" office:value="-144" calcext:value-type="float">
            <text:p>-144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678" calcext:value-type="float">
            <text:p>15678</text:p>
          </table:table-cell>
          <table:table-cell table:formula="of:=(([.F447]-16000)/(40000-16000))+1" office:value-type="float" office:value="0.986583333333333" calcext:value-type="float">
            <text:p>0.986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2" calcext:value-type="float">
            <text:p>-1552</text:p>
          </table:table-cell>
          <table:table-cell office:value-type="float" office:value="-186" calcext:value-type="float">
            <text:p>-186</text:p>
          </table:table-cell>
          <table:table-cell office:value-type="float" office:value="15657" calcext:value-type="float">
            <text:p>156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734" calcext:value-type="float">
            <text:p>15734</text:p>
          </table:table-cell>
          <table:table-cell table:formula="of:=(([.F448]-16000)/(40000-16000))+1" office:value-type="float" office:value="0.988916666666667" calcext:value-type="float">
            <text:p>0.988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9" calcext:value-type="float">
            <text:p>-1559</text:p>
          </table:table-cell>
          <table:table-cell office:value-type="float" office:value="-174" calcext:value-type="float">
            <text:p>-174</text:p>
          </table:table-cell>
          <table:table-cell office:value-type="float" office:value="15623" calcext:value-type="float">
            <text:p>1562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701" calcext:value-type="float">
            <text:p>15701</text:p>
          </table:table-cell>
          <table:table-cell table:formula="of:=(([.F449]-16000)/(40000-16000))+1" office:value-type="float" office:value="0.987541666666667" calcext:value-type="float">
            <text:p>0.987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5" calcext:value-type="float">
            <text:p>-1465</text:p>
          </table:table-cell>
          <table:table-cell office:value-type="float" office:value="-143" calcext:value-type="float">
            <text:p>-143</text:p>
          </table:table-cell>
          <table:table-cell office:value-type="float" office:value="15594" calcext:value-type="float">
            <text:p>155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663" calcext:value-type="float">
            <text:p>15663</text:p>
          </table:table-cell>
          <table:table-cell table:formula="of:=(([.F450]-16000)/(40000-16000))+1" office:value-type="float" office:value="0.985958333333333" calcext:value-type="float">
            <text:p>0.985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88" calcext:value-type="float">
            <text:p>-1588</text:p>
          </table:table-cell>
          <table:table-cell office:value-type="float" office:value="-229" calcext:value-type="float">
            <text:p>-229</text:p>
          </table:table-cell>
          <table:table-cell office:value-type="float" office:value="15612" calcext:value-type="float">
            <text:p>15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694" calcext:value-type="float">
            <text:p>15694</text:p>
          </table:table-cell>
          <table:table-cell table:formula="of:=(([.F451]-16000)/(40000-16000))+1" office:value-type="float" office:value="0.98725" calcext:value-type="float">
            <text:p>0.98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6" calcext:value-type="float">
            <text:p>-1496</text:p>
          </table:table-cell>
          <table:table-cell office:value-type="float" office:value="-99" calcext:value-type="float">
            <text:p>-99</text:p>
          </table:table-cell>
          <table:table-cell office:value-type="float" office:value="15542" calcext:value-type="float">
            <text:p>155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614" calcext:value-type="float">
            <text:p>15614</text:p>
          </table:table-cell>
          <table:table-cell table:formula="of:=(([.F452]-16000)/(40000-16000))+1" office:value-type="float" office:value="0.983916666666667" calcext:value-type="float">
            <text:p>0.983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3" calcext:value-type="float">
            <text:p>-1543</text:p>
          </table:table-cell>
          <table:table-cell office:value-type="float" office:value="-157" calcext:value-type="float">
            <text:p>-157</text:p>
          </table:table-cell>
          <table:table-cell office:value-type="float" office:value="15596" calcext:value-type="float">
            <text:p>155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672" calcext:value-type="float">
            <text:p>15672</text:p>
          </table:table-cell>
          <table:table-cell table:formula="of:=(([.F453]-16000)/(40000-16000))+1" office:value-type="float" office:value="0.986333333333333" calcext:value-type="float">
            <text:p>0.986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8" calcext:value-type="float">
            <text:p>-1478</text:p>
          </table:table-cell>
          <table:table-cell office:value-type="float" office:value="-224" calcext:value-type="float">
            <text:p>-224</text:p>
          </table:table-cell>
          <table:table-cell office:value-type="float" office:value="15670" calcext:value-type="float">
            <text:p>156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741" calcext:value-type="float">
            <text:p>15741</text:p>
          </table:table-cell>
          <table:table-cell table:formula="of:=(([.F454]-16000)/(40000-16000))+1" office:value-type="float" office:value="0.989208333333333" calcext:value-type="float">
            <text:p>0.989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5" calcext:value-type="float">
            <text:p>-1475</text:p>
          </table:table-cell>
          <table:table-cell office:value-type="float" office:value="-179" calcext:value-type="float">
            <text:p>-179</text:p>
          </table:table-cell>
          <table:table-cell office:value-type="float" office:value="15636" calcext:value-type="float">
            <text:p>156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706" calcext:value-type="float">
            <text:p>15706</text:p>
          </table:table-cell>
          <table:table-cell table:formula="of:=(([.F455]-16000)/(40000-16000))+1" office:value-type="float" office:value="0.98775" calcext:value-type="float">
            <text:p>0.98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6" calcext:value-type="float">
            <text:p>-1526</text:p>
          </table:table-cell>
          <table:table-cell office:value-type="float" office:value="-199" calcext:value-type="float">
            <text:p>-199</text:p>
          </table:table-cell>
          <table:table-cell office:value-type="float" office:value="15562" calcext:value-type="float">
            <text:p>155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637" calcext:value-type="float">
            <text:p>15637</text:p>
          </table:table-cell>
          <table:table-cell table:formula="of:=(([.F456]-16000)/(40000-16000))+1" office:value-type="float" office:value="0.984875" calcext:value-type="float">
            <text:p>0.984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1" calcext:value-type="float">
            <text:p>-1491</text:p>
          </table:table-cell>
          <table:table-cell office:value-type="float" office:value="-183" calcext:value-type="float">
            <text:p>-183</text:p>
          </table:table-cell>
          <table:table-cell office:value-type="float" office:value="15638" calcext:value-type="float">
            <text:p>156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709" calcext:value-type="float">
            <text:p>15709</text:p>
          </table:table-cell>
          <table:table-cell table:formula="of:=(([.F457]-16000)/(40000-16000))+1" office:value-type="float" office:value="0.987875" calcext:value-type="float">
            <text:p>0.987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65" calcext:value-type="float">
            <text:p>-165</text:p>
          </table:table-cell>
          <table:table-cell office:value-type="float" office:value="15574" calcext:value-type="float">
            <text:p>155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647" calcext:value-type="float">
            <text:p>15647</text:p>
          </table:table-cell>
          <table:table-cell table:formula="of:=(([.F458]-16000)/(40000-16000))+1" office:value-type="float" office:value="0.985291666666667" calcext:value-type="float">
            <text:p>0.985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0" calcext:value-type="float">
            <text:p>-1480</text:p>
          </table:table-cell>
          <table:table-cell office:value-type="float" office:value="-157" calcext:value-type="float">
            <text:p>-157</text:p>
          </table:table-cell>
          <table:table-cell office:value-type="float" office:value="15568" calcext:value-type="float">
            <text:p>155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638" calcext:value-type="float">
            <text:p>15638</text:p>
          </table:table-cell>
          <table:table-cell table:formula="of:=(([.F459]-16000)/(40000-16000))+1" office:value-type="float" office:value="0.984916666666667" calcext:value-type="float">
            <text:p>0.984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7" calcext:value-type="float">
            <text:p>-1427</text:p>
          </table:table-cell>
          <table:table-cell office:value-type="float" office:value="-211" calcext:value-type="float">
            <text:p>-211</text:p>
          </table:table-cell>
          <table:table-cell office:value-type="float" office:value="15612" calcext:value-type="float">
            <text:p>156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678" calcext:value-type="float">
            <text:p>15678</text:p>
          </table:table-cell>
          <table:table-cell table:formula="of:=(([.F460]-16000)/(40000-16000))+1" office:value-type="float" office:value="0.986583333333333" calcext:value-type="float">
            <text:p>0.986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81" calcext:value-type="float">
            <text:p>-181</text:p>
          </table:table-cell>
          <table:table-cell office:value-type="float" office:value="15567" calcext:value-type="float">
            <text:p>155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640" calcext:value-type="float">
            <text:p>15640</text:p>
          </table:table-cell>
          <table:table-cell table:formula="of:=(([.F461]-16000)/(40000-16000))+1"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2" calcext:value-type="float">
            <text:p>-1522</text:p>
          </table:table-cell>
          <table:table-cell office:value-type="float" office:value="-213" calcext:value-type="float">
            <text:p>-213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675" calcext:value-type="float">
            <text:p>15675</text:p>
          </table:table-cell>
          <table:table-cell table:formula="of:=(([.F462]-16000)/(40000-16000))+1" office:value-type="float" office:value="0.986458333333333" calcext:value-type="float">
            <text:p>0.98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5" calcext:value-type="float">
            <text:p>-1505</text:p>
          </table:table-cell>
          <table:table-cell office:value-type="float" office:value="-135" calcext:value-type="float">
            <text:p>-135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676" calcext:value-type="float">
            <text:p>15676</text:p>
          </table:table-cell>
          <table:table-cell table:formula="of:=(([.F463]-16000)/(40000-16000))+1" office:value-type="float" office:value="0.9865" calcext:value-type="float">
            <text:p>0.9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3" calcext:value-type="float">
            <text:p>-1473</text:p>
          </table:table-cell>
          <table:table-cell office:value-type="float" office:value="-212" calcext:value-type="float">
            <text:p>-212</text:p>
          </table:table-cell>
          <table:table-cell office:value-type="float" office:value="15516" calcext:value-type="float">
            <text:p>155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587" calcext:value-type="float">
            <text:p>15587</text:p>
          </table:table-cell>
          <table:table-cell table:formula="of:=(([.F464]-16000)/(40000-16000))+1" office:value-type="float" office:value="0.982791666666667" calcext:value-type="float">
            <text:p>0.982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-129" calcext:value-type="float">
            <text:p>-129</text:p>
          </table:table-cell>
          <table:table-cell office:value-type="float" office:value="15606" calcext:value-type="float">
            <text:p>156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680" calcext:value-type="float">
            <text:p>15680</text:p>
          </table:table-cell>
          <table:table-cell table:formula="of:=(([.F465]-16000)/(40000-16000))+1" office:value-type="float" office:value="0.986666666666667" calcext:value-type="float">
            <text:p>0.98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5" calcext:value-type="float">
            <text:p>-1475</text:p>
          </table:table-cell>
          <table:table-cell office:value-type="float" office:value="-165" calcext:value-type="float">
            <text:p>-165</text:p>
          </table:table-cell>
          <table:table-cell office:value-type="float" office:value="15578" calcext:value-type="float">
            <text:p>155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648" calcext:value-type="float">
            <text:p>15648</text:p>
          </table:table-cell>
          <table:table-cell table:formula="of:=(([.F466]-16000)/(40000-16000))+1" office:value-type="float" office:value="0.985333333333333" calcext:value-type="float">
            <text:p>0.985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4" calcext:value-type="float">
            <text:p>-1504</text:p>
          </table:table-cell>
          <table:table-cell office:value-type="float" office:value="-163" calcext:value-type="float">
            <text:p>-163</text:p>
          </table:table-cell>
          <table:table-cell office:value-type="float" office:value="15587" calcext:value-type="float">
            <text:p>1558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660" calcext:value-type="float">
            <text:p>15660</text:p>
          </table:table-cell>
          <table:table-cell table:formula="of:=(([.F467]-16000)/(40000-16000))+1" office:value-type="float" office:value="0.985833333333333" calcext:value-type="float">
            <text:p>0.985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73" calcext:value-type="float">
            <text:p>-1573</text:p>
          </table:table-cell>
          <table:table-cell office:value-type="float" office:value="-152" calcext:value-type="float">
            <text:p>-152</text:p>
          </table:table-cell>
          <table:table-cell office:value-type="float" office:value="15596" calcext:value-type="float">
            <text:p>155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675" calcext:value-type="float">
            <text:p>15675</text:p>
          </table:table-cell>
          <table:table-cell table:formula="of:=(([.F468]-16000)/(40000-16000))+1" office:value-type="float" office:value="0.986458333333333" calcext:value-type="float">
            <text:p>0.98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3" calcext:value-type="float">
            <text:p>-1483</text:p>
          </table:table-cell>
          <table:table-cell office:value-type="float" office:value="-183" calcext:value-type="float">
            <text:p>-183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5699" calcext:value-type="float">
            <text:p>15699</text:p>
          </table:table-cell>
          <table:table-cell table:formula="of:=(([.F469]-16000)/(40000-16000))+1" office:value-type="float" office:value="0.987458333333333" calcext:value-type="float">
            <text:p>0.987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7" calcext:value-type="float">
            <text:p>-1437</text:p>
          </table:table-cell>
          <table:table-cell office:value-type="float" office:value="-157" calcext:value-type="float">
            <text:p>-157</text:p>
          </table:table-cell>
          <table:table-cell office:value-type="float" office:value="15627" calcext:value-type="float">
            <text:p>156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693" calcext:value-type="float">
            <text:p>15693</text:p>
          </table:table-cell>
          <table:table-cell table:formula="of:=(([.F470]-16000)/(40000-16000))+1" office:value-type="float" office:value="0.987208333333333" calcext:value-type="float">
            <text:p>0.987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87" calcext:value-type="float">
            <text:p>-1587</text:p>
          </table:table-cell>
          <table:table-cell office:value-type="float" office:value="-185" calcext:value-type="float">
            <text:p>-185</text:p>
          </table:table-cell>
          <table:table-cell office:value-type="float" office:value="15834" calcext:value-type="float">
            <text:p>158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914" calcext:value-type="float">
            <text:p>15914</text:p>
          </table:table-cell>
          <table:table-cell table:formula="of:=(([.F471]-16000)/(40000-16000))+1" office:value-type="float" office:value="0.996416666666667" calcext:value-type="float">
            <text:p>0.99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65" calcext:value-type="float">
            <text:p>-165</text:p>
          </table:table-cell>
          <table:table-cell office:value-type="float" office:value="15663" calcext:value-type="float">
            <text:p>156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735" calcext:value-type="float">
            <text:p>15735</text:p>
          </table:table-cell>
          <table:table-cell table:formula="of:=(([.F472]-16000)/(40000-16000))+1" office:value-type="float" office:value="0.988958333333333" calcext:value-type="float">
            <text:p>0.988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82" calcext:value-type="float">
            <text:p>-182</text:p>
          </table:table-cell>
          <table:table-cell office:value-type="float" office:value="15608" calcext:value-type="float">
            <text:p>156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681" calcext:value-type="float">
            <text:p>15681</text:p>
          </table:table-cell>
          <table:table-cell table:formula="of:=(([.F473]-16000)/(40000-16000))+1" office:value-type="float" office:value="0.986708333333333" calcext:value-type="float">
            <text:p>0.98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7" calcext:value-type="float">
            <text:p>-1467</text:p>
          </table:table-cell>
          <table:table-cell office:value-type="float" office:value="-211" calcext:value-type="float">
            <text:p>-211</text:p>
          </table:table-cell>
          <table:table-cell office:value-type="float" office:value="15677" calcext:value-type="float">
            <text:p>1567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746" calcext:value-type="float">
            <text:p>15746</text:p>
          </table:table-cell>
          <table:table-cell table:formula="of:=(([.F474]-16000)/(40000-16000))+1" office:value-type="float" office:value="0.989416666666667" calcext:value-type="float">
            <text:p>0.989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139" calcext:value-type="float">
            <text:p>-139</text:p>
          </table:table-cell>
          <table:table-cell office:value-type="float" office:value="15555" calcext:value-type="float">
            <text:p>155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629" calcext:value-type="float">
            <text:p>15629</text:p>
          </table:table-cell>
          <table:table-cell table:formula="of:=(([.F475]-16000)/(40000-16000))+1" office:value-type="float" office:value="0.984541666666667" calcext:value-type="float">
            <text:p>0.984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8" calcext:value-type="float">
            <text:p>-1458</text:p>
          </table:table-cell>
          <table:table-cell office:value-type="float" office:value="-149" calcext:value-type="float">
            <text:p>-149</text:p>
          </table:table-cell>
          <table:table-cell office:value-type="float" office:value="15630" calcext:value-type="float">
            <text:p>156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698" calcext:value-type="float">
            <text:p>15698</text:p>
          </table:table-cell>
          <table:table-cell table:formula="of:=(([.F476]-16000)/(40000-16000))+1" office:value-type="float" office:value="0.987416666666667" calcext:value-type="float">
            <text:p>0.987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3" calcext:value-type="float">
            <text:p>-1483</text:p>
          </table:table-cell>
          <table:table-cell office:value-type="float" office:value="-181" calcext:value-type="float">
            <text:p>-181</text:p>
          </table:table-cell>
          <table:table-cell office:value-type="float" office:value="15624" calcext:value-type="float">
            <text:p>156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695" calcext:value-type="float">
            <text:p>15695</text:p>
          </table:table-cell>
          <table:table-cell table:formula="of:=(([.F477]-16000)/(40000-16000))+1" office:value-type="float" office:value="0.987291666666667" calcext:value-type="float">
            <text:p>0.98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4" calcext:value-type="float">
            <text:p>-1464</text:p>
          </table:table-cell>
          <table:table-cell office:value-type="float" office:value="-173" calcext:value-type="float">
            <text:p>-173</text:p>
          </table:table-cell>
          <table:table-cell office:value-type="float" office:value="15646" calcext:value-type="float">
            <text:p>1564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715" calcext:value-type="float">
            <text:p>15715</text:p>
          </table:table-cell>
          <table:table-cell table:formula="of:=(([.F478]-16000)/(40000-16000))+1" office:value-type="float" office:value="0.988125" calcext:value-type="float">
            <text:p>0.988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3" calcext:value-type="float">
            <text:p>-1533</text:p>
          </table:table-cell>
          <table:table-cell office:value-type="float" office:value="-195" calcext:value-type="float">
            <text:p>-195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724" calcext:value-type="float">
            <text:p>15724</text:p>
          </table:table-cell>
          <table:table-cell table:formula="of:=(([.F479]-16000)/(40000-16000))+1" office:value-type="float" office:value="0.9885" calcext:value-type="float">
            <text:p>0.98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3" calcext:value-type="float">
            <text:p>-1493</text:p>
          </table:table-cell>
          <table:table-cell office:value-type="float" office:value="-207" calcext:value-type="float">
            <text:p>-207</text:p>
          </table:table-cell>
          <table:table-cell office:value-type="float" office:value="15594" calcext:value-type="float">
            <text:p>1559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5666" calcext:value-type="float">
            <text:p>15666</text:p>
          </table:table-cell>
          <table:table-cell table:formula="of:=(([.F480]-16000)/(40000-16000))+1" office:value-type="float" office:value="0.986083333333333" calcext:value-type="float">
            <text:p>0.986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4" calcext:value-type="float">
            <text:p>-1524</text:p>
          </table:table-cell>
          <table:table-cell office:value-type="float" office:value="-197" calcext:value-type="float">
            <text:p>-197</text:p>
          </table:table-cell>
          <table:table-cell office:value-type="float" office:value="15594" calcext:value-type="float">
            <text:p>1559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669" calcext:value-type="float">
            <text:p>15669</text:p>
          </table:table-cell>
          <table:table-cell table:formula="of:=(([.F481]-16000)/(40000-16000))+1" office:value-type="float" office:value="0.986208333333333" calcext:value-type="float">
            <text:p>0.986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5" calcext:value-type="float">
            <text:p>-1495</text:p>
          </table:table-cell>
          <table:table-cell office:value-type="float" office:value="-200" calcext:value-type="float">
            <text:p>-200</text:p>
          </table:table-cell>
          <table:table-cell office:value-type="float" office:value="15632" calcext:value-type="float">
            <text:p>156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704" calcext:value-type="float">
            <text:p>15704</text:p>
          </table:table-cell>
          <table:table-cell table:formula="of:=(([.F482]-16000)/(40000-16000))+1" office:value-type="float" office:value="0.987666666666667" calcext:value-type="float">
            <text:p>0.987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06" calcext:value-type="float">
            <text:p>-1406</text:p>
          </table:table-cell>
          <table:table-cell office:value-type="float" office:value="-182" calcext:value-type="float">
            <text:p>-182</text:p>
          </table:table-cell>
          <table:table-cell office:value-type="float" office:value="15787" calcext:value-type="float">
            <text:p>157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850" calcext:value-type="float">
            <text:p>15850</text:p>
          </table:table-cell>
          <table:table-cell table:formula="of:=(([.F483]-16000)/(40000-16000))+1" office:value-type="float" office:value="0.99375" calcext:value-type="float">
            <text:p>0.99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4" calcext:value-type="float">
            <text:p>-1484</text:p>
          </table:table-cell>
          <table:table-cell office:value-type="float" office:value="-207" calcext:value-type="float">
            <text:p>-207</text:p>
          </table:table-cell>
          <table:table-cell office:value-type="float" office:value="15671" calcext:value-type="float">
            <text:p>156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742" calcext:value-type="float">
            <text:p>15742</text:p>
          </table:table-cell>
          <table:table-cell table:formula="of:=(([.F484]-16000)/(40000-16000))+1" office:value-type="float" office:value="0.98925" calcext:value-type="float">
            <text:p>0.989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2" calcext:value-type="float">
            <text:p>-1552</text:p>
          </table:table-cell>
          <table:table-cell office:value-type="float" office:value="-203" calcext:value-type="float">
            <text:p>-203</text:p>
          </table:table-cell>
          <table:table-cell office:value-type="float" office:value="15665" calcext:value-type="float">
            <text:p>1566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743" calcext:value-type="float">
            <text:p>15743</text:p>
          </table:table-cell>
          <table:table-cell table:formula="of:=(([.F485]-16000)/(40000-16000))+1" office:value-type="float" office:value="0.989291666666667" calcext:value-type="float">
            <text:p>0.989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5" calcext:value-type="float">
            <text:p>-1495</text:p>
          </table:table-cell>
          <table:table-cell office:value-type="float" office:value="-181" calcext:value-type="float">
            <text:p>-181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687" calcext:value-type="float">
            <text:p>15687</text:p>
          </table:table-cell>
          <table:table-cell table:formula="of:=(([.F486]-16000)/(40000-16000))+1" office:value-type="float" office:value="0.986958333333333" calcext:value-type="float">
            <text:p>0.98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6" calcext:value-type="float">
            <text:p>-1446</text:p>
          </table:table-cell>
          <table:table-cell office:value-type="float" office:value="-243" calcext:value-type="float">
            <text:p>-243</text:p>
          </table:table-cell>
          <table:table-cell office:value-type="float" office:value="15668" calcext:value-type="float">
            <text:p>156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736" calcext:value-type="float">
            <text:p>15736</text:p>
          </table:table-cell>
          <table:table-cell table:formula="of:=(([.F487]-16000)/(40000-16000))+1" office:value-type="float" office:value="0.989" calcext:value-type="float">
            <text:p>0.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3" calcext:value-type="float">
            <text:p>-1473</text:p>
          </table:table-cell>
          <table:table-cell office:value-type="float" office:value="-177" calcext:value-type="float">
            <text:p>-177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654" calcext:value-type="float">
            <text:p>15654</text:p>
          </table:table-cell>
          <table:table-cell table:formula="of:=(([.F488]-16000)/(40000-16000))+1" office:value-type="float" office:value="0.985583333333333" calcext:value-type="float">
            <text:p>0.985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2" calcext:value-type="float">
            <text:p>-1472</text:p>
          </table:table-cell>
          <table:table-cell office:value-type="float" office:value="-168" calcext:value-type="float">
            <text:p>-168</text:p>
          </table:table-cell>
          <table:table-cell office:value-type="float" office:value="15862" calcext:value-type="float">
            <text:p>1586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5931" calcext:value-type="float">
            <text:p>15931</text:p>
          </table:table-cell>
          <table:table-cell table:formula="of:=(([.F489]-16000)/(40000-16000))+1" office:value-type="float" office:value="0.997125" calcext:value-type="float">
            <text:p>0.997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0" calcext:value-type="float">
            <text:p>-1480</text:p>
          </table:table-cell>
          <table:table-cell office:value-type="float" office:value="-170" calcext:value-type="float">
            <text:p>-170</text:p>
          </table:table-cell>
          <table:table-cell office:value-type="float" office:value="15596" calcext:value-type="float">
            <text:p>1559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666" calcext:value-type="float">
            <text:p>15666</text:p>
          </table:table-cell>
          <table:table-cell table:formula="of:=(([.F490]-16000)/(40000-16000))+1" office:value-type="float" office:value="0.986083333333333" calcext:value-type="float">
            <text:p>0.986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97" calcext:value-type="float">
            <text:p>-1297</text:p>
          </table:table-cell>
          <table:table-cell office:value-type="float" office:value="-105" calcext:value-type="float">
            <text:p>-105</text:p>
          </table:table-cell>
          <table:table-cell office:value-type="float" office:value="15638" calcext:value-type="float">
            <text:p>1563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692" calcext:value-type="float">
            <text:p>15692</text:p>
          </table:table-cell>
          <table:table-cell table:formula="of:=(([.F491]-16000)/(40000-16000))+1" office:value-type="float" office:value="0.987166666666667" calcext:value-type="float">
            <text:p>0.987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0" calcext:value-type="float">
            <text:p>-1530</text:p>
          </table:table-cell>
          <table:table-cell office:value-type="float" office:value="-225" calcext:value-type="float">
            <text:p>-225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704" calcext:value-type="float">
            <text:p>15704</text:p>
          </table:table-cell>
          <table:table-cell table:formula="of:=(([.F492]-16000)/(40000-16000))+1" office:value-type="float" office:value="0.987666666666667" calcext:value-type="float">
            <text:p>0.987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0" calcext:value-type="float">
            <text:p>-1480</text:p>
          </table:table-cell>
          <table:table-cell office:value-type="float" office:value="-153" calcext:value-type="float">
            <text:p>-153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674" calcext:value-type="float">
            <text:p>15674</text:p>
          </table:table-cell>
          <table:table-cell table:formula="of:=(([.F493]-16000)/(40000-16000))+1" office:value-type="float" office:value="0.986416666666667" calcext:value-type="float">
            <text:p>0.98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0" calcext:value-type="float">
            <text:p>-1490</text:p>
          </table:table-cell>
          <table:table-cell office:value-type="float" office:value="-203" calcext:value-type="float">
            <text:p>-203</text:p>
          </table:table-cell>
          <table:table-cell office:value-type="float" office:value="15626" calcext:value-type="float">
            <text:p>156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5698" calcext:value-type="float">
            <text:p>15698</text:p>
          </table:table-cell>
          <table:table-cell table:formula="of:=(([.F494]-16000)/(40000-16000))+1" office:value-type="float" office:value="0.987416666666667" calcext:value-type="float">
            <text:p>0.987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180" calcext:value-type="float">
            <text:p>-180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655" calcext:value-type="float">
            <text:p>15655</text:p>
          </table:table-cell>
          <table:table-cell table:formula="of:=(([.F495]-16000)/(40000-16000))+1" office:value-type="float" office:value="0.985625" calcext:value-type="float">
            <text:p>0.985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239" calcext:value-type="float">
            <text:p>-239</text:p>
          </table:table-cell>
          <table:table-cell office:value-type="float" office:value="15428" calcext:value-type="float">
            <text:p>1542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497" calcext:value-type="float">
            <text:p>15497</text:p>
          </table:table-cell>
          <table:table-cell table:formula="of:=(([.F496]-16000)/(40000-16000))+1" office:value-type="float" office:value="0.979041666666667" calcext:value-type="float">
            <text:p>0.979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0" calcext:value-type="float">
            <text:p>-1510</text:p>
          </table:table-cell>
          <table:table-cell office:value-type="float" office:value="-155" calcext:value-type="float">
            <text:p>-155</text:p>
          </table:table-cell>
          <table:table-cell office:value-type="float" office:value="15649" calcext:value-type="float">
            <text:p>1564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722" calcext:value-type="float">
            <text:p>15722</text:p>
          </table:table-cell>
          <table:table-cell table:formula="of:=(([.F497]-16000)/(40000-16000))+1" office:value-type="float" office:value="0.988416666666667" calcext:value-type="float">
            <text:p>0.988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239" calcext:value-type="float">
            <text:p>-239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658" calcext:value-type="float">
            <text:p>15658</text:p>
          </table:table-cell>
          <table:table-cell table:formula="of:=(([.F498]-16000)/(40000-16000))+1" office:value-type="float" office:value="0.98575" calcext:value-type="float">
            <text:p>0.98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5" calcext:value-type="float">
            <text:p>-1475</text:p>
          </table:table-cell>
          <table:table-cell office:value-type="float" office:value="-121" calcext:value-type="float">
            <text:p>-121</text:p>
          </table:table-cell>
          <table:table-cell office:value-type="float" office:value="15644" calcext:value-type="float">
            <text:p>156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5713" calcext:value-type="float">
            <text:p>15713</text:p>
          </table:table-cell>
          <table:table-cell table:formula="of:=(([.F499]-16000)/(40000-16000))+1" office:value-type="float" office:value="0.988041666666667" calcext:value-type="float">
            <text:p>0.988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6" calcext:value-type="float">
            <text:p>-1526</text:p>
          </table:table-cell>
          <table:table-cell office:value-type="float" office:value="-166" calcext:value-type="float">
            <text:p>-166</text:p>
          </table:table-cell>
          <table:table-cell office:value-type="float" office:value="15684" calcext:value-type="float">
            <text:p>156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758" calcext:value-type="float">
            <text:p>15758</text:p>
          </table:table-cell>
          <table:table-cell table:formula="of:=(([.F500]-16000)/(40000-16000))+1" office:value-type="float" office:value="0.989916666666667" calcext:value-type="float">
            <text:p>0.989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63" calcext:value-type="float">
            <text:p>-1563</text:p>
          </table:table-cell>
          <table:table-cell office:value-type="float" office:value="-219" calcext:value-type="float">
            <text:p>-219</text:p>
          </table:table-cell>
          <table:table-cell office:value-type="float" office:value="15614" calcext:value-type="float">
            <text:p>1561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5693" calcext:value-type="float">
            <text:p>15693</text:p>
          </table:table-cell>
          <table:table-cell table:formula="of:=(([.F501]-16000)/(40000-16000))+1" office:value-type="float" office:value="0.987208333333333" calcext:value-type="float">
            <text:p>0.987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4" calcext:value-type="float">
            <text:p>-1424</text:p>
          </table:table-cell>
          <table:table-cell office:value-type="float" office:value="-194" calcext:value-type="float">
            <text:p>-194</text:p>
          </table:table-cell>
          <table:table-cell office:value-type="float" office:value="15659" calcext:value-type="float">
            <text:p>1565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724" calcext:value-type="float">
            <text:p>15724</text:p>
          </table:table-cell>
          <table:table-cell table:formula="of:=(([.F502]-16000)/(40000-16000))+1" office:value-type="float" office:value="0.9885" calcext:value-type="float">
            <text:p>0.98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1" calcext:value-type="float">
            <text:p>-1431</text:p>
          </table:table-cell>
          <table:table-cell office:value-type="float" office:value="-181" calcext:value-type="float">
            <text:p>-181</text:p>
          </table:table-cell>
          <table:table-cell office:value-type="float" office:value="15580" calcext:value-type="float">
            <text:p>155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646" calcext:value-type="float">
            <text:p>15646</text:p>
          </table:table-cell>
          <table:table-cell table:formula="of:=(([.F503]-16000)/(40000-16000))+1" office:value-type="float" office:value="0.98525" calcext:value-type="float">
            <text:p>0.985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7" calcext:value-type="float">
            <text:p>-1487</text:p>
          </table:table-cell>
          <table:table-cell office:value-type="float" office:value="-192" calcext:value-type="float">
            <text:p>-192</text:p>
          </table:table-cell>
          <table:table-cell office:value-type="float" office:value="15591" calcext:value-type="float">
            <text:p>1559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5662" calcext:value-type="float">
            <text:p>15662</text:p>
          </table:table-cell>
          <table:table-cell table:formula="of:=(([.F504]-16000)/(40000-16000))+1" office:value-type="float" office:value="0.985916666666667" calcext:value-type="float">
            <text:p>0.985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8" calcext:value-type="float">
            <text:p>-1478</text:p>
          </table:table-cell>
          <table:table-cell office:value-type="float" office:value="-123" calcext:value-type="float">
            <text:p>-123</text:p>
          </table:table-cell>
          <table:table-cell office:value-type="float" office:value="15562" calcext:value-type="float">
            <text:p>155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5632" calcext:value-type="float">
            <text:p>15632</text:p>
          </table:table-cell>
          <table:table-cell table:formula="of:=(([.F505]-16000)/(40000-16000))+1" office:value-type="float" office:value="0.984666666666667" calcext:value-type="float">
            <text:p>0.984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42" calcext:value-type="float">
            <text:p>-142</text:p>
          </table:table-cell>
          <table:table-cell office:value-type="float" office:value="15663" calcext:value-type="float">
            <text:p>1566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5735" calcext:value-type="float">
            <text:p>15735</text:p>
          </table:table-cell>
          <table:table-cell table:formula="of:=(([.F506]-16000)/(40000-16000))+1" office:value-type="float" office:value="0.988958333333333" calcext:value-type="float">
            <text:p>0.988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73" calcext:value-type="float">
            <text:p>-173</text:p>
          </table:table-cell>
          <table:table-cell office:value-type="float" office:value="15841" calcext:value-type="float">
            <text:p>1584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5912" calcext:value-type="float">
            <text:p>15912</text:p>
          </table:table-cell>
          <table:table-cell table:formula="of:=(([.F507]-16000)/(40000-16000))+1" office:value-type="float" office:value="0.996333333333333" calcext:value-type="float">
            <text:p>0.996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6" calcext:value-type="float">
            <text:p>-1496</text:p>
          </table:table-cell>
          <table:table-cell office:value-type="float" office:value="-215" calcext:value-type="float">
            <text:p>-215</text:p>
          </table:table-cell>
          <table:table-cell office:value-type="float" office:value="15575" calcext:value-type="float">
            <text:p>1557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648" calcext:value-type="float">
            <text:p>15648</text:p>
          </table:table-cell>
          <table:table-cell table:formula="of:=(([.F508]-16000)/(40000-16000))+1" office:value-type="float" office:value="0.985333333333333" calcext:value-type="float">
            <text:p>0.985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3" calcext:value-type="float">
            <text:p>-1483</text:p>
          </table:table-cell>
          <table:table-cell office:value-type="float" office:value="-207" calcext:value-type="float">
            <text:p>-207</text:p>
          </table:table-cell>
          <table:table-cell office:value-type="float" office:value="15586" calcext:value-type="float">
            <text:p>1558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5657" calcext:value-type="float">
            <text:p>15657</text:p>
          </table:table-cell>
          <table:table-cell table:formula="of:=(([.F509]-16000)/(40000-16000))+1" office:value-type="float" office:value="0.985708333333333" calcext:value-type="float">
            <text:p>0.985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1" calcext:value-type="float">
            <text:p>-1531</text:p>
          </table:table-cell>
          <table:table-cell office:value-type="float" office:value="-155" calcext:value-type="float">
            <text:p>-155</text:p>
          </table:table-cell>
          <table:table-cell office:value-type="float" office:value="15686" calcext:value-type="float">
            <text:p>1568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5761" calcext:value-type="float">
            <text:p>15761</text:p>
          </table:table-cell>
          <table:table-cell table:formula="of:=(([.F510]-16000)/(40000-16000))+1" office:value-type="float" office:value="0.990041666666667" calcext:value-type="float">
            <text:p>0.990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2" calcext:value-type="float">
            <text:p>-1472</text:p>
          </table:table-cell>
          <table:table-cell office:value-type="float" office:value="-151" calcext:value-type="float">
            <text:p>-151</text:p>
          </table:table-cell>
          <table:table-cell office:value-type="float" office:value="15573" calcext:value-type="float">
            <text:p>15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5643" calcext:value-type="float">
            <text:p>15643</text:p>
          </table:table-cell>
          <table:table-cell table:formula="of:=(([.F511]-16000)/(40000-16000))+1" office:value-type="float" office:value="0.985125" calcext:value-type="float">
            <text:p>0.985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1" calcext:value-type="float">
            <text:p>-1491</text:p>
          </table:table-cell>
          <table:table-cell office:value-type="float" office:value="-191" calcext:value-type="float">
            <text:p>-191</text:p>
          </table:table-cell>
          <table:table-cell office:value-type="float" office:value="15550" calcext:value-type="float">
            <text:p>1555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5622" calcext:value-type="float">
            <text:p>15622</text:p>
          </table:table-cell>
          <table:table-cell table:formula="of:=(([.F512]-16000)/(40000-16000))+1" office:value-type="float" office:value="0.98425" calcext:value-type="float">
            <text:p>0.98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179" calcext:value-type="float">
            <text:p>-179</text:p>
          </table:table-cell>
          <table:table-cell office:value-type="float" office:value="15573" calcext:value-type="float">
            <text:p>1557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5644" calcext:value-type="float">
            <text:p>15644</text:p>
          </table:table-cell>
          <table:table-cell table:formula="of:=(([.F513]-16000)/(40000-16000))+1" office:value-type="float" office:value="0.985166666666667" calcext:value-type="float">
            <text:p>0.985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3" calcext:value-type="float">
            <text:p>-1463</text:p>
          </table:table-cell>
          <table:table-cell office:value-type="float" office:value="-158" calcext:value-type="float">
            <text:p>-158</text:p>
          </table:table-cell>
          <table:table-cell office:value-type="float" office:value="15594" calcext:value-type="float">
            <text:p>155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5663" calcext:value-type="float">
            <text:p>15663</text:p>
          </table:table-cell>
          <table:table-cell table:formula="of:=(([.F514]-16000)/(40000-16000))+1" office:value-type="float" office:value="0.985958333333333" calcext:value-type="float">
            <text:p>0.985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-160" calcext:value-type="float">
            <text:p>-160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5714" calcext:value-type="float">
            <text:p>15714</text:p>
          </table:table-cell>
          <table:table-cell table:formula="of:=(([.F515]-16000)/(40000-16000))+1" office:value-type="float" office:value="0.988083333333333" calcext:value-type="float">
            <text:p>0.988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6" calcext:value-type="float">
            <text:p>-1456</text:p>
          </table:table-cell>
          <table:table-cell office:value-type="float" office:value="-127" calcext:value-type="float">
            <text:p>-127</text:p>
          </table:table-cell>
          <table:table-cell office:value-type="float" office:value="15630" calcext:value-type="float">
            <text:p>1563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5698" calcext:value-type="float">
            <text:p>15698</text:p>
          </table:table-cell>
          <table:table-cell table:formula="of:=(([.F516]-16000)/(40000-16000))+1" office:value-type="float" office:value="0.987416666666667" calcext:value-type="float">
            <text:p>0.987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9" calcext:value-type="float">
            <text:p>-1519</text:p>
          </table:table-cell>
          <table:table-cell office:value-type="float" office:value="-164" calcext:value-type="float">
            <text:p>-164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689" calcext:value-type="float">
            <text:p>15689</text:p>
          </table:table-cell>
          <table:table-cell table:formula="of:=(([.F517]-16000)/(40000-16000))+1" office:value-type="float" office:value="0.987041666666667" calcext:value-type="float">
            <text:p>0.987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209" calcext:value-type="float">
            <text:p>-209</text:p>
          </table:table-cell>
          <table:table-cell office:value-type="float" office:value="15525" calcext:value-type="float">
            <text:p>155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5600" calcext:value-type="float">
            <text:p>15600</text:p>
          </table:table-cell>
          <table:table-cell table:formula="of:=(([.F518]-16000)/(40000-16000))+1" office:value-type="float" office:value="0.983333333333333" calcext:value-type="float">
            <text:p>0.98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  <table:table-cell office:value-type="float" office:value="-163" calcext:value-type="float">
            <text:p>-163</text:p>
          </table:table-cell>
          <table:table-cell office:value-type="float" office:value="15614" calcext:value-type="float">
            <text:p>156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5687" calcext:value-type="float">
            <text:p>15687</text:p>
          </table:table-cell>
          <table:table-cell table:formula="of:=(([.F519]-16000)/(40000-16000))+1" office:value-type="float" office:value="0.986958333333333" calcext:value-type="float">
            <text:p>0.98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4" calcext:value-type="float">
            <text:p>-1514</text:p>
          </table:table-cell>
          <table:table-cell office:value-type="float" office:value="-182" calcext:value-type="float">
            <text:p>-182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5702" calcext:value-type="float">
            <text:p>15702</text:p>
          </table:table-cell>
          <table:table-cell table:formula="of:=(([.F520]-16000)/(40000-16000))+1" office:value-type="float" office:value="0.987583333333333" calcext:value-type="float">
            <text:p>0.987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3" calcext:value-type="float">
            <text:p>-1493</text:p>
          </table:table-cell>
          <table:table-cell office:value-type="float" office:value="-124" calcext:value-type="float">
            <text:p>-124</text:p>
          </table:table-cell>
          <table:table-cell office:value-type="float" office:value="15589" calcext:value-type="float">
            <text:p>1558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660" calcext:value-type="float">
            <text:p>15660</text:p>
          </table:table-cell>
          <table:table-cell table:formula="of:=(([.F521]-16000)/(40000-16000))+1" office:value-type="float" office:value="0.985833333333333" calcext:value-type="float">
            <text:p>0.985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9" calcext:value-type="float">
            <text:p>-1479</text:p>
          </table:table-cell>
          <table:table-cell office:value-type="float" office:value="-157" calcext:value-type="float">
            <text:p>-157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685" calcext:value-type="float">
            <text:p>15685</text:p>
          </table:table-cell>
          <table:table-cell table:formula="of:=(([.F522]-16000)/(40000-16000))+1" office:value-type="float" office:value="0.986875" calcext:value-type="float">
            <text:p>0.986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  <table:table-cell office:value-type="float" office:value="-217" calcext:value-type="float">
            <text:p>-217</text:p>
          </table:table-cell>
          <table:table-cell office:value-type="float" office:value="15564" calcext:value-type="float">
            <text:p>1556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5638" calcext:value-type="float">
            <text:p>15638</text:p>
          </table:table-cell>
          <table:table-cell table:formula="of:=(([.F523]-16000)/(40000-16000))+1" office:value-type="float" office:value="0.984916666666667" calcext:value-type="float">
            <text:p>0.984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8" calcext:value-type="float">
            <text:p>-1428</text:p>
          </table:table-cell>
          <table:table-cell office:value-type="float" office:value="-159" calcext:value-type="float">
            <text:p>-159</text:p>
          </table:table-cell>
          <table:table-cell office:value-type="float" office:value="15580" calcext:value-type="float">
            <text:p>155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5646" calcext:value-type="float">
            <text:p>15646</text:p>
          </table:table-cell>
          <table:table-cell table:formula="of:=(([.F524]-16000)/(40000-16000))+1" office:value-type="float" office:value="0.98525" calcext:value-type="float">
            <text:p>0.985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2" calcext:value-type="float">
            <text:p>-1542</text:p>
          </table:table-cell>
          <table:table-cell office:value-type="float" office:value="-129" calcext:value-type="float">
            <text:p>-129</text:p>
          </table:table-cell>
          <table:table-cell office:value-type="float" office:value="15649" calcext:value-type="float">
            <text:p>1564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5725" calcext:value-type="float">
            <text:p>15725</text:p>
          </table:table-cell>
          <table:table-cell table:formula="of:=(([.F525]-16000)/(40000-16000))+1" office:value-type="float" office:value="0.988541666666667" calcext:value-type="float">
            <text:p>0.988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-166" calcext:value-type="float">
            <text:p>-166</text:p>
          </table:table-cell>
          <table:table-cell office:value-type="float" office:value="15621" calcext:value-type="float">
            <text:p>1562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687" calcext:value-type="float">
            <text:p>15687</text:p>
          </table:table-cell>
          <table:table-cell table:formula="of:=(([.F526]-16000)/(40000-16000))+1" office:value-type="float" office:value="0.986958333333333" calcext:value-type="float">
            <text:p>0.98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82" calcext:value-type="float">
            <text:p>-182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5663" calcext:value-type="float">
            <text:p>15663</text:p>
          </table:table-cell>
          <table:table-cell table:formula="of:=(([.F527]-16000)/(40000-16000))+1" office:value-type="float" office:value="0.985958333333333" calcext:value-type="float">
            <text:p>0.985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0" calcext:value-type="float">
            <text:p>-1490</text:p>
          </table:table-cell>
          <table:table-cell office:value-type="float" office:value="-178" calcext:value-type="float">
            <text:p>-178</text:p>
          </table:table-cell>
          <table:table-cell office:value-type="float" office:value="15612" calcext:value-type="float">
            <text:p>1561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5683" calcext:value-type="float">
            <text:p>15683</text:p>
          </table:table-cell>
          <table:table-cell table:formula="of:=(([.F528]-16000)/(40000-16000))+1" office:value-type="float" office:value="0.986791666666667" calcext:value-type="float">
            <text:p>0.986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9" calcext:value-type="float">
            <text:p>-1499</text:p>
          </table:table-cell>
          <table:table-cell office:value-type="float" office:value="-137" calcext:value-type="float">
            <text:p>-137</text:p>
          </table:table-cell>
          <table:table-cell office:value-type="float" office:value="15521" calcext:value-type="float">
            <text:p>1552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5593" calcext:value-type="float">
            <text:p>15593</text:p>
          </table:table-cell>
          <table:table-cell table:formula="of:=(([.F529]-16000)/(40000-16000))+1" office:value-type="float" office:value="0.983041666666667" calcext:value-type="float">
            <text:p>0.983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0" calcext:value-type="float">
            <text:p>-1470</text:p>
          </table:table-cell>
          <table:table-cell office:value-type="float" office:value="-190" calcext:value-type="float">
            <text:p>-190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5698" calcext:value-type="float">
            <text:p>15698</text:p>
          </table:table-cell>
          <table:table-cell table:formula="of:=(([.F530]-16000)/(40000-16000))+1" office:value-type="float" office:value="0.987416666666667" calcext:value-type="float">
            <text:p>0.987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3" calcext:value-type="float">
            <text:p>-1453</text:p>
          </table:table-cell>
          <table:table-cell office:value-type="float" office:value="-249" calcext:value-type="float">
            <text:p>-249</text:p>
          </table:table-cell>
          <table:table-cell office:value-type="float" office:value="15655" calcext:value-type="float">
            <text:p>156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724" calcext:value-type="float">
            <text:p>15724</text:p>
          </table:table-cell>
          <table:table-cell table:formula="of:=(([.F531]-16000)/(40000-16000))+1" office:value-type="float" office:value="0.9885" calcext:value-type="float">
            <text:p>0.98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3" calcext:value-type="float">
            <text:p>-1543</text:p>
          </table:table-cell>
          <table:table-cell office:value-type="float" office:value="-190" calcext:value-type="float">
            <text:p>-190</text:p>
          </table:table-cell>
          <table:table-cell office:value-type="float" office:value="15541" calcext:value-type="float">
            <text:p>155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618" calcext:value-type="float">
            <text:p>15618</text:p>
          </table:table-cell>
          <table:table-cell table:formula="of:=(([.F532]-16000)/(40000-16000))+1" office:value-type="float" office:value="0.984083333333333" calcext:value-type="float">
            <text:p>0.984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4" calcext:value-type="float">
            <text:p>-1484</text:p>
          </table:table-cell>
          <table:table-cell office:value-type="float" office:value="-186" calcext:value-type="float">
            <text:p>-186</text:p>
          </table:table-cell>
          <table:table-cell office:value-type="float" office:value="15678" calcext:value-type="float">
            <text:p>1567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749" calcext:value-type="float">
            <text:p>15749</text:p>
          </table:table-cell>
          <table:table-cell table:formula="of:=(([.F533]-16000)/(40000-16000))+1" office:value-type="float" office:value="0.989541666666667" calcext:value-type="float">
            <text:p>0.989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3" calcext:value-type="float">
            <text:p>-1473</text:p>
          </table:table-cell>
          <table:table-cell office:value-type="float" office:value="-209" calcext:value-type="float">
            <text:p>-209</text:p>
          </table:table-cell>
          <table:table-cell office:value-type="float" office:value="15624" calcext:value-type="float">
            <text:p>1562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5694" calcext:value-type="float">
            <text:p>15694</text:p>
          </table:table-cell>
          <table:table-cell table:formula="of:=(([.F534]-16000)/(40000-16000))+1" office:value-type="float" office:value="0.98725" calcext:value-type="float">
            <text:p>0.98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9" calcext:value-type="float">
            <text:p>-1499</text:p>
          </table:table-cell>
          <table:table-cell office:value-type="float" office:value="-161" calcext:value-type="float">
            <text:p>-161</text:p>
          </table:table-cell>
          <table:table-cell office:value-type="float" office:value="15596" calcext:value-type="float">
            <text:p>155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5668" calcext:value-type="float">
            <text:p>15668</text:p>
          </table:table-cell>
          <table:table-cell table:formula="of:=(([.F535]-16000)/(40000-16000))+1" office:value-type="float" office:value="0.986166666666667" calcext:value-type="float">
            <text:p>0.986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0" calcext:value-type="float">
            <text:p>-1490</text:p>
          </table:table-cell>
          <table:table-cell office:value-type="float" office:value="-168" calcext:value-type="float">
            <text:p>-168</text:p>
          </table:table-cell>
          <table:table-cell office:value-type="float" office:value="15617" calcext:value-type="float">
            <text:p>1561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688" calcext:value-type="float">
            <text:p>15688</text:p>
          </table:table-cell>
          <table:table-cell table:formula="of:=(([.F536]-16000)/(40000-16000))+1"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5" calcext:value-type="float">
            <text:p>-1475</text:p>
          </table:table-cell>
          <table:table-cell office:value-type="float" office:value="-156" calcext:value-type="float">
            <text:p>-156</text:p>
          </table:table-cell>
          <table:table-cell office:value-type="float" office:value="15552" calcext:value-type="float">
            <text:p>1555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622" calcext:value-type="float">
            <text:p>15622</text:p>
          </table:table-cell>
          <table:table-cell table:formula="of:=(([.F537]-16000)/(40000-16000))+1" office:value-type="float" office:value="0.98425" calcext:value-type="float">
            <text:p>0.98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0" calcext:value-type="float">
            <text:p>-1510</text:p>
          </table:table-cell>
          <table:table-cell office:value-type="float" office:value="-187" calcext:value-type="float">
            <text:p>-187</text:p>
          </table:table-cell>
          <table:table-cell office:value-type="float" office:value="15618" calcext:value-type="float">
            <text:p>1561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5691" calcext:value-type="float">
            <text:p>15691</text:p>
          </table:table-cell>
          <table:table-cell table:formula="of:=(([.F538]-16000)/(40000-16000))+1" office:value-type="float" office:value="0.987125" calcext:value-type="float">
            <text:p>0.987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202" calcext:value-type="float">
            <text:p>-202</text:p>
          </table:table-cell>
          <table:table-cell office:value-type="float" office:value="15376" calcext:value-type="float">
            <text:p>1537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5450" calcext:value-type="float">
            <text:p>15450</text:p>
          </table:table-cell>
          <table:table-cell table:formula="of:=(([.F539]-16000)/(40000-16000))+1" office:value-type="float" office:value="0.977083333333333" calcext:value-type="float">
            <text:p>0.977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4" calcext:value-type="float">
            <text:p>-1504</text:p>
          </table:table-cell>
          <table:table-cell office:value-type="float" office:value="-161" calcext:value-type="float">
            <text:p>-161</text:p>
          </table:table-cell>
          <table:table-cell office:value-type="float" office:value="15646" calcext:value-type="float">
            <text:p>156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718" calcext:value-type="float">
            <text:p>15718</text:p>
          </table:table-cell>
          <table:table-cell table:formula="of:=(([.F540]-16000)/(40000-16000))+1" office:value-type="float" office:value="0.98825" calcext:value-type="float">
            <text:p>0.98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2" calcext:value-type="float">
            <text:p>-1542</text:p>
          </table:table-cell>
          <table:table-cell office:value-type="float" office:value="-184" calcext:value-type="float">
            <text:p>-184</text:p>
          </table:table-cell>
          <table:table-cell office:value-type="float" office:value="15624" calcext:value-type="float">
            <text:p>156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700" calcext:value-type="float">
            <text:p>15700</text:p>
          </table:table-cell>
          <table:table-cell table:formula="of:=(([.F541]-16000)/(40000-16000))+1" office:value-type="float" office:value="0.9875" calcext:value-type="float">
            <text:p>0.9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76" calcext:value-type="float">
            <text:p>-176</text:p>
          </table:table-cell>
          <table:table-cell office:value-type="float" office:value="15602" calcext:value-type="float">
            <text:p>1560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5675" calcext:value-type="float">
            <text:p>15675</text:p>
          </table:table-cell>
          <table:table-cell table:formula="of:=(([.F542]-16000)/(40000-16000))+1" office:value-type="float" office:value="0.986458333333333" calcext:value-type="float">
            <text:p>0.98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2" calcext:value-type="float">
            <text:p>-1522</text:p>
          </table:table-cell>
          <table:table-cell office:value-type="float" office:value="-116" calcext:value-type="float">
            <text:p>-116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5658" calcext:value-type="float">
            <text:p>15658</text:p>
          </table:table-cell>
          <table:table-cell table:formula="of:=(([.F543]-16000)/(40000-16000))+1" office:value-type="float" office:value="0.98575" calcext:value-type="float">
            <text:p>0.98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7" calcext:value-type="float">
            <text:p>-1467</text:p>
          </table:table-cell>
          <table:table-cell office:value-type="float" office:value="-173" calcext:value-type="float">
            <text:p>-173</text:p>
          </table:table-cell>
          <table:table-cell office:value-type="float" office:value="15602" calcext:value-type="float">
            <text:p>1560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5671" calcext:value-type="float">
            <text:p>15671</text:p>
          </table:table-cell>
          <table:table-cell table:formula="of:=(([.F544]-16000)/(40000-16000))+1" office:value-type="float" office:value="0.986291666666667" calcext:value-type="float">
            <text:p>0.986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4" calcext:value-type="float">
            <text:p>-1454</text:p>
          </table:table-cell>
          <table:table-cell office:value-type="float" office:value="-167" calcext:value-type="float">
            <text:p>-167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672" calcext:value-type="float">
            <text:p>15672</text:p>
          </table:table-cell>
          <table:table-cell table:formula="of:=(([.F545]-16000)/(40000-16000))+1" office:value-type="float" office:value="0.986333333333333" calcext:value-type="float">
            <text:p>0.986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220" calcext:value-type="float">
            <text:p>-220</text:p>
          </table:table-cell>
          <table:table-cell office:value-type="float" office:value="15609" calcext:value-type="float">
            <text:p>1560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5677" calcext:value-type="float">
            <text:p>15677</text:p>
          </table:table-cell>
          <table:table-cell table:formula="of:=(([.F546]-16000)/(40000-16000))+1" office:value-type="float" office:value="0.986541666666667" calcext:value-type="float">
            <text:p>0.986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6" calcext:value-type="float">
            <text:p>-1526</text:p>
          </table:table-cell>
          <table:table-cell office:value-type="float" office:value="-172" calcext:value-type="float">
            <text:p>-172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5679" calcext:value-type="float">
            <text:p>15679</text:p>
          </table:table-cell>
          <table:table-cell table:formula="of:=(([.F547]-16000)/(40000-16000))+1" office:value-type="float" office:value="0.986625" calcext:value-type="float">
            <text:p>0.986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8" calcext:value-type="float">
            <text:p>-1508</text:p>
          </table:table-cell>
          <table:table-cell office:value-type="float" office:value="-115" calcext:value-type="float">
            <text:p>-115</text:p>
          </table:table-cell>
          <table:table-cell office:value-type="float" office:value="15728" calcext:value-type="float">
            <text:p>1572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5800" calcext:value-type="float">
            <text:p>15800</text:p>
          </table:table-cell>
          <table:table-cell table:formula="of:=(([.F548]-16000)/(40000-16000))+1" office:value-type="float" office:value="0.991666666666667" calcext:value-type="float">
            <text:p>0.991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8" calcext:value-type="float">
            <text:p>-1458</text:p>
          </table:table-cell>
          <table:table-cell office:value-type="float" office:value="-210" calcext:value-type="float">
            <text:p>-210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5673" calcext:value-type="float">
            <text:p>15673</text:p>
          </table:table-cell>
          <table:table-cell table:formula="of:=(([.F549]-16000)/(40000-16000))+1" office:value-type="float" office:value="0.986375" calcext:value-type="float">
            <text:p>0.98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3" calcext:value-type="float">
            <text:p>-1493</text:p>
          </table:table-cell>
          <table:table-cell office:value-type="float" office:value="-141" calcext:value-type="float">
            <text:p>-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626" calcext:value-type="float">
            <text:p>15626</text:p>
          </table:table-cell>
          <table:table-cell table:formula="of:=(([.F550]-16000)/(40000-16000))+1" office:value-type="float" office:value="0.984416666666667" calcext:value-type="float">
            <text:p>0.984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5" calcext:value-type="float">
            <text:p>-1455</text:p>
          </table:table-cell>
          <table:table-cell office:value-type="float" office:value="-213" calcext:value-type="float">
            <text:p>-213</text:p>
          </table:table-cell>
          <table:table-cell office:value-type="float" office:value="15693" calcext:value-type="float">
            <text:p>1569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761" calcext:value-type="float">
            <text:p>15761</text:p>
          </table:table-cell>
          <table:table-cell table:formula="of:=(([.F551]-16000)/(40000-16000))+1" office:value-type="float" office:value="0.990041666666667" calcext:value-type="float">
            <text:p>0.990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8" calcext:value-type="float">
            <text:p>-1538</text:p>
          </table:table-cell>
          <table:table-cell office:value-type="float" office:value="-184" calcext:value-type="float">
            <text:p>-184</text:p>
          </table:table-cell>
          <table:table-cell office:value-type="float" office:value="15640" calcext:value-type="float">
            <text:p>1564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5716" calcext:value-type="float">
            <text:p>15716</text:p>
          </table:table-cell>
          <table:table-cell table:formula="of:=(([.F552]-16000)/(40000-16000))+1" office:value-type="float" office:value="0.988166666666667" calcext:value-type="float">
            <text:p>0.988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3" calcext:value-type="float">
            <text:p>-1533</text:p>
          </table:table-cell>
          <table:table-cell office:value-type="float" office:value="-185" calcext:value-type="float">
            <text:p>-185</text:p>
          </table:table-cell>
          <table:table-cell office:value-type="float" office:value="15667" calcext:value-type="float">
            <text:p>1566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5742" calcext:value-type="float">
            <text:p>15742</text:p>
          </table:table-cell>
          <table:table-cell table:formula="of:=(([.F553]-16000)/(40000-16000))+1" office:value-type="float" office:value="0.98925" calcext:value-type="float">
            <text:p>0.989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6" calcext:value-type="float">
            <text:p>-1516</text:p>
          </table:table-cell>
          <table:table-cell office:value-type="float" office:value="-201" calcext:value-type="float">
            <text:p>-201</text:p>
          </table:table-cell>
          <table:table-cell office:value-type="float" office:value="15622" calcext:value-type="float">
            <text:p>156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5696" calcext:value-type="float">
            <text:p>15696</text:p>
          </table:table-cell>
          <table:table-cell table:formula="of:=(([.F554]-16000)/(40000-16000))+1" office:value-type="float" office:value="0.987333333333333" calcext:value-type="float">
            <text:p>0.987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9" calcext:value-type="float">
            <text:p>-1479</text:p>
          </table:table-cell>
          <table:table-cell office:value-type="float" office:value="-126" calcext:value-type="float">
            <text:p>-126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674" calcext:value-type="float">
            <text:p>15674</text:p>
          </table:table-cell>
          <table:table-cell table:formula="of:=(([.F555]-16000)/(40000-16000))+1" office:value-type="float" office:value="0.986416666666667" calcext:value-type="float">
            <text:p>0.98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173" calcext:value-type="float">
            <text:p>-173</text:p>
          </table:table-cell>
          <table:table-cell office:value-type="float" office:value="15625" calcext:value-type="float">
            <text:p>1562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693" calcext:value-type="float">
            <text:p>15693</text:p>
          </table:table-cell>
          <table:table-cell table:formula="of:=(([.F556]-16000)/(40000-16000))+1" office:value-type="float" office:value="0.987208333333333" calcext:value-type="float">
            <text:p>0.987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1" calcext:value-type="float">
            <text:p>-1471</text:p>
          </table:table-cell>
          <table:table-cell office:value-type="float" office:value="-172" calcext:value-type="float">
            <text:p>-172</text:p>
          </table:table-cell>
          <table:table-cell office:value-type="float" office:value="15631" calcext:value-type="float">
            <text:p>1563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701" calcext:value-type="float">
            <text:p>15701</text:p>
          </table:table-cell>
          <table:table-cell table:formula="of:=(([.F557]-16000)/(40000-16000))+1" office:value-type="float" office:value="0.987541666666667" calcext:value-type="float">
            <text:p>0.987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3" calcext:value-type="float">
            <text:p>-1523</text:p>
          </table:table-cell>
          <table:table-cell office:value-type="float" office:value="-170" calcext:value-type="float">
            <text:p>-170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702" calcext:value-type="float">
            <text:p>15702</text:p>
          </table:table-cell>
          <table:table-cell table:formula="of:=(([.F558]-16000)/(40000-16000))+1" office:value-type="float" office:value="0.987583333333333" calcext:value-type="float">
            <text:p>0.987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8" calcext:value-type="float">
            <text:p>-1488</text:p>
          </table:table-cell>
          <table:table-cell office:value-type="float" office:value="-165" calcext:value-type="float">
            <text:p>-165</text:p>
          </table:table-cell>
          <table:table-cell office:value-type="float" office:value="15624" calcext:value-type="float">
            <text:p>1562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695" calcext:value-type="float">
            <text:p>15695</text:p>
          </table:table-cell>
          <table:table-cell table:formula="of:=(([.F559]-16000)/(40000-16000))+1" office:value-type="float" office:value="0.987291666666667" calcext:value-type="float">
            <text:p>0.98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9" calcext:value-type="float">
            <text:p>-1539</text:p>
          </table:table-cell>
          <table:table-cell office:value-type="float" office:value="-185" calcext:value-type="float">
            <text:p>-185</text:p>
          </table:table-cell>
          <table:table-cell office:value-type="float" office:value="15601" calcext:value-type="float">
            <text:p>1560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5677" calcext:value-type="float">
            <text:p>15677</text:p>
          </table:table-cell>
          <table:table-cell table:formula="of:=(([.F560]-16000)/(40000-16000))+1" office:value-type="float" office:value="0.986541666666667" calcext:value-type="float">
            <text:p>0.986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5" calcext:value-type="float">
            <text:p>-1525</text:p>
          </table:table-cell>
          <table:table-cell office:value-type="float" office:value="-236" calcext:value-type="float">
            <text:p>-236</text:p>
          </table:table-cell>
          <table:table-cell office:value-type="float" office:value="15618" calcext:value-type="float">
            <text:p>1561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694" calcext:value-type="float">
            <text:p>15694</text:p>
          </table:table-cell>
          <table:table-cell table:formula="of:=(([.F561]-16000)/(40000-16000))+1" office:value-type="float" office:value="0.98725" calcext:value-type="float">
            <text:p>0.98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5" calcext:value-type="float">
            <text:p>-1505</text:p>
          </table:table-cell>
          <table:table-cell office:value-type="float" office:value="-184" calcext:value-type="float">
            <text:p>-184</text:p>
          </table:table-cell>
          <table:table-cell office:value-type="float" office:value="15594" calcext:value-type="float">
            <text:p>1559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667" calcext:value-type="float">
            <text:p>15667</text:p>
          </table:table-cell>
          <table:table-cell table:formula="of:=(([.F562]-16000)/(40000-16000))+1" office:value-type="float" office:value="0.986125" calcext:value-type="float">
            <text:p>0.986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190" calcext:value-type="float">
            <text:p>-190</text:p>
          </table:table-cell>
          <table:table-cell office:value-type="float" office:value="15606" calcext:value-type="float">
            <text:p>1560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5677" calcext:value-type="float">
            <text:p>15677</text:p>
          </table:table-cell>
          <table:table-cell table:formula="of:=(([.F563]-16000)/(40000-16000))+1" office:value-type="float" office:value="0.986541666666667" calcext:value-type="float">
            <text:p>0.986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7" calcext:value-type="float">
            <text:p>-1457</text:p>
          </table:table-cell>
          <table:table-cell office:value-type="float" office:value="-201" calcext:value-type="float">
            <text:p>-201</text:p>
          </table:table-cell>
          <table:table-cell office:value-type="float" office:value="15572" calcext:value-type="float">
            <text:p>155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5641" calcext:value-type="float">
            <text:p>15641</text:p>
          </table:table-cell>
          <table:table-cell table:formula="of:=(([.F564]-16000)/(40000-16000))+1" office:value-type="float" office:value="0.985041666666667" calcext:value-type="float">
            <text:p>0.985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7" calcext:value-type="float">
            <text:p>-1507</text:p>
          </table:table-cell>
          <table:table-cell office:value-type="float" office:value="-168" calcext:value-type="float">
            <text:p>-168</text:p>
          </table:table-cell>
          <table:table-cell office:value-type="float" office:value="15530" calcext:value-type="float">
            <text:p>1553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603" calcext:value-type="float">
            <text:p>15603</text:p>
          </table:table-cell>
          <table:table-cell table:formula="of:=(([.F565]-16000)/(40000-16000))+1" office:value-type="float" office:value="0.983458333333333" calcext:value-type="float">
            <text:p>0.983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7" calcext:value-type="float">
            <text:p>-1487</text:p>
          </table:table-cell>
          <table:table-cell office:value-type="float" office:value="-197" calcext:value-type="float">
            <text:p>-197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5686" calcext:value-type="float">
            <text:p>15686</text:p>
          </table:table-cell>
          <table:table-cell table:formula="of:=(([.F566]-16000)/(40000-16000))+1" office:value-type="float" office:value="0.986916666666667" calcext:value-type="float">
            <text:p>0.986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83" calcext:value-type="float">
            <text:p>-183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5688" calcext:value-type="float">
            <text:p>15688</text:p>
          </table:table-cell>
          <table:table-cell table:formula="of:=(([.F567]-16000)/(40000-16000))+1"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7" calcext:value-type="float">
            <text:p>-1467</text:p>
          </table:table-cell>
          <table:table-cell office:value-type="float" office:value="-175" calcext:value-type="float">
            <text:p>-175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5673" calcext:value-type="float">
            <text:p>15673</text:p>
          </table:table-cell>
          <table:table-cell table:formula="of:=(([.F568]-16000)/(40000-16000))+1" office:value-type="float" office:value="0.986375" calcext:value-type="float">
            <text:p>0.98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5" calcext:value-type="float">
            <text:p>-1485</text:p>
          </table:table-cell>
          <table:table-cell office:value-type="float" office:value="-242" calcext:value-type="float">
            <text:p>-242</text:p>
          </table:table-cell>
          <table:table-cell office:value-type="float" office:value="15608" calcext:value-type="float">
            <text:p>1560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680" calcext:value-type="float">
            <text:p>15680</text:p>
          </table:table-cell>
          <table:table-cell table:formula="of:=(([.F569]-16000)/(40000-16000))+1" office:value-type="float" office:value="0.986666666666667" calcext:value-type="float">
            <text:p>0.98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69" calcext:value-type="float">
            <text:p>-169</text:p>
          </table:table-cell>
          <table:table-cell office:value-type="float" office:value="15604" calcext:value-type="float">
            <text:p>1560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677" calcext:value-type="float">
            <text:p>15677</text:p>
          </table:table-cell>
          <table:table-cell table:formula="of:=(([.F570]-16000)/(40000-16000))+1" office:value-type="float" office:value="0.986541666666667" calcext:value-type="float">
            <text:p>0.986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6" calcext:value-type="float">
            <text:p>-1436</text:p>
          </table:table-cell>
          <table:table-cell office:value-type="float" office:value="-245" calcext:value-type="float">
            <text:p>-245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682" calcext:value-type="float">
            <text:p>15682</text:p>
          </table:table-cell>
          <table:table-cell table:formula="of:=(([.F571]-16000)/(40000-16000))+1" office:value-type="float" office:value="0.98675" calcext:value-type="float">
            <text:p>0.986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129" calcext:value-type="float">
            <text:p>-129</text:p>
          </table:table-cell>
          <table:table-cell office:value-type="float" office:value="15579" calcext:value-type="float">
            <text:p>155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650" calcext:value-type="float">
            <text:p>15650</text:p>
          </table:table-cell>
          <table:table-cell table:formula="of:=(([.F572]-16000)/(40000-16000))+1" office:value-type="float" office:value="0.985416666666667" calcext:value-type="float">
            <text:p>0.985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3" calcext:value-type="float">
            <text:p>-1443</text:p>
          </table:table-cell>
          <table:table-cell office:value-type="float" office:value="-213" calcext:value-type="float">
            <text:p>-213</text:p>
          </table:table-cell>
          <table:table-cell office:value-type="float" office:value="15592" calcext:value-type="float">
            <text:p>1559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660" calcext:value-type="float">
            <text:p>15660</text:p>
          </table:table-cell>
          <table:table-cell table:formula="of:=(([.F573]-16000)/(40000-16000))+1" office:value-type="float" office:value="0.985833333333333" calcext:value-type="float">
            <text:p>0.985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6" calcext:value-type="float">
            <text:p>-1526</text:p>
          </table:table-cell>
          <table:table-cell office:value-type="float" office:value="-183" calcext:value-type="float">
            <text:p>-183</text:p>
          </table:table-cell>
          <table:table-cell office:value-type="float" office:value="15636" calcext:value-type="float">
            <text:p>156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711" calcext:value-type="float">
            <text:p>15711</text:p>
          </table:table-cell>
          <table:table-cell table:formula="of:=(([.F574]-16000)/(40000-16000))+1" office:value-type="float" office:value="0.987958333333333" calcext:value-type="float">
            <text:p>0.987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3" calcext:value-type="float">
            <text:p>-1533</text:p>
          </table:table-cell>
          <table:table-cell office:value-type="float" office:value="-185" calcext:value-type="float">
            <text:p>-185</text:p>
          </table:table-cell>
          <table:table-cell office:value-type="float" office:value="15630" calcext:value-type="float">
            <text:p>1563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706" calcext:value-type="float">
            <text:p>15706</text:p>
          </table:table-cell>
          <table:table-cell table:formula="of:=(([.F575]-16000)/(40000-16000))+1" office:value-type="float" office:value="0.98775" calcext:value-type="float">
            <text:p>0.98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2" calcext:value-type="float">
            <text:p>-1532</text:p>
          </table:table-cell>
          <table:table-cell office:value-type="float" office:value="-148" calcext:value-type="float">
            <text:p>-148</text:p>
          </table:table-cell>
          <table:table-cell office:value-type="float" office:value="15570" calcext:value-type="float">
            <text:p>1557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645" calcext:value-type="float">
            <text:p>15645</text:p>
          </table:table-cell>
          <table:table-cell table:formula="of:=(([.F576]-16000)/(40000-16000))+1" office:value-type="float" office:value="0.985208333333333" calcext:value-type="float">
            <text:p>0.985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9" calcext:value-type="float">
            <text:p>-1479</text:p>
          </table:table-cell>
          <table:table-cell office:value-type="float" office:value="-177" calcext:value-type="float">
            <text:p>-177</text:p>
          </table:table-cell>
          <table:table-cell office:value-type="float" office:value="15674" calcext:value-type="float">
            <text:p>1567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744" calcext:value-type="float">
            <text:p>15744</text:p>
          </table:table-cell>
          <table:table-cell table:formula="of:=(([.F577]-16000)/(40000-16000))+1" office:value-type="float" office:value="0.989333333333333" calcext:value-type="float">
            <text:p>0.989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-149" calcext:value-type="float">
            <text:p>-149</text:p>
          </table:table-cell>
          <table:table-cell office:value-type="float" office:value="15585" calcext:value-type="float">
            <text:p>1558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57" calcext:value-type="float">
            <text:p>15657</text:p>
          </table:table-cell>
          <table:table-cell table:formula="of:=(([.F578]-16000)/(40000-16000))+1" office:value-type="float" office:value="0.985708333333333" calcext:value-type="float">
            <text:p>0.985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192" calcext:value-type="float">
            <text:p>-192</text:p>
          </table:table-cell>
          <table:table-cell office:value-type="float" office:value="15614" calcext:value-type="float">
            <text:p>1561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688" calcext:value-type="float">
            <text:p>15688</text:p>
          </table:table-cell>
          <table:table-cell table:formula="of:=(([.F579]-16000)/(40000-16000))+1" office:value-type="float" office:value="0.987" calcext:value-type="float">
            <text:p>0.9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5" calcext:value-type="float">
            <text:p>-1545</text:p>
          </table:table-cell>
          <table:table-cell office:value-type="float" office:value="-166" calcext:value-type="float">
            <text:p>-166</text:p>
          </table:table-cell>
          <table:table-cell office:value-type="float" office:value="15621" calcext:value-type="float">
            <text:p>1562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5698" calcext:value-type="float">
            <text:p>15698</text:p>
          </table:table-cell>
          <table:table-cell table:formula="of:=(([.F580]-16000)/(40000-16000))+1" office:value-type="float" office:value="0.987416666666667" calcext:value-type="float">
            <text:p>0.987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1" calcext:value-type="float">
            <text:p>-1491</text:p>
          </table:table-cell>
          <table:table-cell office:value-type="float" office:value="-183" calcext:value-type="float">
            <text:p>-183</text:p>
          </table:table-cell>
          <table:table-cell office:value-type="float" office:value="15608" calcext:value-type="float">
            <text:p>1560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5680" calcext:value-type="float">
            <text:p>15680</text:p>
          </table:table-cell>
          <table:table-cell table:formula="of:=(([.F581]-16000)/(40000-16000))+1" office:value-type="float" office:value="0.986666666666667" calcext:value-type="float">
            <text:p>0.98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238" calcext:value-type="float">
            <text:p>-238</text:p>
          </table:table-cell>
          <table:table-cell office:value-type="float" office:value="15606" calcext:value-type="float">
            <text:p>15606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5681" calcext:value-type="float">
            <text:p>15681</text:p>
          </table:table-cell>
          <table:table-cell table:formula="of:=(([.F582]-16000)/(40000-16000))+1" office:value-type="float" office:value="0.986708333333333" calcext:value-type="float">
            <text:p>0.98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8" calcext:value-type="float">
            <text:p>-1518</text:p>
          </table:table-cell>
          <table:table-cell office:value-type="float" office:value="-197" calcext:value-type="float">
            <text:p>-197</text:p>
          </table:table-cell>
          <table:table-cell office:value-type="float" office:value="15601" calcext:value-type="float">
            <text:p>1560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5675" calcext:value-type="float">
            <text:p>15675</text:p>
          </table:table-cell>
          <table:table-cell table:formula="of:=(([.F583]-16000)/(40000-16000))+1" office:value-type="float" office:value="0.986458333333333" calcext:value-type="float">
            <text:p>0.98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207" calcext:value-type="float">
            <text:p>-207</text:p>
          </table:table-cell>
          <table:table-cell office:value-type="float" office:value="15588" calcext:value-type="float">
            <text:p>1558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662" calcext:value-type="float">
            <text:p>15662</text:p>
          </table:table-cell>
          <table:table-cell table:formula="of:=(([.F584]-16000)/(40000-16000))+1" office:value-type="float" office:value="0.985916666666667" calcext:value-type="float">
            <text:p>0.985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9" calcext:value-type="float">
            <text:p>-1499</text:p>
          </table:table-cell>
          <table:table-cell office:value-type="float" office:value="-173" calcext:value-type="float">
            <text:p>-173</text:p>
          </table:table-cell>
          <table:table-cell office:value-type="float" office:value="15612" calcext:value-type="float">
            <text:p>156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5684" calcext:value-type="float">
            <text:p>15684</text:p>
          </table:table-cell>
          <table:table-cell table:formula="of:=(([.F585]-16000)/(40000-16000))+1" office:value-type="float" office:value="0.986833333333333" calcext:value-type="float">
            <text:p>0.986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9" calcext:value-type="float">
            <text:p>-1539</text:p>
          </table:table-cell>
          <table:table-cell office:value-type="float" office:value="-110" calcext:value-type="float">
            <text:p>-110</text:p>
          </table:table-cell>
          <table:table-cell office:value-type="float" office:value="15586" calcext:value-type="float">
            <text:p>1558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662" calcext:value-type="float">
            <text:p>15662</text:p>
          </table:table-cell>
          <table:table-cell table:formula="of:=(([.F586]-16000)/(40000-16000))+1" office:value-type="float" office:value="0.985916666666667" calcext:value-type="float">
            <text:p>0.985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207" calcext:value-type="float">
            <text:p>-207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684" calcext:value-type="float">
            <text:p>15684</text:p>
          </table:table-cell>
          <table:table-cell table:formula="of:=(([.F587]-16000)/(40000-16000))+1" office:value-type="float" office:value="0.986833333333333" calcext:value-type="float">
            <text:p>0.986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2" calcext:value-type="float">
            <text:p>-1462</text:p>
          </table:table-cell>
          <table:table-cell office:value-type="float" office:value="-197" calcext:value-type="float">
            <text:p>-197</text:p>
          </table:table-cell>
          <table:table-cell office:value-type="float" office:value="15576" calcext:value-type="float">
            <text:p>1557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645" calcext:value-type="float">
            <text:p>15645</text:p>
          </table:table-cell>
          <table:table-cell table:formula="of:=(([.F588]-16000)/(40000-16000))+1" office:value-type="float" office:value="0.985208333333333" calcext:value-type="float">
            <text:p>0.985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9" calcext:value-type="float">
            <text:p>-1509</text:p>
          </table:table-cell>
          <table:table-cell office:value-type="float" office:value="-210" calcext:value-type="float">
            <text:p>-210</text:p>
          </table:table-cell>
          <table:table-cell office:value-type="float" office:value="15624" calcext:value-type="float">
            <text:p>1562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698" calcext:value-type="float">
            <text:p>15698</text:p>
          </table:table-cell>
          <table:table-cell table:formula="of:=(([.F589]-16000)/(40000-16000))+1" office:value-type="float" office:value="0.987416666666667" calcext:value-type="float">
            <text:p>0.987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2" calcext:value-type="float">
            <text:p>-1552</text:p>
          </table:table-cell>
          <table:table-cell office:value-type="float" office:value="-137" calcext:value-type="float">
            <text:p>-137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667" calcext:value-type="float">
            <text:p>15667</text:p>
          </table:table-cell>
          <table:table-cell table:formula="of:=(([.F590]-16000)/(40000-16000))+1" office:value-type="float" office:value="0.986125" calcext:value-type="float">
            <text:p>0.986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0" calcext:value-type="float">
            <text:p>-1510</text:p>
          </table:table-cell>
          <table:table-cell office:value-type="float" office:value="-197" calcext:value-type="float">
            <text:p>-197</text:p>
          </table:table-cell>
          <table:table-cell office:value-type="float" office:value="15573" calcext:value-type="float">
            <text:p>1557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647" calcext:value-type="float">
            <text:p>15647</text:p>
          </table:table-cell>
          <table:table-cell table:formula="of:=(([.F591]-16000)/(40000-16000))+1" office:value-type="float" office:value="0.985291666666667" calcext:value-type="float">
            <text:p>0.985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6" calcext:value-type="float">
            <text:p>-1466</text:p>
          </table:table-cell>
          <table:table-cell office:value-type="float" office:value="-164" calcext:value-type="float">
            <text:p>-164</text:p>
          </table:table-cell>
          <table:table-cell office:value-type="float" office:value="15556" calcext:value-type="float">
            <text:p>155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625" calcext:value-type="float">
            <text:p>15625</text:p>
          </table:table-cell>
          <table:table-cell table:formula="of:=(([.F592]-16000)/(40000-16000))+1" office:value-type="float" office:value="0.984375" calcext:value-type="float">
            <text:p>0.984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4" calcext:value-type="float">
            <text:p>-1454</text:p>
          </table:table-cell>
          <table:table-cell office:value-type="float" office:value="-170" calcext:value-type="float">
            <text:p>-170</text:p>
          </table:table-cell>
          <table:table-cell office:value-type="float" office:value="15650" calcext:value-type="float">
            <text:p>1565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718" calcext:value-type="float">
            <text:p>15718</text:p>
          </table:table-cell>
          <table:table-cell table:formula="of:=(([.F593]-16000)/(40000-16000))+1" office:value-type="float" office:value="0.98825" calcext:value-type="float">
            <text:p>0.98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7" calcext:value-type="float">
            <text:p>-1447</text:p>
          </table:table-cell>
          <table:table-cell office:value-type="float" office:value="-181" calcext:value-type="float">
            <text:p>-181</text:p>
          </table:table-cell>
          <table:table-cell office:value-type="float" office:value="15632" calcext:value-type="float">
            <text:p>1563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699" calcext:value-type="float">
            <text:p>15699</text:p>
          </table:table-cell>
          <table:table-cell table:formula="of:=(([.F594]-16000)/(40000-16000))+1" office:value-type="float" office:value="0.987458333333333" calcext:value-type="float">
            <text:p>0.987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69" calcext:value-type="float">
            <text:p>-1569</text:p>
          </table:table-cell>
          <table:table-cell office:value-type="float" office:value="-164" calcext:value-type="float">
            <text:p>-164</text:p>
          </table:table-cell>
          <table:table-cell office:value-type="float" office:value="15632" calcext:value-type="float">
            <text:p>1563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5711" calcext:value-type="float">
            <text:p>15711</text:p>
          </table:table-cell>
          <table:table-cell table:formula="of:=(([.F595]-16000)/(40000-16000))+1" office:value-type="float" office:value="0.987958333333333" calcext:value-type="float">
            <text:p>0.987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3" calcext:value-type="float">
            <text:p>-1463</text:p>
          </table:table-cell>
          <table:table-cell office:value-type="float" office:value="-208" calcext:value-type="float">
            <text:p>-208</text:p>
          </table:table-cell>
          <table:table-cell office:value-type="float" office:value="15627" calcext:value-type="float">
            <text:p>1562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696" calcext:value-type="float">
            <text:p>15696</text:p>
          </table:table-cell>
          <table:table-cell table:formula="of:=(([.F596]-16000)/(40000-16000))+1" office:value-type="float" office:value="0.987333333333333" calcext:value-type="float">
            <text:p>0.987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2" calcext:value-type="float">
            <text:p>-1522</text:p>
          </table:table-cell>
          <table:table-cell office:value-type="float" office:value="-221" calcext:value-type="float">
            <text:p>-221</text:p>
          </table:table-cell>
          <table:table-cell office:value-type="float" office:value="15570" calcext:value-type="float">
            <text:p>1557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5645" calcext:value-type="float">
            <text:p>15645</text:p>
          </table:table-cell>
          <table:table-cell table:formula="of:=(([.F597]-16000)/(40000-16000))+1" office:value-type="float" office:value="0.985208333333333" calcext:value-type="float">
            <text:p>0.985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9" calcext:value-type="float">
            <text:p>-1509</text:p>
          </table:table-cell>
          <table:table-cell office:value-type="float" office:value="-138" calcext:value-type="float">
            <text:p>-138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673" calcext:value-type="float">
            <text:p>15673</text:p>
          </table:table-cell>
          <table:table-cell table:formula="of:=(([.F598]-16000)/(40000-16000))+1" office:value-type="float" office:value="0.986375" calcext:value-type="float">
            <text:p>0.98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7" calcext:value-type="float">
            <text:p>-1497</text:p>
          </table:table-cell>
          <table:table-cell office:value-type="float" office:value="-141" calcext:value-type="float">
            <text:p>-141</text:p>
          </table:table-cell>
          <table:table-cell office:value-type="float" office:value="15824" calcext:value-type="float">
            <text:p>1582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895" calcext:value-type="float">
            <text:p>15895</text:p>
          </table:table-cell>
          <table:table-cell table:formula="of:=(([.F599]-16000)/(40000-16000))+1" office:value-type="float" office:value="0.995625" calcext:value-type="float">
            <text:p>0.995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2" calcext:value-type="float">
            <text:p>-1492</text:p>
          </table:table-cell>
          <table:table-cell office:value-type="float" office:value="-187" calcext:value-type="float">
            <text:p>-187</text:p>
          </table:table-cell>
          <table:table-cell office:value-type="float" office:value="15848" calcext:value-type="float">
            <text:p>1584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919" calcext:value-type="float">
            <text:p>15919</text:p>
          </table:table-cell>
          <table:table-cell table:formula="of:=(([.F600]-16000)/(40000-16000))+1" office:value-type="float" office:value="0.996625" calcext:value-type="float">
            <text:p>0.996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8" calcext:value-type="float">
            <text:p>-1528</text:p>
          </table:table-cell>
          <table:table-cell office:value-type="float" office:value="-139" calcext:value-type="float">
            <text:p>-139</text:p>
          </table:table-cell>
          <table:table-cell office:value-type="float" office:value="15598" calcext:value-type="float">
            <text:p>1559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673" calcext:value-type="float">
            <text:p>15673</text:p>
          </table:table-cell>
          <table:table-cell table:formula="of:=(([.F601]-16000)/(40000-16000))+1" office:value-type="float" office:value="0.986375" calcext:value-type="float">
            <text:p>0.98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9" calcext:value-type="float">
            <text:p>-1509</text:p>
          </table:table-cell>
          <table:table-cell office:value-type="float" office:value="-175" calcext:value-type="float">
            <text:p>-175</text:p>
          </table:table-cell>
          <table:table-cell office:value-type="float" office:value="15682" calcext:value-type="float">
            <text:p>1568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5755" calcext:value-type="float">
            <text:p>15755</text:p>
          </table:table-cell>
          <table:table-cell table:formula="of:=(([.F602]-16000)/(40000-16000))+1" office:value-type="float" office:value="0.989791666666667" calcext:value-type="float">
            <text:p>0.989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9" calcext:value-type="float">
            <text:p>-1469</text:p>
          </table:table-cell>
          <table:table-cell office:value-type="float" office:value="-171" calcext:value-type="float">
            <text:p>-171</text:p>
          </table:table-cell>
          <table:table-cell office:value-type="float" office:value="15638" calcext:value-type="float">
            <text:p>1563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707" calcext:value-type="float">
            <text:p>15707</text:p>
          </table:table-cell>
          <table:table-cell table:formula="of:=(([.F603]-16000)/(40000-16000))+1" office:value-type="float" office:value="0.987791666666667" calcext:value-type="float">
            <text:p>0.987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86" calcext:value-type="float">
            <text:p>-1586</text:p>
          </table:table-cell>
          <table:table-cell office:value-type="float" office:value="-175" calcext:value-type="float">
            <text:p>-175</text:p>
          </table:table-cell>
          <table:table-cell office:value-type="float" office:value="15585" calcext:value-type="float">
            <text:p>1558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5666" calcext:value-type="float">
            <text:p>15666</text:p>
          </table:table-cell>
          <table:table-cell table:formula="of:=(([.F604]-16000)/(40000-16000))+1" office:value-type="float" office:value="0.986083333333333" calcext:value-type="float">
            <text:p>0.986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200" calcext:value-type="float">
            <text:p>-200</text:p>
          </table:table-cell>
          <table:table-cell office:value-type="float" office:value="15670" calcext:value-type="float">
            <text:p>1567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5743" calcext:value-type="float">
            <text:p>15743</text:p>
          </table:table-cell>
          <table:table-cell table:formula="of:=(([.F605]-16000)/(40000-16000))+1" office:value-type="float" office:value="0.989291666666667" calcext:value-type="float">
            <text:p>0.989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9" calcext:value-type="float">
            <text:p>-1499</text:p>
          </table:table-cell>
          <table:table-cell office:value-type="float" office:value="-229" calcext:value-type="float">
            <text:p>-229</text:p>
          </table:table-cell>
          <table:table-cell office:value-type="float" office:value="15536" calcext:value-type="float">
            <text:p>1553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609" calcext:value-type="float">
            <text:p>15609</text:p>
          </table:table-cell>
          <table:table-cell table:formula="of:=(([.F606]-16000)/(40000-16000))+1" office:value-type="float" office:value="0.983708333333333" calcext:value-type="float">
            <text:p>0.983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1" calcext:value-type="float">
            <text:p>-1451</text:p>
          </table:table-cell>
          <table:table-cell office:value-type="float" office:value="-153" calcext:value-type="float">
            <text:p>-153</text:p>
          </table:table-cell>
          <table:table-cell office:value-type="float" office:value="15601" calcext:value-type="float">
            <text:p>1560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669" calcext:value-type="float">
            <text:p>15669</text:p>
          </table:table-cell>
          <table:table-cell table:formula="of:=(([.F607]-16000)/(40000-16000))+1" office:value-type="float" office:value="0.986208333333333" calcext:value-type="float">
            <text:p>0.986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0" calcext:value-type="float">
            <text:p>-1460</text:p>
          </table:table-cell>
          <table:table-cell office:value-type="float" office:value="-190" calcext:value-type="float">
            <text:p>-190</text:p>
          </table:table-cell>
          <table:table-cell office:value-type="float" office:value="15531" calcext:value-type="float">
            <text:p>1553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600" calcext:value-type="float">
            <text:p>15600</text:p>
          </table:table-cell>
          <table:table-cell table:formula="of:=(([.F608]-16000)/(40000-16000))+1" office:value-type="float" office:value="0.983333333333333" calcext:value-type="float">
            <text:p>0.98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5" calcext:value-type="float">
            <text:p>-1425</text:p>
          </table:table-cell>
          <table:table-cell office:value-type="float" office:value="-184" calcext:value-type="float">
            <text:p>-184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675" calcext:value-type="float">
            <text:p>15675</text:p>
          </table:table-cell>
          <table:table-cell table:formula="of:=(([.F609]-16000)/(40000-16000))+1" office:value-type="float" office:value="0.986458333333333" calcext:value-type="float">
            <text:p>0.98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3" calcext:value-type="float">
            <text:p>-1503</text:p>
          </table:table-cell>
          <table:table-cell office:value-type="float" office:value="-133" calcext:value-type="float">
            <text:p>-133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672" calcext:value-type="float">
            <text:p>15672</text:p>
          </table:table-cell>
          <table:table-cell table:formula="of:=(([.F610]-16000)/(40000-16000))+1" office:value-type="float" office:value="0.986333333333333" calcext:value-type="float">
            <text:p>0.986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5" calcext:value-type="float">
            <text:p>-1555</text:p>
          </table:table-cell>
          <table:table-cell office:value-type="float" office:value="-183" calcext:value-type="float">
            <text:p>-183</text:p>
          </table:table-cell>
          <table:table-cell office:value-type="float" office:value="15607" calcext:value-type="float">
            <text:p>1560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685" calcext:value-type="float">
            <text:p>15685</text:p>
          </table:table-cell>
          <table:table-cell table:formula="of:=(([.F611]-16000)/(40000-16000))+1" office:value-type="float" office:value="0.986875" calcext:value-type="float">
            <text:p>0.986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2" calcext:value-type="float">
            <text:p>-1532</text:p>
          </table:table-cell>
          <table:table-cell office:value-type="float" office:value="-183" calcext:value-type="float">
            <text:p>-183</text:p>
          </table:table-cell>
          <table:table-cell office:value-type="float" office:value="15844" calcext:value-type="float">
            <text:p>15844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918" calcext:value-type="float">
            <text:p>15918</text:p>
          </table:table-cell>
          <table:table-cell table:formula="of:=(([.F612]-16000)/(40000-16000))+1" office:value-type="float" office:value="0.996583333333333" calcext:value-type="float">
            <text:p>0.996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8" calcext:value-type="float">
            <text:p>-1478</text:p>
          </table:table-cell>
          <table:table-cell office:value-type="float" office:value="-140" calcext:value-type="float">
            <text:p>-140</text:p>
          </table:table-cell>
          <table:table-cell office:value-type="float" office:value="15571" calcext:value-type="float">
            <text:p>1557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641" calcext:value-type="float">
            <text:p>15641</text:p>
          </table:table-cell>
          <table:table-cell table:formula="of:=(([.F613]-16000)/(40000-16000))+1" office:value-type="float" office:value="0.985041666666667" calcext:value-type="float">
            <text:p>0.985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5" calcext:value-type="float">
            <text:p>-1535</text:p>
          </table:table-cell>
          <table:table-cell office:value-type="float" office:value="-227" calcext:value-type="float">
            <text:p>-227</text:p>
          </table:table-cell>
          <table:table-cell office:value-type="float" office:value="15643" calcext:value-type="float">
            <text:p>1564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719" calcext:value-type="float">
            <text:p>15719</text:p>
          </table:table-cell>
          <table:table-cell table:formula="of:=(([.F614]-16000)/(40000-16000))+1" office:value-type="float" office:value="0.988291666666667" calcext:value-type="float">
            <text:p>0.988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122" calcext:value-type="float">
            <text:p>-122</text:p>
          </table:table-cell>
          <table:table-cell office:value-type="float" office:value="15577" calcext:value-type="float">
            <text:p>155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648" calcext:value-type="float">
            <text:p>15648</text:p>
          </table:table-cell>
          <table:table-cell table:formula="of:=(([.F615]-16000)/(40000-16000))+1" office:value-type="float" office:value="0.985333333333333" calcext:value-type="float">
            <text:p>0.985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9" calcext:value-type="float">
            <text:p>-1479</text:p>
          </table:table-cell>
          <table:table-cell office:value-type="float" office:value="-157" calcext:value-type="float">
            <text:p>-157</text:p>
          </table:table-cell>
          <table:table-cell office:value-type="float" office:value="15850" calcext:value-type="float">
            <text:p>1585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919" calcext:value-type="float">
            <text:p>15919</text:p>
          </table:table-cell>
          <table:table-cell table:formula="of:=(([.F616]-16000)/(40000-16000))+1" office:value-type="float" office:value="0.996625" calcext:value-type="float">
            <text:p>0.996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0" calcext:value-type="float">
            <text:p>-1490</text:p>
          </table:table-cell>
          <table:table-cell office:value-type="float" office:value="-187" calcext:value-type="float">
            <text:p>-187</text:p>
          </table:table-cell>
          <table:table-cell office:value-type="float" office:value="15568" calcext:value-type="float">
            <text:p>1556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640" calcext:value-type="float">
            <text:p>15640</text:p>
          </table:table-cell>
          <table:table-cell table:formula="of:=(([.F617]-16000)/(40000-16000))+1"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11" calcext:value-type="float">
            <text:p>-1411</text:p>
          </table:table-cell>
          <table:table-cell office:value-type="float" office:value="-177" calcext:value-type="float">
            <text:p>-177</text:p>
          </table:table-cell>
          <table:table-cell office:value-type="float" office:value="15626" calcext:value-type="float">
            <text:p>1562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690" calcext:value-type="float">
            <text:p>15690</text:p>
          </table:table-cell>
          <table:table-cell table:formula="of:=(([.F618]-16000)/(40000-16000))+1" office:value-type="float" office:value="0.987083333333333" calcext:value-type="float">
            <text:p>0.987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5" calcext:value-type="float">
            <text:p>-1505</text:p>
          </table:table-cell>
          <table:table-cell office:value-type="float" office:value="-243" calcext:value-type="float">
            <text:p>-243</text:p>
          </table:table-cell>
          <table:table-cell office:value-type="float" office:value="15613" calcext:value-type="float">
            <text:p>1561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687" calcext:value-type="float">
            <text:p>15687</text:p>
          </table:table-cell>
          <table:table-cell table:formula="of:=(([.F619]-16000)/(40000-16000))+1" office:value-type="float" office:value="0.986958333333333" calcext:value-type="float">
            <text:p>0.98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3" calcext:value-type="float">
            <text:p>-1523</text:p>
          </table:table-cell>
          <table:table-cell office:value-type="float" office:value="-162" calcext:value-type="float">
            <text:p>-162</text:p>
          </table:table-cell>
          <table:table-cell office:value-type="float" office:value="15566" calcext:value-type="float">
            <text:p>155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641" calcext:value-type="float">
            <text:p>15641</text:p>
          </table:table-cell>
          <table:table-cell table:formula="of:=(([.F620]-16000)/(40000-16000))+1" office:value-type="float" office:value="0.985041666666667" calcext:value-type="float">
            <text:p>0.985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5" calcext:value-type="float">
            <text:p>-1545</text:p>
          </table:table-cell>
          <table:table-cell office:value-type="float" office:value="-146" calcext:value-type="float">
            <text:p>-146</text:p>
          </table:table-cell>
          <table:table-cell office:value-type="float" office:value="15676" calcext:value-type="float">
            <text:p>1567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5752" calcext:value-type="float">
            <text:p>15752</text:p>
          </table:table-cell>
          <table:table-cell table:formula="of:=(([.F621]-16000)/(40000-16000))+1" office:value-type="float" office:value="0.989666666666667" calcext:value-type="float">
            <text:p>0.989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170" calcext:value-type="float">
            <text:p>-170</text:p>
          </table:table-cell>
          <table:table-cell office:value-type="float" office:value="15569" calcext:value-type="float">
            <text:p>1556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5640" calcext:value-type="float">
            <text:p>15640</text:p>
          </table:table-cell>
          <table:table-cell table:formula="of:=(([.F622]-16000)/(40000-16000))+1" office:value-type="float" office:value="0.985" calcext:value-type="float">
            <text:p>0.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7" calcext:value-type="float">
            <text:p>-1437</text:p>
          </table:table-cell>
          <table:table-cell office:value-type="float" office:value="-164" calcext:value-type="float">
            <text:p>-164</text:p>
          </table:table-cell>
          <table:table-cell office:value-type="float" office:value="15725" calcext:value-type="float">
            <text:p>1572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791" calcext:value-type="float">
            <text:p>15791</text:p>
          </table:table-cell>
          <table:table-cell table:formula="of:=(([.F623]-16000)/(40000-16000))+1" office:value-type="float" office:value="0.991291666666667" calcext:value-type="float">
            <text:p>0.991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7" calcext:value-type="float">
            <text:p>-1507</text:p>
          </table:table-cell>
          <table:table-cell office:value-type="float" office:value="-121" calcext:value-type="float">
            <text:p>-121</text:p>
          </table:table-cell>
          <table:table-cell office:value-type="float" office:value="15611" calcext:value-type="float">
            <text:p>1561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5684" calcext:value-type="float">
            <text:p>15684</text:p>
          </table:table-cell>
          <table:table-cell table:formula="of:=(([.F624]-16000)/(40000-16000))+1" office:value-type="float" office:value="0.986833333333333" calcext:value-type="float">
            <text:p>0.986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26" calcext:value-type="float">
            <text:p>-126</text:p>
          </table:table-cell>
          <table:table-cell office:value-type="float" office:value="15618" calcext:value-type="float">
            <text:p>1561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5690" calcext:value-type="float">
            <text:p>15690</text:p>
          </table:table-cell>
          <table:table-cell table:formula="of:=(([.F625]-16000)/(40000-16000))+1" office:value-type="float" office:value="0.987083333333333" calcext:value-type="float">
            <text:p>0.987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9" calcext:value-type="float">
            <text:p>-1509</text:p>
          </table:table-cell>
          <table:table-cell office:value-type="float" office:value="-175" calcext:value-type="float">
            <text:p>-175</text:p>
          </table:table-cell>
          <table:table-cell office:value-type="float" office:value="15559" calcext:value-type="float">
            <text:p>1555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5632" calcext:value-type="float">
            <text:p>15632</text:p>
          </table:table-cell>
          <table:table-cell table:formula="of:=(([.F626]-16000)/(40000-16000))+1" office:value-type="float" office:value="0.984666666666667" calcext:value-type="float">
            <text:p>0.984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14" calcext:value-type="float">
            <text:p>-1314</text:p>
          </table:table-cell>
          <table:table-cell office:value-type="float" office:value="-236" calcext:value-type="float">
            <text:p>-236</text:p>
          </table:table-cell>
          <table:table-cell office:value-type="float" office:value="15714" calcext:value-type="float">
            <text:p>1571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5770" calcext:value-type="float">
            <text:p>15770</text:p>
          </table:table-cell>
          <table:table-cell table:formula="of:=(([.F627]-16000)/(40000-16000))+1" office:value-type="float" office:value="0.990416666666667" calcext:value-type="float">
            <text:p>0.990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7" calcext:value-type="float">
            <text:p>-1557</text:p>
          </table:table-cell>
          <table:table-cell office:value-type="float" office:value="-164" calcext:value-type="float">
            <text:p>-164</text:p>
          </table:table-cell>
          <table:table-cell office:value-type="float" office:value="15621" calcext:value-type="float">
            <text:p>1562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5699" calcext:value-type="float">
            <text:p>15699</text:p>
          </table:table-cell>
          <table:table-cell table:formula="of:=(([.F628]-16000)/(40000-16000))+1" office:value-type="float" office:value="0.987458333333333" calcext:value-type="float">
            <text:p>0.987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4" calcext:value-type="float">
            <text:p>-1444</text:p>
          </table:table-cell>
          <table:table-cell office:value-type="float" office:value="-171" calcext:value-type="float">
            <text:p>-171</text:p>
          </table:table-cell>
          <table:table-cell office:value-type="float" office:value="15630" calcext:value-type="float">
            <text:p>1563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697" calcext:value-type="float">
            <text:p>15697</text:p>
          </table:table-cell>
          <table:table-cell table:formula="of:=(([.F629]-16000)/(40000-16000))+1" office:value-type="float" office:value="0.987375" calcext:value-type="float">
            <text:p>0.98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8" calcext:value-type="float">
            <text:p>-1478</text:p>
          </table:table-cell>
          <table:table-cell office:value-type="float" office:value="-143" calcext:value-type="float">
            <text:p>-143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670" calcext:value-type="float">
            <text:p>15670</text:p>
          </table:table-cell>
          <table:table-cell table:formula="of:=(([.F630]-16000)/(40000-16000))+1" office:value-type="float" office:value="0.98625" calcext:value-type="float">
            <text:p>0.9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1" calcext:value-type="float">
            <text:p>-1511</text:p>
          </table:table-cell>
          <table:table-cell office:value-type="float" office:value="-175" calcext:value-type="float">
            <text:p>-175</text:p>
          </table:table-cell>
          <table:table-cell office:value-type="float" office:value="15600" calcext:value-type="float">
            <text:p>156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673" calcext:value-type="float">
            <text:p>15673</text:p>
          </table:table-cell>
          <table:table-cell table:formula="of:=(([.F631]-16000)/(40000-16000))+1" office:value-type="float" office:value="0.986375" calcext:value-type="float">
            <text:p>0.98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1" calcext:value-type="float">
            <text:p>-1461</text:p>
          </table:table-cell>
          <table:table-cell office:value-type="float" office:value="-224" calcext:value-type="float">
            <text:p>-224</text:p>
          </table:table-cell>
          <table:table-cell office:value-type="float" office:value="15546" calcext:value-type="float">
            <text:p>155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616" calcext:value-type="float">
            <text:p>15616</text:p>
          </table:table-cell>
          <table:table-cell table:formula="of:=(([.F632]-16000)/(40000-16000))+1" office:value-type="float" office:value="0.984" calcext:value-type="float">
            <text:p>0.9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-203" calcext:value-type="float">
            <text:p>-203</text:p>
          </table:table-cell>
          <table:table-cell office:value-type="float" office:value="15648" calcext:value-type="float">
            <text:p>1564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5720" calcext:value-type="float">
            <text:p>15720</text:p>
          </table:table-cell>
          <table:table-cell table:formula="of:=(([.F633]-16000)/(40000-16000))+1" office:value-type="float" office:value="0.988333333333333" calcext:value-type="float">
            <text:p>0.988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9" calcext:value-type="float">
            <text:p>-1499</text:p>
          </table:table-cell>
          <table:table-cell office:value-type="float" office:value="-155" calcext:value-type="float">
            <text:p>-155</text:p>
          </table:table-cell>
          <table:table-cell office:value-type="float" office:value="15627" calcext:value-type="float">
            <text:p>1562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699" calcext:value-type="float">
            <text:p>15699</text:p>
          </table:table-cell>
          <table:table-cell table:formula="of:=(([.F634]-16000)/(40000-16000))+1" office:value-type="float" office:value="0.987458333333333" calcext:value-type="float">
            <text:p>0.987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67" calcext:value-type="float">
            <text:p>-167</text:p>
          </table:table-cell>
          <table:table-cell office:value-type="float" office:value="15613" calcext:value-type="float">
            <text:p>15613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5685" calcext:value-type="float">
            <text:p>15685</text:p>
          </table:table-cell>
          <table:table-cell table:formula="of:=(([.F635]-16000)/(40000-16000))+1" office:value-type="float" office:value="0.986875" calcext:value-type="float">
            <text:p>0.986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88" calcext:value-type="float">
            <text:p>-1288</text:p>
          </table:table-cell>
          <table:table-cell office:value-type="float" office:value="-145" calcext:value-type="float">
            <text:p>-145</text:p>
          </table:table-cell>
          <table:table-cell office:value-type="float" office:value="15588" calcext:value-type="float">
            <text:p>1558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5641" calcext:value-type="float">
            <text:p>15641</text:p>
          </table:table-cell>
          <table:table-cell table:formula="of:=(([.F636]-16000)/(40000-16000))+1" office:value-type="float" office:value="0.985041666666667" calcext:value-type="float">
            <text:p>0.985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7" calcext:value-type="float">
            <text:p>-1427</text:p>
          </table:table-cell>
          <table:table-cell office:value-type="float" office:value="-235" calcext:value-type="float">
            <text:p>-235</text:p>
          </table:table-cell>
          <table:table-cell office:value-type="float" office:value="15646" calcext:value-type="float">
            <text:p>1564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5712" calcext:value-type="float">
            <text:p>15712</text:p>
          </table:table-cell>
          <table:table-cell table:formula="of:=(([.F637]-16000)/(40000-16000))+1" office:value-type="float" office:value="0.988" calcext:value-type="float">
            <text:p>0.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1" calcext:value-type="float">
            <text:p>-1471</text:p>
          </table:table-cell>
          <table:table-cell office:value-type="float" office:value="-186" calcext:value-type="float">
            <text:p>-186</text:p>
          </table:table-cell>
          <table:table-cell office:value-type="float" office:value="15565" calcext:value-type="float">
            <text:p>1556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5635" calcext:value-type="float">
            <text:p>15635</text:p>
          </table:table-cell>
          <table:table-cell table:formula="of:=(([.F638]-16000)/(40000-16000))+1" office:value-type="float" office:value="0.984791666666667" calcext:value-type="float">
            <text:p>0.984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7" calcext:value-type="float">
            <text:p>-1507</text:p>
          </table:table-cell>
          <table:table-cell office:value-type="float" office:value="-174" calcext:value-type="float">
            <text:p>-174</text:p>
          </table:table-cell>
          <table:table-cell office:value-type="float" office:value="15614" calcext:value-type="float">
            <text:p>1561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5687" calcext:value-type="float">
            <text:p>15687</text:p>
          </table:table-cell>
          <table:table-cell table:formula="of:=(([.F639]-16000)/(40000-16000))+1" office:value-type="float" office:value="0.986958333333333" calcext:value-type="float">
            <text:p>0.98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8" calcext:value-type="float">
            <text:p>-1528</text:p>
          </table:table-cell>
          <table:table-cell office:value-type="float" office:value="-159" calcext:value-type="float">
            <text:p>-159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5665" calcext:value-type="float">
            <text:p>15665</text:p>
          </table:table-cell>
          <table:table-cell table:formula="of:=(([.F640]-16000)/(40000-16000))+1" office:value-type="float" office:value="0.986041666666667" calcext:value-type="float">
            <text:p>0.986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2" calcext:value-type="float">
            <text:p>-1492</text:p>
          </table:table-cell>
          <table:table-cell office:value-type="float" office:value="-197" calcext:value-type="float">
            <text:p>-197</text:p>
          </table:table-cell>
          <table:table-cell office:value-type="float" office:value="15615" calcext:value-type="float">
            <text:p>1561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687" calcext:value-type="float">
            <text:p>15687</text:p>
          </table:table-cell>
          <table:table-cell table:formula="of:=(([.F641]-16000)/(40000-16000))+1" office:value-type="float" office:value="0.986958333333333" calcext:value-type="float">
            <text:p>0.98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8" calcext:value-type="float">
            <text:p>-1518</text:p>
          </table:table-cell>
          <table:table-cell office:value-type="float" office:value="-193" calcext:value-type="float">
            <text:p>-193</text:p>
          </table:table-cell>
          <table:table-cell office:value-type="float" office:value="15664" calcext:value-type="float">
            <text:p>1566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5738" calcext:value-type="float">
            <text:p>15738</text:p>
          </table:table-cell>
          <table:table-cell table:formula="of:=(([.F642]-16000)/(40000-16000))+1" office:value-type="float" office:value="0.989083333333333" calcext:value-type="float">
            <text:p>0.989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2" calcext:value-type="float">
            <text:p>-1492</text:p>
          </table:table-cell>
          <table:table-cell office:value-type="float" office:value="-180" calcext:value-type="float">
            <text:p>-180</text:p>
          </table:table-cell>
          <table:table-cell office:value-type="float" office:value="15647" calcext:value-type="float">
            <text:p>1564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5719" calcext:value-type="float">
            <text:p>15719</text:p>
          </table:table-cell>
          <table:table-cell table:formula="of:=(([.F643]-16000)/(40000-16000))+1" office:value-type="float" office:value="0.988291666666667" calcext:value-type="float">
            <text:p>0.988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3" calcext:value-type="float">
            <text:p>-1453</text:p>
          </table:table-cell>
          <table:table-cell office:value-type="float" office:value="-178" calcext:value-type="float">
            <text:p>-178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652" calcext:value-type="float">
            <text:p>15652</text:p>
          </table:table-cell>
          <table:table-cell table:formula="of:=(([.F644]-16000)/(40000-16000))+1" office:value-type="float" office:value="0.9855" calcext:value-type="float">
            <text:p>0.98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8" calcext:value-type="float">
            <text:p>-1518</text:p>
          </table:table-cell>
          <table:table-cell office:value-type="float" office:value="-145" calcext:value-type="float">
            <text:p>-145</text:p>
          </table:table-cell>
          <table:table-cell office:value-type="float" office:value="15564" calcext:value-type="float">
            <text:p>15564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5638" calcext:value-type="float">
            <text:p>15638</text:p>
          </table:table-cell>
          <table:table-cell table:formula="of:=(([.F645]-16000)/(40000-16000))+1" office:value-type="float" office:value="0.984916666666667" calcext:value-type="float">
            <text:p>0.984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7" calcext:value-type="float">
            <text:p>-1477</text:p>
          </table:table-cell>
          <table:table-cell office:value-type="float" office:value="-173" calcext:value-type="float">
            <text:p>-173</text:p>
          </table:table-cell>
          <table:table-cell office:value-type="float" office:value="15642" calcext:value-type="float">
            <text:p>1564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5712" calcext:value-type="float">
            <text:p>15712</text:p>
          </table:table-cell>
          <table:table-cell table:formula="of:=(([.F646]-16000)/(40000-16000))+1" office:value-type="float" office:value="0.988" calcext:value-type="float">
            <text:p>0.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8" calcext:value-type="float">
            <text:p>-1558</text:p>
          </table:table-cell>
          <table:table-cell office:value-type="float" office:value="-139" calcext:value-type="float">
            <text:p>-139</text:p>
          </table:table-cell>
          <table:table-cell office:value-type="float" office:value="15575" calcext:value-type="float">
            <text:p>155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653" calcext:value-type="float">
            <text:p>15653</text:p>
          </table:table-cell>
          <table:table-cell table:formula="of:=(([.F647]-16000)/(40000-16000))+1" office:value-type="float" office:value="0.985541666666667" calcext:value-type="float">
            <text:p>0.985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7" calcext:value-type="float">
            <text:p>-1497</text:p>
          </table:table-cell>
          <table:table-cell office:value-type="float" office:value="-262" calcext:value-type="float">
            <text:p>-262</text:p>
          </table:table-cell>
          <table:table-cell office:value-type="float" office:value="15654" calcext:value-type="float">
            <text:p>1565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5727" calcext:value-type="float">
            <text:p>15727</text:p>
          </table:table-cell>
          <table:table-cell table:formula="of:=(([.F648]-16000)/(40000-16000))+1" office:value-type="float" office:value="0.988625" calcext:value-type="float">
            <text:p>0.98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5" calcext:value-type="float">
            <text:p>-1555</text:p>
          </table:table-cell>
          <table:table-cell office:value-type="float" office:value="-144" calcext:value-type="float">
            <text:p>-144</text:p>
          </table:table-cell>
          <table:table-cell office:value-type="float" office:value="15570" calcext:value-type="float">
            <text:p>1557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5648" calcext:value-type="float">
            <text:p>15648</text:p>
          </table:table-cell>
          <table:table-cell table:formula="of:=(([.F649]-16000)/(40000-16000))+1" office:value-type="float" office:value="0.985333333333333" calcext:value-type="float">
            <text:p>0.985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0" calcext:value-type="float">
            <text:p>-1480</text:p>
          </table:table-cell>
          <table:table-cell office:value-type="float" office:value="-177" calcext:value-type="float">
            <text:p>-177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5681" calcext:value-type="float">
            <text:p>15681</text:p>
          </table:table-cell>
          <table:table-cell table:formula="of:=(([.F650]-16000)/(40000-16000))+1" office:value-type="float" office:value="0.986708333333333" calcext:value-type="float">
            <text:p>0.986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7" calcext:value-type="float">
            <text:p>-1477</text:p>
          </table:table-cell>
          <table:table-cell office:value-type="float" office:value="-141" calcext:value-type="float">
            <text:p>-141</text:p>
          </table:table-cell>
          <table:table-cell office:value-type="float" office:value="15663" calcext:value-type="float">
            <text:p>15663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733" calcext:value-type="float">
            <text:p>15733</text:p>
          </table:table-cell>
          <table:table-cell table:formula="of:=(([.F651]-16000)/(40000-16000))+1" office:value-type="float" office:value="0.988875" calcext:value-type="float">
            <text:p>0.988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7" calcext:value-type="float">
            <text:p>-1447</text:p>
          </table:table-cell>
          <table:table-cell office:value-type="float" office:value="-185" calcext:value-type="float">
            <text:p>-185</text:p>
          </table:table-cell>
          <table:table-cell office:value-type="float" office:value="15587" calcext:value-type="float">
            <text:p>1558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5655" calcext:value-type="float">
            <text:p>15655</text:p>
          </table:table-cell>
          <table:table-cell table:formula="of:=(([.F652]-16000)/(40000-16000))+1" office:value-type="float" office:value="0.985625" calcext:value-type="float">
            <text:p>0.985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7" calcext:value-type="float">
            <text:p>-1477</text:p>
          </table:table-cell>
          <table:table-cell office:value-type="float" office:value="-156" calcext:value-type="float">
            <text:p>-156</text:p>
          </table:table-cell>
          <table:table-cell office:value-type="float" office:value="15555" calcext:value-type="float">
            <text:p>1555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5625" calcext:value-type="float">
            <text:p>15625</text:p>
          </table:table-cell>
          <table:table-cell table:formula="of:=(([.F653]-16000)/(40000-16000))+1" office:value-type="float" office:value="0.984375" calcext:value-type="float">
            <text:p>0.984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5" calcext:value-type="float">
            <text:p>-1495</text:p>
          </table:table-cell>
          <table:table-cell office:value-type="float" office:value="-152" calcext:value-type="float">
            <text:p>-152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5682" calcext:value-type="float">
            <text:p>15682</text:p>
          </table:table-cell>
          <table:table-cell table:formula="of:=(([.F654]-16000)/(40000-16000))+1" office:value-type="float" office:value="0.98675" calcext:value-type="float">
            <text:p>0.986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5" calcext:value-type="float">
            <text:p>-1535</text:p>
          </table:table-cell>
          <table:table-cell office:value-type="float" office:value="-171" calcext:value-type="float">
            <text:p>-171</text:p>
          </table:table-cell>
          <table:table-cell office:value-type="float" office:value="15630" calcext:value-type="float">
            <text:p>1563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5706" calcext:value-type="float">
            <text:p>15706</text:p>
          </table:table-cell>
          <table:table-cell table:formula="of:=(([.F655]-16000)/(40000-16000))+1" office:value-type="float" office:value="0.98775" calcext:value-type="float">
            <text:p>0.98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9" calcext:value-type="float">
            <text:p>-1549</text:p>
          </table:table-cell>
          <table:table-cell office:value-type="float" office:value="-136" calcext:value-type="float">
            <text:p>-136</text:p>
          </table:table-cell>
          <table:table-cell office:value-type="float" office:value="15613" calcext:value-type="float">
            <text:p>15613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5690" calcext:value-type="float">
            <text:p>15690</text:p>
          </table:table-cell>
          <table:table-cell table:formula="of:=(([.F656]-16000)/(40000-16000))+1" office:value-type="float" office:value="0.987083333333333" calcext:value-type="float">
            <text:p>0.987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6" calcext:value-type="float">
            <text:p>-1526</text:p>
          </table:table-cell>
          <table:table-cell office:value-type="float" office:value="-165" calcext:value-type="float">
            <text:p>-165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5703" calcext:value-type="float">
            <text:p>15703</text:p>
          </table:table-cell>
          <table:table-cell table:formula="of:=(([.F657]-16000)/(40000-16000))+1" office:value-type="float" office:value="0.987625" calcext:value-type="float">
            <text:p>0.987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68" calcext:value-type="float">
            <text:p>-1568</text:p>
          </table:table-cell>
          <table:table-cell office:value-type="float" office:value="-183" calcext:value-type="float">
            <text:p>-183</text:p>
          </table:table-cell>
          <table:table-cell office:value-type="float" office:value="15644" calcext:value-type="float">
            <text:p>15644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5723" calcext:value-type="float">
            <text:p>15723</text:p>
          </table:table-cell>
          <table:table-cell table:formula="of:=(([.F658]-16000)/(40000-16000))+1" office:value-type="float" office:value="0.988458333333333" calcext:value-type="float">
            <text:p>0.988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2" calcext:value-type="float">
            <text:p>-1552</text:p>
          </table:table-cell>
          <table:table-cell office:value-type="float" office:value="-163" calcext:value-type="float">
            <text:p>-163</text:p>
          </table:table-cell>
          <table:table-cell office:value-type="float" office:value="15583" calcext:value-type="float">
            <text:p>15583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5660" calcext:value-type="float">
            <text:p>15660</text:p>
          </table:table-cell>
          <table:table-cell table:formula="of:=(([.F659]-16000)/(40000-16000))+1" office:value-type="float" office:value="0.985833333333333" calcext:value-type="float">
            <text:p>0.985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2" calcext:value-type="float">
            <text:p>-1502</text:p>
          </table:table-cell>
          <table:table-cell office:value-type="float" office:value="-187" calcext:value-type="float">
            <text:p>-187</text:p>
          </table:table-cell>
          <table:table-cell office:value-type="float" office:value="15640" calcext:value-type="float">
            <text:p>1564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5713" calcext:value-type="float">
            <text:p>15713</text:p>
          </table:table-cell>
          <table:table-cell table:formula="of:=(([.F660]-16000)/(40000-16000))+1" office:value-type="float" office:value="0.988041666666667" calcext:value-type="float">
            <text:p>0.988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6" calcext:value-type="float">
            <text:p>-1486</text:p>
          </table:table-cell>
          <table:table-cell office:value-type="float" office:value="-207" calcext:value-type="float">
            <text:p>-207</text:p>
          </table:table-cell>
          <table:table-cell office:value-type="float" office:value="15628" calcext:value-type="float">
            <text:p>1562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5699" calcext:value-type="float">
            <text:p>15699</text:p>
          </table:table-cell>
          <table:table-cell table:formula="of:=(([.F661]-16000)/(40000-16000))+1" office:value-type="float" office:value="0.987458333333333" calcext:value-type="float">
            <text:p>0.987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5" calcext:value-type="float">
            <text:p>-1455</text:p>
          </table:table-cell>
          <table:table-cell office:value-type="float" office:value="-207" calcext:value-type="float">
            <text:p>-207</text:p>
          </table:table-cell>
          <table:table-cell office:value-type="float" office:value="15626" calcext:value-type="float">
            <text:p>1562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5694" calcext:value-type="float">
            <text:p>15694</text:p>
          </table:table-cell>
          <table:table-cell table:formula="of:=(([.F662]-16000)/(40000-16000))+1" office:value-type="float" office:value="0.98725" calcext:value-type="float">
            <text:p>0.98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3" calcext:value-type="float">
            <text:p>-1443</text:p>
          </table:table-cell>
          <table:table-cell office:value-type="float" office:value="-205" calcext:value-type="float">
            <text:p>-205</text:p>
          </table:table-cell>
          <table:table-cell office:value-type="float" office:value="15579" calcext:value-type="float">
            <text:p>1557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5647" calcext:value-type="float">
            <text:p>15647</text:p>
          </table:table-cell>
          <table:table-cell table:formula="of:=(([.F663]-16000)/(40000-16000))+1" office:value-type="float" office:value="0.985291666666667" calcext:value-type="float">
            <text:p>0.985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4" calcext:value-type="float">
            <text:p>-1434</text:p>
          </table:table-cell>
          <table:table-cell office:value-type="float" office:value="-183" calcext:value-type="float">
            <text:p>-183</text:p>
          </table:table-cell>
          <table:table-cell office:value-type="float" office:value="15620" calcext:value-type="float">
            <text:p>1562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5686" calcext:value-type="float">
            <text:p>15686</text:p>
          </table:table-cell>
          <table:table-cell table:formula="of:=(([.F664]-16000)/(40000-16000))+1" office:value-type="float" office:value="0.986916666666667" calcext:value-type="float">
            <text:p>0.986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9" calcext:value-type="float">
            <text:p>-1479</text:p>
          </table:table-cell>
          <table:table-cell office:value-type="float" office:value="-177" calcext:value-type="float">
            <text:p>-177</text:p>
          </table:table-cell>
          <table:table-cell office:value-type="float" office:value="15588" calcext:value-type="float">
            <text:p>1558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5659" calcext:value-type="float">
            <text:p>15659</text:p>
          </table:table-cell>
          <table:table-cell table:formula="of:=(([.F665]-16000)/(40000-16000))+1" office:value-type="float" office:value="0.985791666666667" calcext:value-type="float">
            <text:p>0.985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3" calcext:value-type="float">
            <text:p>-1493</text:p>
          </table:table-cell>
          <table:table-cell office:value-type="float" office:value="-237" calcext:value-type="float">
            <text:p>-237</text:p>
          </table:table-cell>
          <table:table-cell office:value-type="float" office:value="15609" calcext:value-type="float">
            <text:p>1560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682" calcext:value-type="float">
            <text:p>15682</text:p>
          </table:table-cell>
          <table:table-cell table:formula="of:=(([.F666]-16000)/(40000-16000))+1" office:value-type="float" office:value="0.98675" calcext:value-type="float">
            <text:p>0.986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3" calcext:value-type="float">
            <text:p>-1503</text:p>
          </table:table-cell>
          <table:table-cell office:value-type="float" office:value="-149" calcext:value-type="float">
            <text:p>-149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682" calcext:value-type="float">
            <text:p>15682</text:p>
          </table:table-cell>
          <table:table-cell table:formula="of:=(([.F667]-16000)/(40000-16000))+1" office:value-type="float" office:value="0.98675" calcext:value-type="float">
            <text:p>0.986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1" calcext:value-type="float">
            <text:p>-1461</text:p>
          </table:table-cell>
          <table:table-cell office:value-type="float" office:value="-136" calcext:value-type="float">
            <text:p>-136</text:p>
          </table:table-cell>
          <table:table-cell office:value-type="float" office:value="15564" calcext:value-type="float">
            <text:p>15564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5633" calcext:value-type="float">
            <text:p>15633</text:p>
          </table:table-cell>
          <table:table-cell table:formula="of:=(([.F668]-16000)/(40000-16000))+1" office:value-type="float" office:value="0.984708333333333" calcext:value-type="float">
            <text:p>0.984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5" calcext:value-type="float">
            <text:p>-1515</text:p>
          </table:table-cell>
          <table:table-cell office:value-type="float" office:value="-191" calcext:value-type="float">
            <text:p>-191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664" calcext:value-type="float">
            <text:p>15664</text:p>
          </table:table-cell>
          <table:table-cell table:formula="of:=(([.F669]-16000)/(40000-16000))+1" office:value-type="float" office:value="0.986" calcext:value-type="float">
            <text:p>0.9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7" calcext:value-type="float">
            <text:p>-1487</text:p>
          </table:table-cell>
          <table:table-cell office:value-type="float" office:value="-164" calcext:value-type="float">
            <text:p>-164</text:p>
          </table:table-cell>
          <table:table-cell office:value-type="float" office:value="15636" calcext:value-type="float">
            <text:p>1563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707" calcext:value-type="float">
            <text:p>15707</text:p>
          </table:table-cell>
          <table:table-cell table:formula="of:=(([.F670]-16000)/(40000-16000))+1" office:value-type="float" office:value="0.987791666666667" calcext:value-type="float">
            <text:p>0.987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9" calcext:value-type="float">
            <text:p>-1519</text:p>
          </table:table-cell>
          <table:table-cell office:value-type="float" office:value="-208" calcext:value-type="float">
            <text:p>-208</text:p>
          </table:table-cell>
          <table:table-cell office:value-type="float" office:value="15672" calcext:value-type="float">
            <text:p>1567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5746" calcext:value-type="float">
            <text:p>15746</text:p>
          </table:table-cell>
          <table:table-cell table:formula="of:=(([.F671]-16000)/(40000-16000))+1" office:value-type="float" office:value="0.989416666666667" calcext:value-type="float">
            <text:p>0.989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1" calcext:value-type="float">
            <text:p>-1461</text:p>
          </table:table-cell>
          <table:table-cell office:value-type="float" office:value="-171" calcext:value-type="float">
            <text:p>-171</text:p>
          </table:table-cell>
          <table:table-cell office:value-type="float" office:value="15632" calcext:value-type="float">
            <text:p>1563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701" calcext:value-type="float">
            <text:p>15701</text:p>
          </table:table-cell>
          <table:table-cell table:formula="of:=(([.F672]-16000)/(40000-16000))+1" office:value-type="float" office:value="0.987541666666667" calcext:value-type="float">
            <text:p>0.987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0" calcext:value-type="float">
            <text:p>-1450</text:p>
          </table:table-cell>
          <table:table-cell office:value-type="float" office:value="-216" calcext:value-type="float">
            <text:p>-216</text:p>
          </table:table-cell>
          <table:table-cell office:value-type="float" office:value="15651" calcext:value-type="float">
            <text:p>1565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5719" calcext:value-type="float">
            <text:p>15719</text:p>
          </table:table-cell>
          <table:table-cell table:formula="of:=(([.F673]-16000)/(40000-16000))+1" office:value-type="float" office:value="0.988291666666667" calcext:value-type="float">
            <text:p>0.988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8" calcext:value-type="float">
            <text:p>-1498</text:p>
          </table:table-cell>
          <table:table-cell office:value-type="float" office:value="-198" calcext:value-type="float">
            <text:p>-198</text:p>
          </table:table-cell>
          <table:table-cell office:value-type="float" office:value="15658" calcext:value-type="float">
            <text:p>1565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5730" calcext:value-type="float">
            <text:p>15730</text:p>
          </table:table-cell>
          <table:table-cell table:formula="of:=(([.F674]-16000)/(40000-16000))+1" office:value-type="float" office:value="0.98875" calcext:value-type="float">
            <text:p>0.98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130" calcext:value-type="float">
            <text:p>-130</text:p>
          </table:table-cell>
          <table:table-cell office:value-type="float" office:value="15664" calcext:value-type="float">
            <text:p>1566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5736" calcext:value-type="float">
            <text:p>15736</text:p>
          </table:table-cell>
          <table:table-cell table:formula="of:=(([.F675]-16000)/(40000-16000))+1" office:value-type="float" office:value="0.989" calcext:value-type="float">
            <text:p>0.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0" calcext:value-type="float">
            <text:p>-1550</text:p>
          </table:table-cell>
          <table:table-cell office:value-type="float" office:value="-180" calcext:value-type="float">
            <text:p>-180</text:p>
          </table:table-cell>
          <table:table-cell office:value-type="float" office:value="15626" calcext:value-type="float">
            <text:p>1562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5703" calcext:value-type="float">
            <text:p>15703</text:p>
          </table:table-cell>
          <table:table-cell table:formula="of:=(([.F676]-16000)/(40000-16000))+1" office:value-type="float" office:value="0.987625" calcext:value-type="float">
            <text:p>0.987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4" calcext:value-type="float">
            <text:p>-1444</text:p>
          </table:table-cell>
          <table:table-cell office:value-type="float" office:value="-205" calcext:value-type="float">
            <text:p>-205</text:p>
          </table:table-cell>
          <table:table-cell office:value-type="float" office:value="15634" calcext:value-type="float">
            <text:p>15634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701" calcext:value-type="float">
            <text:p>15701</text:p>
          </table:table-cell>
          <table:table-cell table:formula="of:=(([.F677]-16000)/(40000-16000))+1" office:value-type="float" office:value="0.987541666666667" calcext:value-type="float">
            <text:p>0.987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0" calcext:value-type="float">
            <text:p>-1510</text:p>
          </table:table-cell>
          <table:table-cell office:value-type="float" office:value="-189" calcext:value-type="float">
            <text:p>-189</text:p>
          </table:table-cell>
          <table:table-cell office:value-type="float" office:value="15605" calcext:value-type="float">
            <text:p>1560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679" calcext:value-type="float">
            <text:p>15679</text:p>
          </table:table-cell>
          <table:table-cell table:formula="of:=(([.F678]-16000)/(40000-16000))+1" office:value-type="float" office:value="0.986625" calcext:value-type="float">
            <text:p>0.986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1" calcext:value-type="float">
            <text:p>-1501</text:p>
          </table:table-cell>
          <table:table-cell office:value-type="float" office:value="-201" calcext:value-type="float">
            <text:p>-201</text:p>
          </table:table-cell>
          <table:table-cell office:value-type="float" office:value="15584" calcext:value-type="float">
            <text:p>15584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657" calcext:value-type="float">
            <text:p>15657</text:p>
          </table:table-cell>
          <table:table-cell table:formula="of:=(([.F679]-16000)/(40000-16000))+1" office:value-type="float" office:value="0.985708333333333" calcext:value-type="float">
            <text:p>0.985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96" calcext:value-type="float">
            <text:p>-1296</text:p>
          </table:table-cell>
          <table:table-cell office:value-type="float" office:value="-218" calcext:value-type="float">
            <text:p>-218</text:p>
          </table:table-cell>
          <table:table-cell office:value-type="float" office:value="15672" calcext:value-type="float">
            <text:p>15672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727" calcext:value-type="float">
            <text:p>15727</text:p>
          </table:table-cell>
          <table:table-cell table:formula="of:=(([.F680]-16000)/(40000-16000))+1" office:value-type="float" office:value="0.988625" calcext:value-type="float">
            <text:p>0.98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39" calcext:value-type="float">
            <text:p>-1539</text:p>
          </table:table-cell>
          <table:table-cell office:value-type="float" office:value="-160" calcext:value-type="float">
            <text:p>-160</text:p>
          </table:table-cell>
          <table:table-cell office:value-type="float" office:value="15696" calcext:value-type="float">
            <text:p>1569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772" calcext:value-type="float">
            <text:p>15772</text:p>
          </table:table-cell>
          <table:table-cell table:formula="of:=(([.F681]-16000)/(40000-16000))+1" office:value-type="float" office:value="0.9905" calcext:value-type="float">
            <text:p>0.99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2" calcext:value-type="float">
            <text:p>-1512</text:p>
          </table:table-cell>
          <table:table-cell office:value-type="float" office:value="-166" calcext:value-type="float">
            <text:p>-166</text:p>
          </table:table-cell>
          <table:table-cell office:value-type="float" office:value="15603" calcext:value-type="float">
            <text:p>15603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676" calcext:value-type="float">
            <text:p>15676</text:p>
          </table:table-cell>
          <table:table-cell table:formula="of:=(([.F682]-16000)/(40000-16000))+1" office:value-type="float" office:value="0.9865" calcext:value-type="float">
            <text:p>0.9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2" calcext:value-type="float">
            <text:p>-1522</text:p>
          </table:table-cell>
          <table:table-cell office:value-type="float" office:value="-166" calcext:value-type="float">
            <text:p>-166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684" calcext:value-type="float">
            <text:p>15684</text:p>
          </table:table-cell>
          <table:table-cell table:formula="of:=(([.F683]-16000)/(40000-16000))+1" office:value-type="float" office:value="0.986833333333333" calcext:value-type="float">
            <text:p>0.986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1" calcext:value-type="float">
            <text:p>-1511</text:p>
          </table:table-cell>
          <table:table-cell office:value-type="float" office:value="-186" calcext:value-type="float">
            <text:p>-186</text:p>
          </table:table-cell>
          <table:table-cell office:value-type="float" office:value="15649" calcext:value-type="float">
            <text:p>15649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5722" calcext:value-type="float">
            <text:p>15722</text:p>
          </table:table-cell>
          <table:table-cell table:formula="of:=(([.F684]-16000)/(40000-16000))+1" office:value-type="float" office:value="0.988416666666667" calcext:value-type="float">
            <text:p>0.988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36" calcext:value-type="float">
            <text:p>-36</text:p>
          </table:table-cell>
          <table:table-cell office:value-type="float" office:value="16043" calcext:value-type="float">
            <text:p>160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65" calcext:value-type="float">
            <text:p>16065</text:p>
          </table:table-cell>
          <table:table-cell table:formula="of:=(([.F685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8" calcext:value-type="float">
            <text:p>-888</text:p>
          </table:table-cell>
          <table:table-cell office:value-type="float" office:value="-131" calcext:value-type="float">
            <text:p>-131</text:p>
          </table:table-cell>
          <table:table-cell office:value-type="float" office:value="16102" calcext:value-type="float">
            <text:p>16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126" calcext:value-type="float">
            <text:p>16126</text:p>
          </table:table-cell>
          <table:table-cell table:formula="of:=(([.F686]-16000)/(40000-16000))+1" office:value-type="float" office:value="1.00525" calcext:value-type="float">
            <text:p>1.005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6" calcext:value-type="float">
            <text:p>-806</text:p>
          </table:table-cell>
          <table:table-cell office:value-type="float" office:value="-93" calcext:value-type="float">
            <text:p>-93</text:p>
          </table:table-cell>
          <table:table-cell office:value-type="float" office:value="16092" calcext:value-type="float">
            <text:p>16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12" calcext:value-type="float">
            <text:p>16112</text:p>
          </table:table-cell>
          <table:table-cell table:formula="of:=(([.F687]-16000)/(40000-16000))+1" office:value-type="float" office:value="1.00466666666667" calcext:value-type="float">
            <text:p>1.004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172" calcext:value-type="float">
            <text:p>-172</text:p>
          </table:table-cell>
          <table:table-cell office:value-type="float" office:value="16099" calcext:value-type="float">
            <text:p>160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22" calcext:value-type="float">
            <text:p>16122</text:p>
          </table:table-cell>
          <table:table-cell table:formula="of:=(([.F688]-16000)/(40000-16000))+1" office:value-type="float" office:value="1.00508333333333" calcext:value-type="float">
            <text:p>1.005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137" calcext:value-type="float">
            <text:p>-137</text:p>
          </table:table-cell>
          <table:table-cell office:value-type="float" office:value="16091" calcext:value-type="float">
            <text:p>160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15" calcext:value-type="float">
            <text:p>16115</text:p>
          </table:table-cell>
          <table:table-cell table:formula="of:=(([.F689]-16000)/(40000-16000))+1" office:value-type="float" office:value="1.00479166666667" calcext:value-type="float">
            <text:p>1.004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6" calcext:value-type="float">
            <text:p>-866</text:p>
          </table:table-cell>
          <table:table-cell office:value-type="float" office:value="-50" calcext:value-type="float">
            <text:p>-50</text:p>
          </table:table-cell>
          <table:table-cell office:value-type="float" office:value="16085" calcext:value-type="float">
            <text:p>16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108" calcext:value-type="float">
            <text:p>16108</text:p>
          </table:table-cell>
          <table:table-cell table:formula="of:=(([.F690]-16000)/(40000-16000))+1" office:value-type="float" office:value="1.0045" calcext:value-type="float">
            <text:p>1.0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4" calcext:value-type="float">
            <text:p>-894</text:p>
          </table:table-cell>
          <table:table-cell office:value-type="float" office:value="-123" calcext:value-type="float">
            <text:p>-123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79" calcext:value-type="float">
            <text:p>16079</text:p>
          </table:table-cell>
          <table:table-cell table:formula="of:=(([.F691]-16000)/(40000-16000))+1" office:value-type="float" office:value="1.00329166666667" calcext:value-type="float">
            <text:p>1.003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-123" calcext:value-type="float">
            <text:p>-123</text:p>
          </table:table-cell>
          <table:table-cell office:value-type="float" office:value="16013" calcext:value-type="float">
            <text:p>160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034" calcext:value-type="float">
            <text:p>16034</text:p>
          </table:table-cell>
          <table:table-cell table:formula="of:=(([.F692]-16000)/(40000-16000))+1" office:value-type="float" office:value="1.00141666666667" calcext:value-type="float">
            <text:p>1.001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 office:value-type="float" office:value="-159" calcext:value-type="float">
            <text:p>-159</text:p>
          </table:table-cell>
          <table:table-cell office:value-type="float" office:value="16013" calcext:value-type="float">
            <text:p>160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037" calcext:value-type="float">
            <text:p>16037</text:p>
          </table:table-cell>
          <table:table-cell table:formula="of:=(([.F693]-16000)/(40000-16000))+1" office:value-type="float" office:value="1.00154166666667" calcext:value-type="float">
            <text:p>1.001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4" calcext:value-type="float">
            <text:p>-894</text:p>
          </table:table-cell>
          <table:table-cell office:value-type="float" office:value="-88" calcext:value-type="float">
            <text:p>-88</text:p>
          </table:table-cell>
          <table:table-cell office:value-type="float" office:value="16064" calcext:value-type="float">
            <text:p>160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089" calcext:value-type="float">
            <text:p>16089</text:p>
          </table:table-cell>
          <table:table-cell table:formula="of:=(([.F694]-16000)/(40000-16000))+1" office:value-type="float" office:value="1.00370833333333" calcext:value-type="float">
            <text:p>1.003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7" calcext:value-type="float">
            <text:p>-827</text:p>
          </table:table-cell>
          <table:table-cell office:value-type="float" office:value="-124" calcext:value-type="float">
            <text:p>-124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53" calcext:value-type="float">
            <text:p>16053</text:p>
          </table:table-cell>
          <table:table-cell table:formula="of:=(([.F695]-16000)/(40000-16000))+1" office:value-type="float" office:value="1.00220833333333" calcext:value-type="float">
            <text:p>1.002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3" calcext:value-type="float">
            <text:p>-843</text:p>
          </table:table-cell>
          <table:table-cell office:value-type="float" office:value="-97" calcext:value-type="float">
            <text:p>-97</text:p>
          </table:table-cell>
          <table:table-cell office:value-type="float" office:value="16034" calcext:value-type="float">
            <text:p>160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056" calcext:value-type="float">
            <text:p>16056</text:p>
          </table:table-cell>
          <table:table-cell table:formula="of:=(([.F696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0" calcext:value-type="float">
            <text:p>-890</text:p>
          </table:table-cell>
          <table:table-cell office:value-type="float" office:value="-110" calcext:value-type="float">
            <text:p>-110</text:p>
          </table:table-cell>
          <table:table-cell office:value-type="float" office:value="15988" calcext:value-type="float">
            <text:p>15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013" calcext:value-type="float">
            <text:p>16013</text:p>
          </table:table-cell>
          <table:table-cell table:formula="of:=(([.F697]-16000)/(40000-16000))+1" office:value-type="float" office:value="1.00054166666667" calcext:value-type="float">
            <text:p>1.000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  <table:table-cell office:value-type="float" office:value="-181" calcext:value-type="float">
            <text:p>-181</text:p>
          </table:table-cell>
          <table:table-cell office:value-type="float" office:value="16079" calcext:value-type="float">
            <text:p>160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100" calcext:value-type="float">
            <text:p>16100</text:p>
          </table:table-cell>
          <table:table-cell table:formula="of:=(([.F698]-16000)/(40000-16000))+1" office:value-type="float" office:value="1.00416666666667" calcext:value-type="float">
            <text:p>1.004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102" calcext:value-type="float">
            <text:p>-102</text:p>
          </table:table-cell>
          <table:table-cell office:value-type="float" office:value="16020" calcext:value-type="float">
            <text:p>160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042" calcext:value-type="float">
            <text:p>16042</text:p>
          </table:table-cell>
          <table:table-cell table:formula="of:=(([.F699]-16000)/(40000-16000))+1" office:value-type="float" office:value="1.00175" calcext:value-type="float">
            <text:p>1.00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2" calcext:value-type="float">
            <text:p>-892</text:p>
          </table:table-cell>
          <table:table-cell office:value-type="float" office:value="-125" calcext:value-type="float">
            <text:p>-125</text:p>
          </table:table-cell>
          <table:table-cell office:value-type="float" office:value="16134" calcext:value-type="float">
            <text:p>161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159" calcext:value-type="float">
            <text:p>16159</text:p>
          </table:table-cell>
          <table:table-cell table:formula="of:=(([.F700]-16000)/(40000-16000))+1" office:value-type="float" office:value="1.006625" calcext:value-type="float">
            <text:p>1.006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-93" calcext:value-type="float">
            <text:p>-93</text:p>
          </table:table-cell>
          <table:table-cell office:value-type="float" office:value="16038" calcext:value-type="float">
            <text:p>160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057" calcext:value-type="float">
            <text:p>16057</text:p>
          </table:table-cell>
          <table:table-cell table:formula="of:=(([.F701]-16000)/(40000-16000))+1" office:value-type="float" office:value="1.002375" calcext:value-type="float">
            <text:p>1.00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2" calcext:value-type="float">
            <text:p>-832</text:p>
          </table:table-cell>
          <table:table-cell office:value-type="float" office:value="-81" calcext:value-type="float">
            <text:p>-81</text:p>
          </table:table-cell>
          <table:table-cell office:value-type="float" office:value="16098" calcext:value-type="float">
            <text:p>160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119" calcext:value-type="float">
            <text:p>16119</text:p>
          </table:table-cell>
          <table:table-cell table:formula="of:=(([.F702]-16000)/(40000-16000))+1" office:value-type="float" office:value="1.00495833333333" calcext:value-type="float">
            <text:p>1.004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104" calcext:value-type="float">
            <text:p>-104</text:p>
          </table:table-cell>
          <table:table-cell office:value-type="float" office:value="15979" calcext:value-type="float">
            <text:p>159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002" calcext:value-type="float">
            <text:p>16002</text:p>
          </table:table-cell>
          <table:table-cell table:formula="of:=(([.F703]-16000)/(40000-16000))+1" office:value-type="float" office:value="1.00008333333333" calcext:value-type="float">
            <text:p>1.000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6" calcext:value-type="float">
            <text:p>-836</text:p>
          </table:table-cell>
          <table:table-cell office:value-type="float" office:value="-156" calcext:value-type="float">
            <text:p>-156</text:p>
          </table:table-cell>
          <table:table-cell office:value-type="float" office:value="16008" calcext:value-type="float">
            <text:p>160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030" calcext:value-type="float">
            <text:p>16030</text:p>
          </table:table-cell>
          <table:table-cell table:formula="of:=(([.F704]-16000)/(40000-16000))+1" office:value-type="float" office:value="1.00125" calcext:value-type="float">
            <text:p>1.00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6" calcext:value-type="float">
            <text:p>-836</text:p>
          </table:table-cell>
          <table:table-cell office:value-type="float" office:value="-70" calcext:value-type="float">
            <text:p>-70</text:p>
          </table:table-cell>
          <table:table-cell office:value-type="float" office:value="15984" calcext:value-type="float">
            <text:p>159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006" calcext:value-type="float">
            <text:p>16006</text:p>
          </table:table-cell>
          <table:table-cell table:formula="of:=(([.F705]-16000)/(40000-16000))+1" office:value-type="float" office:value="1.00025" calcext:value-type="float">
            <text:p>1.00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157" calcext:value-type="float">
            <text:p>-157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076" calcext:value-type="float">
            <text:p>16076</text:p>
          </table:table-cell>
          <table:table-cell table:formula="of:=(([.F706]-16000)/(40000-16000))+1" office:value-type="float" office:value="1.00316666666667" calcext:value-type="float">
            <text:p>1.003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9" calcext:value-type="float">
            <text:p>-859</text:p>
          </table:table-cell>
          <table:table-cell office:value-type="float" office:value="-157" calcext:value-type="float">
            <text:p>-157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082" calcext:value-type="float">
            <text:p>16082</text:p>
          </table:table-cell>
          <table:table-cell table:formula="of:=(([.F707]-16000)/(40000-16000))+1" office:value-type="float" office:value="1.00341666666667" calcext:value-type="float">
            <text:p>1.003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5" calcext:value-type="float">
            <text:p>-855</text:p>
          </table:table-cell>
          <table:table-cell office:value-type="float" office:value="-123" calcext:value-type="float">
            <text:p>-123</text:p>
          </table:table-cell>
          <table:table-cell office:value-type="float" office:value="16123" calcext:value-type="float">
            <text:p>16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146" calcext:value-type="float">
            <text:p>16146</text:p>
          </table:table-cell>
          <table:table-cell table:formula="of:=(([.F708]-16000)/(40000-16000))+1" office:value-type="float" office:value="1.00608333333333" calcext:value-type="float">
            <text:p>1.006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89" calcext:value-type="float">
            <text:p>-89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063" calcext:value-type="float">
            <text:p>16063</text:p>
          </table:table-cell>
          <table:table-cell table:formula="of:=(([.F709]-16000)/(40000-16000))+1" office:value-type="float" office:value="1.002625" calcext:value-type="float">
            <text:p>1.002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7" calcext:value-type="float">
            <text:p>-857</text:p>
          </table:table-cell>
          <table:table-cell office:value-type="float" office:value="-130" calcext:value-type="float">
            <text:p>-130</text:p>
          </table:table-cell>
          <table:table-cell office:value-type="float" office:value="16014" calcext:value-type="float">
            <text:p>160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037" calcext:value-type="float">
            <text:p>16037</text:p>
          </table:table-cell>
          <table:table-cell table:formula="of:=(([.F710]-16000)/(40000-16000))+1" office:value-type="float" office:value="1.00154166666667" calcext:value-type="float">
            <text:p>1.001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1" calcext:value-type="float">
            <text:p>-871</text:p>
          </table:table-cell>
          <table:table-cell office:value-type="float" office:value="-133" calcext:value-type="float">
            <text:p>-133</text:p>
          </table:table-cell>
          <table:table-cell office:value-type="float" office:value="16004" calcext:value-type="float">
            <text:p>160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028" calcext:value-type="float">
            <text:p>16028</text:p>
          </table:table-cell>
          <table:table-cell table:formula="of:=(([.F711]-16000)/(40000-16000))+1" office:value-type="float" office:value="1.00116666666667" calcext:value-type="float">
            <text:p>1.001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81" calcext:value-type="float">
            <text:p>-81</text:p>
          </table:table-cell>
          <table:table-cell office:value-type="float" office:value="16023" calcext:value-type="float">
            <text:p>160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045" calcext:value-type="float">
            <text:p>16045</text:p>
          </table:table-cell>
          <table:table-cell table:formula="of:=(([.F712]-16000)/(40000-16000))+1" office:value-type="float" office:value="1.001875" calcext:value-type="float">
            <text:p>1.00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9" calcext:value-type="float">
            <text:p>-819</text:p>
          </table:table-cell>
          <table:table-cell office:value-type="float" office:value="-148" calcext:value-type="float">
            <text:p>-148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080" calcext:value-type="float">
            <text:p>16080</text:p>
          </table:table-cell>
          <table:table-cell table:formula="of:=(([.F713]-16000)/(40000-16000))+1" office:value-type="float" office:value="1.00333333333333" calcext:value-type="float">
            <text:p>1.00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126" calcext:value-type="float">
            <text:p>-126</text:p>
          </table:table-cell>
          <table:table-cell office:value-type="float" office:value="15982" calcext:value-type="float">
            <text:p>159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004" calcext:value-type="float">
            <text:p>16004</text:p>
          </table:table-cell>
          <table:table-cell table:formula="of:=(([.F714]-16000)/(40000-16000))+1" office:value-type="float" office:value="1.00016666666667" calcext:value-type="float">
            <text:p>1.000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3" calcext:value-type="float">
            <text:p>-833</text:p>
          </table:table-cell>
          <table:table-cell office:value-type="float" office:value="-168" calcext:value-type="float">
            <text:p>-168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075" calcext:value-type="float">
            <text:p>16075</text:p>
          </table:table-cell>
          <table:table-cell table:formula="of:=(([.F715]-16000)/(40000-16000))+1" office:value-type="float" office:value="1.003125" calcext:value-type="float">
            <text:p>1.003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129" calcext:value-type="float">
            <text:p>-129</text:p>
          </table:table-cell>
          <table:table-cell office:value-type="float" office:value="15950" calcext:value-type="float">
            <text:p>159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972" calcext:value-type="float">
            <text:p>15972</text:p>
          </table:table-cell>
          <table:table-cell table:formula="of:=(([.F716]-16000)/(40000-16000))+1" office:value-type="float" office:value="0.998833333333333" calcext:value-type="float">
            <text:p>0.998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4" calcext:value-type="float">
            <text:p>-874</text:p>
          </table:table-cell>
          <table:table-cell office:value-type="float" office:value="-168" calcext:value-type="float">
            <text:p>-168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083" calcext:value-type="float">
            <text:p>16083</text:p>
          </table:table-cell>
          <table:table-cell table:formula="of:=(([.F717]-16000)/(40000-16000))+1" office:value-type="float" office:value="1.00345833333333" calcext:value-type="float">
            <text:p>1.00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106" calcext:value-type="float">
            <text:p>-106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096" calcext:value-type="float">
            <text:p>16096</text:p>
          </table:table-cell>
          <table:table-cell table:formula="of:=(([.F718]-16000)/(40000-16000))+1"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6" calcext:value-type="float">
            <text:p>-816</text:p>
          </table:table-cell>
          <table:table-cell office:value-type="float" office:value="-35" calcext:value-type="float">
            <text:p>-35</text:p>
          </table:table-cell>
          <table:table-cell office:value-type="float" office:value="16033" calcext:value-type="float">
            <text:p>160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053" calcext:value-type="float">
            <text:p>16053</text:p>
          </table:table-cell>
          <table:table-cell table:formula="of:=(([.F719]-16000)/(40000-16000))+1" office:value-type="float" office:value="1.00220833333333" calcext:value-type="float">
            <text:p>1.002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  <table:table-cell office:value-type="float" office:value="-87" calcext:value-type="float">
            <text:p>-87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078" calcext:value-type="float">
            <text:p>16078</text:p>
          </table:table-cell>
          <table:table-cell table:formula="of:=(([.F720]-16000)/(40000-16000))+1" office:value-type="float" office:value="1.00325" calcext:value-type="float">
            <text:p>1.00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1" calcext:value-type="float">
            <text:p>-761</text:p>
          </table:table-cell>
          <table:table-cell office:value-type="float" office:value="-111" calcext:value-type="float">
            <text:p>-111</text:p>
          </table:table-cell>
          <table:table-cell office:value-type="float" office:value="16031" calcext:value-type="float">
            <text:p>160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049" calcext:value-type="float">
            <text:p>16049</text:p>
          </table:table-cell>
          <table:table-cell table:formula="of:=(([.F721]-16000)/(40000-16000))+1" office:value-type="float" office:value="1.00204166666667" calcext:value-type="float">
            <text:p>1.002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4" calcext:value-type="float">
            <text:p>-844</text:p>
          </table:table-cell>
          <table:table-cell office:value-type="float" office:value="-183" calcext:value-type="float">
            <text:p>-183</text:p>
          </table:table-cell>
          <table:table-cell office:value-type="float" office:value="16065" calcext:value-type="float">
            <text:p>160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088" calcext:value-type="float">
            <text:p>16088</text:p>
          </table:table-cell>
          <table:table-cell table:formula="of:=(([.F722]-16000)/(40000-16000))+1" office:value-type="float" office:value="1.00366666666667" calcext:value-type="float">
            <text:p>1.003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3" calcext:value-type="float">
            <text:p>-843</text:p>
          </table:table-cell>
          <table:table-cell office:value-type="float" office:value="-126" calcext:value-type="float">
            <text:p>-126</text:p>
          </table:table-cell>
          <table:table-cell office:value-type="float" office:value="15954" calcext:value-type="float">
            <text:p>159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976" calcext:value-type="float">
            <text:p>15976</text:p>
          </table:table-cell>
          <table:table-cell table:formula="of:=(([.F723]-16000)/(40000-16000))+1" office:value-type="float" office:value="0.999" calcext:value-type="float">
            <text:p>0.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145" calcext:value-type="float">
            <text:p>-145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062" calcext:value-type="float">
            <text:p>16062</text:p>
          </table:table-cell>
          <table:table-cell table:formula="of:=(([.F724]-16000)/(40000-16000))+1" office:value-type="float" office:value="1.00258333333333" calcext:value-type="float">
            <text:p>1.002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9" calcext:value-type="float">
            <text:p>-939</text:p>
          </table:table-cell>
          <table:table-cell office:value-type="float" office:value="-89" calcext:value-type="float">
            <text:p>-89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059" calcext:value-type="float">
            <text:p>16059</text:p>
          </table:table-cell>
          <table:table-cell table:formula="of:=(([.F725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6" calcext:value-type="float">
            <text:p>-836</text:p>
          </table:table-cell>
          <table:table-cell office:value-type="float" office:value="-143" calcext:value-type="float">
            <text:p>-143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096" calcext:value-type="float">
            <text:p>16096</text:p>
          </table:table-cell>
          <table:table-cell table:formula="of:=(([.F726]-16000)/(40000-16000))+1"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5" calcext:value-type="float">
            <text:p>-805</text:p>
          </table:table-cell>
          <table:table-cell office:value-type="float" office:value="-85" calcext:value-type="float">
            <text:p>-85</text:p>
          </table:table-cell>
          <table:table-cell office:value-type="float" office:value="15996" calcext:value-type="float">
            <text:p>159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016" calcext:value-type="float">
            <text:p>16016</text:p>
          </table:table-cell>
          <table:table-cell table:formula="of:=(([.F727]-16000)/(40000-16000))+1" office:value-type="float" office:value="1.00066666666667" calcext:value-type="float">
            <text:p>1.000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7" calcext:value-type="float">
            <text:p>-847</text:p>
          </table:table-cell>
          <table:table-cell office:value-type="float" office:value="-112" calcext:value-type="float">
            <text:p>-112</text:p>
          </table:table-cell>
          <table:table-cell office:value-type="float" office:value="16104" calcext:value-type="float">
            <text:p>16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126" calcext:value-type="float">
            <text:p>16126</text:p>
          </table:table-cell>
          <table:table-cell table:formula="of:=(([.F728]-16000)/(40000-16000))+1" office:value-type="float" office:value="1.00525" calcext:value-type="float">
            <text:p>1.005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9" calcext:value-type="float">
            <text:p>-859</text:p>
          </table:table-cell>
          <table:table-cell office:value-type="float" office:value="-148" calcext:value-type="float">
            <text:p>-148</text:p>
          </table:table-cell>
          <table:table-cell office:value-type="float" office:value="16003" calcext:value-type="float">
            <text:p>160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026" calcext:value-type="float">
            <text:p>16026</text:p>
          </table:table-cell>
          <table:table-cell table:formula="of:=(([.F729]-16000)/(40000-16000))+1" office:value-type="float" office:value="1.00108333333333" calcext:value-type="float">
            <text:p>1.001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129" calcext:value-type="float">
            <text:p>-129</text:p>
          </table:table-cell>
          <table:table-cell office:value-type="float" office:value="16031" calcext:value-type="float">
            <text:p>160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054" calcext:value-type="float">
            <text:p>16054</text:p>
          </table:table-cell>
          <table:table-cell table:formula="of:=(([.F730]-16000)/(40000-16000))+1" office:value-type="float" office:value="1.00225" calcext:value-type="float">
            <text:p>1.002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2" calcext:value-type="float">
            <text:p>-842</text:p>
          </table:table-cell>
          <table:table-cell office:value-type="float" office:value="-165" calcext:value-type="float">
            <text:p>-165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81" calcext:value-type="float">
            <text:p>16081</text:p>
          </table:table-cell>
          <table:table-cell table:formula="of:=(([.F731]-16000)/(40000-16000))+1" office:value-type="float" office:value="1.003375" calcext:value-type="float">
            <text:p>1.00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7" calcext:value-type="float">
            <text:p>-817</text:p>
          </table:table-cell>
          <table:table-cell office:value-type="float" office:value="-142" calcext:value-type="float">
            <text:p>-142</text:p>
          </table:table-cell>
          <table:table-cell office:value-type="float" office:value="16078" calcext:value-type="float">
            <text:p>160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099" calcext:value-type="float">
            <text:p>16099</text:p>
          </table:table-cell>
          <table:table-cell table:formula="of:=(([.F732]-16000)/(40000-16000))+1" office:value-type="float" office:value="1.004125" calcext:value-type="float">
            <text:p>1.004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9" calcext:value-type="float">
            <text:p>-769</text:p>
          </table:table-cell>
          <table:table-cell office:value-type="float" office:value="-52" calcext:value-type="float">
            <text:p>-52</text:p>
          </table:table-cell>
          <table:table-cell office:value-type="float" office:value="16038" calcext:value-type="float">
            <text:p>160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056" calcext:value-type="float">
            <text:p>16056</text:p>
          </table:table-cell>
          <table:table-cell table:formula="of:=(([.F733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8" calcext:value-type="float">
            <text:p>-838</text:p>
          </table:table-cell>
          <table:table-cell office:value-type="float" office:value="-113" calcext:value-type="float">
            <text:p>-113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054" calcext:value-type="float">
            <text:p>16054</text:p>
          </table:table-cell>
          <table:table-cell table:formula="of:=(([.F734]-16000)/(40000-16000))+1" office:value-type="float" office:value="1.00225" calcext:value-type="float">
            <text:p>1.002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6" calcext:value-type="float">
            <text:p>-906</text:p>
          </table:table-cell>
          <table:table-cell office:value-type="float" office:value="-89" calcext:value-type="float">
            <text:p>-89</text:p>
          </table:table-cell>
          <table:table-cell office:value-type="float" office:value="15972" calcext:value-type="float">
            <text:p>159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997" calcext:value-type="float">
            <text:p>15997</text:p>
          </table:table-cell>
          <table:table-cell table:formula="of:=(([.F735]-16000)/(40000-16000))+1" office:value-type="float" office:value="0.999875" calcext:value-type="float">
            <text:p>0.999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6" calcext:value-type="float">
            <text:p>-866</text:p>
          </table:table-cell>
          <table:table-cell office:value-type="float" office:value="-90" calcext:value-type="float">
            <text:p>-90</text:p>
          </table:table-cell>
          <table:table-cell office:value-type="float" office:value="16028" calcext:value-type="float">
            <text:p>1602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051" calcext:value-type="float">
            <text:p>16051</text:p>
          </table:table-cell>
          <table:table-cell table:formula="of:=(([.F736]-16000)/(40000-16000))+1" office:value-type="float" office:value="1.002125" calcext:value-type="float">
            <text:p>1.002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71" calcext:value-type="float">
            <text:p>-71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6037" calcext:value-type="float">
            <text:p>16037</text:p>
          </table:table-cell>
          <table:table-cell table:formula="of:=(([.F737]-16000)/(40000-16000))+1" office:value-type="float" office:value="1.00154166666667" calcext:value-type="float">
            <text:p>1.001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  <table:table-cell office:value-type="float" office:value="-137" calcext:value-type="float">
            <text:p>-137</text:p>
          </table:table-cell>
          <table:table-cell office:value-type="float" office:value="16064" calcext:value-type="float">
            <text:p>1606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085" calcext:value-type="float">
            <text:p>16085</text:p>
          </table:table-cell>
          <table:table-cell table:formula="of:=(([.F738]-16000)/(40000-16000))+1" office:value-type="float" office:value="1.00354166666667" calcext:value-type="float">
            <text:p>1.003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-72" calcext:value-type="float">
            <text:p>-72</text:p>
          </table:table-cell>
          <table:table-cell office:value-type="float" office:value="16079" calcext:value-type="float">
            <text:p>160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100" calcext:value-type="float">
            <text:p>16100</text:p>
          </table:table-cell>
          <table:table-cell table:formula="of:=(([.F739]-16000)/(40000-16000))+1" office:value-type="float" office:value="1.00416666666667" calcext:value-type="float">
            <text:p>1.004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103" calcext:value-type="float">
            <text:p>-103</text:p>
          </table:table-cell>
          <table:table-cell office:value-type="float" office:value="16078" calcext:value-type="float">
            <text:p>1607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100" calcext:value-type="float">
            <text:p>16100</text:p>
          </table:table-cell>
          <table:table-cell table:formula="of:=(([.F740]-16000)/(40000-16000))+1" office:value-type="float" office:value="1.00416666666667" calcext:value-type="float">
            <text:p>1.004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167" calcext:value-type="float">
            <text:p>-167</text:p>
          </table:table-cell>
          <table:table-cell office:value-type="float" office:value="16033" calcext:value-type="float">
            <text:p>160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6056" calcext:value-type="float">
            <text:p>16056</text:p>
          </table:table-cell>
          <table:table-cell table:formula="of:=(([.F741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8" calcext:value-type="float">
            <text:p>-838</text:p>
          </table:table-cell>
          <table:table-cell office:value-type="float" office:value="-154" calcext:value-type="float">
            <text:p>-154</text:p>
          </table:table-cell>
          <table:table-cell office:value-type="float" office:value="16022" calcext:value-type="float">
            <text:p>160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044" calcext:value-type="float">
            <text:p>16044</text:p>
          </table:table-cell>
          <table:table-cell table:formula="of:=(([.F742]-16000)/(40000-16000))+1" office:value-type="float" office:value="1.00183333333333" calcext:value-type="float">
            <text:p>1.001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  <table:table-cell office:value-type="float" office:value="-157" calcext:value-type="float">
            <text:p>-157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074" calcext:value-type="float">
            <text:p>16074</text:p>
          </table:table-cell>
          <table:table-cell table:formula="of:=(([.F743]-16000)/(40000-16000))+1" office:value-type="float" office:value="1.00308333333333" calcext:value-type="float">
            <text:p>1.003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  <table:table-cell office:value-type="float" office:value="-145" calcext:value-type="float">
            <text:p>-145</text:p>
          </table:table-cell>
          <table:table-cell office:value-type="float" office:value="16015" calcext:value-type="float">
            <text:p>16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040" calcext:value-type="float">
            <text:p>16040</text:p>
          </table:table-cell>
          <table:table-cell table:formula="of:=(([.F744]-16000)/(40000-16000))+1" office:value-type="float" office:value="1.00166666666667" calcext:value-type="float">
            <text:p>1.001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7" calcext:value-type="float">
            <text:p>-847</text:p>
          </table:table-cell>
          <table:table-cell office:value-type="float" office:value="-88" calcext:value-type="float">
            <text:p>-88</text:p>
          </table:table-cell>
          <table:table-cell office:value-type="float" office:value="15978" calcext:value-type="float">
            <text:p>159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000" calcext:value-type="float">
            <text:p>16000</text:p>
          </table:table-cell>
          <table:table-cell table:formula="of:=(([.F745]-16000)/(40000-16000))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7" calcext:value-type="float">
            <text:p>-827</text:p>
          </table:table-cell>
          <table:table-cell office:value-type="float" office:value="-121" calcext:value-type="float">
            <text:p>-121</text:p>
          </table:table-cell>
          <table:table-cell office:value-type="float" office:value="16025" calcext:value-type="float">
            <text:p>160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046" calcext:value-type="float">
            <text:p>16046</text:p>
          </table:table-cell>
          <table:table-cell table:formula="of:=(([.F746]-16000)/(40000-16000))+1" office:value-type="float" office:value="1.00191666666667" calcext:value-type="float">
            <text:p>1.001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43" calcext:value-type="float">
            <text:p>-43</text:p>
          </table:table-cell>
          <table:table-cell office:value-type="float" office:value="16069" calcext:value-type="float">
            <text:p>160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092" calcext:value-type="float">
            <text:p>16092</text:p>
          </table:table-cell>
          <table:table-cell table:formula="of:=(([.F747]-16000)/(40000-16000))+1" office:value-type="float" office:value="1.00383333333333" calcext:value-type="float">
            <text:p>1.003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7" calcext:value-type="float">
            <text:p>-957</text:p>
          </table:table-cell>
          <table:table-cell office:value-type="float" office:value="-109" calcext:value-type="float">
            <text:p>-109</text:p>
          </table:table-cell>
          <table:table-cell office:value-type="float" office:value="16082" calcext:value-type="float">
            <text:p>160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110" calcext:value-type="float">
            <text:p>16110</text:p>
          </table:table-cell>
          <table:table-cell table:formula="of:=(([.F748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2" calcext:value-type="float">
            <text:p>-812</text:p>
          </table:table-cell>
          <table:table-cell office:value-type="float" office:value="-91" calcext:value-type="float">
            <text:p>-91</text:p>
          </table:table-cell>
          <table:table-cell office:value-type="float" office:value="16049" calcext:value-type="float">
            <text:p>160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069" calcext:value-type="float">
            <text:p>16069</text:p>
          </table:table-cell>
          <table:table-cell table:formula="of:=(([.F749]-16000)/(40000-16000))+1" office:value-type="float" office:value="1.002875" calcext:value-type="float">
            <text:p>1.002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155" calcext:value-type="float">
            <text:p>-155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080" calcext:value-type="float">
            <text:p>16080</text:p>
          </table:table-cell>
          <table:table-cell table:formula="of:=(([.F750]-16000)/(40000-16000))+1" office:value-type="float" office:value="1.00333333333333" calcext:value-type="float">
            <text:p>1.00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  <table:table-cell office:value-type="float" office:value="-69" calcext:value-type="float">
            <text:p>-69</text:p>
          </table:table-cell>
          <table:table-cell office:value-type="float" office:value="16064" calcext:value-type="float">
            <text:p>1606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088" calcext:value-type="float">
            <text:p>16088</text:p>
          </table:table-cell>
          <table:table-cell table:formula="of:=(([.F751]-16000)/(40000-16000))+1" office:value-type="float" office:value="1.00366666666667" calcext:value-type="float">
            <text:p>1.003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143" calcext:value-type="float">
            <text:p>-143</text:p>
          </table:table-cell>
          <table:table-cell office:value-type="float" office:value="16050" calcext:value-type="float">
            <text:p>160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074" calcext:value-type="float">
            <text:p>16074</text:p>
          </table:table-cell>
          <table:table-cell table:formula="of:=(([.F752]-16000)/(40000-16000))+1" office:value-type="float" office:value="1.00308333333333" calcext:value-type="float">
            <text:p>1.003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3" calcext:value-type="float">
            <text:p>-883</text:p>
          </table:table-cell>
          <table:table-cell office:value-type="float" office:value="-124" calcext:value-type="float">
            <text:p>-124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6063" calcext:value-type="float">
            <text:p>16063</text:p>
          </table:table-cell>
          <table:table-cell table:formula="of:=(([.F753]-16000)/(40000-16000))+1" office:value-type="float" office:value="1.002625" calcext:value-type="float">
            <text:p>1.002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-108" calcext:value-type="float">
            <text:p>-108</text:p>
          </table:table-cell>
          <table:table-cell office:value-type="float" office:value="16021" calcext:value-type="float">
            <text:p>1602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6041" calcext:value-type="float">
            <text:p>16041</text:p>
          </table:table-cell>
          <table:table-cell table:formula="of:=(([.F754]-16000)/(40000-16000))+1" office:value-type="float" office:value="1.00170833333333" calcext:value-type="float">
            <text:p>1.001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2" calcext:value-type="float">
            <text:p>-872</text:p>
          </table:table-cell>
          <table:table-cell office:value-type="float" office:value="-106" calcext:value-type="float">
            <text:p>-106</text:p>
          </table:table-cell>
          <table:table-cell office:value-type="float" office:value="16035" calcext:value-type="float">
            <text:p>1603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059" calcext:value-type="float">
            <text:p>16059</text:p>
          </table:table-cell>
          <table:table-cell table:formula="of:=(([.F755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6" calcext:value-type="float">
            <text:p>-866</text:p>
          </table:table-cell>
          <table:table-cell office:value-type="float" office:value="-125" calcext:value-type="float">
            <text:p>-125</text:p>
          </table:table-cell>
          <table:table-cell office:value-type="float" office:value="15967" calcext:value-type="float">
            <text:p>1596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5990" calcext:value-type="float">
            <text:p>15990</text:p>
          </table:table-cell>
          <table:table-cell table:formula="of:=(([.F756]-16000)/(40000-16000))+1" office:value-type="float" office:value="0.999583333333333" calcext:value-type="float">
            <text:p>0.999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1" calcext:value-type="float">
            <text:p>-951</text:p>
          </table:table-cell>
          <table:table-cell office:value-type="float" office:value="-75" calcext:value-type="float">
            <text:p>-75</text:p>
          </table:table-cell>
          <table:table-cell office:value-type="float" office:value="16031" calcext:value-type="float">
            <text:p>1603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6059" calcext:value-type="float">
            <text:p>16059</text:p>
          </table:table-cell>
          <table:table-cell table:formula="of:=(([.F757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-164" calcext:value-type="float">
            <text:p>-164</text:p>
          </table:table-cell>
          <table:table-cell office:value-type="float" office:value="15992" calcext:value-type="float">
            <text:p>159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014" calcext:value-type="float">
            <text:p>16014</text:p>
          </table:table-cell>
          <table:table-cell table:formula="of:=(([.F758]-16000)/(40000-16000))+1" office:value-type="float" office:value="1.00058333333333" calcext:value-type="float">
            <text:p>1.000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4" calcext:value-type="float">
            <text:p>-894</text:p>
          </table:table-cell>
          <table:table-cell office:value-type="float" office:value="-147" calcext:value-type="float">
            <text:p>-147</text:p>
          </table:table-cell>
          <table:table-cell office:value-type="float" office:value="16046" calcext:value-type="float">
            <text:p>160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6071" calcext:value-type="float">
            <text:p>16071</text:p>
          </table:table-cell>
          <table:table-cell table:formula="of:=(([.F759]-16000)/(40000-16000))+1" office:value-type="float" office:value="1.00295833333333" calcext:value-type="float">
            <text:p>1.002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1" calcext:value-type="float">
            <text:p>-861</text:p>
          </table:table-cell>
          <table:table-cell office:value-type="float" office:value="-89" calcext:value-type="float">
            <text:p>-89</text:p>
          </table:table-cell>
          <table:table-cell office:value-type="float" office:value="16008" calcext:value-type="float">
            <text:p>16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6031" calcext:value-type="float">
            <text:p>16031</text:p>
          </table:table-cell>
          <table:table-cell table:formula="of:=(([.F760]-16000)/(40000-16000))+1" office:value-type="float" office:value="1.00129166666667" calcext:value-type="float">
            <text:p>1.001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5" calcext:value-type="float">
            <text:p>-865</text:p>
          </table:table-cell>
          <table:table-cell office:value-type="float" office:value="-152" calcext:value-type="float">
            <text:p>-152</text:p>
          </table:table-cell>
          <table:table-cell office:value-type="float" office:value="16014" calcext:value-type="float">
            <text:p>1601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6038" calcext:value-type="float">
            <text:p>16038</text:p>
          </table:table-cell>
          <table:table-cell table:formula="of:=(([.F761]-16000)/(40000-16000))+1" office:value-type="float" office:value="1.00158333333333" calcext:value-type="float">
            <text:p>1.001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6" calcext:value-type="float">
            <text:p>-896</text:p>
          </table:table-cell>
          <table:table-cell office:value-type="float" office:value="-122" calcext:value-type="float">
            <text:p>-122</text:p>
          </table:table-cell>
          <table:table-cell office:value-type="float" office:value="16094" calcext:value-type="float">
            <text:p>1609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6119" calcext:value-type="float">
            <text:p>16119</text:p>
          </table:table-cell>
          <table:table-cell table:formula="of:=(([.F762]-16000)/(40000-16000))+1" office:value-type="float" office:value="1.00495833333333" calcext:value-type="float">
            <text:p>1.004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121" calcext:value-type="float">
            <text:p>-121</text:p>
          </table:table-cell>
          <table:table-cell office:value-type="float" office:value="16108" calcext:value-type="float">
            <text:p>161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6132" calcext:value-type="float">
            <text:p>16132</text:p>
          </table:table-cell>
          <table:table-cell table:formula="of:=(([.F763]-16000)/(40000-16000))+1" office:value-type="float" office:value="1.0055" calcext:value-type="float">
            <text:p>1.00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1" calcext:value-type="float">
            <text:p>-781</text:p>
          </table:table-cell>
          <table:table-cell office:value-type="float" office:value="-106" calcext:value-type="float">
            <text:p>-106</text:p>
          </table:table-cell>
          <table:table-cell office:value-type="float" office:value="16040" calcext:value-type="float">
            <text:p>1604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6059" calcext:value-type="float">
            <text:p>16059</text:p>
          </table:table-cell>
          <table:table-cell table:formula="of:=(([.F764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6" calcext:value-type="float">
            <text:p>-716</text:p>
          </table:table-cell>
          <table:table-cell office:value-type="float" office:value="-105" calcext:value-type="float">
            <text:p>-105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6090" calcext:value-type="float">
            <text:p>16090</text:p>
          </table:table-cell>
          <table:table-cell table:formula="of:=(([.F765]-16000)/(40000-16000))+1" office:value-type="float" office:value="1.00375" calcext:value-type="float">
            <text:p>1.00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72" calcext:value-type="float">
            <text:p>-72</text:p>
          </table:table-cell>
          <table:table-cell office:value-type="float" office:value="16044" calcext:value-type="float">
            <text:p>1604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065" calcext:value-type="float">
            <text:p>16065</text:p>
          </table:table-cell>
          <table:table-cell table:formula="of:=(([.F766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8" calcext:value-type="float">
            <text:p>-808</text:p>
          </table:table-cell>
          <table:table-cell office:value-type="float" office:value="-95" calcext:value-type="float">
            <text:p>-95</text:p>
          </table:table-cell>
          <table:table-cell office:value-type="float" office:value="16012" calcext:value-type="float">
            <text:p>160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032" calcext:value-type="float">
            <text:p>16032</text:p>
          </table:table-cell>
          <table:table-cell table:formula="of:=(([.F767]-16000)/(40000-16000))+1" office:value-type="float" office:value="1.00133333333333" calcext:value-type="float">
            <text:p>1.001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221" calcext:value-type="float">
            <text:p>-221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055" calcext:value-type="float">
            <text:p>16055</text:p>
          </table:table-cell>
          <table:table-cell table:formula="of:=(([.F768]-16000)/(40000-16000))+1" office:value-type="float" office:value="1.00229166666667" calcext:value-type="float">
            <text:p>1.002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  <table:table-cell office:value-type="float" office:value="-85" calcext:value-type="float">
            <text:p>-85</text:p>
          </table:table-cell>
          <table:table-cell office:value-type="float" office:value="16024" calcext:value-type="float">
            <text:p>1602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044" calcext:value-type="float">
            <text:p>16044</text:p>
          </table:table-cell>
          <table:table-cell table:formula="of:=(([.F769]-16000)/(40000-16000))+1" office:value-type="float" office:value="1.00183333333333" calcext:value-type="float">
            <text:p>1.001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 office:value-type="float" office:value="-111" calcext:value-type="float">
            <text:p>-111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6081" calcext:value-type="float">
            <text:p>16081</text:p>
          </table:table-cell>
          <table:table-cell table:formula="of:=(([.F770]-16000)/(40000-16000))+1" office:value-type="float" office:value="1.003375" calcext:value-type="float">
            <text:p>1.00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7" calcext:value-type="float">
            <text:p>-797</text:p>
          </table:table-cell>
          <table:table-cell office:value-type="float" office:value="-113" calcext:value-type="float">
            <text:p>-113</text:p>
          </table:table-cell>
          <table:table-cell office:value-type="float" office:value="16021" calcext:value-type="float">
            <text:p>1602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041" calcext:value-type="float">
            <text:p>16041</text:p>
          </table:table-cell>
          <table:table-cell table:formula="of:=(([.F771]-16000)/(40000-16000))+1" office:value-type="float" office:value="1.00170833333333" calcext:value-type="float">
            <text:p>1.001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19" calcext:value-type="float">
            <text:p>-619</text:p>
          </table:table-cell>
          <table:table-cell office:value-type="float" office:value="-102" calcext:value-type="float">
            <text:p>-102</text:p>
          </table:table-cell>
          <table:table-cell office:value-type="float" office:value="16038" calcext:value-type="float">
            <text:p>1603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050" calcext:value-type="float">
            <text:p>16050</text:p>
          </table:table-cell>
          <table:table-cell table:formula="of:=(([.F772]-16000)/(40000-16000))+1" office:value-type="float" office:value="1.00208333333333" calcext:value-type="float">
            <text:p>1.002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2" calcext:value-type="float">
            <text:p>-822</text:p>
          </table:table-cell>
          <table:table-cell office:value-type="float" office:value="-128" calcext:value-type="float">
            <text:p>-128</text:p>
          </table:table-cell>
          <table:table-cell office:value-type="float" office:value="16109" calcext:value-type="float">
            <text:p>161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130" calcext:value-type="float">
            <text:p>16130</text:p>
          </table:table-cell>
          <table:table-cell table:formula="of:=(([.F773]-16000)/(40000-16000))+1" office:value-type="float" office:value="1.00541666666667" calcext:value-type="float">
            <text:p>1.005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-148" calcext:value-type="float">
            <text:p>-148</text:p>
          </table:table-cell>
          <table:table-cell office:value-type="float" office:value="16056" calcext:value-type="float">
            <text:p>1605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6082" calcext:value-type="float">
            <text:p>16082</text:p>
          </table:table-cell>
          <table:table-cell table:formula="of:=(([.F774]-16000)/(40000-16000))+1" office:value-type="float" office:value="1.00341666666667" calcext:value-type="float">
            <text:p>1.003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2" calcext:value-type="float">
            <text:p>-872</text:p>
          </table:table-cell>
          <table:table-cell office:value-type="float" office:value="-118" calcext:value-type="float">
            <text:p>-118</text:p>
          </table:table-cell>
          <table:table-cell office:value-type="float" office:value="16067" calcext:value-type="float">
            <text:p>1606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6091" calcext:value-type="float">
            <text:p>16091</text:p>
          </table:table-cell>
          <table:table-cell table:formula="of:=(([.F775]-16000)/(40000-16000))+1" office:value-type="float" office:value="1.00379166666667" calcext:value-type="float">
            <text:p>1.003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3" calcext:value-type="float">
            <text:p>-863</text:p>
          </table:table-cell>
          <table:table-cell office:value-type="float" office:value="-161" calcext:value-type="float">
            <text:p>-161</text:p>
          </table:table-cell>
          <table:table-cell office:value-type="float" office:value="16080" calcext:value-type="float">
            <text:p>160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6103" calcext:value-type="float">
            <text:p>16103</text:p>
          </table:table-cell>
          <table:table-cell table:formula="of:=(([.F776]-16000)/(40000-16000))+1" office:value-type="float" office:value="1.00429166666667" calcext:value-type="float">
            <text:p>1.004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1" calcext:value-type="float">
            <text:p>-921</text:p>
          </table:table-cell>
          <table:table-cell office:value-type="float" office:value="-102" calcext:value-type="float">
            <text:p>-102</text:p>
          </table:table-cell>
          <table:table-cell office:value-type="float" office:value="16030" calcext:value-type="float">
            <text:p>1603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6056" calcext:value-type="float">
            <text:p>16056</text:p>
          </table:table-cell>
          <table:table-cell table:formula="of:=(([.F777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77" calcext:value-type="float">
            <text:p>-777</text:p>
          </table:table-cell>
          <table:table-cell office:value-type="float" office:value="-98" calcext:value-type="float">
            <text:p>-98</text:p>
          </table:table-cell>
          <table:table-cell office:value-type="float" office:value="16022" calcext:value-type="float">
            <text:p>16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041" calcext:value-type="float">
            <text:p>16041</text:p>
          </table:table-cell>
          <table:table-cell table:formula="of:=(([.F778]-16000)/(40000-16000))+1" office:value-type="float" office:value="1.00170833333333" calcext:value-type="float">
            <text:p>1.001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-151" calcext:value-type="float">
            <text:p>-151</text:p>
          </table:table-cell>
          <table:table-cell office:value-type="float" office:value="15980" calcext:value-type="float">
            <text:p>1598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6001" calcext:value-type="float">
            <text:p>16001</text:p>
          </table:table-cell>
          <table:table-cell table:formula="of:=(([.F779]-16000)/(40000-16000))+1" office:value-type="float" office:value="1.00004166666667" calcext:value-type="float">
            <text:p>1.000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2" calcext:value-type="float">
            <text:p>-842</text:p>
          </table:table-cell>
          <table:table-cell office:value-type="float" office:value="-47" calcext:value-type="float">
            <text:p>-47</text:p>
          </table:table-cell>
          <table:table-cell office:value-type="float" office:value="16004" calcext:value-type="float">
            <text:p>1600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026" calcext:value-type="float">
            <text:p>16026</text:p>
          </table:table-cell>
          <table:table-cell table:formula="of:=(([.F780]-16000)/(40000-16000))+1" office:value-type="float" office:value="1.00108333333333" calcext:value-type="float">
            <text:p>1.001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1" calcext:value-type="float">
            <text:p>-871</text:p>
          </table:table-cell>
          <table:table-cell office:value-type="float" office:value="-85" calcext:value-type="float">
            <text:p>-85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077" calcext:value-type="float">
            <text:p>16077</text:p>
          </table:table-cell>
          <table:table-cell table:formula="of:=(([.F781]-16000)/(40000-16000))+1" office:value-type="float" office:value="1.00320833333333" calcext:value-type="float">
            <text:p>1.003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1" calcext:value-type="float">
            <text:p>-911</text:p>
          </table:table-cell>
          <table:table-cell office:value-type="float" office:value="-180" calcext:value-type="float">
            <text:p>-180</text:p>
          </table:table-cell>
          <table:table-cell office:value-type="float" office:value="16042" calcext:value-type="float">
            <text:p>16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068" calcext:value-type="float">
            <text:p>16068</text:p>
          </table:table-cell>
          <table:table-cell table:formula="of:=(([.F782]-16000)/(40000-16000))+1" office:value-type="float" office:value="1.00283333333333" calcext:value-type="float">
            <text:p>1.002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174" calcext:value-type="float">
            <text:p>-174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096" calcext:value-type="float">
            <text:p>16096</text:p>
          </table:table-cell>
          <table:table-cell table:formula="of:=(([.F783]-16000)/(40000-16000))+1"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6" calcext:value-type="float">
            <text:p>-826</text:p>
          </table:table-cell>
          <table:table-cell office:value-type="float" office:value="-179" calcext:value-type="float">
            <text:p>-179</text:p>
          </table:table-cell>
          <table:table-cell office:value-type="float" office:value="16099" calcext:value-type="float">
            <text:p>160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121" calcext:value-type="float">
            <text:p>16121</text:p>
          </table:table-cell>
          <table:table-cell table:formula="of:=(([.F784]-16000)/(40000-16000))+1" office:value-type="float" office:value="1.00504166666667" calcext:value-type="float">
            <text:p>1.005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-120" calcext:value-type="float">
            <text:p>-120</text:p>
          </table:table-cell>
          <table:table-cell office:value-type="float" office:value="16108" calcext:value-type="float">
            <text:p>161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133" calcext:value-type="float">
            <text:p>16133</text:p>
          </table:table-cell>
          <table:table-cell table:formula="of:=(([.F785]-16000)/(40000-16000))+1" office:value-type="float" office:value="1.00554166666667" calcext:value-type="float">
            <text:p>1.005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5" calcext:value-type="float">
            <text:p>-805</text:p>
          </table:table-cell>
          <table:table-cell office:value-type="float" office:value="-132" calcext:value-type="float">
            <text:p>-132</text:p>
          </table:table-cell>
          <table:table-cell office:value-type="float" office:value="16090" calcext:value-type="float">
            <text:p>1609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6110" calcext:value-type="float">
            <text:p>16110</text:p>
          </table:table-cell>
          <table:table-cell table:formula="of:=(([.F786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3" calcext:value-type="float">
            <text:p>-793</text:p>
          </table:table-cell>
          <table:table-cell office:value-type="float" office:value="-138" calcext:value-type="float">
            <text:p>-138</text:p>
          </table:table-cell>
          <table:table-cell office:value-type="float" office:value="15996" calcext:value-type="float">
            <text:p>1599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6016" calcext:value-type="float">
            <text:p>16016</text:p>
          </table:table-cell>
          <table:table-cell table:formula="of:=(([.F787]-16000)/(40000-16000))+1" office:value-type="float" office:value="1.00066666666667" calcext:value-type="float">
            <text:p>1.000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8" calcext:value-type="float">
            <text:p>-888</text:p>
          </table:table-cell>
          <table:table-cell office:value-type="float" office:value="-98" calcext:value-type="float">
            <text:p>-98</text:p>
          </table:table-cell>
          <table:table-cell office:value-type="float" office:value="15957" calcext:value-type="float">
            <text:p>1595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981" calcext:value-type="float">
            <text:p>15981</text:p>
          </table:table-cell>
          <table:table-cell table:formula="of:=(([.F788]-16000)/(40000-16000))+1" office:value-type="float" office:value="0.999208333333333" calcext:value-type="float">
            <text:p>0.999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7" calcext:value-type="float">
            <text:p>-857</text:p>
          </table:table-cell>
          <table:table-cell office:value-type="float" office:value="-155" calcext:value-type="float">
            <text:p>-155</text:p>
          </table:table-cell>
          <table:table-cell office:value-type="float" office:value="16066" calcext:value-type="float">
            <text:p>1606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6089" calcext:value-type="float">
            <text:p>16089</text:p>
          </table:table-cell>
          <table:table-cell table:formula="of:=(([.F789]-16000)/(40000-16000))+1" office:value-type="float" office:value="1.00370833333333" calcext:value-type="float">
            <text:p>1.003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1" calcext:value-type="float">
            <text:p>-891</text:p>
          </table:table-cell>
          <table:table-cell office:value-type="float" office:value="-101" calcext:value-type="float">
            <text:p>-101</text:p>
          </table:table-cell>
          <table:table-cell office:value-type="float" office:value="16020" calcext:value-type="float">
            <text:p>160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6045" calcext:value-type="float">
            <text:p>16045</text:p>
          </table:table-cell>
          <table:table-cell table:formula="of:=(([.F790]-16000)/(40000-16000))+1" office:value-type="float" office:value="1.001875" calcext:value-type="float">
            <text:p>1.00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2" calcext:value-type="float">
            <text:p>-872</text:p>
          </table:table-cell>
          <table:table-cell office:value-type="float" office:value="-127" calcext:value-type="float">
            <text:p>-127</text:p>
          </table:table-cell>
          <table:table-cell office:value-type="float" office:value="15965" calcext:value-type="float">
            <text:p>1596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5989" calcext:value-type="float">
            <text:p>15989</text:p>
          </table:table-cell>
          <table:table-cell table:formula="of:=(([.F791]-16000)/(40000-16000))+1" office:value-type="float" office:value="0.999541666666667" calcext:value-type="float">
            <text:p>0.999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  <table:table-cell office:value-type="float" office:value="-108" calcext:value-type="float">
            <text:p>-108</text:p>
          </table:table-cell>
          <table:table-cell office:value-type="float" office:value="16044" calcext:value-type="float">
            <text:p>160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065" calcext:value-type="float">
            <text:p>16065</text:p>
          </table:table-cell>
          <table:table-cell table:formula="of:=(([.F792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4" calcext:value-type="float">
            <text:p>-794</text:p>
          </table:table-cell>
          <table:table-cell office:value-type="float" office:value="-150" calcext:value-type="float">
            <text:p>-150</text:p>
          </table:table-cell>
          <table:table-cell office:value-type="float" office:value="16040" calcext:value-type="float">
            <text:p>1604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6060" calcext:value-type="float">
            <text:p>16060</text:p>
          </table:table-cell>
          <table:table-cell table:formula="of:=(([.F793]-16000)/(40000-16000))+1" office:value-type="float" office:value="1.0025" calcext:value-type="float">
            <text:p>1.0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2" calcext:value-type="float">
            <text:p>-842</text:p>
          </table:table-cell>
          <table:table-cell office:value-type="float" office:value="-153" calcext:value-type="float">
            <text:p>-153</text:p>
          </table:table-cell>
          <table:table-cell office:value-type="float" office:value="16098" calcext:value-type="float">
            <text:p>1609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120" calcext:value-type="float">
            <text:p>16120</text:p>
          </table:table-cell>
          <table:table-cell table:formula="of:=(([.F794]-16000)/(40000-16000))+1" office:value-type="float" office:value="1.005" calcext:value-type="float">
            <text:p>1.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2" calcext:value-type="float">
            <text:p>-832</text:p>
          </table:table-cell>
          <table:table-cell office:value-type="float" office:value="-103" calcext:value-type="float">
            <text:p>-103</text:p>
          </table:table-cell>
          <table:table-cell office:value-type="float" office:value="16110" calcext:value-type="float">
            <text:p>161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6131" calcext:value-type="float">
            <text:p>16131</text:p>
          </table:table-cell>
          <table:table-cell table:formula="of:=(([.F795]-16000)/(40000-16000))+1" office:value-type="float" office:value="1.00545833333333" calcext:value-type="float">
            <text:p>1.005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7" calcext:value-type="float">
            <text:p>-837</text:p>
          </table:table-cell>
          <table:table-cell office:value-type="float" office:value="-97" calcext:value-type="float">
            <text:p>-97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6081" calcext:value-type="float">
            <text:p>16081</text:p>
          </table:table-cell>
          <table:table-cell table:formula="of:=(([.F796]-16000)/(40000-16000))+1" office:value-type="float" office:value="1.003375" calcext:value-type="float">
            <text:p>1.00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93" calcext:value-type="float">
            <text:p>-93</text:p>
          </table:table-cell>
          <table:table-cell office:value-type="float" office:value="16188" calcext:value-type="float">
            <text:p>161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6212" calcext:value-type="float">
            <text:p>16212</text:p>
          </table:table-cell>
          <table:table-cell table:formula="of:=(([.F797]-16000)/(40000-16000))+1" office:value-type="float" office:value="1.00883333333333" calcext:value-type="float">
            <text:p>1.008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1" calcext:value-type="float">
            <text:p>-901</text:p>
          </table:table-cell>
          <table:table-cell office:value-type="float" office:value="-65" calcext:value-type="float">
            <text:p>-65</text:p>
          </table:table-cell>
          <table:table-cell office:value-type="float" office:value="16194" calcext:value-type="float">
            <text:p>161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219" calcext:value-type="float">
            <text:p>16219</text:p>
          </table:table-cell>
          <table:table-cell table:formula="of:=(([.F798]-16000)/(40000-16000))+1" office:value-type="float" office:value="1.009125" calcext:value-type="float">
            <text:p>1.009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  <table:table-cell office:value-type="float" office:value="-126" calcext:value-type="float">
            <text:p>-126</text:p>
          </table:table-cell>
          <table:table-cell office:value-type="float" office:value="15974" calcext:value-type="float">
            <text:p>1597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997" calcext:value-type="float">
            <text:p>15997</text:p>
          </table:table-cell>
          <table:table-cell table:formula="of:=(([.F799]-16000)/(40000-16000))+1" office:value-type="float" office:value="0.999875" calcext:value-type="float">
            <text:p>0.999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7" calcext:value-type="float">
            <text:p>-907</text:p>
          </table:table-cell>
          <table:table-cell office:value-type="float" office:value="-70" calcext:value-type="float">
            <text:p>-70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025" calcext:value-type="float">
            <text:p>16025</text:p>
          </table:table-cell>
          <table:table-cell table:formula="of:=(([.F800]-16000)/(40000-16000))+1" office:value-type="float" office:value="1.00104166666667" calcext:value-type="float">
            <text:p>1.001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4" calcext:value-type="float">
            <text:p>-874</text:p>
          </table:table-cell>
          <table:table-cell office:value-type="float" office:value="-75" calcext:value-type="float">
            <text:p>-75</text:p>
          </table:table-cell>
          <table:table-cell office:value-type="float" office:value="16066" calcext:value-type="float">
            <text:p>1606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089" calcext:value-type="float">
            <text:p>16089</text:p>
          </table:table-cell>
          <table:table-cell table:formula="of:=(([.F801]-16000)/(40000-16000))+1" office:value-type="float" office:value="1.00370833333333" calcext:value-type="float">
            <text:p>1.003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3" calcext:value-type="float">
            <text:p>-833</text:p>
          </table:table-cell>
          <table:table-cell office:value-type="float" office:value="-134" calcext:value-type="float">
            <text:p>-134</text:p>
          </table:table-cell>
          <table:table-cell office:value-type="float" office:value="16112" calcext:value-type="float">
            <text:p>1611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6134" calcext:value-type="float">
            <text:p>16134</text:p>
          </table:table-cell>
          <table:table-cell table:formula="of:=(([.F802]-16000)/(40000-16000))+1" office:value-type="float" office:value="1.00558333333333" calcext:value-type="float">
            <text:p>1.005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8" calcext:value-type="float">
            <text:p>-798</text:p>
          </table:table-cell>
          <table:table-cell office:value-type="float" office:value="-163" calcext:value-type="float">
            <text:p>-163</text:p>
          </table:table-cell>
          <table:table-cell office:value-type="float" office:value="16102" calcext:value-type="float">
            <text:p>1610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6122" calcext:value-type="float">
            <text:p>16122</text:p>
          </table:table-cell>
          <table:table-cell table:formula="of:=(([.F803]-16000)/(40000-16000))+1" office:value-type="float" office:value="1.00508333333333" calcext:value-type="float">
            <text:p>1.005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6" calcext:value-type="float">
            <text:p>-856</text:p>
          </table:table-cell>
          <table:table-cell office:value-type="float" office:value="-111" calcext:value-type="float">
            <text:p>-111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6008" calcext:value-type="float">
            <text:p>16008</text:p>
          </table:table-cell>
          <table:table-cell table:formula="of:=(([.F804]-16000)/(40000-16000))+1" office:value-type="float" office:value="1.00033333333333" calcext:value-type="float">
            <text:p>1.000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-171" calcext:value-type="float">
            <text:p>-171</text:p>
          </table:table-cell>
          <table:table-cell office:value-type="float" office:value="15986" calcext:value-type="float">
            <text:p>1598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6010" calcext:value-type="float">
            <text:p>16010</text:p>
          </table:table-cell>
          <table:table-cell table:formula="of:=(([.F805]-16000)/(40000-16000))+1" office:value-type="float" office:value="1.00041666666667" calcext:value-type="float">
            <text:p>1.000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-112" calcext:value-type="float">
            <text:p>-112</text:p>
          </table:table-cell>
          <table:table-cell office:value-type="float" office:value="16089" calcext:value-type="float">
            <text:p>1608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112" calcext:value-type="float">
            <text:p>16112</text:p>
          </table:table-cell>
          <table:table-cell table:formula="of:=(([.F806]-16000)/(40000-16000))+1" office:value-type="float" office:value="1.00466666666667" calcext:value-type="float">
            <text:p>1.004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-105" calcext:value-type="float">
            <text:p>-105</text:p>
          </table:table-cell>
          <table:table-cell office:value-type="float" office:value="16006" calcext:value-type="float">
            <text:p>1600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027" calcext:value-type="float">
            <text:p>16027</text:p>
          </table:table-cell>
          <table:table-cell table:formula="of:=(([.F807]-16000)/(40000-16000))+1" office:value-type="float" office:value="1.001125" calcext:value-type="float">
            <text:p>1.00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7" calcext:value-type="float">
            <text:p>-837</text:p>
          </table:table-cell>
          <table:table-cell office:value-type="float" office:value="-104" calcext:value-type="float">
            <text:p>-104</text:p>
          </table:table-cell>
          <table:table-cell office:value-type="float" office:value="16176" calcext:value-type="float">
            <text:p>1617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6197" calcext:value-type="float">
            <text:p>16197</text:p>
          </table:table-cell>
          <table:table-cell table:formula="of:=(([.F808]-16000)/(40000-16000))+1" office:value-type="float" office:value="1.00820833333333" calcext:value-type="float">
            <text:p>1.008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  <table:table-cell office:value-type="float" office:value="-117" calcext:value-type="float">
            <text:p>-117</text:p>
          </table:table-cell>
          <table:table-cell office:value-type="float" office:value="15986" calcext:value-type="float">
            <text:p>1598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6006" calcext:value-type="float">
            <text:p>16006</text:p>
          </table:table-cell>
          <table:table-cell table:formula="of:=(([.F809]-16000)/(40000-16000))+1" office:value-type="float" office:value="1.00025" calcext:value-type="float">
            <text:p>1.00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  <table:table-cell office:value-type="float" office:value="-108" calcext:value-type="float">
            <text:p>-108</text:p>
          </table:table-cell>
          <table:table-cell office:value-type="float" office:value="16051" calcext:value-type="float">
            <text:p>1605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075" calcext:value-type="float">
            <text:p>16075</text:p>
          </table:table-cell>
          <table:table-cell table:formula="of:=(([.F810]-16000)/(40000-16000))+1" office:value-type="float" office:value="1.003125" calcext:value-type="float">
            <text:p>1.003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0" calcext:value-type="float">
            <text:p>-780</text:p>
          </table:table-cell>
          <table:table-cell office:value-type="float" office:value="-157" calcext:value-type="float">
            <text:p>-157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6073" calcext:value-type="float">
            <text:p>16073</text:p>
          </table:table-cell>
          <table:table-cell table:formula="of:=(([.F811]-16000)/(40000-16000))+1" office:value-type="float" office:value="1.00304166666667" calcext:value-type="float">
            <text:p>1.003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2" calcext:value-type="float">
            <text:p>-822</text:p>
          </table:table-cell>
          <table:table-cell office:value-type="float" office:value="-87" calcext:value-type="float">
            <text:p>-87</text:p>
          </table:table-cell>
          <table:table-cell office:value-type="float" office:value="16024" calcext:value-type="float">
            <text:p>160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6045" calcext:value-type="float">
            <text:p>16045</text:p>
          </table:table-cell>
          <table:table-cell table:formula="of:=(([.F812]-16000)/(40000-16000))+1" office:value-type="float" office:value="1.001875" calcext:value-type="float">
            <text:p>1.00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5" calcext:value-type="float">
            <text:p>-925</text:p>
          </table:table-cell>
          <table:table-cell office:value-type="float" office:value="-119" calcext:value-type="float">
            <text:p>-119</text:p>
          </table:table-cell>
          <table:table-cell office:value-type="float" office:value="16068" calcext:value-type="float">
            <text:p>160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095" calcext:value-type="float">
            <text:p>16095</text:p>
          </table:table-cell>
          <table:table-cell table:formula="of:=(([.F813]-16000)/(40000-16000))+1" office:value-type="float" office:value="1.00395833333333" calcext:value-type="float">
            <text:p>1.003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3" calcext:value-type="float">
            <text:p>-903</text:p>
          </table:table-cell>
          <table:table-cell office:value-type="float" office:value="-111" calcext:value-type="float">
            <text:p>-111</text:p>
          </table:table-cell>
          <table:table-cell office:value-type="float" office:value="16131" calcext:value-type="float">
            <text:p>1613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6156" calcext:value-type="float">
            <text:p>16156</text:p>
          </table:table-cell>
          <table:table-cell table:formula="of:=(([.F814]-16000)/(40000-16000))+1" office:value-type="float" office:value="1.0065" calcext:value-type="float">
            <text:p>1.0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-84" calcext:value-type="float">
            <text:p>-84</text:p>
          </table:table-cell>
          <table:table-cell office:value-type="float" office:value="15980" calcext:value-type="float">
            <text:p>1598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6000" calcext:value-type="float">
            <text:p>16000</text:p>
          </table:table-cell>
          <table:table-cell table:formula="of:=(([.F815]-16000)/(40000-16000))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5" calcext:value-type="float">
            <text:p>-805</text:p>
          </table:table-cell>
          <table:table-cell office:value-type="float" office:value="-135" calcext:value-type="float">
            <text:p>-135</text:p>
          </table:table-cell>
          <table:table-cell office:value-type="float" office:value="16090" calcext:value-type="float">
            <text:p>160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6110" calcext:value-type="float">
            <text:p>16110</text:p>
          </table:table-cell>
          <table:table-cell table:formula="of:=(([.F816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106" calcext:value-type="float">
            <text:p>-106</text:p>
          </table:table-cell>
          <table:table-cell office:value-type="float" office:value="16086" calcext:value-type="float">
            <text:p>160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110" calcext:value-type="float">
            <text:p>16110</text:p>
          </table:table-cell>
          <table:table-cell table:formula="of:=(([.F817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3" calcext:value-type="float">
            <text:p>-913</text:p>
          </table:table-cell>
          <table:table-cell office:value-type="float" office:value="-163" calcext:value-type="float">
            <text:p>-163</text:p>
          </table:table-cell>
          <table:table-cell office:value-type="float" office:value="16020" calcext:value-type="float">
            <text:p>1602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046" calcext:value-type="float">
            <text:p>16046</text:p>
          </table:table-cell>
          <table:table-cell table:formula="of:=(([.F818]-16000)/(40000-16000))+1" office:value-type="float" office:value="1.00191666666667" calcext:value-type="float">
            <text:p>1.001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-117" calcext:value-type="float">
            <text:p>-117</text:p>
          </table:table-cell>
          <table:table-cell office:value-type="float" office:value="16108" calcext:value-type="float">
            <text:p>1610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134" calcext:value-type="float">
            <text:p>16134</text:p>
          </table:table-cell>
          <table:table-cell table:formula="of:=(([.F819]-16000)/(40000-16000))+1" office:value-type="float" office:value="1.00558333333333" calcext:value-type="float">
            <text:p>1.005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8" calcext:value-type="float">
            <text:p>-888</text:p>
          </table:table-cell>
          <table:table-cell office:value-type="float" office:value="-141" calcext:value-type="float">
            <text:p>-141</text:p>
          </table:table-cell>
          <table:table-cell office:value-type="float" office:value="16100" calcext:value-type="float">
            <text:p>161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125" calcext:value-type="float">
            <text:p>16125</text:p>
          </table:table-cell>
          <table:table-cell table:formula="of:=(([.F820]-16000)/(40000-16000))+1" office:value-type="float" office:value="1.00520833333333" calcext:value-type="float">
            <text:p>1.005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1" calcext:value-type="float">
            <text:p>-891</text:p>
          </table:table-cell>
          <table:table-cell office:value-type="float" office:value="-150" calcext:value-type="float">
            <text:p>-150</text:p>
          </table:table-cell>
          <table:table-cell office:value-type="float" office:value="15962" calcext:value-type="float">
            <text:p>1596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987" calcext:value-type="float">
            <text:p>15987</text:p>
          </table:table-cell>
          <table:table-cell table:formula="of:=(([.F821]-16000)/(40000-16000))+1" office:value-type="float" office:value="0.999458333333333" calcext:value-type="float">
            <text:p>0.999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7" calcext:value-type="float">
            <text:p>-867</text:p>
          </table:table-cell>
          <table:table-cell office:value-type="float" office:value="-82" calcext:value-type="float">
            <text:p>-82</text:p>
          </table:table-cell>
          <table:table-cell office:value-type="float" office:value="16144" calcext:value-type="float">
            <text:p>1614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6167" calcext:value-type="float">
            <text:p>16167</text:p>
          </table:table-cell>
          <table:table-cell table:formula="of:=(([.F822]-16000)/(40000-16000))+1" office:value-type="float" office:value="1.00695833333333" calcext:value-type="float">
            <text:p>1.006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8" calcext:value-type="float">
            <text:p>-878</text:p>
          </table:table-cell>
          <table:table-cell office:value-type="float" office:value="-132" calcext:value-type="float">
            <text:p>-132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6056" calcext:value-type="float">
            <text:p>16056</text:p>
          </table:table-cell>
          <table:table-cell table:formula="of:=(([.F823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9" calcext:value-type="float">
            <text:p>-849</text:p>
          </table:table-cell>
          <table:table-cell office:value-type="float" office:value="-141" calcext:value-type="float">
            <text:p>-141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6097" calcext:value-type="float">
            <text:p>16097</text:p>
          </table:table-cell>
          <table:table-cell table:formula="of:=(([.F824]-16000)/(40000-16000))+1" office:value-type="float" office:value="1.00404166666667" calcext:value-type="float">
            <text:p>1.00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52" calcext:value-type="float">
            <text:p>-752</text:p>
          </table:table-cell>
          <table:table-cell office:value-type="float" office:value="-123" calcext:value-type="float">
            <text:p>-123</text:p>
          </table:table-cell>
          <table:table-cell office:value-type="float" office:value="15990" calcext:value-type="float">
            <text:p>1599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6008" calcext:value-type="float">
            <text:p>16008</text:p>
          </table:table-cell>
          <table:table-cell table:formula="of:=(([.F825]-16000)/(40000-16000))+1" office:value-type="float" office:value="1.00033333333333" calcext:value-type="float">
            <text:p>1.000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3" calcext:value-type="float">
            <text:p>-783</text:p>
          </table:table-cell>
          <table:table-cell office:value-type="float" office:value="-67" calcext:value-type="float">
            <text:p>-67</text:p>
          </table:table-cell>
          <table:table-cell office:value-type="float" office:value="16093" calcext:value-type="float">
            <text:p>160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6112" calcext:value-type="float">
            <text:p>16112</text:p>
          </table:table-cell>
          <table:table-cell table:formula="of:=(([.F826]-16000)/(40000-16000))+1" office:value-type="float" office:value="1.00466666666667" calcext:value-type="float">
            <text:p>1.004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  <table:table-cell office:value-type="float" office:value="-121" calcext:value-type="float">
            <text:p>-121</text:p>
          </table:table-cell>
          <table:table-cell office:value-type="float" office:value="16023" calcext:value-type="float">
            <text:p>1602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6048" calcext:value-type="float">
            <text:p>16048</text:p>
          </table:table-cell>
          <table:table-cell table:formula="of:=(([.F827]-16000)/(40000-16000))+1" office:value-type="float" office:value="1.002" calcext:value-type="float">
            <text:p>1.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1" calcext:value-type="float">
            <text:p>-891</text:p>
          </table:table-cell>
          <table:table-cell office:value-type="float" office:value="-84" calcext:value-type="float">
            <text:p>-84</text:p>
          </table:table-cell>
          <table:table-cell office:value-type="float" office:value="16106" calcext:value-type="float">
            <text:p>161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6130" calcext:value-type="float">
            <text:p>16130</text:p>
          </table:table-cell>
          <table:table-cell table:formula="of:=(([.F828]-16000)/(40000-16000))+1" office:value-type="float" office:value="1.00541666666667" calcext:value-type="float">
            <text:p>1.005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105" calcext:value-type="float">
            <text:p>-105</text:p>
          </table:table-cell>
          <table:table-cell office:value-type="float" office:value="16035" calcext:value-type="float">
            <text:p>1603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059" calcext:value-type="float">
            <text:p>16059</text:p>
          </table:table-cell>
          <table:table-cell table:formula="of:=(([.F829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  <table:table-cell office:value-type="float" office:value="-105" calcext:value-type="float">
            <text:p>-105</text:p>
          </table:table-cell>
          <table:table-cell office:value-type="float" office:value="15967" calcext:value-type="float">
            <text:p>1596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988" calcext:value-type="float">
            <text:p>15988</text:p>
          </table:table-cell>
          <table:table-cell table:formula="of:=(([.F830]-16000)/(40000-16000))+1" office:value-type="float" office:value="0.9995" calcext:value-type="float">
            <text:p>0.99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0" calcext:value-type="float">
            <text:p>-820</text:p>
          </table:table-cell>
          <table:table-cell office:value-type="float" office:value="-96" calcext:value-type="float">
            <text:p>-96</text:p>
          </table:table-cell>
          <table:table-cell office:value-type="float" office:value="16089" calcext:value-type="float">
            <text:p>1608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6110" calcext:value-type="float">
            <text:p>16110</text:p>
          </table:table-cell>
          <table:table-cell table:formula="of:=(([.F831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5" calcext:value-type="float">
            <text:p>-815</text:p>
          </table:table-cell>
          <table:table-cell office:value-type="float" office:value="-175" calcext:value-type="float">
            <text:p>-175</text:p>
          </table:table-cell>
          <table:table-cell office:value-type="float" office:value="16031" calcext:value-type="float">
            <text:p>160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052" calcext:value-type="float">
            <text:p>16052</text:p>
          </table:table-cell>
          <table:table-cell table:formula="of:=(([.F832]-16000)/(40000-16000))+1" office:value-type="float" office:value="1.00216666666667" calcext:value-type="float">
            <text:p>1.002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4" calcext:value-type="float">
            <text:p>-894</text:p>
          </table:table-cell>
          <table:table-cell office:value-type="float" office:value="-168" calcext:value-type="float">
            <text:p>-168</text:p>
          </table:table-cell>
          <table:table-cell office:value-type="float" office:value="16040" calcext:value-type="float">
            <text:p>1604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65" calcext:value-type="float">
            <text:p>16065</text:p>
          </table:table-cell>
          <table:table-cell table:formula="of:=(([.F833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136" calcext:value-type="float">
            <text:p>-136</text:p>
          </table:table-cell>
          <table:table-cell office:value-type="float" office:value="16112" calcext:value-type="float">
            <text:p>1611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134" calcext:value-type="float">
            <text:p>16134</text:p>
          </table:table-cell>
          <table:table-cell table:formula="of:=(([.F834]-16000)/(40000-16000))+1" office:value-type="float" office:value="1.00558333333333" calcext:value-type="float">
            <text:p>1.005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-148" calcext:value-type="float">
            <text:p>-148</text:p>
          </table:table-cell>
          <table:table-cell office:value-type="float" office:value="15991" calcext:value-type="float">
            <text:p>159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012" calcext:value-type="float">
            <text:p>16012</text:p>
          </table:table-cell>
          <table:table-cell table:formula="of:=(([.F835]-16000)/(40000-16000))+1" office:value-type="float" office:value="1.0005" calcext:value-type="float">
            <text:p>1.0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2" calcext:value-type="float">
            <text:p>-822</text:p>
          </table:table-cell>
          <table:table-cell office:value-type="float" office:value="-119" calcext:value-type="float">
            <text:p>-119</text:p>
          </table:table-cell>
          <table:table-cell office:value-type="float" office:value="16025" calcext:value-type="float">
            <text:p>1602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6046" calcext:value-type="float">
            <text:p>16046</text:p>
          </table:table-cell>
          <table:table-cell table:formula="of:=(([.F836]-16000)/(40000-16000))+1" office:value-type="float" office:value="1.00191666666667" calcext:value-type="float">
            <text:p>1.001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-118" calcext:value-type="float">
            <text:p>-118</text:p>
          </table:table-cell>
          <table:table-cell office:value-type="float" office:value="16043" calcext:value-type="float">
            <text:p>1604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6066" calcext:value-type="float">
            <text:p>16066</text:p>
          </table:table-cell>
          <table:table-cell table:formula="of:=(([.F837]-16000)/(40000-16000))+1" office:value-type="float" office:value="1.00275" calcext:value-type="float">
            <text:p>1.00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2" calcext:value-type="float">
            <text:p>-812</text:p>
          </table:table-cell>
          <table:table-cell office:value-type="float" office:value="-74" calcext:value-type="float">
            <text:p>-74</text:p>
          </table:table-cell>
          <table:table-cell office:value-type="float" office:value="16015" calcext:value-type="float">
            <text:p>1601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6035" calcext:value-type="float">
            <text:p>16035</text:p>
          </table:table-cell>
          <table:table-cell table:formula="of:=(([.F838]-16000)/(40000-16000))+1" office:value-type="float" office:value="1.00145833333333" calcext:value-type="float">
            <text:p>1.001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83" calcext:value-type="float">
            <text:p>-83</text:p>
          </table:table-cell>
          <table:table-cell office:value-type="float" office:value="16075" calcext:value-type="float">
            <text:p>1607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6097" calcext:value-type="float">
            <text:p>16097</text:p>
          </table:table-cell>
          <table:table-cell table:formula="of:=(([.F839]-16000)/(40000-16000))+1" office:value-type="float" office:value="1.00404166666667" calcext:value-type="float">
            <text:p>1.00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7" calcext:value-type="float">
            <text:p>-897</text:p>
          </table:table-cell>
          <table:table-cell office:value-type="float" office:value="-107" calcext:value-type="float">
            <text:p>-107</text:p>
          </table:table-cell>
          <table:table-cell office:value-type="float" office:value="16028" calcext:value-type="float">
            <text:p>1602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6053" calcext:value-type="float">
            <text:p>16053</text:p>
          </table:table-cell>
          <table:table-cell table:formula="of:=(([.F840]-16000)/(40000-16000))+1" office:value-type="float" office:value="1.00220833333333" calcext:value-type="float">
            <text:p>1.002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6" calcext:value-type="float">
            <text:p>-906</text:p>
          </table:table-cell>
          <table:table-cell office:value-type="float" office:value="-165" calcext:value-type="float">
            <text:p>-165</text:p>
          </table:table-cell>
          <table:table-cell office:value-type="float" office:value="16002" calcext:value-type="float">
            <text:p>160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6028" calcext:value-type="float">
            <text:p>16028</text:p>
          </table:table-cell>
          <table:table-cell table:formula="of:=(([.F841]-16000)/(40000-16000))+1" office:value-type="float" office:value="1.00116666666667" calcext:value-type="float">
            <text:p>1.001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8" calcext:value-type="float">
            <text:p>-818</text:p>
          </table:table-cell>
          <table:table-cell office:value-type="float" office:value="-138" calcext:value-type="float">
            <text:p>-138</text:p>
          </table:table-cell>
          <table:table-cell office:value-type="float" office:value="16078" calcext:value-type="float">
            <text:p>1607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099" calcext:value-type="float">
            <text:p>16099</text:p>
          </table:table-cell>
          <table:table-cell table:formula="of:=(([.F842]-16000)/(40000-16000))+1" office:value-type="float" office:value="1.004125" calcext:value-type="float">
            <text:p>1.004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7" calcext:value-type="float">
            <text:p>-867</text:p>
          </table:table-cell>
          <table:table-cell office:value-type="float" office:value="-87" calcext:value-type="float">
            <text:p>-87</text:p>
          </table:table-cell>
          <table:table-cell office:value-type="float" office:value="16061" calcext:value-type="float">
            <text:p>1606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084" calcext:value-type="float">
            <text:p>16084</text:p>
          </table:table-cell>
          <table:table-cell table:formula="of:=(([.F843]-16000)/(40000-16000))+1" office:value-type="float" office:value="1.0035" calcext:value-type="float">
            <text:p>1.0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  <table:table-cell office:value-type="float" office:value="-101" calcext:value-type="float">
            <text:p>-101</text:p>
          </table:table-cell>
          <table:table-cell office:value-type="float" office:value="15986" calcext:value-type="float">
            <text:p>1598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011" calcext:value-type="float">
            <text:p>16011</text:p>
          </table:table-cell>
          <table:table-cell table:formula="of:=(([.F844]-16000)/(40000-16000))+1" office:value-type="float" office:value="1.00045833333333" calcext:value-type="float">
            <text:p>1.00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1" calcext:value-type="float">
            <text:p>-881</text:p>
          </table:table-cell>
          <table:table-cell office:value-type="float" office:value="-166" calcext:value-type="float">
            <text:p>-166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096" calcext:value-type="float">
            <text:p>16096</text:p>
          </table:table-cell>
          <table:table-cell table:formula="of:=(([.F845]-16000)/(40000-16000))+1"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-129" calcext:value-type="float">
            <text:p>-129</text:p>
          </table:table-cell>
          <table:table-cell office:value-type="float" office:value="16085" calcext:value-type="float">
            <text:p>1608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108" calcext:value-type="float">
            <text:p>16108</text:p>
          </table:table-cell>
          <table:table-cell table:formula="of:=(([.F846]-16000)/(40000-16000))+1" office:value-type="float" office:value="1.0045" calcext:value-type="float">
            <text:p>1.0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1" calcext:value-type="float">
            <text:p>-861</text:p>
          </table:table-cell>
          <table:table-cell office:value-type="float" office:value="-125" calcext:value-type="float">
            <text:p>-125</text:p>
          </table:table-cell>
          <table:table-cell office:value-type="float" office:value="16012" calcext:value-type="float">
            <text:p>1601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035" calcext:value-type="float">
            <text:p>16035</text:p>
          </table:table-cell>
          <table:table-cell table:formula="of:=(([.F847]-16000)/(40000-16000))+1" office:value-type="float" office:value="1.00145833333333" calcext:value-type="float">
            <text:p>1.001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1" calcext:value-type="float">
            <text:p>-881</text:p>
          </table:table-cell>
          <table:table-cell office:value-type="float" office:value="-94" calcext:value-type="float">
            <text:p>-94</text:p>
          </table:table-cell>
          <table:table-cell office:value-type="float" office:value="16050" calcext:value-type="float">
            <text:p>1605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6074" calcext:value-type="float">
            <text:p>16074</text:p>
          </table:table-cell>
          <table:table-cell table:formula="of:=(([.F848]-16000)/(40000-16000))+1" office:value-type="float" office:value="1.00308333333333" calcext:value-type="float">
            <text:p>1.003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  <table:table-cell office:value-type="float" office:value="-103" calcext:value-type="float">
            <text:p>-103</text:p>
          </table:table-cell>
          <table:table-cell office:value-type="float" office:value="16038" calcext:value-type="float">
            <text:p>160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6058" calcext:value-type="float">
            <text:p>16058</text:p>
          </table:table-cell>
          <table:table-cell table:formula="of:=(([.F849]-16000)/(40000-16000))+1" office:value-type="float" office:value="1.00241666666667" calcext:value-type="float">
            <text:p>1.002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4" calcext:value-type="float">
            <text:p>-784</text:p>
          </table:table-cell>
          <table:table-cell office:value-type="float" office:value="-112" calcext:value-type="float">
            <text:p>-112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077" calcext:value-type="float">
            <text:p>16077</text:p>
          </table:table-cell>
          <table:table-cell table:formula="of:=(([.F850]-16000)/(40000-16000))+1" office:value-type="float" office:value="1.00320833333333" calcext:value-type="float">
            <text:p>1.003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-164" calcext:value-type="float">
            <text:p>-164</text:p>
          </table:table-cell>
          <table:table-cell office:value-type="float" office:value="16078" calcext:value-type="float">
            <text:p>1607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6102" calcext:value-type="float">
            <text:p>16102</text:p>
          </table:table-cell>
          <table:table-cell table:formula="of:=(([.F851]-16000)/(40000-16000))+1" office:value-type="float" office:value="1.00425" calcext:value-type="float">
            <text:p>1.00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0" calcext:value-type="float">
            <text:p>-880</text:p>
          </table:table-cell>
          <table:table-cell office:value-type="float" office:value="-137" calcext:value-type="float">
            <text:p>-137</text:p>
          </table:table-cell>
          <table:table-cell office:value-type="float" office:value="16049" calcext:value-type="float">
            <text:p>160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6073" calcext:value-type="float">
            <text:p>16073</text:p>
          </table:table-cell>
          <table:table-cell table:formula="of:=(([.F852]-16000)/(40000-16000))+1" office:value-type="float" office:value="1.00304166666667" calcext:value-type="float">
            <text:p>1.003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6" calcext:value-type="float">
            <text:p>-886</text:p>
          </table:table-cell>
          <table:table-cell office:value-type="float" office:value="-105" calcext:value-type="float">
            <text:p>-105</text:p>
          </table:table-cell>
          <table:table-cell office:value-type="float" office:value="16028" calcext:value-type="float">
            <text:p>1602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052" calcext:value-type="float">
            <text:p>16052</text:p>
          </table:table-cell>
          <table:table-cell table:formula="of:=(([.F853]-16000)/(40000-16000))+1" office:value-type="float" office:value="1.00216666666667" calcext:value-type="float">
            <text:p>1.002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3" calcext:value-type="float">
            <text:p>-873</text:p>
          </table:table-cell>
          <table:table-cell office:value-type="float" office:value="-155" calcext:value-type="float">
            <text:p>-155</text:p>
          </table:table-cell>
          <table:table-cell office:value-type="float" office:value="16104" calcext:value-type="float">
            <text:p>1610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128" calcext:value-type="float">
            <text:p>16128</text:p>
          </table:table-cell>
          <table:table-cell table:formula="of:=(([.F854]-16000)/(40000-16000))+1" office:value-type="float" office:value="1.00533333333333" calcext:value-type="float">
            <text:p>1.005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7" calcext:value-type="float">
            <text:p>-827</text:p>
          </table:table-cell>
          <table:table-cell office:value-type="float" office:value="-114" calcext:value-type="float">
            <text:p>-114</text:p>
          </table:table-cell>
          <table:table-cell office:value-type="float" office:value="16089" calcext:value-type="float">
            <text:p>1608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110" calcext:value-type="float">
            <text:p>16110</text:p>
          </table:table-cell>
          <table:table-cell table:formula="of:=(([.F855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5" calcext:value-type="float">
            <text:p>-765</text:p>
          </table:table-cell>
          <table:table-cell office:value-type="float" office:value="-96" calcext:value-type="float">
            <text:p>-96</text:p>
          </table:table-cell>
          <table:table-cell office:value-type="float" office:value="16049" calcext:value-type="float">
            <text:p>1604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6067" calcext:value-type="float">
            <text:p>16067</text:p>
          </table:table-cell>
          <table:table-cell table:formula="of:=(([.F856]-16000)/(40000-16000))+1" office:value-type="float" office:value="1.00279166666667" calcext:value-type="float">
            <text:p>1.002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0" calcext:value-type="float">
            <text:p>-840</text:p>
          </table:table-cell>
          <table:table-cell office:value-type="float" office:value="-59" calcext:value-type="float">
            <text:p>-59</text:p>
          </table:table-cell>
          <table:table-cell office:value-type="float" office:value="16002" calcext:value-type="float">
            <text:p>160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024" calcext:value-type="float">
            <text:p>16024</text:p>
          </table:table-cell>
          <table:table-cell table:formula="of:=(([.F857]-16000)/(40000-16000))+1" office:value-type="float" office:value="1.001" calcext:value-type="float">
            <text:p>1.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9" calcext:value-type="float">
            <text:p>-819</text:p>
          </table:table-cell>
          <table:table-cell office:value-type="float" office:value="-115" calcext:value-type="float">
            <text:p>-115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095" calcext:value-type="float">
            <text:p>16095</text:p>
          </table:table-cell>
          <table:table-cell table:formula="of:=(([.F858]-16000)/(40000-16000))+1" office:value-type="float" office:value="1.00395833333333" calcext:value-type="float">
            <text:p>1.003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office:value-type="float" office:value="-105" calcext:value-type="float">
            <text:p>-105</text:p>
          </table:table-cell>
          <table:table-cell office:value-type="float" office:value="15980" calcext:value-type="float">
            <text:p>1598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6003" calcext:value-type="float">
            <text:p>16003</text:p>
          </table:table-cell>
          <table:table-cell table:formula="of:=(([.F859]-16000)/(40000-16000))+1" office:value-type="float" office:value="1.000125" calcext:value-type="float">
            <text:p>1.000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8" calcext:value-type="float">
            <text:p>-798</text:p>
          </table:table-cell>
          <table:table-cell office:value-type="float" office:value="-141" calcext:value-type="float">
            <text:p>-141</text:p>
          </table:table-cell>
          <table:table-cell office:value-type="float" office:value="16095" calcext:value-type="float">
            <text:p>1609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6115" calcext:value-type="float">
            <text:p>16115</text:p>
          </table:table-cell>
          <table:table-cell table:formula="of:=(([.F860]-16000)/(40000-16000))+1" office:value-type="float" office:value="1.00479166666667" calcext:value-type="float">
            <text:p>1.004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7" calcext:value-type="float">
            <text:p>-797</text:p>
          </table:table-cell>
          <table:table-cell office:value-type="float" office:value="-85" calcext:value-type="float">
            <text:p>-85</text:p>
          </table:table-cell>
          <table:table-cell office:value-type="float" office:value="16023" calcext:value-type="float">
            <text:p>1602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6043" calcext:value-type="float">
            <text:p>16043</text:p>
          </table:table-cell>
          <table:table-cell table:formula="of:=(([.F861]-16000)/(40000-16000))+1" office:value-type="float" office:value="1.00179166666667" calcext:value-type="float">
            <text:p>1.001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3" calcext:value-type="float">
            <text:p>-883</text:p>
          </table:table-cell>
          <table:table-cell office:value-type="float" office:value="-177" calcext:value-type="float">
            <text:p>-177</text:p>
          </table:table-cell>
          <table:table-cell office:value-type="float" office:value="15992" calcext:value-type="float">
            <text:p>159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017" calcext:value-type="float">
            <text:p>16017</text:p>
          </table:table-cell>
          <table:table-cell table:formula="of:=(([.F862]-16000)/(40000-16000))+1" office:value-type="float" office:value="1.00070833333333" calcext:value-type="float">
            <text:p>1.000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-102" calcext:value-type="float">
            <text:p>-102</text:p>
          </table:table-cell>
          <table:table-cell office:value-type="float" office:value="16089" calcext:value-type="float">
            <text:p>1608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6114" calcext:value-type="float">
            <text:p>16114</text:p>
          </table:table-cell>
          <table:table-cell table:formula="of:=(([.F863]-16000)/(40000-16000))+1" office:value-type="float" office:value="1.00475" calcext:value-type="float">
            <text:p>1.00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8" calcext:value-type="float">
            <text:p>-808</text:p>
          </table:table-cell>
          <table:table-cell office:value-type="float" office:value="-107" calcext:value-type="float">
            <text:p>-107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059" calcext:value-type="float">
            <text:p>16059</text:p>
          </table:table-cell>
          <table:table-cell table:formula="of:=(([.F864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1" calcext:value-type="float">
            <text:p>-851</text:p>
          </table:table-cell>
          <table:table-cell office:value-type="float" office:value="-105" calcext:value-type="float">
            <text:p>-105</text:p>
          </table:table-cell>
          <table:table-cell office:value-type="float" office:value="16136" calcext:value-type="float">
            <text:p>16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158" calcext:value-type="float">
            <text:p>16158</text:p>
          </table:table-cell>
          <table:table-cell table:formula="of:=(([.F865]-16000)/(40000-16000))+1" office:value-type="float" office:value="1.00658333333333" calcext:value-type="float">
            <text:p>1.006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  <table:table-cell office:value-type="float" office:value="-127" calcext:value-type="float">
            <text:p>-127</text:p>
          </table:table-cell>
          <table:table-cell office:value-type="float" office:value="16107" calcext:value-type="float">
            <text:p>1610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131" calcext:value-type="float">
            <text:p>16131</text:p>
          </table:table-cell>
          <table:table-cell table:formula="of:=(([.F866]-16000)/(40000-16000))+1" office:value-type="float" office:value="1.00545833333333" calcext:value-type="float">
            <text:p>1.005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1" calcext:value-type="float">
            <text:p>-841</text:p>
          </table:table-cell>
          <table:table-cell office:value-type="float" office:value="-93" calcext:value-type="float">
            <text:p>-93</text:p>
          </table:table-cell>
          <table:table-cell office:value-type="float" office:value="16096" calcext:value-type="float">
            <text:p>160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6118" calcext:value-type="float">
            <text:p>16118</text:p>
          </table:table-cell>
          <table:table-cell table:formula="of:=(([.F867]-16000)/(40000-16000))+1" office:value-type="float" office:value="1.00491666666667" calcext:value-type="float">
            <text:p>1.004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  <table:table-cell office:value-type="float" office:value="-153" calcext:value-type="float">
            <text:p>-153</text:p>
          </table:table-cell>
          <table:table-cell office:value-type="float" office:value="15970" calcext:value-type="float">
            <text:p>1597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992" calcext:value-type="float">
            <text:p>15992</text:p>
          </table:table-cell>
          <table:table-cell table:formula="of:=(([.F868]-16000)/(40000-16000))+1" office:value-type="float" office:value="0.999666666666667" calcext:value-type="float">
            <text:p>0.999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  <table:table-cell office:value-type="float" office:value="-151" calcext:value-type="float">
            <text:p>-151</text:p>
          </table:table-cell>
          <table:table-cell office:value-type="float" office:value="16060" calcext:value-type="float">
            <text:p>1606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080" calcext:value-type="float">
            <text:p>16080</text:p>
          </table:table-cell>
          <table:table-cell table:formula="of:=(([.F869]-16000)/(40000-16000))+1" office:value-type="float" office:value="1.00333333333333" calcext:value-type="float">
            <text:p>1.00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6" calcext:value-type="float">
            <text:p>-926</text:p>
          </table:table-cell>
          <table:table-cell office:value-type="float" office:value="-93" calcext:value-type="float">
            <text:p>-93</text:p>
          </table:table-cell>
          <table:table-cell office:value-type="float" office:value="16085" calcext:value-type="float">
            <text:p>1608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6111" calcext:value-type="float">
            <text:p>16111</text:p>
          </table:table-cell>
          <table:table-cell table:formula="of:=(([.F870]-16000)/(40000-16000))+1" office:value-type="float" office:value="1.004625" calcext:value-type="float">
            <text:p>1.004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4" calcext:value-type="float">
            <text:p>-764</text:p>
          </table:table-cell>
          <table:table-cell office:value-type="float" office:value="-101" calcext:value-type="float">
            <text:p>-101</text:p>
          </table:table-cell>
          <table:table-cell office:value-type="float" office:value="16025" calcext:value-type="float">
            <text:p>1602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6043" calcext:value-type="float">
            <text:p>16043</text:p>
          </table:table-cell>
          <table:table-cell table:formula="of:=(([.F871]-16000)/(40000-16000))+1" office:value-type="float" office:value="1.00179166666667" calcext:value-type="float">
            <text:p>1.001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-107" calcext:value-type="float">
            <text:p>-107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6036" calcext:value-type="float">
            <text:p>16036</text:p>
          </table:table-cell>
          <table:table-cell table:formula="of:=(([.F872]-16000)/(40000-16000))+1" office:value-type="float" office:value="1.0015" calcext:value-type="float">
            <text:p>1.0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-111" calcext:value-type="float">
            <text:p>-111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062" calcext:value-type="float">
            <text:p>16062</text:p>
          </table:table-cell>
          <table:table-cell table:formula="of:=(([.F873]-16000)/(40000-16000))+1" office:value-type="float" office:value="1.00258333333333" calcext:value-type="float">
            <text:p>1.002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5" calcext:value-type="float">
            <text:p>-855</text:p>
          </table:table-cell>
          <table:table-cell office:value-type="float" office:value="-98" calcext:value-type="float">
            <text:p>-98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6039" calcext:value-type="float">
            <text:p>16039</text:p>
          </table:table-cell>
          <table:table-cell table:formula="of:=(([.F874]-16000)/(40000-16000))+1" office:value-type="float" office:value="1.001625" calcext:value-type="float">
            <text:p>1.001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3" calcext:value-type="float">
            <text:p>-893</text:p>
          </table:table-cell>
          <table:table-cell office:value-type="float" office:value="-117" calcext:value-type="float">
            <text:p>-117</text:p>
          </table:table-cell>
          <table:table-cell office:value-type="float" office:value="16002" calcext:value-type="float">
            <text:p>1600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027" calcext:value-type="float">
            <text:p>16027</text:p>
          </table:table-cell>
          <table:table-cell table:formula="of:=(([.F875]-16000)/(40000-16000))+1" office:value-type="float" office:value="1.001125" calcext:value-type="float">
            <text:p>1.00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7" calcext:value-type="float">
            <text:p>-797</text:p>
          </table:table-cell>
          <table:table-cell office:value-type="float" office:value="-145" calcext:value-type="float">
            <text:p>-145</text:p>
          </table:table-cell>
          <table:table-cell office:value-type="float" office:value="16038" calcext:value-type="float">
            <text:p>1603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058" calcext:value-type="float">
            <text:p>16058</text:p>
          </table:table-cell>
          <table:table-cell table:formula="of:=(([.F876]-16000)/(40000-16000))+1" office:value-type="float" office:value="1.00241666666667" calcext:value-type="float">
            <text:p>1.002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-130" calcext:value-type="float">
            <text:p>-130</text:p>
          </table:table-cell>
          <table:table-cell office:value-type="float" office:value="16141" calcext:value-type="float">
            <text:p>1614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6161" calcext:value-type="float">
            <text:p>16161</text:p>
          </table:table-cell>
          <table:table-cell table:formula="of:=(([.F877]-16000)/(40000-16000))+1" office:value-type="float" office:value="1.00670833333333" calcext:value-type="float">
            <text:p>1.006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50" calcext:value-type="float">
            <text:p>-50</text:p>
          </table:table-cell>
          <table:table-cell office:value-type="float" office:value="16027" calcext:value-type="float">
            <text:p>1602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049" calcext:value-type="float">
            <text:p>16049</text:p>
          </table:table-cell>
          <table:table-cell table:formula="of:=(([.F878]-16000)/(40000-16000))+1" office:value-type="float" office:value="1.00204166666667" calcext:value-type="float">
            <text:p>1.002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135" calcext:value-type="float">
            <text:p>-135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6097" calcext:value-type="float">
            <text:p>16097</text:p>
          </table:table-cell>
          <table:table-cell table:formula="of:=(([.F879]-16000)/(40000-16000))+1" office:value-type="float" office:value="1.00404166666667" calcext:value-type="float">
            <text:p>1.00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-83" calcext:value-type="float">
            <text:p>-83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094" calcext:value-type="float">
            <text:p>16094</text:p>
          </table:table-cell>
          <table:table-cell table:formula="of:=(([.F880]-16000)/(40000-16000))+1" office:value-type="float" office:value="1.00391666666667" calcext:value-type="float">
            <text:p>1.003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-128" calcext:value-type="float">
            <text:p>-128</text:p>
          </table:table-cell>
          <table:table-cell office:value-type="float" office:value="16028" calcext:value-type="float">
            <text:p>1602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049" calcext:value-type="float">
            <text:p>16049</text:p>
          </table:table-cell>
          <table:table-cell table:formula="of:=(([.F881]-16000)/(40000-16000))+1" office:value-type="float" office:value="1.00204166666667" calcext:value-type="float">
            <text:p>1.002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6" calcext:value-type="float">
            <text:p>-886</text:p>
          </table:table-cell>
          <table:table-cell office:value-type="float" office:value="-121" calcext:value-type="float">
            <text:p>-121</text:p>
          </table:table-cell>
          <table:table-cell office:value-type="float" office:value="16064" calcext:value-type="float">
            <text:p>160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88" calcext:value-type="float">
            <text:p>16088</text:p>
          </table:table-cell>
          <table:table-cell table:formula="of:=(([.F882]-16000)/(40000-16000))+1" office:value-type="float" office:value="1.00366666666667" calcext:value-type="float">
            <text:p>1.003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5" calcext:value-type="float">
            <text:p>-805</text:p>
          </table:table-cell>
          <table:table-cell office:value-type="float" office:value="-105" calcext:value-type="float">
            <text:p>-105</text:p>
          </table:table-cell>
          <table:table-cell office:value-type="float" office:value="15988" calcext:value-type="float">
            <text:p>1598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008" calcext:value-type="float">
            <text:p>16008</text:p>
          </table:table-cell>
          <table:table-cell table:formula="of:=(([.F883]-16000)/(40000-16000))+1" office:value-type="float" office:value="1.00033333333333" calcext:value-type="float">
            <text:p>1.000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182" calcext:value-type="float">
            <text:p>-182</text:p>
          </table:table-cell>
          <table:table-cell office:value-type="float" office:value="16026" calcext:value-type="float">
            <text:p>1602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048" calcext:value-type="float">
            <text:p>16048</text:p>
          </table:table-cell>
          <table:table-cell table:formula="of:=(([.F884]-16000)/(40000-16000))+1" office:value-type="float" office:value="1.002" calcext:value-type="float">
            <text:p>1.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79" calcext:value-type="float">
            <text:p>-79</text:p>
          </table:table-cell>
          <table:table-cell office:value-type="float" office:value="15980" calcext:value-type="float">
            <text:p>1598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004" calcext:value-type="float">
            <text:p>16004</text:p>
          </table:table-cell>
          <table:table-cell table:formula="of:=(([.F885]-16000)/(40000-16000))+1" office:value-type="float" office:value="1.00016666666667" calcext:value-type="float">
            <text:p>1.000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-77" calcext:value-type="float">
            <text:p>-77</text:p>
          </table:table-cell>
          <table:table-cell office:value-type="float" office:value="16019" calcext:value-type="float">
            <text:p>1601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045" calcext:value-type="float">
            <text:p>16045</text:p>
          </table:table-cell>
          <table:table-cell table:formula="of:=(([.F886]-16000)/(40000-16000))+1" office:value-type="float" office:value="1.001875" calcext:value-type="float">
            <text:p>1.00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2" calcext:value-type="float">
            <text:p>-822</text:p>
          </table:table-cell>
          <table:table-cell office:value-type="float" office:value="-155" calcext:value-type="float">
            <text:p>-155</text:p>
          </table:table-cell>
          <table:table-cell office:value-type="float" office:value="16062" calcext:value-type="float">
            <text:p>160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6083" calcext:value-type="float">
            <text:p>16083</text:p>
          </table:table-cell>
          <table:table-cell table:formula="of:=(([.F887]-16000)/(40000-16000))+1" office:value-type="float" office:value="1.00345833333333" calcext:value-type="float">
            <text:p>1.00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-73" calcext:value-type="float">
            <text:p>-73</text:p>
          </table:table-cell>
          <table:table-cell office:value-type="float" office:value="16008" calcext:value-type="float">
            <text:p>1600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6032" calcext:value-type="float">
            <text:p>16032</text:p>
          </table:table-cell>
          <table:table-cell table:formula="of:=(([.F888]-16000)/(40000-16000))+1" office:value-type="float" office:value="1.00133333333333" calcext:value-type="float">
            <text:p>1.001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79" calcext:value-type="float">
            <text:p>-79</text:p>
          </table:table-cell>
          <table:table-cell office:value-type="float" office:value="16037" calcext:value-type="float">
            <text:p>1603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061" calcext:value-type="float">
            <text:p>16061</text:p>
          </table:table-cell>
          <table:table-cell table:formula="of:=(([.F889]-16000)/(40000-16000))+1" office:value-type="float" office:value="1.00254166666667" calcext:value-type="float">
            <text:p>1.002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8" calcext:value-type="float">
            <text:p>-828</text:p>
          </table:table-cell>
          <table:table-cell office:value-type="float" office:value="-166" calcext:value-type="float">
            <text:p>-166</text:p>
          </table:table-cell>
          <table:table-cell office:value-type="float" office:value="16100" calcext:value-type="float">
            <text:p>1610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122" calcext:value-type="float">
            <text:p>16122</text:p>
          </table:table-cell>
          <table:table-cell table:formula="of:=(([.F890]-16000)/(40000-16000))+1" office:value-type="float" office:value="1.00508333333333" calcext:value-type="float">
            <text:p>1.005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0" calcext:value-type="float">
            <text:p>-790</text:p>
          </table:table-cell>
          <table:table-cell office:value-type="float" office:value="-125" calcext:value-type="float">
            <text:p>-125</text:p>
          </table:table-cell>
          <table:table-cell office:value-type="float" office:value="15978" calcext:value-type="float">
            <text:p>1597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998" calcext:value-type="float">
            <text:p>15998</text:p>
          </table:table-cell>
          <table:table-cell table:formula="of:=(([.F891]-16000)/(40000-16000))+1" office:value-type="float" office:value="0.999916666666667" calcext:value-type="float">
            <text:p>0.999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9" calcext:value-type="float">
            <text:p>-819</text:p>
          </table:table-cell>
          <table:table-cell office:value-type="float" office:value="-131" calcext:value-type="float">
            <text:p>-131</text:p>
          </table:table-cell>
          <table:table-cell office:value-type="float" office:value="16024" calcext:value-type="float">
            <text:p>1602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045" calcext:value-type="float">
            <text:p>16045</text:p>
          </table:table-cell>
          <table:table-cell table:formula="of:=(([.F892]-16000)/(40000-16000))+1" office:value-type="float" office:value="1.001875" calcext:value-type="float">
            <text:p>1.00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121" calcext:value-type="float">
            <text:p>-121</text:p>
          </table:table-cell>
          <table:table-cell office:value-type="float" office:value="16026" calcext:value-type="float">
            <text:p>160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048" calcext:value-type="float">
            <text:p>16048</text:p>
          </table:table-cell>
          <table:table-cell table:formula="of:=(([.F893]-16000)/(40000-16000))+1" office:value-type="float" office:value="1.002" calcext:value-type="float">
            <text:p>1.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7" calcext:value-type="float">
            <text:p>-837</text:p>
          </table:table-cell>
          <table:table-cell office:value-type="float" office:value="-115" calcext:value-type="float">
            <text:p>-115</text:p>
          </table:table-cell>
          <table:table-cell office:value-type="float" office:value="16090" calcext:value-type="float">
            <text:p>1609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112" calcext:value-type="float">
            <text:p>16112</text:p>
          </table:table-cell>
          <table:table-cell table:formula="of:=(([.F894]-16000)/(40000-16000))+1" office:value-type="float" office:value="1.00466666666667" calcext:value-type="float">
            <text:p>1.004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2" calcext:value-type="float">
            <text:p>-862</text:p>
          </table:table-cell>
          <table:table-cell office:value-type="float" office:value="-118" calcext:value-type="float">
            <text:p>-118</text:p>
          </table:table-cell>
          <table:table-cell office:value-type="float" office:value="15984" calcext:value-type="float">
            <text:p>1598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007" calcext:value-type="float">
            <text:p>16007</text:p>
          </table:table-cell>
          <table:table-cell table:formula="of:=(([.F895]-16000)/(40000-16000))+1" office:value-type="float" office:value="1.00029166666667" calcext:value-type="float">
            <text:p>1.000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5" calcext:value-type="float">
            <text:p>-795</text:p>
          </table:table-cell>
          <table:table-cell office:value-type="float" office:value="-138" calcext:value-type="float">
            <text:p>-138</text:p>
          </table:table-cell>
          <table:table-cell office:value-type="float" office:value="16076" calcext:value-type="float">
            <text:p>1607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096" calcext:value-type="float">
            <text:p>16096</text:p>
          </table:table-cell>
          <table:table-cell table:formula="of:=(([.F896]-16000)/(40000-16000))+1"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106" calcext:value-type="float">
            <text:p>-106</text:p>
          </table:table-cell>
          <table:table-cell office:value-type="float" office:value="15994" calcext:value-type="float">
            <text:p>159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016" calcext:value-type="float">
            <text:p>16016</text:p>
          </table:table-cell>
          <table:table-cell table:formula="of:=(([.F897]-16000)/(40000-16000))+1" office:value-type="float" office:value="1.00066666666667" calcext:value-type="float">
            <text:p>1.000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103" calcext:value-type="float">
            <text:p>-103</text:p>
          </table:table-cell>
          <table:table-cell office:value-type="float" office:value="16055" calcext:value-type="float">
            <text:p>160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078" calcext:value-type="float">
            <text:p>16078</text:p>
          </table:table-cell>
          <table:table-cell table:formula="of:=(([.F898]-16000)/(40000-16000))+1" office:value-type="float" office:value="1.00325" calcext:value-type="float">
            <text:p>1.00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3" calcext:value-type="float">
            <text:p>-863</text:p>
          </table:table-cell>
          <table:table-cell office:value-type="float" office:value="-75" calcext:value-type="float">
            <text:p>-75</text:p>
          </table:table-cell>
          <table:table-cell office:value-type="float" office:value="16019" calcext:value-type="float">
            <text:p>1601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6042" calcext:value-type="float">
            <text:p>16042</text:p>
          </table:table-cell>
          <table:table-cell table:formula="of:=(([.F899]-16000)/(40000-16000))+1" office:value-type="float" office:value="1.00175" calcext:value-type="float">
            <text:p>1.00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  <table:table-cell office:value-type="float" office:value="-97" calcext:value-type="float">
            <text:p>-97</text:p>
          </table:table-cell>
          <table:table-cell office:value-type="float" office:value="16064" calcext:value-type="float">
            <text:p>1606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083" calcext:value-type="float">
            <text:p>16083</text:p>
          </table:table-cell>
          <table:table-cell table:formula="of:=(([.F900]-16000)/(40000-16000))+1" office:value-type="float" office:value="1.00345833333333" calcext:value-type="float">
            <text:p>1.00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5" calcext:value-type="float">
            <text:p>-825</text:p>
          </table:table-cell>
          <table:table-cell office:value-type="float" office:value="-113" calcext:value-type="float">
            <text:p>-113</text:p>
          </table:table-cell>
          <table:table-cell office:value-type="float" office:value="16049" calcext:value-type="float">
            <text:p>1604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070" calcext:value-type="float">
            <text:p>16070</text:p>
          </table:table-cell>
          <table:table-cell table:formula="of:=(([.F901]-16000)/(40000-16000))+1" office:value-type="float" office:value="1.00291666666667" calcext:value-type="float">
            <text:p>1.002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3" calcext:value-type="float">
            <text:p>-913</text:p>
          </table:table-cell>
          <table:table-cell office:value-type="float" office:value="-95" calcext:value-type="float">
            <text:p>-95</text:p>
          </table:table-cell>
          <table:table-cell office:value-type="float" office:value="16014" calcext:value-type="float">
            <text:p>1601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040" calcext:value-type="float">
            <text:p>16040</text:p>
          </table:table-cell>
          <table:table-cell table:formula="of:=(([.F902]-16000)/(40000-16000))+1" office:value-type="float" office:value="1.00166666666667" calcext:value-type="float">
            <text:p>1.001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0" calcext:value-type="float">
            <text:p>-860</text:p>
          </table:table-cell>
          <table:table-cell office:value-type="float" office:value="-110" calcext:value-type="float">
            <text:p>-110</text:p>
          </table:table-cell>
          <table:table-cell office:value-type="float" office:value="16062" calcext:value-type="float">
            <text:p>1606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085" calcext:value-type="float">
            <text:p>16085</text:p>
          </table:table-cell>
          <table:table-cell table:formula="of:=(([.F903]-16000)/(40000-16000))+1" office:value-type="float" office:value="1.00354166666667" calcext:value-type="float">
            <text:p>1.003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9" calcext:value-type="float">
            <text:p>-889</text:p>
          </table:table-cell>
          <table:table-cell office:value-type="float" office:value="-171" calcext:value-type="float">
            <text:p>-171</text:p>
          </table:table-cell>
          <table:table-cell office:value-type="float" office:value="16043" calcext:value-type="float">
            <text:p>1604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068" calcext:value-type="float">
            <text:p>16068</text:p>
          </table:table-cell>
          <table:table-cell table:formula="of:=(([.F904]-16000)/(40000-16000))+1" office:value-type="float" office:value="1.00283333333333" calcext:value-type="float">
            <text:p>1.002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1" calcext:value-type="float">
            <text:p>-831</text:p>
          </table:table-cell>
          <table:table-cell office:value-type="float" office:value="-168" calcext:value-type="float">
            <text:p>-168</text:p>
          </table:table-cell>
          <table:table-cell office:value-type="float" office:value="16044" calcext:value-type="float">
            <text:p>1604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066" calcext:value-type="float">
            <text:p>16066</text:p>
          </table:table-cell>
          <table:table-cell table:formula="of:=(([.F905]-16000)/(40000-16000))+1" office:value-type="float" office:value="1.00275" calcext:value-type="float">
            <text:p>1.00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3" calcext:value-type="float">
            <text:p>-893</text:p>
          </table:table-cell>
          <table:table-cell office:value-type="float" office:value="-67" calcext:value-type="float">
            <text:p>-67</text:p>
          </table:table-cell>
          <table:table-cell office:value-type="float" office:value="16111" calcext:value-type="float">
            <text:p>161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135" calcext:value-type="float">
            <text:p>16135</text:p>
          </table:table-cell>
          <table:table-cell table:formula="of:=(([.F906]-16000)/(40000-16000))+1" office:value-type="float" office:value="1.005625" calcext:value-type="float">
            <text:p>1.005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0" calcext:value-type="float">
            <text:p>-840</text:p>
          </table:table-cell>
          <table:table-cell office:value-type="float" office:value="-73" calcext:value-type="float">
            <text:p>-73</text:p>
          </table:table-cell>
          <table:table-cell office:value-type="float" office:value="16056" calcext:value-type="float">
            <text:p>1605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078" calcext:value-type="float">
            <text:p>16078</text:p>
          </table:table-cell>
          <table:table-cell table:formula="of:=(([.F907]-16000)/(40000-16000))+1" office:value-type="float" office:value="1.00325" calcext:value-type="float">
            <text:p>1.00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7" calcext:value-type="float">
            <text:p>-857</text:p>
          </table:table-cell>
          <table:table-cell office:value-type="float" office:value="-160" calcext:value-type="float">
            <text:p>-160</text:p>
          </table:table-cell>
          <table:table-cell office:value-type="float" office:value="16046" calcext:value-type="float">
            <text:p>1604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069" calcext:value-type="float">
            <text:p>16069</text:p>
          </table:table-cell>
          <table:table-cell table:formula="of:=(([.F908]-16000)/(40000-16000))+1" office:value-type="float" office:value="1.002875" calcext:value-type="float">
            <text:p>1.002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3" calcext:value-type="float">
            <text:p>-863</text:p>
          </table:table-cell>
          <table:table-cell office:value-type="float" office:value="-70" calcext:value-type="float">
            <text:p>-70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008" calcext:value-type="float">
            <text:p>16008</text:p>
          </table:table-cell>
          <table:table-cell table:formula="of:=(([.F909]-16000)/(40000-16000))+1" office:value-type="float" office:value="1.00033333333333" calcext:value-type="float">
            <text:p>1.000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-111" calcext:value-type="float">
            <text:p>-111</text:p>
          </table:table-cell>
          <table:table-cell office:value-type="float" office:value="16057" calcext:value-type="float">
            <text:p>1605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077" calcext:value-type="float">
            <text:p>16077</text:p>
          </table:table-cell>
          <table:table-cell table:formula="of:=(([.F910]-16000)/(40000-16000))+1" office:value-type="float" office:value="1.00320833333333" calcext:value-type="float">
            <text:p>1.003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2" calcext:value-type="float">
            <text:p>-792</text:p>
          </table:table-cell>
          <table:table-cell office:value-type="float" office:value="-139" calcext:value-type="float">
            <text:p>-139</text:p>
          </table:table-cell>
          <table:table-cell office:value-type="float" office:value="16040" calcext:value-type="float">
            <text:p>1604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060" calcext:value-type="float">
            <text:p>16060</text:p>
          </table:table-cell>
          <table:table-cell table:formula="of:=(([.F911]-16000)/(40000-16000))+1" office:value-type="float" office:value="1.0025" calcext:value-type="float">
            <text:p>1.0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9" calcext:value-type="float">
            <text:p>-789</text:p>
          </table:table-cell>
          <table:table-cell office:value-type="float" office:value="-168" calcext:value-type="float">
            <text:p>-168</text:p>
          </table:table-cell>
          <table:table-cell office:value-type="float" office:value="16094" calcext:value-type="float">
            <text:p>1609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114" calcext:value-type="float">
            <text:p>16114</text:p>
          </table:table-cell>
          <table:table-cell table:formula="of:=(([.F912]-16000)/(40000-16000))+1" office:value-type="float" office:value="1.00475" calcext:value-type="float">
            <text:p>1.00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7" calcext:value-type="float">
            <text:p>-797</text:p>
          </table:table-cell>
          <table:table-cell office:value-type="float" office:value="-119" calcext:value-type="float">
            <text:p>-119</text:p>
          </table:table-cell>
          <table:table-cell office:value-type="float" office:value="16026" calcext:value-type="float">
            <text:p>1602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046" calcext:value-type="float">
            <text:p>16046</text:p>
          </table:table-cell>
          <table:table-cell table:formula="of:=(([.F913]-16000)/(40000-16000))+1" office:value-type="float" office:value="1.00191666666667" calcext:value-type="float">
            <text:p>1.001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3" calcext:value-type="float">
            <text:p>-833</text:p>
          </table:table-cell>
          <table:table-cell office:value-type="float" office:value="-128" calcext:value-type="float">
            <text:p>-128</text:p>
          </table:table-cell>
          <table:table-cell office:value-type="float" office:value="16040" calcext:value-type="float">
            <text:p>1604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062" calcext:value-type="float">
            <text:p>16062</text:p>
          </table:table-cell>
          <table:table-cell table:formula="of:=(([.F914]-16000)/(40000-16000))+1" office:value-type="float" office:value="1.00258333333333" calcext:value-type="float">
            <text:p>1.002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3" calcext:value-type="float">
            <text:p>-843</text:p>
          </table:table-cell>
          <table:table-cell office:value-type="float" office:value="-91" calcext:value-type="float">
            <text:p>-91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080" calcext:value-type="float">
            <text:p>16080</text:p>
          </table:table-cell>
          <table:table-cell table:formula="of:=(([.F915]-16000)/(40000-16000))+1" office:value-type="float" office:value="1.00333333333333" calcext:value-type="float">
            <text:p>1.00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70" calcext:value-type="float">
            <text:p>-770</text:p>
          </table:table-cell>
          <table:table-cell office:value-type="float" office:value="-141" calcext:value-type="float">
            <text:p>-141</text:p>
          </table:table-cell>
          <table:table-cell office:value-type="float" office:value="16038" calcext:value-type="float">
            <text:p>1603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057" calcext:value-type="float">
            <text:p>16057</text:p>
          </table:table-cell>
          <table:table-cell table:formula="of:=(([.F916]-16000)/(40000-16000))+1" office:value-type="float" office:value="1.002375" calcext:value-type="float">
            <text:p>1.00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6" calcext:value-type="float">
            <text:p>-886</text:p>
          </table:table-cell>
          <table:table-cell office:value-type="float" office:value="-101" calcext:value-type="float">
            <text:p>-101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077" calcext:value-type="float">
            <text:p>16077</text:p>
          </table:table-cell>
          <table:table-cell table:formula="of:=(([.F917]-16000)/(40000-16000))+1" office:value-type="float" office:value="1.00320833333333" calcext:value-type="float">
            <text:p>1.003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7" calcext:value-type="float">
            <text:p>-867</text:p>
          </table:table-cell>
          <table:table-cell office:value-type="float" office:value="-122" calcext:value-type="float">
            <text:p>-122</text:p>
          </table:table-cell>
          <table:table-cell office:value-type="float" office:value="16036" calcext:value-type="float">
            <text:p>1603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059" calcext:value-type="float">
            <text:p>16059</text:p>
          </table:table-cell>
          <table:table-cell table:formula="of:=(([.F918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140" calcext:value-type="float">
            <text:p>-140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096" calcext:value-type="float">
            <text:p>16096</text:p>
          </table:table-cell>
          <table:table-cell table:formula="of:=(([.F919]-16000)/(40000-16000))+1" office:value-type="float" office:value="1.004" calcext:value-type="float">
            <text:p>1.0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187" calcext:value-type="float">
            <text:p>-187</text:p>
          </table:table-cell>
          <table:table-cell office:value-type="float" office:value="16093" calcext:value-type="float">
            <text:p>1609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115" calcext:value-type="float">
            <text:p>16115</text:p>
          </table:table-cell>
          <table:table-cell table:formula="of:=(([.F920]-16000)/(40000-16000))+1" office:value-type="float" office:value="1.00479166666667" calcext:value-type="float">
            <text:p>1.004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  <table:table-cell office:value-type="float" office:value="-105" calcext:value-type="float">
            <text:p>-105</text:p>
          </table:table-cell>
          <table:table-cell office:value-type="float" office:value="16044" calcext:value-type="float">
            <text:p>16044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066" calcext:value-type="float">
            <text:p>16066</text:p>
          </table:table-cell>
          <table:table-cell table:formula="of:=(([.F921]-16000)/(40000-16000))+1" office:value-type="float" office:value="1.00275" calcext:value-type="float">
            <text:p>1.00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-93" calcext:value-type="float">
            <text:p>-93</text:p>
          </table:table-cell>
          <table:table-cell office:value-type="float" office:value="16030" calcext:value-type="float">
            <text:p>1603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053" calcext:value-type="float">
            <text:p>16053</text:p>
          </table:table-cell>
          <table:table-cell table:formula="of:=(([.F922]-16000)/(40000-16000))+1" office:value-type="float" office:value="1.00220833333333" calcext:value-type="float">
            <text:p>1.002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4" calcext:value-type="float">
            <text:p>-794</text:p>
          </table:table-cell>
          <table:table-cell office:value-type="float" office:value="-206" calcext:value-type="float">
            <text:p>-206</text:p>
          </table:table-cell>
          <table:table-cell office:value-type="float" office:value="15979" calcext:value-type="float">
            <text:p>1597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000" calcext:value-type="float">
            <text:p>16000</text:p>
          </table:table-cell>
          <table:table-cell table:formula="of:=(([.F923]-16000)/(40000-16000))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3" calcext:value-type="float">
            <text:p>-793</text:p>
          </table:table-cell>
          <table:table-cell office:value-type="float" office:value="-75" calcext:value-type="float">
            <text:p>-75</text:p>
          </table:table-cell>
          <table:table-cell office:value-type="float" office:value="16057" calcext:value-type="float">
            <text:p>160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076" calcext:value-type="float">
            <text:p>16076</text:p>
          </table:table-cell>
          <table:table-cell table:formula="of:=(([.F924]-16000)/(40000-16000))+1" office:value-type="float" office:value="1.00316666666667" calcext:value-type="float">
            <text:p>1.003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9" calcext:value-type="float">
            <text:p>-789</text:p>
          </table:table-cell>
          <table:table-cell office:value-type="float" office:value="-116" calcext:value-type="float">
            <text:p>-116</text:p>
          </table:table-cell>
          <table:table-cell office:value-type="float" office:value="16026" calcext:value-type="float">
            <text:p>160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045" calcext:value-type="float">
            <text:p>16045</text:p>
          </table:table-cell>
          <table:table-cell table:formula="of:=(([.F925]-16000)/(40000-16000))+1" office:value-type="float" office:value="1.001875" calcext:value-type="float">
            <text:p>1.001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8" calcext:value-type="float">
            <text:p>-798</text:p>
          </table:table-cell>
          <table:table-cell office:value-type="float" office:value="-175" calcext:value-type="float">
            <text:p>-175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059" calcext:value-type="float">
            <text:p>16059</text:p>
          </table:table-cell>
          <table:table-cell table:formula="of:=(([.F926]-16000)/(40000-16000))+1" office:value-type="float" office:value="1.00245833333333" calcext:value-type="float">
            <text:p>1.0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  <table:table-cell office:value-type="float" office:value="-130" calcext:value-type="float">
            <text:p>-130</text:p>
          </table:table-cell>
          <table:table-cell office:value-type="float" office:value="16097" calcext:value-type="float">
            <text:p>1609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118" calcext:value-type="float">
            <text:p>16118</text:p>
          </table:table-cell>
          <table:table-cell table:formula="of:=(([.F927]-16000)/(40000-16000))+1" office:value-type="float" office:value="1.00491666666667" calcext:value-type="float">
            <text:p>1.004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5" calcext:value-type="float">
            <text:p>-815</text:p>
          </table:table-cell>
          <table:table-cell office:value-type="float" office:value="-123" calcext:value-type="float">
            <text:p>-123</text:p>
          </table:table-cell>
          <table:table-cell office:value-type="float" office:value="16088" calcext:value-type="float">
            <text:p>1608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109" calcext:value-type="float">
            <text:p>16109</text:p>
          </table:table-cell>
          <table:table-cell table:formula="of:=(([.F928]-16000)/(40000-16000))+1" office:value-type="float" office:value="1.00454166666667" calcext:value-type="float">
            <text:p>1.004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9" calcext:value-type="float">
            <text:p>-839</text:p>
          </table:table-cell>
          <table:table-cell office:value-type="float" office:value="-74" calcext:value-type="float">
            <text:p>-74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94" calcext:value-type="float">
            <text:p>16094</text:p>
          </table:table-cell>
          <table:table-cell table:formula="of:=(([.F929]-16000)/(40000-16000))+1" office:value-type="float" office:value="1.00391666666667" calcext:value-type="float">
            <text:p>1.003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166" calcext:value-type="float">
            <text:p>-166</text:p>
          </table:table-cell>
          <table:table-cell office:value-type="float" office:value="16144" calcext:value-type="float">
            <text:p>1614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167" calcext:value-type="float">
            <text:p>16167</text:p>
          </table:table-cell>
          <table:table-cell table:formula="of:=(([.F930]-16000)/(40000-16000))+1" office:value-type="float" office:value="1.00695833333333" calcext:value-type="float">
            <text:p>1.006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5" calcext:value-type="float">
            <text:p>-795</text:p>
          </table:table-cell>
          <table:table-cell office:value-type="float" office:value="-77" calcext:value-type="float">
            <text:p>-77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035" calcext:value-type="float">
            <text:p>16035</text:p>
          </table:table-cell>
          <table:table-cell table:formula="of:=(([.F931]-16000)/(40000-16000))+1" office:value-type="float" office:value="1.00145833333333" calcext:value-type="float">
            <text:p>1.001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6" calcext:value-type="float">
            <text:p>-886</text:p>
          </table:table-cell>
          <table:table-cell office:value-type="float" office:value="-114" calcext:value-type="float">
            <text:p>-114</text:p>
          </table:table-cell>
          <table:table-cell office:value-type="float" office:value="15987" calcext:value-type="float">
            <text:p>1598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011" calcext:value-type="float">
            <text:p>16011</text:p>
          </table:table-cell>
          <table:table-cell table:formula="of:=(([.F932]-16000)/(40000-16000))+1" office:value-type="float" office:value="1.00045833333333" calcext:value-type="float">
            <text:p>1.00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8" calcext:value-type="float">
            <text:p>-808</text:p>
          </table:table-cell>
          <table:table-cell office:value-type="float" office:value="-118" calcext:value-type="float">
            <text:p>-118</text:p>
          </table:table-cell>
          <table:table-cell office:value-type="float" office:value="16052" calcext:value-type="float">
            <text:p>1605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6072" calcext:value-type="float">
            <text:p>16072</text:p>
          </table:table-cell>
          <table:table-cell table:formula="of:=(([.F933]-16000)/(40000-16000))+1" office:value-type="float" office:value="1.003" calcext:value-type="float">
            <text:p>1.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153" calcext:value-type="float">
            <text:p>-153</text:p>
          </table:table-cell>
          <table:table-cell office:value-type="float" office:value="16033" calcext:value-type="float">
            <text:p>1603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057" calcext:value-type="float">
            <text:p>16057</text:p>
          </table:table-cell>
          <table:table-cell table:formula="of:=(([.F934]-16000)/(40000-16000))+1" office:value-type="float" office:value="1.002375" calcext:value-type="float">
            <text:p>1.00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1" calcext:value-type="float">
            <text:p>-931</text:p>
          </table:table-cell>
          <table:table-cell office:value-type="float" office:value="-145" calcext:value-type="float">
            <text:p>-145</text:p>
          </table:table-cell>
          <table:table-cell office:value-type="float" office:value="16118" calcext:value-type="float">
            <text:p>161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6145" calcext:value-type="float">
            <text:p>16145</text:p>
          </table:table-cell>
          <table:table-cell table:formula="of:=(([.F935]-16000)/(40000-16000))+1" office:value-type="float" office:value="1.00604166666667" calcext:value-type="float">
            <text:p>1.006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5" calcext:value-type="float">
            <text:p>-865</text:p>
          </table:table-cell>
          <table:table-cell office:value-type="float" office:value="-95" calcext:value-type="float">
            <text:p>-95</text:p>
          </table:table-cell>
          <table:table-cell office:value-type="float" office:value="16042" calcext:value-type="float">
            <text:p>1604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6065" calcext:value-type="float">
            <text:p>16065</text:p>
          </table:table-cell>
          <table:table-cell table:formula="of:=(([.F936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7" calcext:value-type="float">
            <text:p>-837</text:p>
          </table:table-cell>
          <table:table-cell office:value-type="float" office:value="-116" calcext:value-type="float">
            <text:p>-116</text:p>
          </table:table-cell>
          <table:table-cell office:value-type="float" office:value="15956" calcext:value-type="float">
            <text:p>159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978" calcext:value-type="float">
            <text:p>15978</text:p>
          </table:table-cell>
          <table:table-cell table:formula="of:=(([.F937]-16000)/(40000-16000))+1" office:value-type="float" office:value="0.999083333333333" calcext:value-type="float">
            <text:p>0.999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6" calcext:value-type="float">
            <text:p>-826</text:p>
          </table:table-cell>
          <table:table-cell office:value-type="float" office:value="-161" calcext:value-type="float">
            <text:p>-161</text:p>
          </table:table-cell>
          <table:table-cell office:value-type="float" office:value="16060" calcext:value-type="float">
            <text:p>1606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6082" calcext:value-type="float">
            <text:p>16082</text:p>
          </table:table-cell>
          <table:table-cell table:formula="of:=(([.F938]-16000)/(40000-16000))+1" office:value-type="float" office:value="1.00341666666667" calcext:value-type="float">
            <text:p>1.003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0" calcext:value-type="float">
            <text:p>-880</text:p>
          </table:table-cell>
          <table:table-cell office:value-type="float" office:value="-106" calcext:value-type="float">
            <text:p>-106</text:p>
          </table:table-cell>
          <table:table-cell office:value-type="float" office:value="15981" calcext:value-type="float">
            <text:p>1598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6005" calcext:value-type="float">
            <text:p>16005</text:p>
          </table:table-cell>
          <table:table-cell table:formula="of:=(([.F939]-16000)/(40000-16000))+1" office:value-type="float" office:value="1.00020833333333" calcext:value-type="float">
            <text:p>1.000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2" calcext:value-type="float">
            <text:p>-852</text:p>
          </table:table-cell>
          <table:table-cell office:value-type="float" office:value="-124" calcext:value-type="float">
            <text:p>-124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6064" calcext:value-type="float">
            <text:p>16064</text:p>
          </table:table-cell>
          <table:table-cell table:formula="of:=(([.F940]-16000)/(40000-16000))+1" office:value-type="float" office:value="1.00266666666667" calcext:value-type="float">
            <text:p>1.00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102" calcext:value-type="float">
            <text:p>-102</text:p>
          </table:table-cell>
          <table:table-cell office:value-type="float" office:value="16094" calcext:value-type="float">
            <text:p>1609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116" calcext:value-type="float">
            <text:p>16116</text:p>
          </table:table-cell>
          <table:table-cell table:formula="of:=(([.F941]-16000)/(40000-16000))+1" office:value-type="float" office:value="1.00483333333333" calcext:value-type="float">
            <text:p>1.004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4" calcext:value-type="float">
            <text:p>-904</text:p>
          </table:table-cell>
          <table:table-cell office:value-type="float" office:value="-143" calcext:value-type="float">
            <text:p>-143</text:p>
          </table:table-cell>
          <table:table-cell office:value-type="float" office:value="16029" calcext:value-type="float">
            <text:p>1602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6055" calcext:value-type="float">
            <text:p>16055</text:p>
          </table:table-cell>
          <table:table-cell table:formula="of:=(([.F942]-16000)/(40000-16000))+1" office:value-type="float" office:value="1.00229166666667" calcext:value-type="float">
            <text:p>1.002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6" calcext:value-type="float">
            <text:p>-806</text:p>
          </table:table-cell>
          <table:table-cell office:value-type="float" office:value="-147" calcext:value-type="float">
            <text:p>-147</text:p>
          </table:table-cell>
          <table:table-cell office:value-type="float" office:value="15969" calcext:value-type="float">
            <text:p>1596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990" calcext:value-type="float">
            <text:p>15990</text:p>
          </table:table-cell>
          <table:table-cell table:formula="of:=(([.F943]-16000)/(40000-16000))+1" office:value-type="float" office:value="0.999583333333333" calcext:value-type="float">
            <text:p>0.999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1" calcext:value-type="float">
            <text:p>-931</text:p>
          </table:table-cell>
          <table:table-cell office:value-type="float" office:value="-130" calcext:value-type="float">
            <text:p>-130</text:p>
          </table:table-cell>
          <table:table-cell office:value-type="float" office:value="15988" calcext:value-type="float">
            <text:p>1598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15" calcext:value-type="float">
            <text:p>16015</text:p>
          </table:table-cell>
          <table:table-cell table:formula="of:=(([.F944]-16000)/(40000-16000))+1" office:value-type="float" office:value="1.000625" calcext:value-type="float">
            <text:p>1.000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208" calcext:value-type="float">
            <text:p>-208</text:p>
          </table:table-cell>
          <table:table-cell office:value-type="float" office:value="15992" calcext:value-type="float">
            <text:p>1599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6015" calcext:value-type="float">
            <text:p>16015</text:p>
          </table:table-cell>
          <table:table-cell table:formula="of:=(([.F945]-16000)/(40000-16000))+1" office:value-type="float" office:value="1.000625" calcext:value-type="float">
            <text:p>1.000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7" calcext:value-type="float">
            <text:p>-887</text:p>
          </table:table-cell>
          <table:table-cell office:value-type="float" office:value="-118" calcext:value-type="float">
            <text:p>-118</text:p>
          </table:table-cell>
          <table:table-cell office:value-type="float" office:value="15988" calcext:value-type="float">
            <text:p>1598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6013" calcext:value-type="float">
            <text:p>16013</text:p>
          </table:table-cell>
          <table:table-cell table:formula="of:=(([.F946]-16000)/(40000-16000))+1" office:value-type="float" office:value="1.00054166666667" calcext:value-type="float">
            <text:p>1.000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1" calcext:value-type="float">
            <text:p>-891</text:p>
          </table:table-cell>
          <table:table-cell office:value-type="float" office:value="-130" calcext:value-type="float">
            <text:p>-130</text:p>
          </table:table-cell>
          <table:table-cell office:value-type="float" office:value="15903" calcext:value-type="float">
            <text:p>1590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928" calcext:value-type="float">
            <text:p>15928</text:p>
          </table:table-cell>
          <table:table-cell table:formula="of:=(([.F947]-16000)/(40000-16000))+1" office:value-type="float" office:value="0.997" calcext:value-type="float">
            <text:p>0.9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2" calcext:value-type="float">
            <text:p>-832</text:p>
          </table:table-cell>
          <table:table-cell office:value-type="float" office:value="-95" calcext:value-type="float">
            <text:p>-95</text:p>
          </table:table-cell>
          <table:table-cell office:value-type="float" office:value="16057" calcext:value-type="float">
            <text:p>16057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6078" calcext:value-type="float">
            <text:p>16078</text:p>
          </table:table-cell>
          <table:table-cell table:formula="of:=(([.F948]-16000)/(40000-16000))+1" office:value-type="float" office:value="1.00325" calcext:value-type="float">
            <text:p>1.00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7" calcext:value-type="float">
            <text:p>-897</text:p>
          </table:table-cell>
          <table:table-cell office:value-type="float" office:value="-118" calcext:value-type="float">
            <text:p>-118</text:p>
          </table:table-cell>
          <table:table-cell office:value-type="float" office:value="16021" calcext:value-type="float">
            <text:p>1602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6046" calcext:value-type="float">
            <text:p>16046</text:p>
          </table:table-cell>
          <table:table-cell table:formula="of:=(([.F949]-16000)/(40000-16000))+1" office:value-type="float" office:value="1.00191666666667" calcext:value-type="float">
            <text:p>1.001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  <table:table-cell office:value-type="float" office:value="-111" calcext:value-type="float">
            <text:p>-111</text:p>
          </table:table-cell>
          <table:table-cell office:value-type="float" office:value="16066" calcext:value-type="float">
            <text:p>16066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090" calcext:value-type="float">
            <text:p>16090</text:p>
          </table:table-cell>
          <table:table-cell table:formula="of:=(([.F950]-16000)/(40000-16000))+1" office:value-type="float" office:value="1.00375" calcext:value-type="float">
            <text:p>1.00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0" calcext:value-type="float">
            <text:p>-850</text:p>
          </table:table-cell>
          <table:table-cell office:value-type="float" office:value="-117" calcext:value-type="float">
            <text:p>-117</text:p>
          </table:table-cell>
          <table:table-cell office:value-type="float" office:value="16045" calcext:value-type="float">
            <text:p>1604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6067" calcext:value-type="float">
            <text:p>16067</text:p>
          </table:table-cell>
          <table:table-cell table:formula="of:=(([.F951]-16000)/(40000-16000))+1" office:value-type="float" office:value="1.00279166666667" calcext:value-type="float">
            <text:p>1.002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6" calcext:value-type="float">
            <text:p>-796</text:p>
          </table:table-cell>
          <table:table-cell office:value-type="float" office:value="-175" calcext:value-type="float">
            <text:p>-175</text:p>
          </table:table-cell>
          <table:table-cell office:value-type="float" office:value="16069" calcext:value-type="float">
            <text:p>1606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6089" calcext:value-type="float">
            <text:p>16089</text:p>
          </table:table-cell>
          <table:table-cell table:formula="of:=(([.F952]-16000)/(40000-16000))+1" office:value-type="float" office:value="1.00370833333333" calcext:value-type="float">
            <text:p>1.003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3" calcext:value-type="float">
            <text:p>-803</text:p>
          </table:table-cell>
          <table:table-cell office:value-type="float" office:value="-101" calcext:value-type="float">
            <text:p>-101</text:p>
          </table:table-cell>
          <table:table-cell office:value-type="float" office:value="16062" calcext:value-type="float">
            <text:p>1606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082" calcext:value-type="float">
            <text:p>16082</text:p>
          </table:table-cell>
          <table:table-cell table:formula="of:=(([.F953]-16000)/(40000-16000))+1" office:value-type="float" office:value="1.00341666666667" calcext:value-type="float">
            <text:p>1.003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9" calcext:value-type="float">
            <text:p>-839</text:p>
          </table:table-cell>
          <table:table-cell office:value-type="float" office:value="-116" calcext:value-type="float">
            <text:p>-116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080" calcext:value-type="float">
            <text:p>16080</text:p>
          </table:table-cell>
          <table:table-cell table:formula="of:=(([.F954]-16000)/(40000-16000))+1" office:value-type="float" office:value="1.00333333333333" calcext:value-type="float">
            <text:p>1.00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9" calcext:value-type="float">
            <text:p>-889</text:p>
          </table:table-cell>
          <table:table-cell office:value-type="float" office:value="-151" calcext:value-type="float">
            <text:p>-151</text:p>
          </table:table-cell>
          <table:table-cell office:value-type="float" office:value="15995" calcext:value-type="float">
            <text:p>159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020" calcext:value-type="float">
            <text:p>16020</text:p>
          </table:table-cell>
          <table:table-cell table:formula="of:=(([.F955]-16000)/(40000-16000))+1" office:value-type="float" office:value="1.00083333333333" calcext:value-type="float">
            <text:p>1.000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1" calcext:value-type="float">
            <text:p>-831</text:p>
          </table:table-cell>
          <table:table-cell office:value-type="float" office:value="-85" calcext:value-type="float">
            <text:p>-85</text:p>
          </table:table-cell>
          <table:table-cell office:value-type="float" office:value="16125" calcext:value-type="float">
            <text:p>1612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146" calcext:value-type="float">
            <text:p>16146</text:p>
          </table:table-cell>
          <table:table-cell table:formula="of:=(([.F956]-16000)/(40000-16000))+1" office:value-type="float" office:value="1.00608333333333" calcext:value-type="float">
            <text:p>1.006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52" calcext:value-type="float">
            <text:p>-752</text:p>
          </table:table-cell>
          <table:table-cell office:value-type="float" office:value="-172" calcext:value-type="float">
            <text:p>-172</text:p>
          </table:table-cell>
          <table:table-cell office:value-type="float" office:value="16046" calcext:value-type="float">
            <text:p>1604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6064" calcext:value-type="float">
            <text:p>16064</text:p>
          </table:table-cell>
          <table:table-cell table:formula="of:=(([.F957]-16000)/(40000-16000))+1" office:value-type="float" office:value="1.00266666666667" calcext:value-type="float">
            <text:p>1.00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9" calcext:value-type="float">
            <text:p>-899</text:p>
          </table:table-cell>
          <table:table-cell office:value-type="float" office:value="-168" calcext:value-type="float">
            <text:p>-168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065" calcext:value-type="float">
            <text:p>16065</text:p>
          </table:table-cell>
          <table:table-cell table:formula="of:=(([.F958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1" calcext:value-type="float">
            <text:p>-851</text:p>
          </table:table-cell>
          <table:table-cell office:value-type="float" office:value="-111" calcext:value-type="float">
            <text:p>-111</text:p>
          </table:table-cell>
          <table:table-cell office:value-type="float" office:value="15984" calcext:value-type="float">
            <text:p>1598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6007" calcext:value-type="float">
            <text:p>16007</text:p>
          </table:table-cell>
          <table:table-cell table:formula="of:=(([.F959]-16000)/(40000-16000))+1" office:value-type="float" office:value="1.00029166666667" calcext:value-type="float">
            <text:p>1.000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  <table:table-cell office:value-type="float" office:value="-129" calcext:value-type="float">
            <text:p>-129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083" calcext:value-type="float">
            <text:p>16083</text:p>
          </table:table-cell>
          <table:table-cell table:formula="of:=(([.F960]-16000)/(40000-16000))+1" office:value-type="float" office:value="1.00345833333333" calcext:value-type="float">
            <text:p>1.00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9" calcext:value-type="float">
            <text:p>-899</text:p>
          </table:table-cell>
          <table:table-cell office:value-type="float" office:value="-69" calcext:value-type="float">
            <text:p>-69</text:p>
          </table:table-cell>
          <table:table-cell office:value-type="float" office:value="16002" calcext:value-type="float">
            <text:p>1600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6027" calcext:value-type="float">
            <text:p>16027</text:p>
          </table:table-cell>
          <table:table-cell table:formula="of:=(([.F961]-16000)/(40000-16000))+1" office:value-type="float" office:value="1.001125" calcext:value-type="float">
            <text:p>1.00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3" calcext:value-type="float">
            <text:p>-843</text:p>
          </table:table-cell>
          <table:table-cell office:value-type="float" office:value="-149" calcext:value-type="float">
            <text:p>-149</text:p>
          </table:table-cell>
          <table:table-cell office:value-type="float" office:value="16046" calcext:value-type="float">
            <text:p>1604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6068" calcext:value-type="float">
            <text:p>16068</text:p>
          </table:table-cell>
          <table:table-cell table:formula="of:=(([.F962]-16000)/(40000-16000))+1" office:value-type="float" office:value="1.00283333333333" calcext:value-type="float">
            <text:p>1.002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8" calcext:value-type="float">
            <text:p>-818</text:p>
          </table:table-cell>
          <table:table-cell office:value-type="float" office:value="-107" calcext:value-type="float">
            <text:p>-107</text:p>
          </table:table-cell>
          <table:table-cell office:value-type="float" office:value="16077" calcext:value-type="float">
            <text:p>1607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6098" calcext:value-type="float">
            <text:p>16098</text:p>
          </table:table-cell>
          <table:table-cell table:formula="of:=(([.F963]-16000)/(40000-16000))+1" office:value-type="float" office:value="1.00408333333333" calcext:value-type="float">
            <text:p>1.004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5" calcext:value-type="float">
            <text:p>-795</text:p>
          </table:table-cell>
          <table:table-cell office:value-type="float" office:value="-75" calcext:value-type="float">
            <text:p>-75</text:p>
          </table:table-cell>
          <table:table-cell office:value-type="float" office:value="16074" calcext:value-type="float">
            <text:p>1607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093" calcext:value-type="float">
            <text:p>16093</text:p>
          </table:table-cell>
          <table:table-cell table:formula="of:=(([.F964]-16000)/(40000-16000))+1" office:value-type="float" office:value="1.003875" calcext:value-type="float">
            <text:p>1.003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1" calcext:value-type="float">
            <text:p>-881</text:p>
          </table:table-cell>
          <table:table-cell office:value-type="float" office:value="-67" calcext:value-type="float">
            <text:p>-67</text:p>
          </table:table-cell>
          <table:table-cell office:value-type="float" office:value="15978" calcext:value-type="float">
            <text:p>1597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002" calcext:value-type="float">
            <text:p>16002</text:p>
          </table:table-cell>
          <table:table-cell table:formula="of:=(([.F965]-16000)/(40000-16000))+1" office:value-type="float" office:value="1.00008333333333" calcext:value-type="float">
            <text:p>1.000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113" calcext:value-type="float">
            <text:p>-113</text:p>
          </table:table-cell>
          <table:table-cell office:value-type="float" office:value="16104" calcext:value-type="float">
            <text:p>16104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125" calcext:value-type="float">
            <text:p>16125</text:p>
          </table:table-cell>
          <table:table-cell table:formula="of:=(([.F966]-16000)/(40000-16000))+1" office:value-type="float" office:value="1.00520833333333" calcext:value-type="float">
            <text:p>1.005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6" calcext:value-type="float">
            <text:p>-836</text:p>
          </table:table-cell>
          <table:table-cell office:value-type="float" office:value="-66" calcext:value-type="float">
            <text:p>-66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6062" calcext:value-type="float">
            <text:p>16062</text:p>
          </table:table-cell>
          <table:table-cell table:formula="of:=(([.F967]-16000)/(40000-16000))+1" office:value-type="float" office:value="1.00258333333333" calcext:value-type="float">
            <text:p>1.002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5" calcext:value-type="float">
            <text:p>-865</text:p>
          </table:table-cell>
          <table:table-cell office:value-type="float" office:value="-87" calcext:value-type="float">
            <text:p>-87</text:p>
          </table:table-cell>
          <table:table-cell office:value-type="float" office:value="16012" calcext:value-type="float">
            <text:p>1601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6035" calcext:value-type="float">
            <text:p>16035</text:p>
          </table:table-cell>
          <table:table-cell table:formula="of:=(([.F968]-16000)/(40000-16000))+1" office:value-type="float" office:value="1.00145833333333" calcext:value-type="float">
            <text:p>1.001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  <table:table-cell office:value-type="float" office:value="-115" calcext:value-type="float">
            <text:p>-115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6021" calcext:value-type="float">
            <text:p>16021</text:p>
          </table:table-cell>
          <table:table-cell table:formula="of:=(([.F969]-16000)/(40000-16000))+1" office:value-type="float" office:value="1.000875" calcext:value-type="float">
            <text:p>1.000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1" calcext:value-type="float">
            <text:p>-901</text:p>
          </table:table-cell>
          <table:table-cell office:value-type="float" office:value="-148" calcext:value-type="float">
            <text:p>-148</text:p>
          </table:table-cell>
          <table:table-cell office:value-type="float" office:value="15997" calcext:value-type="float">
            <text:p>15997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6023" calcext:value-type="float">
            <text:p>16023</text:p>
          </table:table-cell>
          <table:table-cell table:formula="of:=(([.F970]-16000)/(40000-16000))+1" office:value-type="float" office:value="1.00095833333333" calcext:value-type="float">
            <text:p>1.000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3" calcext:value-type="float">
            <text:p>-833</text:p>
          </table:table-cell>
          <table:table-cell office:value-type="float" office:value="-92" calcext:value-type="float">
            <text:p>-92</text:p>
          </table:table-cell>
          <table:table-cell office:value-type="float" office:value="16037" calcext:value-type="float">
            <text:p>1603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6058" calcext:value-type="float">
            <text:p>16058</text:p>
          </table:table-cell>
          <table:table-cell table:formula="of:=(([.F971]-16000)/(40000-16000))+1" office:value-type="float" office:value="1.00241666666667" calcext:value-type="float">
            <text:p>1.002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8" calcext:value-type="float">
            <text:p>-938</text:p>
          </table:table-cell>
          <table:table-cell office:value-type="float" office:value="-162" calcext:value-type="float">
            <text:p>-162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081" calcext:value-type="float">
            <text:p>16081</text:p>
          </table:table-cell>
          <table:table-cell table:formula="of:=(([.F972]-16000)/(40000-16000))+1" office:value-type="float" office:value="1.003375" calcext:value-type="float">
            <text:p>1.00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1" calcext:value-type="float">
            <text:p>-871</text:p>
          </table:table-cell>
          <table:table-cell office:value-type="float" office:value="-105" calcext:value-type="float">
            <text:p>-105</text:p>
          </table:table-cell>
          <table:table-cell office:value-type="float" office:value="16126" calcext:value-type="float">
            <text:p>16126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6149" calcext:value-type="float">
            <text:p>16149</text:p>
          </table:table-cell>
          <table:table-cell table:formula="of:=(([.F973]-16000)/(40000-16000))+1" office:value-type="float" office:value="1.00620833333333" calcext:value-type="float">
            <text:p>1.006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3" calcext:value-type="float">
            <text:p>-853</text:p>
          </table:table-cell>
          <table:table-cell office:value-type="float" office:value="-150" calcext:value-type="float">
            <text:p>-150</text:p>
          </table:table-cell>
          <table:table-cell office:value-type="float" office:value="16004" calcext:value-type="float">
            <text:p>1600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027" calcext:value-type="float">
            <text:p>16027</text:p>
          </table:table-cell>
          <table:table-cell table:formula="of:=(([.F974]-16000)/(40000-16000))+1" office:value-type="float" office:value="1.001125" calcext:value-type="float">
            <text:p>1.00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5" calcext:value-type="float">
            <text:p>-835</text:p>
          </table:table-cell>
          <table:table-cell office:value-type="float" office:value="-127" calcext:value-type="float">
            <text:p>-127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6038" calcext:value-type="float">
            <text:p>16038</text:p>
          </table:table-cell>
          <table:table-cell table:formula="of:=(([.F975]-16000)/(40000-16000))+1" office:value-type="float" office:value="1.00158333333333" calcext:value-type="float">
            <text:p>1.001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9" calcext:value-type="float">
            <text:p>-899</text:p>
          </table:table-cell>
          <table:table-cell office:value-type="float" office:value="-105" calcext:value-type="float">
            <text:p>-105</text:p>
          </table:table-cell>
          <table:table-cell office:value-type="float" office:value="16018" calcext:value-type="float">
            <text:p>1601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6043" calcext:value-type="float">
            <text:p>16043</text:p>
          </table:table-cell>
          <table:table-cell table:formula="of:=(([.F976]-16000)/(40000-16000))+1" office:value-type="float" office:value="1.00179166666667" calcext:value-type="float">
            <text:p>1.001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-178" calcext:value-type="float">
            <text:p>-178</text:p>
          </table:table-cell>
          <table:table-cell office:value-type="float" office:value="16107" calcext:value-type="float">
            <text:p>1610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6130" calcext:value-type="float">
            <text:p>16130</text:p>
          </table:table-cell>
          <table:table-cell table:formula="of:=(([.F977]-16000)/(40000-16000))+1" office:value-type="float" office:value="1.00541666666667" calcext:value-type="float">
            <text:p>1.005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  <table:table-cell office:value-type="float" office:value="-78" calcext:value-type="float">
            <text:p>-78</text:p>
          </table:table-cell>
          <table:table-cell office:value-type="float" office:value="15978" calcext:value-type="float">
            <text:p>1597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6000" calcext:value-type="float">
            <text:p>16000</text:p>
          </table:table-cell>
          <table:table-cell table:formula="of:=(([.F978]-16000)/(40000-16000))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1" calcext:value-type="float">
            <text:p>-841</text:p>
          </table:table-cell>
          <table:table-cell office:value-type="float" office:value="-34" calcext:value-type="float">
            <text:p>-34</text:p>
          </table:table-cell>
          <table:table-cell office:value-type="float" office:value="16022" calcext:value-type="float">
            <text:p>1602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6044" calcext:value-type="float">
            <text:p>16044</text:p>
          </table:table-cell>
          <table:table-cell table:formula="of:=(([.F979]-16000)/(40000-16000))+1" office:value-type="float" office:value="1.00183333333333" calcext:value-type="float">
            <text:p>1.001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-102" calcext:value-type="float">
            <text:p>-102</text:p>
          </table:table-cell>
          <table:table-cell office:value-type="float" office:value="16006" calcext:value-type="float">
            <text:p>1600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6030" calcext:value-type="float">
            <text:p>16030</text:p>
          </table:table-cell>
          <table:table-cell table:formula="of:=(([.F980]-16000)/(40000-16000))+1" office:value-type="float" office:value="1.00125" calcext:value-type="float">
            <text:p>1.00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  <table:table-cell office:value-type="float" office:value="-106" calcext:value-type="float">
            <text:p>-106</text:p>
          </table:table-cell>
          <table:table-cell office:value-type="float" office:value="15958" calcext:value-type="float">
            <text:p>1595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979" calcext:value-type="float">
            <text:p>15979</text:p>
          </table:table-cell>
          <table:table-cell table:formula="of:=(([.F981]-16000)/(40000-16000))+1" office:value-type="float" office:value="0.999125" calcext:value-type="float">
            <text:p>0.999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7" calcext:value-type="float">
            <text:p>-797</text:p>
          </table:table-cell>
          <table:table-cell office:value-type="float" office:value="-165" calcext:value-type="float">
            <text:p>-165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6078" calcext:value-type="float">
            <text:p>16078</text:p>
          </table:table-cell>
          <table:table-cell table:formula="of:=(([.F982]-16000)/(40000-16000))+1" office:value-type="float" office:value="1.00325" calcext:value-type="float">
            <text:p>1.003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  <table:table-cell office:value-type="float" office:value="-103" calcext:value-type="float">
            <text:p>-103</text:p>
          </table:table-cell>
          <table:table-cell office:value-type="float" office:value="16015" calcext:value-type="float">
            <text:p>1601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6036" calcext:value-type="float">
            <text:p>16036</text:p>
          </table:table-cell>
          <table:table-cell table:formula="of:=(([.F983]-16000)/(40000-16000))+1" office:value-type="float" office:value="1.0015" calcext:value-type="float">
            <text:p>1.00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7" calcext:value-type="float">
            <text:p>-887</text:p>
          </table:table-cell>
          <table:table-cell office:value-type="float" office:value="-95" calcext:value-type="float">
            <text:p>-95</text:p>
          </table:table-cell>
          <table:table-cell office:value-type="float" office:value="16071" calcext:value-type="float">
            <text:p>1607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095" calcext:value-type="float">
            <text:p>16095</text:p>
          </table:table-cell>
          <table:table-cell table:formula="of:=(([.F984]-16000)/(40000-16000))+1" office:value-type="float" office:value="1.00395833333333" calcext:value-type="float">
            <text:p>1.003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3" calcext:value-type="float">
            <text:p>-843</text:p>
          </table:table-cell>
          <table:table-cell office:value-type="float" office:value="-117" calcext:value-type="float">
            <text:p>-117</text:p>
          </table:table-cell>
          <table:table-cell office:value-type="float" office:value="16043" calcext:value-type="float">
            <text:p>1604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6065" calcext:value-type="float">
            <text:p>16065</text:p>
          </table:table-cell>
          <table:table-cell table:formula="of:=(([.F985]-16000)/(40000-16000))+1" office:value-type="float" office:value="1.00270833333333" calcext:value-type="float">
            <text:p>1.00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7" calcext:value-type="float">
            <text:p>-897</text:p>
          </table:table-cell>
          <table:table-cell office:value-type="float" office:value="-155" calcext:value-type="float">
            <text:p>-155</text:p>
          </table:table-cell>
          <table:table-cell office:value-type="float" office:value="16004" calcext:value-type="float">
            <text:p>1600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6029" calcext:value-type="float">
            <text:p>16029</text:p>
          </table:table-cell>
          <table:table-cell table:formula="of:=(([.F986]-16000)/(40000-16000))+1" office:value-type="float" office:value="1.00120833333333" calcext:value-type="float">
            <text:p>1.001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5" calcext:value-type="float">
            <text:p>-805</text:p>
          </table:table-cell>
          <table:table-cell office:value-type="float" office:value="-103" calcext:value-type="float">
            <text:p>-103</text:p>
          </table:table-cell>
          <table:table-cell office:value-type="float" office:value="16009" calcext:value-type="float">
            <text:p>16009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6029" calcext:value-type="float">
            <text:p>16029</text:p>
          </table:table-cell>
          <table:table-cell table:formula="of:=(([.F987]-16000)/(40000-16000))+1" office:value-type="float" office:value="1.00120833333333" calcext:value-type="float">
            <text:p>1.001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8" calcext:value-type="float">
            <text:p>-838</text:p>
          </table:table-cell>
          <table:table-cell office:value-type="float" office:value="-163" calcext:value-type="float">
            <text:p>-163</text:p>
          </table:table-cell>
          <table:table-cell office:value-type="float" office:value="16039" calcext:value-type="float">
            <text:p>1603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6061" calcext:value-type="float">
            <text:p>16061</text:p>
          </table:table-cell>
          <table:table-cell table:formula="of:=(([.F988]-16000)/(40000-16000))+1" office:value-type="float" office:value="1.00254166666667" calcext:value-type="float">
            <text:p>1.002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  <table:table-cell office:value-type="float" office:value="-162" calcext:value-type="float">
            <text:p>-162</text:p>
          </table:table-cell>
          <table:table-cell office:value-type="float" office:value="16092" calcext:value-type="float">
            <text:p>1609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6113" calcext:value-type="float">
            <text:p>16113</text:p>
          </table:table-cell>
          <table:table-cell table:formula="of:=(([.F989]-16000)/(40000-16000))+1" office:value-type="float" office:value="1.00470833333333" calcext:value-type="float">
            <text:p>1.004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4" calcext:value-type="float">
            <text:p>-884</text:p>
          </table:table-cell>
          <table:table-cell office:value-type="float" office:value="-110" calcext:value-type="float">
            <text:p>-110</text:p>
          </table:table-cell>
          <table:table-cell office:value-type="float" office:value="16030" calcext:value-type="float">
            <text:p>1603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6054" calcext:value-type="float">
            <text:p>16054</text:p>
          </table:table-cell>
          <table:table-cell table:formula="of:=(([.F990]-16000)/(40000-16000))+1" office:value-type="float" office:value="1.00225" calcext:value-type="float">
            <text:p>1.002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  <table:table-cell office:value-type="float" office:value="-157" calcext:value-type="float">
            <text:p>-157</text:p>
          </table:table-cell>
          <table:table-cell office:value-type="float" office:value="16058" calcext:value-type="float">
            <text:p>1605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6079" calcext:value-type="float">
            <text:p>16079</text:p>
          </table:table-cell>
          <table:table-cell table:formula="of:=(([.F991]-16000)/(40000-16000))+1" office:value-type="float" office:value="1.00329166666667" calcext:value-type="float">
            <text:p>1.003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  <table:table-cell office:value-type="float" office:value="-140" calcext:value-type="float">
            <text:p>-140</text:p>
          </table:table-cell>
          <table:table-cell office:value-type="float" office:value="15989" calcext:value-type="float">
            <text:p>1598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6010" calcext:value-type="float">
            <text:p>16010</text:p>
          </table:table-cell>
          <table:table-cell table:formula="of:=(([.F992]-16000)/(40000-16000))+1" office:value-type="float" office:value="1.00041666666667" calcext:value-type="float">
            <text:p>1.000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116" calcext:value-type="float">
            <text:p>-116</text:p>
          </table:table-cell>
          <table:table-cell office:value-type="float" office:value="16034" calcext:value-type="float">
            <text:p>1603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055" calcext:value-type="float">
            <text:p>16055</text:p>
          </table:table-cell>
          <table:table-cell table:formula="of:=(([.F993]-16000)/(40000-16000))+1" office:value-type="float" office:value="1.00229166666667" calcext:value-type="float">
            <text:p>1.002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2" calcext:value-type="float">
            <text:p>-842</text:p>
          </table:table-cell>
          <table:table-cell office:value-type="float" office:value="-178" calcext:value-type="float">
            <text:p>-178</text:p>
          </table:table-cell>
          <table:table-cell office:value-type="float" office:value="16092" calcext:value-type="float">
            <text:p>1609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6114" calcext:value-type="float">
            <text:p>16114</text:p>
          </table:table-cell>
          <table:table-cell table:formula="of:=(([.F994]-16000)/(40000-16000))+1" office:value-type="float" office:value="1.00475" calcext:value-type="float">
            <text:p>1.00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1" calcext:value-type="float">
            <text:p>-881</text:p>
          </table:table-cell>
          <table:table-cell office:value-type="float" office:value="-137" calcext:value-type="float">
            <text:p>-137</text:p>
          </table:table-cell>
          <table:table-cell office:value-type="float" office:value="16016" calcext:value-type="float">
            <text:p>1601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6040" calcext:value-type="float">
            <text:p>16040</text:p>
          </table:table-cell>
          <table:table-cell table:formula="of:=(([.F995]-16000)/(40000-16000))+1" office:value-type="float" office:value="1.00166666666667" calcext:value-type="float">
            <text:p>1.001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-141" calcext:value-type="float">
            <text:p>-141</text:p>
          </table:table-cell>
          <table:table-cell office:value-type="float" office:value="16060" calcext:value-type="float">
            <text:p>16060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6086" calcext:value-type="float">
            <text:p>16086</text:p>
          </table:table-cell>
          <table:table-cell table:formula="of:=(([.F996]-16000)/(40000-16000))+1" office:value-type="float" office:value="1.00358333333333" calcext:value-type="float">
            <text:p>1.003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4" calcext:value-type="float">
            <text:p>-854</text:p>
          </table:table-cell>
          <table:table-cell office:value-type="float" office:value="-145" calcext:value-type="float">
            <text:p>-145</text:p>
          </table:table-cell>
          <table:table-cell office:value-type="float" office:value="16034" calcext:value-type="float">
            <text:p>1603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6057" calcext:value-type="float">
            <text:p>16057</text:p>
          </table:table-cell>
          <table:table-cell table:formula="of:=(([.F997]-16000)/(40000-16000))+1" office:value-type="float" office:value="1.002375" calcext:value-type="float">
            <text:p>1.00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9" calcext:value-type="float">
            <text:p>-889</text:p>
          </table:table-cell>
          <table:table-cell office:value-type="float" office:value="-165" calcext:value-type="float">
            <text:p>-165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6057" calcext:value-type="float">
            <text:p>16057</text:p>
          </table:table-cell>
          <table:table-cell table:formula="of:=(([.F998]-16000)/(40000-16000))+1" office:value-type="float" office:value="1.002375" calcext:value-type="float">
            <text:p>1.00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-93" calcext:value-type="float">
            <text:p>-93</text:p>
          </table:table-cell>
          <table:table-cell office:value-type="float" office:value="15973" calcext:value-type="float">
            <text:p>15973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993" calcext:value-type="float">
            <text:p>15993</text:p>
          </table:table-cell>
          <table:table-cell table:formula="of:=(([.F999]-16000)/(40000-16000))+1" office:value-type="float" office:value="0.999708333333333" calcext:value-type="float">
            <text:p>0.999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-196" calcext:value-type="float">
            <text:p>-196</text:p>
          </table:table-cell>
          <table:table-cell office:value-type="float" office:value="16056" calcext:value-type="float">
            <text:p>1605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081" calcext:value-type="float">
            <text:p>16081</text:p>
          </table:table-cell>
          <table:table-cell table:formula="of:=(([.F1000]-16000)/(40000-16000))+1" office:value-type="float" office:value="1.003375" calcext:value-type="float">
            <text:p>1.00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8" calcext:value-type="float">
            <text:p>-878</text:p>
          </table:table-cell>
          <table:table-cell office:value-type="float" office:value="-118" calcext:value-type="float">
            <text:p>-118</text:p>
          </table:table-cell>
          <table:table-cell office:value-type="float" office:value="16024" calcext:value-type="float">
            <text:p>16024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048" calcext:value-type="float">
            <text:p>16048</text:p>
          </table:table-cell>
          <table:table-cell table:formula="of:=(([.F1001]-16000)/(40000-16000))+1" office:value-type="float" office:value="1.002" calcext:value-type="float">
            <text:p>1.0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95" calcext:value-type="float">
            <text:p>-795</text:p>
          </table:table-cell>
          <table:table-cell office:value-type="float" office:value="-203" calcext:value-type="float">
            <text:p>-203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061" calcext:value-type="float">
            <text:p>16061</text:p>
          </table:table-cell>
          <table:table-cell table:formula="of:=(([.F1002]-16000)/(40000-16000))+1" office:value-type="float" office:value="1.00254166666667" calcext:value-type="float">
            <text:p>1.002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0" calcext:value-type="float">
            <text:p>-870</text:p>
          </table:table-cell>
          <table:table-cell office:value-type="float" office:value="-164" calcext:value-type="float">
            <text:p>-164</text:p>
          </table:table-cell>
          <table:table-cell office:value-type="float" office:value="16059" calcext:value-type="float">
            <text:p>16059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6083" calcext:value-type="float">
            <text:p>16083</text:p>
          </table:table-cell>
          <table:table-cell table:formula="of:=(([.F1003]-16000)/(40000-16000))+1" office:value-type="float" office:value="1.00345833333333" calcext:value-type="float">
            <text:p>1.00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  <table:table-cell office:value-type="float" office:value="-154" calcext:value-type="float">
            <text:p>-154</text:p>
          </table:table-cell>
          <table:table-cell office:value-type="float" office:value="16044" calcext:value-type="float">
            <text:p>16044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6067" calcext:value-type="float">
            <text:p>16067</text:p>
          </table:table-cell>
          <table:table-cell table:formula="of:=(([.F1004]-16000)/(40000-16000))+1" office:value-type="float" office:value="1.00279166666667" calcext:value-type="float">
            <text:p>1.002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99" calcext:value-type="float">
            <text:p>-899</text:p>
          </table:table-cell>
          <table:table-cell office:value-type="float" office:value="-158" calcext:value-type="float">
            <text:p>-158</text:p>
          </table:table-cell>
          <table:table-cell office:value-type="float" office:value="16072" calcext:value-type="float">
            <text:p>1607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6097" calcext:value-type="float">
            <text:p>16097</text:p>
          </table:table-cell>
          <table:table-cell table:formula="of:=(([.F1005]-16000)/(40000-16000))+1" office:value-type="float" office:value="1.00404166666667" calcext:value-type="float">
            <text:p>1.00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5" calcext:value-type="float">
            <text:p>-885</text:p>
          </table:table-cell>
          <table:table-cell office:value-type="float" office:value="-119" calcext:value-type="float">
            <text:p>-119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6056" calcext:value-type="float">
            <text:p>16056</text:p>
          </table:table-cell>
          <table:table-cell table:formula="of:=(([.F1006]-16000)/(40000-16000))+1" office:value-type="float" office:value="1.00233333333333" calcext:value-type="float">
            <text:p>1.002333333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F10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09:02:16.90971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09:25:42.894134212</dc:date>
    <dc:creator>andrei </dc:creator>
    <meta:generator>LibreOffice/4.2.7.2$Linux_X86_64 LibreOffice_project/420m0$Build-2</meta:generator>
    <meta:editing-duration>P0D</meta:editing-duration>
    <meta:editing-cycles>1</meta:editing-cycles>
    <meta:document-statistic meta:table-count="2" meta:cell-count="7042" meta:object-count="0"/>
  </office:meta>
</office:document-meta>
</file>